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24pt"/>
    </style:style>
    <style:style style:name="co2" style:family="table-column">
      <style:table-column-properties fo:break-before="auto" style:column-width="35.46pt"/>
    </style:style>
    <style:style style:name="co3" style:family="table-column">
      <style:table-column-properties fo:break-before="auto" style:column-width="68.06pt"/>
    </style:style>
    <style:style style:name="co4" style:family="table-column">
      <style:table-column-properties fo:break-before="auto" style:column-width="240.29pt"/>
    </style:style>
    <style:style style:name="co5" style:family="table-column">
      <style:table-column-properties fo:break-before="auto" style:column-width="43.74pt"/>
    </style:style>
    <style:style style:name="co6" style:family="table-column">
      <style:table-column-properties fo:break-before="auto" style:column-width="65.31pt"/>
    </style:style>
    <style:style style:name="co7" style:family="table-column">
      <style:table-column-properties fo:break-before="auto" style:column-width="38.89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106.24pt"/>
    </style:style>
    <style:style style:name="co10" style:family="table-column">
      <style:table-column-properties fo:break-before="auto" style:column-width="114.6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33.36pt"/>
    </style:style>
    <style:style style:name="co13" style:family="table-column">
      <style:table-column-properties fo:break-before="auto" style:column-width="12.5pt"/>
    </style:style>
    <style:style style:name="co14" style:family="table-column">
      <style:table-column-properties fo:break-before="auto" style:column-width="226.4pt"/>
    </style:style>
    <style:style style:name="co15" style:family="table-column">
      <style:table-column-properties fo:break-before="auto" style:column-width="11.79pt"/>
    </style:style>
    <style:style style:name="co16" style:family="table-column">
      <style:table-column-properties fo:break-before="auto" style:column-width="15.31pt"/>
    </style:style>
    <style:style style:name="co17" style:family="table-column">
      <style:table-column-properties fo:break-before="auto" style:column-width="25pt"/>
    </style:style>
    <style:style style:name="co18" style:family="table-column">
      <style:table-column-properties fo:break-before="auto" style:column-width="93.06pt"/>
    </style:style>
    <style:style style:name="co19" style:family="table-column">
      <style:table-column-properties fo:break-before="auto" style:column-width="117.41pt"/>
    </style:style>
    <style:style style:name="co20" style:family="table-column">
      <style:table-column-properties fo:break-before="auto" style:column-width="71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OG_5f_BRUTO">
      <style:table-properties table:display="true" style:writing-mode="lr-tb"/>
    </style:style>
    <style:style style:name="ta2" style:family="table" style:master-page-name="PageStyle_5f_DICIONARIO">
      <style:table-properties table:display="true" style:writing-mode="lr-tb"/>
    </style:style>
    <style:style style:name="ta3" style:family="table" style:master-page-name="PageStyle_5f_DICIONARIO_20_RPE">
      <style:table-properties table:display="true" style:writing-mode="lr-tb"/>
    </style:style>
    <style:style style:name="ta4" style:family="table" style:master-page-name="PageStyle_5f_PROGRESSAO">
      <style:table-properties table:display="true" style:writing-mode="lr-tb"/>
    </style:style>
    <style:style style:name="ta5" style:family="table" style:master-page-name="PageStyle_5f_DASHBOARD">
      <style:table-properties table:display="true" style:writing-mode="lr-tb"/>
    </style:style>
    <style:style style:name="ce1" style:family="table-cell" style:parent-style-name="Default" style:data-style-name="N125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7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  <style:map style:condition="cell-content()=&quot;AUMENTAR&quot;" style:apply-style-name="ConditionalStyle_5f_1" style:base-cell-address="LOG_BRUTO.K1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  <style:map style:condition="cell-content()=&quot;AUMENTAR&quot;" style:apply-style-name="ConditionalStyle_5f_1" style:base-cell-address="LOG_BRUTO.K1"/>
    </style:style>
    <style:style style:name="ce1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A2]))); AND(ISNUMBER([.A2]); LEFT(CELL(&quot;format&quot;; [.A2]))=&quot;D&quot;)),0)" table:allow-empty-cell="true" table:base-cell-address="LOG_BRUTO.A2"/>
        <table:content-validation table:name="val2" table:condition="of:cell-content-is-in-list(&quot;A&quot;;&quot;B&quot;;&quot;C&quot;)" table:allow-empty-cell="true" table:display-list="unsorted" table:base-cell-address="LOG_BRUTO.B2">
          <table:error-message table:message-type="stop" table:display="true"/>
        </table:content-validation>
        <table:content-validation table:name="val3" table:condition="of:cell-content-is-in-list([$DICIONARIO.$B$1:.$B$1048576])" table:allow-empty-cell="true" table:display-list="unsorted" table:base-cell-address="LOG_BRUTO.D2">
          <table:error-message table:message-type="stop" table:display="true"/>
        </table:content-validation>
        <table:content-validation table:name="val4" table:condition="of:cell-content-is-in-list(&quot;6&quot;;&quot;7&quot;;&quot;8&quot;;&quot;9&quot;;&quot;10&quot;)" table:allow-empty-cell="true" table:display-list="unsorted" table:base-cell-address="LOG_BRUTO.H2">
          <table:error-message table:message-type="stop" table:display="true"/>
        </table:content-validation>
      </table:content-validations>
      <table:table table:name="LOG_BRU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4" table:default-cell-style-name="Default"/>
        <table:table-column table:style-name="co12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Dia</text:p>
          </table:table-cell>
          <table:table-cell table:style-name="ce4" office:value-type="string" calcext:value-type="string">
            <text:p>Sessao_ID</text:p>
          </table:table-cell>
          <table:table-cell table:style-name="ce4" office:value-type="string" calcext:value-type="string">
            <text:p>Exercicio</text:p>
          </table:table-cell>
          <table:table-cell table:style-name="ce4" office:value-type="string" calcext:value-type="string">
            <text:p>Serie</text:p>
          </table:table-cell>
          <table:table-cell table:style-name="ce4" office:value-type="string" calcext:value-type="string">
            <text:p>Reps</text:p>
          </table:table-cell>
          <table:table-cell table:style-name="ce4" office:value-type="string" calcext:value-type="string">
            <text:p>Carga_kg</text:p>
          </table:table-cell>
          <table:table-cell table:style-name="ce4" office:value-type="string" calcext:value-type="string">
            <text:p>RPE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Séries_planejadas</text:p>
          </table:table-cell>
          <table:table-cell table:style-name="ce8" office:value-type="string" calcext:value-type="string">
            <text:p>Progressão</text:p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5" table:content-validation-name="val2"/>
          <table:table-cell table:style-name="ce5"/>
          <table:table-cell table:style-name="ce5" table:content-validation-name="val3"/>
          <table:table-cell table:style-name="ce7" table:formula="of:=IF(OR([.$C2]=&quot;&quot;;[.$D2]=&quot;&quot;);&quot;&quot;;COUNTIFS([.$C$2:.C2];[.$C2];[.$D$2:.D2];[.$D2]))">
            <text:p/>
          </table:table-cell>
          <table:table-cell table:style-name="ce7" table:formula="of:=IF([.$D2]=&quot;&quot;;&quot;&quot;;VLOOKUP([.$D2];[$DICIONARIO.B$1:.D$1048576];3;0))">
            <text:p/>
          </table:table-cell>
          <table:table-cell table:style-name="ce5"/>
          <table:table-cell table:style-name="ce5" table:content-validation-name="val4"/>
          <table:table-cell table:style-name="ce7" table:formula="of:=IF(OR([.F2]=&quot;&quot;;[.G2]=&quot;&quot;);&quot;&quot;;[.F2]*[.G2])">
            <text:p/>
          </table:table-cell>
          <table:table-cell table:style-name="ce7" table:formula="of:=IF([.$D2]=&quot;&quot;;&quot;&quot;;VLOOKUP([.$D2];[$DICIONARIO.B$1:.D$1048576];2;0))">
            <text:p/>
          </table:table-cell>
          <table:table-cell table:style-name="ce9" table:formula="of:=IF([.D2]=&quot;&quot;;&quot;&quot;;IF([.D3]=[.D2];&quot;&quot;;IF([.H2]&lt;=7;&quot;AUMENTAR&quot;;IF([.H2]=8;&quot;MANTER&quot;;IF([.H2]=9;&quot;MANTER&quot;;IF([.H2]&gt;=10;&quot;REDUZIR&quot;;&quot;&quot;))))))">
            <text:p/>
          </table:table-cell>
          <table:table-cell table:style-name="ce6" table:number-columns-repeated="14"/>
          <table:table-cell table:style-name="ce6" table:formula="of:=IF([.B2]=&quot;A&quot;;listas!a2:a4;IF([.B2]=&quot;B&quot;;listas!b2:b4;IF([.B2]=&quot;C&quot;;listas!c2:c4;&quot;&quot;)))">
            <text:p/>
          </table:table-cell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5" table:content-validation-name="val2"/>
          <table:table-cell table:style-name="ce5"/>
          <table:table-cell table:style-name="ce5" table:content-validation-name="val3"/>
          <table:table-cell table:style-name="ce7" table:formula="of:=IF(OR([.$C3]=&quot;&quot;;[.$D3]=&quot;&quot;);&quot;&quot;;COUNTIFS([.$C$2:.C3];[.$C3];[.$D$2:.D3];[.$D3]))">
            <text:p/>
          </table:table-cell>
          <table:table-cell table:style-name="ce7" table:formula="of:=IF([.$D3]=&quot;&quot;;&quot;&quot;;VLOOKUP([.$D3];[$DICIONARIO.B$1:.D$1048576];3;0))">
            <text:p/>
          </table:table-cell>
          <table:table-cell table:style-name="ce5"/>
          <table:table-cell table:style-name="ce5" table:content-validation-name="val4"/>
          <table:table-cell table:style-name="ce7" table:formula="of:=IF(OR([.F3]=&quot;&quot;;[.G3]=&quot;&quot;);&quot;&quot;;[.F3]*[.G3])">
            <text:p/>
          </table:table-cell>
          <table:table-cell table:style-name="ce7" table:formula="of:=IF([.$D3]=&quot;&quot;;&quot;&quot;;VLOOKUP([.$D3];[$DICIONARIO.B$1:.D$1048576];2;0))">
            <text:p/>
          </table:table-cell>
          <table:table-cell table:style-name="ce9" table:formula="of:=IF([.D3]=&quot;&quot;;&quot;&quot;;IF([.D4]=[.D3];&quot;&quot;;IF([.H3]&lt;=7;&quot;AUMENTAR&quot;;IF([.H3]=8;&quot;MANTER&quot;;IF([.H3]=9;&quot;MANTER&quot;;IF([.H3]&gt;=10;&quot;REDUZIR&quot;;&quot;&quot;))))))">
            <text:p/>
          </table:table-cell>
          <table:table-cell table:style-name="ce6" table:number-columns-repeated="14"/>
          <table:table-cell table:style-name="ce6" table:formula="of:=IF([.B3]=&quot;A&quot;;listas!a:a;IF([.B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5" table:content-validation-name="val2"/>
          <table:table-cell table:style-name="ce5"/>
          <table:table-cell table:style-name="ce5" table:content-validation-name="val3"/>
          <table:table-cell table:style-name="ce7" table:formula="of:=IF(OR([.$C4]=&quot;&quot;;[.$D4]=&quot;&quot;);&quot;&quot;;COUNTIFS([.$C$2:.C4];[.$C4];[.$D$2:.D4];[.$D4]))">
            <text:p/>
          </table:table-cell>
          <table:table-cell table:style-name="ce7" table:formula="of:=IF([.$D4]=&quot;&quot;;&quot;&quot;;VLOOKUP([.$D4];[$DICIONARIO.B$1:.D$1048576];3;0))">
            <text:p/>
          </table:table-cell>
          <table:table-cell table:style-name="ce5"/>
          <table:table-cell table:style-name="ce5" table:content-validation-name="val4"/>
          <table:table-cell table:style-name="ce7" table:formula="of:=IF(OR([.F4]=&quot;&quot;;[.G4]=&quot;&quot;);&quot;&quot;;[.F4]*[.G4])">
            <text:p/>
          </table:table-cell>
          <table:table-cell table:style-name="ce7" table:formula="of:=IF([.$D4]=&quot;&quot;;&quot;&quot;;VLOOKUP([.$D4];[$DICIONARIO.B$1:.D$1048576];2;0))">
            <text:p/>
          </table:table-cell>
          <table:table-cell table:style-name="ce9" table:formula="of:=IF([.D4]=&quot;&quot;;&quot;&quot;;IF([.D5]=[.D4];&quot;&quot;;IF([.H4]&lt;=7;&quot;AUMENTAR&quot;;IF([.H4]=8;&quot;MANTER&quot;;IF([.H4]=9;&quot;MANTER&quot;;IF([.H4]&gt;=10;&quot;REDUZIR&quot;;&quot;&quot;))))))">
            <text:p/>
          </table:table-cell>
          <table:table-cell table:style-name="ce6" table:number-columns-repeated="14"/>
          <table:table-cell table:style-name="ce6" table:formula="of:=IF([.B4]=&quot;A&quot;;listas!a:a;IF([.B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5" table:content-validation-name="val2"/>
          <table:table-cell table:style-name="ce5"/>
          <table:table-cell table:style-name="ce5" table:content-validation-name="val3"/>
          <table:table-cell table:style-name="ce7" table:formula="of:=IF(OR([.$C5]=&quot;&quot;;[.$D5]=&quot;&quot;);&quot;&quot;;COUNTIFS([.$C$2:.C5];[.$C5];[.$D$2:.D5];[.$D5]))">
            <text:p/>
          </table:table-cell>
          <table:table-cell table:style-name="ce7" table:formula="of:=IF([.$D5]=&quot;&quot;;&quot;&quot;;VLOOKUP([.$D5];[$DICIONARIO.B$1:.D$1048576];3;0))">
            <text:p/>
          </table:table-cell>
          <table:table-cell table:style-name="ce5"/>
          <table:table-cell table:style-name="ce5" table:content-validation-name="val4"/>
          <table:table-cell table:style-name="ce7" table:formula="of:=IF(OR([.F5]=&quot;&quot;;[.G5]=&quot;&quot;);&quot;&quot;;[.F5]*[.G5])">
            <text:p/>
          </table:table-cell>
          <table:table-cell table:style-name="ce7" table:formula="of:=IF([.$D5]=&quot;&quot;;&quot;&quot;;VLOOKUP([.$D5];[$DICIONARIO.B$1:.D$1048576];2;0))">
            <text:p/>
          </table:table-cell>
          <table:table-cell table:style-name="ce9" table:formula="of:=IF([.D5]=&quot;&quot;;&quot;&quot;;IF([.D6]=[.D5];&quot;&quot;;IF([.H5]&lt;=7;&quot;AUMENTAR&quot;;IF([.H5]=8;&quot;MANTER&quot;;IF([.H5]=9;&quot;MANTER&quot;;IF([.H5]&gt;=10;&quot;REDUZIR&quot;;&quot;&quot;))))))">
            <text:p/>
          </table:table-cell>
          <table:table-cell table:style-name="ce6" table:number-columns-repeated="14"/>
          <table:table-cell table:style-name="ce6" table:formula="of:=IF([.B5]=&quot;A&quot;;listas!a:a;IF([.B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6]=&quot;&quot;;[.$D6]=&quot;&quot;);&quot;&quot;;COUNTIFS([.$C$2:.C6];[.$C6];[.$D$2:.D6];[.$D6]))">
            <text:p/>
          </table:table-cell>
          <table:table-cell table:style-name="ce7" table:formula="of:=IF([.$D6]=&quot;&quot;;&quot;&quot;;VLOOKUP([.$D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6]=&quot;&quot;;[.G6]=&quot;&quot;);&quot;&quot;;[.F6]*[.G6])">
            <text:p/>
          </table:table-cell>
          <table:table-cell table:style-name="ce7" table:formula="of:=IF([.$D6]=&quot;&quot;;&quot;&quot;;VLOOKUP([.$D6];[$DICIONARIO.B$1:.D$1048576];2;0))">
            <text:p/>
          </table:table-cell>
          <table:table-cell table:style-name="ce9" table:formula="of:=IF([.D6]=&quot;&quot;;&quot;&quot;;IF([.D7]=[.D6];&quot;&quot;;IF([.H6]&lt;=7;&quot;AUMENTAR&quot;;IF([.H6]=8;&quot;MANTER&quot;;IF([.H6]=9;&quot;MANTER&quot;;IF([.H6]&gt;=10;&quot;REDUZIR&quot;;&quot;&quot;))))))">
            <text:p/>
          </table:table-cell>
          <table:table-cell table:style-name="ce6" table:number-columns-repeated="14"/>
          <table:table-cell table:style-name="ce6" table:formula="of:=IF([.B6]=&quot;A&quot;;listas!a:a;IF([.B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7]=&quot;&quot;;[.$D7]=&quot;&quot;);&quot;&quot;;COUNTIFS([.$C$2:.C7];[.$C7];[.$D$2:.D7];[.$D7]))">
            <text:p/>
          </table:table-cell>
          <table:table-cell table:style-name="ce7" table:formula="of:=IF([.$D7]=&quot;&quot;;&quot;&quot;;VLOOKUP([.$D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7]=&quot;&quot;;[.G7]=&quot;&quot;);&quot;&quot;;[.F7]*[.G7])">
            <text:p/>
          </table:table-cell>
          <table:table-cell table:style-name="ce7" table:formula="of:=IF([.$D7]=&quot;&quot;;&quot;&quot;;VLOOKUP([.$D7];[$DICIONARIO.B$1:.D$1048576];2;0))">
            <text:p/>
          </table:table-cell>
          <table:table-cell table:style-name="ce9" table:formula="of:=IF([.D7]=&quot;&quot;;&quot;&quot;;IF([.D8]=[.D7];&quot;&quot;;IF([.H7]&lt;=7;&quot;AUMENTAR&quot;;IF([.H7]=8;&quot;MANTER&quot;;IF([.H7]=9;&quot;MANTER&quot;;IF([.H7]&gt;=10;&quot;REDUZIR&quot;;&quot;&quot;))))))">
            <text:p/>
          </table:table-cell>
          <table:table-cell table:style-name="ce6" table:number-columns-repeated="14"/>
          <table:table-cell table:style-name="ce6" table:formula="of:=IF([.B7]=&quot;A&quot;;listas!a:a;IF([.B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8]=&quot;&quot;;[.$D8]=&quot;&quot;);&quot;&quot;;COUNTIFS([.$C$2:.C8];[.$C8];[.$D$2:.D8];[.$D8]))">
            <text:p/>
          </table:table-cell>
          <table:table-cell table:style-name="ce7" table:formula="of:=IF([.$D8]=&quot;&quot;;&quot;&quot;;VLOOKUP([.$D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8]=&quot;&quot;;[.G8]=&quot;&quot;);&quot;&quot;;[.F8]*[.G8])">
            <text:p/>
          </table:table-cell>
          <table:table-cell table:style-name="ce7" table:formula="of:=IF([.$D8]=&quot;&quot;;&quot;&quot;;VLOOKUP([.$D8];[$DICIONARIO.B$1:.D$1048576];2;0))">
            <text:p/>
          </table:table-cell>
          <table:table-cell table:style-name="ce9" table:formula="of:=IF([.D8]=&quot;&quot;;&quot;&quot;;IF([.D9]=[.D8];&quot;&quot;;IF([.H8]&lt;=7;&quot;AUMENTAR&quot;;IF([.H8]=8;&quot;MANTER&quot;;IF([.H8]=9;&quot;MANTER&quot;;IF([.H8]&gt;=10;&quot;REDUZIR&quot;;&quot;&quot;))))))">
            <text:p/>
          </table:table-cell>
          <table:table-cell table:style-name="ce6" table:number-columns-repeated="14"/>
          <table:table-cell table:style-name="ce6" table:formula="of:=IF([.B8]=&quot;A&quot;;listas!a:a;IF([.B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9]=&quot;&quot;;[.$D9]=&quot;&quot;);&quot;&quot;;COUNTIFS([.$C$2:.C9];[.$C9];[.$D$2:.D9];[.$D9]))">
            <text:p/>
          </table:table-cell>
          <table:table-cell table:style-name="ce7" table:formula="of:=IF([.$D9]=&quot;&quot;;&quot;&quot;;VLOOKUP([.$D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9]=&quot;&quot;;[.G9]=&quot;&quot;);&quot;&quot;;[.F9]*[.G9])">
            <text:p/>
          </table:table-cell>
          <table:table-cell table:style-name="ce7" table:formula="of:=IF([.$D9]=&quot;&quot;;&quot;&quot;;VLOOKUP([.$D9];[$DICIONARIO.B$1:.D$1048576];2;0))">
            <text:p/>
          </table:table-cell>
          <table:table-cell table:style-name="ce9" table:formula="of:=IF([.D9]=&quot;&quot;;&quot;&quot;;IF([.D10]=[.D9];&quot;&quot;;IF([.H9]&lt;=7;&quot;AUMENTAR&quot;;IF([.H9]=8;&quot;MANTER&quot;;IF([.H9]=9;&quot;MANTER&quot;;IF([.H9]&gt;=10;&quot;REDUZIR&quot;;&quot;&quot;))))))">
            <text:p/>
          </table:table-cell>
          <table:table-cell table:style-name="ce6" table:number-columns-repeated="14"/>
          <table:table-cell table:style-name="ce6" table:formula="of:=IF([.B9]=&quot;A&quot;;listas!a:a;IF([.B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0]=&quot;&quot;;[.$D10]=&quot;&quot;);&quot;&quot;;COUNTIFS([.$C$2:.C10];[.$C10];[.$D$2:.D10];[.$D10]))">
            <text:p/>
          </table:table-cell>
          <table:table-cell table:style-name="ce7" table:formula="of:=IF([.$D10]=&quot;&quot;;&quot;&quot;;VLOOKUP([.$D1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0]=&quot;&quot;;[.G10]=&quot;&quot;);&quot;&quot;;[.F10]*[.G10])">
            <text:p/>
          </table:table-cell>
          <table:table-cell table:style-name="ce7" table:formula="of:=IF([.$D10]=&quot;&quot;;&quot;&quot;;VLOOKUP([.$D10];[$DICIONARIO.B$1:.D$1048576];2;0))">
            <text:p/>
          </table:table-cell>
          <table:table-cell table:style-name="ce9" table:formula="of:=IF([.D10]=&quot;&quot;;&quot;&quot;;IF([.D11]=[.D10];&quot;&quot;;IF([.H10]&lt;=7;&quot;AUMENTAR&quot;;IF([.H10]=8;&quot;MANTER&quot;;IF([.H10]=9;&quot;MANTER&quot;;IF([.H10]&gt;=10;&quot;REDUZIR&quot;;&quot;&quot;))))))">
            <text:p/>
          </table:table-cell>
          <table:table-cell table:style-name="ce6" table:number-columns-repeated="14"/>
          <table:table-cell table:style-name="ce6" table:formula="of:=IF([.B10]=&quot;A&quot;;listas!a:a;IF([.B1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1]=&quot;&quot;;[.$D11]=&quot;&quot;);&quot;&quot;;COUNTIFS([.$C$2:.C11];[.$C11];[.$D$2:.D11];[.$D11]))">
            <text:p/>
          </table:table-cell>
          <table:table-cell table:style-name="ce7" table:formula="of:=IF([.$D11]=&quot;&quot;;&quot;&quot;;VLOOKUP([.$D1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1]=&quot;&quot;;[.G11]=&quot;&quot;);&quot;&quot;;[.F11]*[.G11])">
            <text:p/>
          </table:table-cell>
          <table:table-cell table:style-name="ce7" table:formula="of:=IF([.$D11]=&quot;&quot;;&quot;&quot;;VLOOKUP([.$D11];[$DICIONARIO.B$1:.D$1048576];2;0))">
            <text:p/>
          </table:table-cell>
          <table:table-cell table:style-name="ce9" table:formula="of:=IF([.D11]=&quot;&quot;;&quot;&quot;;IF([.D12]=[.D11];&quot;&quot;;IF([.H11]&lt;=7;&quot;AUMENTAR&quot;;IF([.H11]=8;&quot;MANTER&quot;;IF([.H11]=9;&quot;MANTER&quot;;IF([.H11]&gt;=10;&quot;REDUZIR&quot;;&quot;&quot;))))))">
            <text:p/>
          </table:table-cell>
          <table:table-cell table:style-name="ce6" table:number-columns-repeated="14"/>
          <table:table-cell table:style-name="ce6" table:formula="of:=IF([.B11]=&quot;A&quot;;listas!a:a;IF([.B1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2]=&quot;&quot;;[.$D12]=&quot;&quot;);&quot;&quot;;COUNTIFS([.$C$2:.C12];[.$C12];[.$D$2:.D12];[.$D12]))">
            <text:p/>
          </table:table-cell>
          <table:table-cell table:style-name="ce7" table:formula="of:=IF([.$D12]=&quot;&quot;;&quot;&quot;;VLOOKUP([.$D1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2]=&quot;&quot;;[.G12]=&quot;&quot;);&quot;&quot;;[.F12]*[.G12])">
            <text:p/>
          </table:table-cell>
          <table:table-cell table:style-name="ce7" table:formula="of:=IF([.$D12]=&quot;&quot;;&quot;&quot;;VLOOKUP([.$D12];[$DICIONARIO.B$1:.D$1048576];2;0))">
            <text:p/>
          </table:table-cell>
          <table:table-cell table:style-name="ce9" table:formula="of:=IF([.D12]=&quot;&quot;;&quot;&quot;;IF([.D13]=[.D12];&quot;&quot;;IF([.H12]&lt;=7;&quot;AUMENTAR&quot;;IF([.H12]=8;&quot;MANTER&quot;;IF([.H12]=9;&quot;MANTER&quot;;IF([.H12]&gt;=10;&quot;REDUZIR&quot;;&quot;&quot;))))))">
            <text:p/>
          </table:table-cell>
          <table:table-cell table:style-name="ce6" table:number-columns-repeated="14"/>
          <table:table-cell table:style-name="ce6" table:formula="of:=IF([.B12]=&quot;A&quot;;listas!a:a;IF([.B1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3]=&quot;&quot;;[.$D13]=&quot;&quot;);&quot;&quot;;COUNTIFS([.$C$2:.C13];[.$C13];[.$D$2:.D13];[.$D13]))">
            <text:p/>
          </table:table-cell>
          <table:table-cell table:style-name="ce7" table:formula="of:=IF([.$D13]=&quot;&quot;;&quot;&quot;;VLOOKUP([.$D1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3]=&quot;&quot;;[.G13]=&quot;&quot;);&quot;&quot;;[.F13]*[.G13])">
            <text:p/>
          </table:table-cell>
          <table:table-cell table:style-name="ce7" table:formula="of:=IF([.$D13]=&quot;&quot;;&quot;&quot;;VLOOKUP([.$D13];[$DICIONARIO.B$1:.D$1048576];2;0))">
            <text:p/>
          </table:table-cell>
          <table:table-cell table:style-name="ce9" table:formula="of:=IF([.D13]=&quot;&quot;;&quot;&quot;;IF([.D14]=[.D13];&quot;&quot;;IF([.H13]&lt;=7;&quot;AUMENTAR&quot;;IF([.H13]=8;&quot;MANTER&quot;;IF([.H13]=9;&quot;MANTER&quot;;IF([.H13]&gt;=10;&quot;REDUZIR&quot;;&quot;&quot;))))))">
            <text:p/>
          </table:table-cell>
          <table:table-cell table:style-name="ce6" table:number-columns-repeated="14"/>
          <table:table-cell table:style-name="ce6" table:formula="of:=IF([.B13]=&quot;A&quot;;listas!a:a;IF([.B1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4]=&quot;&quot;;[.$D14]=&quot;&quot;);&quot;&quot;;COUNTIFS([.$C$2:.C14];[.$C14];[.$D$2:.D14];[.$D14]))">
            <text:p/>
          </table:table-cell>
          <table:table-cell table:style-name="ce7" table:formula="of:=IF([.$D14]=&quot;&quot;;&quot;&quot;;VLOOKUP([.$D1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4]=&quot;&quot;;[.G14]=&quot;&quot;);&quot;&quot;;[.F14]*[.G14])">
            <text:p/>
          </table:table-cell>
          <table:table-cell table:style-name="ce7" table:formula="of:=IF([.$D14]=&quot;&quot;;&quot;&quot;;VLOOKUP([.$D14];[$DICIONARIO.B$1:.D$1048576];2;0))">
            <text:p/>
          </table:table-cell>
          <table:table-cell table:style-name="ce9" table:formula="of:=IF([.D14]=&quot;&quot;;&quot;&quot;;IF([.D15]=[.D14];&quot;&quot;;IF([.H14]&lt;=7;&quot;AUMENTAR&quot;;IF([.H14]=8;&quot;MANTER&quot;;IF([.H14]=9;&quot;MANTER&quot;;IF([.H14]&gt;=10;&quot;REDUZIR&quot;;&quot;&quot;))))))">
            <text:p/>
          </table:table-cell>
          <table:table-cell table:style-name="ce6" table:number-columns-repeated="14"/>
          <table:table-cell table:style-name="ce6" table:formula="of:=IF([.B14]=&quot;A&quot;;listas!a:a;IF([.B1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5]=&quot;&quot;;[.$D15]=&quot;&quot;);&quot;&quot;;COUNTIFS([.$C$2:.C15];[.$C15];[.$D$2:.D15];[.$D15]))">
            <text:p/>
          </table:table-cell>
          <table:table-cell table:style-name="ce7" table:formula="of:=IF([.$D15]=&quot;&quot;;&quot;&quot;;VLOOKUP([.$D1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5]=&quot;&quot;;[.G15]=&quot;&quot;);&quot;&quot;;[.F15]*[.G15])">
            <text:p/>
          </table:table-cell>
          <table:table-cell table:style-name="ce7" table:formula="of:=IF([.$D15]=&quot;&quot;;&quot;&quot;;VLOOKUP([.$D15];[$DICIONARIO.B$1:.D$1048576];2;0))">
            <text:p/>
          </table:table-cell>
          <table:table-cell table:style-name="ce9" table:formula="of:=IF([.D15]=&quot;&quot;;&quot;&quot;;IF([.D16]=[.D15];&quot;&quot;;IF([.H15]&lt;=7;&quot;AUMENTAR&quot;;IF([.H15]=8;&quot;MANTER&quot;;IF([.H15]=9;&quot;MANTER&quot;;IF([.H15]&gt;=10;&quot;REDUZIR&quot;;&quot;&quot;))))))">
            <text:p/>
          </table:table-cell>
          <table:table-cell table:style-name="ce6" table:number-columns-repeated="14"/>
          <table:table-cell table:style-name="ce6" table:formula="of:=IF([.B15]=&quot;A&quot;;listas!a:a;IF([.B1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6]=&quot;&quot;;[.$D16]=&quot;&quot;);&quot;&quot;;COUNTIFS([.$C$2:.C16];[.$C16];[.$D$2:.D16];[.$D16]))">
            <text:p/>
          </table:table-cell>
          <table:table-cell table:style-name="ce7" table:formula="of:=IF([.$D16]=&quot;&quot;;&quot;&quot;;VLOOKUP([.$D1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6]=&quot;&quot;;[.G16]=&quot;&quot;);&quot;&quot;;[.F16]*[.G16])">
            <text:p/>
          </table:table-cell>
          <table:table-cell table:style-name="ce7" table:formula="of:=IF([.$D16]=&quot;&quot;;&quot;&quot;;VLOOKUP([.$D16];[$DICIONARIO.B$1:.D$1048576];2;0))">
            <text:p/>
          </table:table-cell>
          <table:table-cell table:style-name="ce9" table:formula="of:=IF([.D16]=&quot;&quot;;&quot;&quot;;IF([.D17]=[.D16];&quot;&quot;;IF([.H16]&lt;=7;&quot;AUMENTAR&quot;;IF([.H16]=8;&quot;MANTER&quot;;IF([.H16]=9;&quot;MANTER&quot;;IF([.H16]&gt;=10;&quot;REDUZIR&quot;;&quot;&quot;))))))">
            <text:p/>
          </table:table-cell>
          <table:table-cell table:style-name="ce6" table:number-columns-repeated="14"/>
          <table:table-cell table:style-name="ce6" table:formula="of:=IF([.B16]=&quot;A&quot;;listas!a:a;IF([.B1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7]=&quot;&quot;;[.$D17]=&quot;&quot;);&quot;&quot;;COUNTIFS([.$C$2:.C17];[.$C17];[.$D$2:.D17];[.$D17]))">
            <text:p/>
          </table:table-cell>
          <table:table-cell table:style-name="ce7" table:formula="of:=IF([.$D17]=&quot;&quot;;&quot;&quot;;VLOOKUP([.$D1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7]=&quot;&quot;;[.G17]=&quot;&quot;);&quot;&quot;;[.F17]*[.G17])">
            <text:p/>
          </table:table-cell>
          <table:table-cell table:style-name="ce7" table:formula="of:=IF([.$D17]=&quot;&quot;;&quot;&quot;;VLOOKUP([.$D17];[$DICIONARIO.B$1:.D$1048576];2;0))">
            <text:p/>
          </table:table-cell>
          <table:table-cell table:style-name="ce9" table:formula="of:=IF([.D17]=&quot;&quot;;&quot;&quot;;IF([.D18]=[.D17];&quot;&quot;;IF([.H17]&lt;=7;&quot;AUMENTAR&quot;;IF([.H17]=8;&quot;MANTER&quot;;IF([.H17]=9;&quot;MANTER&quot;;IF([.H17]&gt;=10;&quot;REDUZIR&quot;;&quot;&quot;))))))">
            <text:p/>
          </table:table-cell>
          <table:table-cell table:style-name="ce6" table:number-columns-repeated="14"/>
          <table:table-cell table:style-name="ce6" table:formula="of:=IF([.B17]=&quot;A&quot;;listas!a:a;IF([.B1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8]=&quot;&quot;;[.$D18]=&quot;&quot;);&quot;&quot;;COUNTIFS([.$C$2:.C18];[.$C18];[.$D$2:.D18];[.$D18]))">
            <text:p/>
          </table:table-cell>
          <table:table-cell table:style-name="ce7" table:formula="of:=IF([.$D18]=&quot;&quot;;&quot;&quot;;VLOOKUP([.$D1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8]=&quot;&quot;;[.G18]=&quot;&quot;);&quot;&quot;;[.F18]*[.G18])">
            <text:p/>
          </table:table-cell>
          <table:table-cell table:style-name="ce7" table:formula="of:=IF([.$D18]=&quot;&quot;;&quot;&quot;;VLOOKUP([.$D18];[$DICIONARIO.B$1:.D$1048576];2;0))">
            <text:p/>
          </table:table-cell>
          <table:table-cell table:style-name="ce9" table:formula="of:=IF([.D18]=&quot;&quot;;&quot;&quot;;IF([.D19]=[.D18];&quot;&quot;;IF([.H18]&lt;=7;&quot;AUMENTAR&quot;;IF([.H18]=8;&quot;MANTER&quot;;IF([.H18]=9;&quot;MANTER&quot;;IF([.H18]&gt;=10;&quot;REDUZIR&quot;;&quot;&quot;))))))">
            <text:p/>
          </table:table-cell>
          <table:table-cell table:style-name="ce6" table:number-columns-repeated="14"/>
          <table:table-cell table:style-name="ce6" table:formula="of:=IF([.B18]=&quot;A&quot;;listas!a:a;IF([.B1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9]=&quot;&quot;;[.$D19]=&quot;&quot;);&quot;&quot;;COUNTIFS([.$C$2:.C19];[.$C19];[.$D$2:.D19];[.$D19]))">
            <text:p/>
          </table:table-cell>
          <table:table-cell table:style-name="ce7" table:formula="of:=IF([.$D19]=&quot;&quot;;&quot;&quot;;VLOOKUP([.$D1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9]=&quot;&quot;;[.G19]=&quot;&quot;);&quot;&quot;;[.F19]*[.G19])">
            <text:p/>
          </table:table-cell>
          <table:table-cell table:style-name="ce7" table:formula="of:=IF([.$D19]=&quot;&quot;;&quot;&quot;;VLOOKUP([.$D19];[$DICIONARIO.B$1:.D$1048576];2;0))">
            <text:p/>
          </table:table-cell>
          <table:table-cell table:style-name="ce9" table:formula="of:=IF([.D19]=&quot;&quot;;&quot;&quot;;IF([.D20]=[.D19];&quot;&quot;;IF([.H19]&lt;=7;&quot;AUMENTAR&quot;;IF([.H19]=8;&quot;MANTER&quot;;IF([.H19]=9;&quot;MANTER&quot;;IF([.H19]&gt;=10;&quot;REDUZIR&quot;;&quot;&quot;))))))">
            <text:p/>
          </table:table-cell>
          <table:table-cell table:style-name="ce6" table:number-columns-repeated="14"/>
          <table:table-cell table:style-name="ce6" table:formula="of:=IF([.B19]=&quot;A&quot;;listas!a:a;IF([.B1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0]=&quot;&quot;;[.$D20]=&quot;&quot;);&quot;&quot;;COUNTIFS([.$C$2:.C20];[.$C20];[.$D$2:.D20];[.$D20]))">
            <text:p/>
          </table:table-cell>
          <table:table-cell table:style-name="ce7" table:formula="of:=IF([.$D20]=&quot;&quot;;&quot;&quot;;VLOOKUP([.$D2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0]=&quot;&quot;;[.G20]=&quot;&quot;);&quot;&quot;;[.F20]*[.G20])">
            <text:p/>
          </table:table-cell>
          <table:table-cell table:style-name="ce7" table:formula="of:=IF([.$D20]=&quot;&quot;;&quot;&quot;;VLOOKUP([.$D20];[$DICIONARIO.B$1:.D$1048576];2;0))">
            <text:p/>
          </table:table-cell>
          <table:table-cell table:style-name="ce9" table:formula="of:=IF([.D20]=&quot;&quot;;&quot;&quot;;IF([.D21]=[.D20];&quot;&quot;;IF([.H20]&lt;=7;&quot;AUMENTAR&quot;;IF([.H20]=8;&quot;MANTER&quot;;IF([.H20]=9;&quot;MANTER&quot;;IF([.H20]&gt;=10;&quot;REDUZIR&quot;;&quot;&quot;))))))">
            <text:p/>
          </table:table-cell>
          <table:table-cell table:style-name="ce6" table:number-columns-repeated="14"/>
          <table:table-cell table:style-name="ce6" table:formula="of:=IF([.B20]=&quot;A&quot;;listas!a:a;IF([.B2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1]=&quot;&quot;;[.$D21]=&quot;&quot;);&quot;&quot;;COUNTIFS([.$C$2:.C21];[.$C21];[.$D$2:.D21];[.$D21]))">
            <text:p/>
          </table:table-cell>
          <table:table-cell table:style-name="ce7" table:formula="of:=IF([.$D21]=&quot;&quot;;&quot;&quot;;VLOOKUP([.$D2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1]=&quot;&quot;;[.G21]=&quot;&quot;);&quot;&quot;;[.F21]*[.G21])">
            <text:p/>
          </table:table-cell>
          <table:table-cell table:style-name="ce7" table:formula="of:=IF([.$D21]=&quot;&quot;;&quot;&quot;;VLOOKUP([.$D21];[$DICIONARIO.B$1:.D$1048576];2;0))">
            <text:p/>
          </table:table-cell>
          <table:table-cell table:style-name="ce9" table:formula="of:=IF([.D21]=&quot;&quot;;&quot;&quot;;IF([.D22]=[.D21];&quot;&quot;;IF([.H21]&lt;=7;&quot;AUMENTAR&quot;;IF([.H21]=8;&quot;MANTER&quot;;IF([.H21]=9;&quot;MANTER&quot;;IF([.H21]&gt;=10;&quot;REDUZIR&quot;;&quot;&quot;))))))">
            <text:p/>
          </table:table-cell>
          <table:table-cell table:style-name="ce6" table:number-columns-repeated="14"/>
          <table:table-cell table:style-name="ce6" table:formula="of:=IF([.B21]=&quot;A&quot;;listas!a:a;IF([.B2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2]=&quot;&quot;;[.$D22]=&quot;&quot;);&quot;&quot;;COUNTIFS([.$C$2:.C22];[.$C22];[.$D$2:.D22];[.$D22]))">
            <text:p/>
          </table:table-cell>
          <table:table-cell table:style-name="ce7" table:formula="of:=IF([.$D22]=&quot;&quot;;&quot;&quot;;VLOOKUP([.$D2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2]=&quot;&quot;;[.G22]=&quot;&quot;);&quot;&quot;;[.F22]*[.G22])">
            <text:p/>
          </table:table-cell>
          <table:table-cell table:style-name="ce7" table:formula="of:=IF([.$D22]=&quot;&quot;;&quot;&quot;;VLOOKUP([.$D22];[$DICIONARIO.B$1:.D$1048576];2;0))">
            <text:p/>
          </table:table-cell>
          <table:table-cell table:style-name="ce9" table:formula="of:=IF([.D22]=&quot;&quot;;&quot;&quot;;IF([.D23]=[.D22];&quot;&quot;;IF([.H22]&lt;=7;&quot;AUMENTAR&quot;;IF([.H22]=8;&quot;MANTER&quot;;IF([.H22]=9;&quot;MANTER&quot;;IF([.H22]&gt;=10;&quot;REDUZIR&quot;;&quot;&quot;))))))">
            <text:p/>
          </table:table-cell>
          <table:table-cell table:style-name="ce6" table:number-columns-repeated="14"/>
          <table:table-cell table:style-name="ce6" table:formula="of:=IF([.B22]=&quot;A&quot;;listas!a:a;IF([.B2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3]=&quot;&quot;;[.$D23]=&quot;&quot;);&quot;&quot;;COUNTIFS([.$C$2:.C23];[.$C23];[.$D$2:.D23];[.$D23]))">
            <text:p/>
          </table:table-cell>
          <table:table-cell table:style-name="ce7" table:formula="of:=IF([.$D23]=&quot;&quot;;&quot;&quot;;VLOOKUP([.$D2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3]=&quot;&quot;;[.G23]=&quot;&quot;);&quot;&quot;;[.F23]*[.G23])">
            <text:p/>
          </table:table-cell>
          <table:table-cell table:style-name="ce7" table:formula="of:=IF([.$D23]=&quot;&quot;;&quot;&quot;;VLOOKUP([.$D23];[$DICIONARIO.B$1:.D$1048576];2;0))">
            <text:p/>
          </table:table-cell>
          <table:table-cell table:style-name="ce9" table:formula="of:=IF([.D23]=&quot;&quot;;&quot;&quot;;IF([.D24]=[.D23];&quot;&quot;;IF([.H23]&lt;=7;&quot;AUMENTAR&quot;;IF([.H23]=8;&quot;MANTER&quot;;IF([.H23]=9;&quot;MANTER&quot;;IF([.H23]&gt;=10;&quot;REDUZIR&quot;;&quot;&quot;))))))">
            <text:p/>
          </table:table-cell>
          <table:table-cell table:style-name="ce6" table:number-columns-repeated="14"/>
          <table:table-cell table:style-name="ce6" table:formula="of:=IF([.B23]=&quot;A&quot;;listas!a:a;IF([.B2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4]=&quot;&quot;;[.$D24]=&quot;&quot;);&quot;&quot;;COUNTIFS([.$C$2:.C24];[.$C24];[.$D$2:.D24];[.$D24]))">
            <text:p/>
          </table:table-cell>
          <table:table-cell table:style-name="ce7" table:formula="of:=IF([.$D24]=&quot;&quot;;&quot;&quot;;VLOOKUP([.$D2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4]=&quot;&quot;;[.G24]=&quot;&quot;);&quot;&quot;;[.F24]*[.G24])">
            <text:p/>
          </table:table-cell>
          <table:table-cell table:style-name="ce7" table:formula="of:=IF([.$D24]=&quot;&quot;;&quot;&quot;;VLOOKUP([.$D24];[$DICIONARIO.B$1:.D$1048576];2;0))">
            <text:p/>
          </table:table-cell>
          <table:table-cell table:style-name="ce9" table:formula="of:=IF([.D24]=&quot;&quot;;&quot;&quot;;IF([.D25]=[.D24];&quot;&quot;;IF([.H24]&lt;=7;&quot;AUMENTAR&quot;;IF([.H24]=8;&quot;MANTER&quot;;IF([.H24]=9;&quot;MANTER&quot;;IF([.H24]&gt;=10;&quot;REDUZIR&quot;;&quot;&quot;))))))">
            <text:p/>
          </table:table-cell>
          <table:table-cell table:style-name="ce6" table:number-columns-repeated="14"/>
          <table:table-cell table:style-name="ce6" table:formula="of:=IF([.B24]=&quot;A&quot;;listas!a:a;IF([.B2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5]=&quot;&quot;;[.$D25]=&quot;&quot;);&quot;&quot;;COUNTIFS([.$C$2:.C25];[.$C25];[.$D$2:.D25];[.$D25]))">
            <text:p/>
          </table:table-cell>
          <table:table-cell table:style-name="ce7" table:formula="of:=IF([.$D25]=&quot;&quot;;&quot;&quot;;VLOOKUP([.$D2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5]=&quot;&quot;;[.G25]=&quot;&quot;);&quot;&quot;;[.F25]*[.G25])">
            <text:p/>
          </table:table-cell>
          <table:table-cell table:style-name="ce7" table:formula="of:=IF([.$D25]=&quot;&quot;;&quot;&quot;;VLOOKUP([.$D25];[$DICIONARIO.B$1:.D$1048576];2;0))">
            <text:p/>
          </table:table-cell>
          <table:table-cell table:style-name="ce9" table:formula="of:=IF([.D25]=&quot;&quot;;&quot;&quot;;IF([.D26]=[.D25];&quot;&quot;;IF([.H25]&lt;=7;&quot;AUMENTAR&quot;;IF([.H25]=8;&quot;MANTER&quot;;IF([.H25]=9;&quot;MANTER&quot;;IF([.H25]&gt;=10;&quot;REDUZIR&quot;;&quot;&quot;))))))">
            <text:p/>
          </table:table-cell>
          <table:table-cell table:style-name="ce6" table:number-columns-repeated="14"/>
          <table:table-cell table:style-name="ce6" table:formula="of:=IF([.B25]=&quot;A&quot;;listas!a:a;IF([.B2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6]=&quot;&quot;;[.$D26]=&quot;&quot;);&quot;&quot;;COUNTIFS([.$C$2:.C26];[.$C26];[.$D$2:.D26];[.$D26]))">
            <text:p/>
          </table:table-cell>
          <table:table-cell table:style-name="ce7" table:formula="of:=IF([.$D26]=&quot;&quot;;&quot;&quot;;VLOOKUP([.$D2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6]=&quot;&quot;;[.G26]=&quot;&quot;);&quot;&quot;;[.F26]*[.G26])">
            <text:p/>
          </table:table-cell>
          <table:table-cell table:style-name="ce7" table:formula="of:=IF([.$D26]=&quot;&quot;;&quot;&quot;;VLOOKUP([.$D26];[$DICIONARIO.B$1:.D$1048576];2;0))">
            <text:p/>
          </table:table-cell>
          <table:table-cell table:style-name="ce9" table:formula="of:=IF([.D26]=&quot;&quot;;&quot;&quot;;IF([.D27]=[.D26];&quot;&quot;;IF([.H26]&lt;=7;&quot;AUMENTAR&quot;;IF([.H26]=8;&quot;MANTER&quot;;IF([.H26]=9;&quot;MANTER&quot;;IF([.H26]&gt;=10;&quot;REDUZIR&quot;;&quot;&quot;))))))">
            <text:p/>
          </table:table-cell>
          <table:table-cell table:style-name="ce6" table:number-columns-repeated="14"/>
          <table:table-cell table:style-name="ce6" table:formula="of:=IF([.B26]=&quot;A&quot;;listas!a:a;IF([.B2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7]=&quot;&quot;;[.$D27]=&quot;&quot;);&quot;&quot;;COUNTIFS([.$C$2:.C27];[.$C27];[.$D$2:.D27];[.$D27]))">
            <text:p/>
          </table:table-cell>
          <table:table-cell table:style-name="ce7" table:formula="of:=IF([.$D27]=&quot;&quot;;&quot;&quot;;VLOOKUP([.$D2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7]=&quot;&quot;;[.G27]=&quot;&quot;);&quot;&quot;;[.F27]*[.G27])">
            <text:p/>
          </table:table-cell>
          <table:table-cell table:style-name="ce7" table:formula="of:=IF([.$D27]=&quot;&quot;;&quot;&quot;;VLOOKUP([.$D27];[$DICIONARIO.B$1:.D$1048576];2;0))">
            <text:p/>
          </table:table-cell>
          <table:table-cell table:style-name="ce9" table:formula="of:=IF([.D27]=&quot;&quot;;&quot;&quot;;IF([.D28]=[.D27];&quot;&quot;;IF([.H27]&lt;=7;&quot;AUMENTAR&quot;;IF([.H27]=8;&quot;MANTER&quot;;IF([.H27]=9;&quot;MANTER&quot;;IF([.H27]&gt;=10;&quot;REDUZIR&quot;;&quot;&quot;))))))">
            <text:p/>
          </table:table-cell>
          <table:table-cell table:style-name="ce6" table:number-columns-repeated="14"/>
          <table:table-cell table:style-name="ce6" table:formula="of:=IF([.B27]=&quot;A&quot;;listas!a:a;IF([.B2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8]=&quot;&quot;;[.$D28]=&quot;&quot;);&quot;&quot;;COUNTIFS([.$C$2:.C28];[.$C28];[.$D$2:.D28];[.$D28]))">
            <text:p/>
          </table:table-cell>
          <table:table-cell table:style-name="ce7" table:formula="of:=IF([.$D28]=&quot;&quot;;&quot;&quot;;VLOOKUP([.$D2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8]=&quot;&quot;;[.G28]=&quot;&quot;);&quot;&quot;;[.F28]*[.G28])">
            <text:p/>
          </table:table-cell>
          <table:table-cell table:style-name="ce7" table:formula="of:=IF([.$D28]=&quot;&quot;;&quot;&quot;;VLOOKUP([.$D28];[$DICIONARIO.B$1:.D$1048576];2;0))">
            <text:p/>
          </table:table-cell>
          <table:table-cell table:style-name="ce9" table:formula="of:=IF([.D28]=&quot;&quot;;&quot;&quot;;IF([.D29]=[.D28];&quot;&quot;;IF([.H28]&lt;=7;&quot;AUMENTAR&quot;;IF([.H28]=8;&quot;MANTER&quot;;IF([.H28]=9;&quot;MANTER&quot;;IF([.H28]&gt;=10;&quot;REDUZIR&quot;;&quot;&quot;))))))">
            <text:p/>
          </table:table-cell>
          <table:table-cell table:style-name="ce6" table:number-columns-repeated="14"/>
          <table:table-cell table:style-name="ce6" table:formula="of:=IF([.B28]=&quot;A&quot;;listas!a:a;IF([.B2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9]=&quot;&quot;;[.$D29]=&quot;&quot;);&quot;&quot;;COUNTIFS([.$C$2:.C29];[.$C29];[.$D$2:.D29];[.$D29]))">
            <text:p/>
          </table:table-cell>
          <table:table-cell table:style-name="ce7" table:formula="of:=IF([.$D29]=&quot;&quot;;&quot;&quot;;VLOOKUP([.$D2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9]=&quot;&quot;;[.G29]=&quot;&quot;);&quot;&quot;;[.F29]*[.G29])">
            <text:p/>
          </table:table-cell>
          <table:table-cell table:style-name="ce7" table:formula="of:=IF([.$D29]=&quot;&quot;;&quot;&quot;;VLOOKUP([.$D29];[$DICIONARIO.B$1:.D$1048576];2;0))">
            <text:p/>
          </table:table-cell>
          <table:table-cell table:style-name="ce9" table:formula="of:=IF([.D29]=&quot;&quot;;&quot;&quot;;IF([.D30]=[.D29];&quot;&quot;;IF([.H29]&lt;=7;&quot;AUMENTAR&quot;;IF([.H29]=8;&quot;MANTER&quot;;IF([.H29]=9;&quot;MANTER&quot;;IF([.H29]&gt;=10;&quot;REDUZIR&quot;;&quot;&quot;))))))">
            <text:p/>
          </table:table-cell>
          <table:table-cell table:style-name="ce6" table:number-columns-repeated="14"/>
          <table:table-cell table:style-name="ce6" table:formula="of:=IF([.B29]=&quot;A&quot;;listas!a:a;IF([.B2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0]=&quot;&quot;;[.$D30]=&quot;&quot;);&quot;&quot;;COUNTIFS([.$C$2:.C30];[.$C30];[.$D$2:.D30];[.$D30]))">
            <text:p/>
          </table:table-cell>
          <table:table-cell table:style-name="ce7" table:formula="of:=IF([.$D30]=&quot;&quot;;&quot;&quot;;VLOOKUP([.$D3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0]=&quot;&quot;;[.G30]=&quot;&quot;);&quot;&quot;;[.F30]*[.G30])">
            <text:p/>
          </table:table-cell>
          <table:table-cell table:style-name="ce7" table:formula="of:=IF([.$D30]=&quot;&quot;;&quot;&quot;;VLOOKUP([.$D30];[$DICIONARIO.B$1:.D$1048576];2;0))">
            <text:p/>
          </table:table-cell>
          <table:table-cell table:style-name="ce9" table:formula="of:=IF([.D30]=&quot;&quot;;&quot;&quot;;IF([.D31]=[.D30];&quot;&quot;;IF([.H30]&lt;=7;&quot;AUMENTAR&quot;;IF([.H30]=8;&quot;MANTER&quot;;IF([.H30]=9;&quot;MANTER&quot;;IF([.H30]&gt;=10;&quot;REDUZIR&quot;;&quot;&quot;))))))">
            <text:p/>
          </table:table-cell>
          <table:table-cell table:style-name="ce6" table:number-columns-repeated="14"/>
          <table:table-cell table:style-name="ce6" table:formula="of:=IF([.B30]=&quot;A&quot;;listas!a:a;IF([.B3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1]=&quot;&quot;;[.$D31]=&quot;&quot;);&quot;&quot;;COUNTIFS([.$C$2:.C31];[.$C31];[.$D$2:.D31];[.$D31]))">
            <text:p/>
          </table:table-cell>
          <table:table-cell table:style-name="ce7" table:formula="of:=IF([.$D31]=&quot;&quot;;&quot;&quot;;VLOOKUP([.$D3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1]=&quot;&quot;;[.G31]=&quot;&quot;);&quot;&quot;;[.F31]*[.G31])">
            <text:p/>
          </table:table-cell>
          <table:table-cell table:style-name="ce7" table:formula="of:=IF([.$D31]=&quot;&quot;;&quot;&quot;;VLOOKUP([.$D31];[$DICIONARIO.B$1:.D$1048576];2;0))">
            <text:p/>
          </table:table-cell>
          <table:table-cell table:style-name="ce9" table:formula="of:=IF([.D31]=&quot;&quot;;&quot;&quot;;IF([.D32]=[.D31];&quot;&quot;;IF([.H31]&lt;=7;&quot;AUMENTAR&quot;;IF([.H31]=8;&quot;MANTER&quot;;IF([.H31]=9;&quot;MANTER&quot;;IF([.H31]&gt;=10;&quot;REDUZIR&quot;;&quot;&quot;))))))">
            <text:p/>
          </table:table-cell>
          <table:table-cell table:style-name="ce6" table:number-columns-repeated="14"/>
          <table:table-cell table:style-name="ce6" table:formula="of:=IF([.B31]=&quot;A&quot;;listas!a:a;IF([.B3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2]=&quot;&quot;;[.$D32]=&quot;&quot;);&quot;&quot;;COUNTIFS([.$C$2:.C32];[.$C32];[.$D$2:.D32];[.$D32]))">
            <text:p/>
          </table:table-cell>
          <table:table-cell table:style-name="ce7" table:formula="of:=IF([.$D32]=&quot;&quot;;&quot;&quot;;VLOOKUP([.$D3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2]=&quot;&quot;;[.G32]=&quot;&quot;);&quot;&quot;;[.F32]*[.G32])">
            <text:p/>
          </table:table-cell>
          <table:table-cell table:style-name="ce7" table:formula="of:=IF([.$D32]=&quot;&quot;;&quot;&quot;;VLOOKUP([.$D32];[$DICIONARIO.B$1:.D$1048576];2;0))">
            <text:p/>
          </table:table-cell>
          <table:table-cell table:style-name="ce9" table:formula="of:=IF([.D32]=&quot;&quot;;&quot;&quot;;IF([.D33]=[.D32];&quot;&quot;;IF([.H32]&lt;=7;&quot;AUMENTAR&quot;;IF([.H32]=8;&quot;MANTER&quot;;IF([.H32]=9;&quot;MANTER&quot;;IF([.H32]&gt;=10;&quot;REDUZIR&quot;;&quot;&quot;))))))">
            <text:p/>
          </table:table-cell>
          <table:table-cell table:style-name="ce6" table:number-columns-repeated="14"/>
          <table:table-cell table:style-name="ce6" table:formula="of:=IF([.B32]=&quot;A&quot;;listas!a:a;IF([.B3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3]=&quot;&quot;;[.$D33]=&quot;&quot;);&quot;&quot;;COUNTIFS([.$C$2:.C33];[.$C33];[.$D$2:.D33];[.$D33]))">
            <text:p/>
          </table:table-cell>
          <table:table-cell table:style-name="ce7" table:formula="of:=IF([.$D33]=&quot;&quot;;&quot;&quot;;VLOOKUP([.$D3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3]=&quot;&quot;;[.G33]=&quot;&quot;);&quot;&quot;;[.F33]*[.G33])">
            <text:p/>
          </table:table-cell>
          <table:table-cell table:style-name="ce7" table:formula="of:=IF([.$D33]=&quot;&quot;;&quot;&quot;;VLOOKUP([.$D33];[$DICIONARIO.B$1:.D$1048576];2;0))">
            <text:p/>
          </table:table-cell>
          <table:table-cell table:style-name="ce9" table:formula="of:=IF([.D33]=&quot;&quot;;&quot;&quot;;IF([.D34]=[.D33];&quot;&quot;;IF([.H33]&lt;=7;&quot;AUMENTAR&quot;;IF([.H33]=8;&quot;MANTER&quot;;IF([.H33]=9;&quot;MANTER&quot;;IF([.H33]&gt;=10;&quot;REDUZIR&quot;;&quot;&quot;))))))">
            <text:p/>
          </table:table-cell>
          <table:table-cell table:style-name="ce6" table:number-columns-repeated="14"/>
          <table:table-cell table:style-name="ce6" table:formula="of:=IF([.B33]=&quot;A&quot;;listas!a:a;IF([.B3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4]=&quot;&quot;;[.$D34]=&quot;&quot;);&quot;&quot;;COUNTIFS([.$C$2:.C34];[.$C34];[.$D$2:.D34];[.$D34]))">
            <text:p/>
          </table:table-cell>
          <table:table-cell table:style-name="ce7" table:formula="of:=IF([.$D34]=&quot;&quot;;&quot;&quot;;VLOOKUP([.$D3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4]=&quot;&quot;;[.G34]=&quot;&quot;);&quot;&quot;;[.F34]*[.G34])">
            <text:p/>
          </table:table-cell>
          <table:table-cell table:style-name="ce7" table:formula="of:=IF([.$D34]=&quot;&quot;;&quot;&quot;;VLOOKUP([.$D34];[$DICIONARIO.B$1:.D$1048576];2;0))">
            <text:p/>
          </table:table-cell>
          <table:table-cell table:style-name="ce9" table:formula="of:=IF([.D34]=&quot;&quot;;&quot;&quot;;IF([.D35]=[.D34];&quot;&quot;;IF([.H34]&lt;=7;&quot;AUMENTAR&quot;;IF([.H34]=8;&quot;MANTER&quot;;IF([.H34]=9;&quot;MANTER&quot;;IF([.H34]&gt;=10;&quot;REDUZIR&quot;;&quot;&quot;))))))">
            <text:p/>
          </table:table-cell>
          <table:table-cell table:style-name="ce6" table:number-columns-repeated="14"/>
          <table:table-cell table:style-name="ce6" table:formula="of:=IF([.B34]=&quot;A&quot;;listas!a:a;IF([.B3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5]=&quot;&quot;;[.$D35]=&quot;&quot;);&quot;&quot;;COUNTIFS([.$C$2:.C35];[.$C35];[.$D$2:.D35];[.$D35]))">
            <text:p/>
          </table:table-cell>
          <table:table-cell table:style-name="ce7" table:formula="of:=IF([.$D35]=&quot;&quot;;&quot;&quot;;VLOOKUP([.$D3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5]=&quot;&quot;;[.G35]=&quot;&quot;);&quot;&quot;;[.F35]*[.G35])">
            <text:p/>
          </table:table-cell>
          <table:table-cell table:style-name="ce7" table:formula="of:=IF([.$D35]=&quot;&quot;;&quot;&quot;;VLOOKUP([.$D35];[$DICIONARIO.B$1:.D$1048576];2;0))">
            <text:p/>
          </table:table-cell>
          <table:table-cell table:style-name="ce9" table:formula="of:=IF([.D35]=&quot;&quot;;&quot;&quot;;IF([.D36]=[.D35];&quot;&quot;;IF([.H35]&lt;=7;&quot;AUMENTAR&quot;;IF([.H35]=8;&quot;MANTER&quot;;IF([.H35]=9;&quot;MANTER&quot;;IF([.H35]&gt;=10;&quot;REDUZIR&quot;;&quot;&quot;))))))">
            <text:p/>
          </table:table-cell>
          <table:table-cell table:style-name="ce6" table:number-columns-repeated="14"/>
          <table:table-cell table:style-name="ce6" table:formula="of:=IF([.B35]=&quot;A&quot;;listas!a:a;IF([.B3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6]=&quot;&quot;;[.$D36]=&quot;&quot;);&quot;&quot;;COUNTIFS([.$C$2:.C36];[.$C36];[.$D$2:.D36];[.$D36]))">
            <text:p/>
          </table:table-cell>
          <table:table-cell table:style-name="ce7" table:formula="of:=IF([.$D36]=&quot;&quot;;&quot;&quot;;VLOOKUP([.$D3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6]=&quot;&quot;;[.G36]=&quot;&quot;);&quot;&quot;;[.F36]*[.G36])">
            <text:p/>
          </table:table-cell>
          <table:table-cell table:style-name="ce7" table:formula="of:=IF([.$D36]=&quot;&quot;;&quot;&quot;;VLOOKUP([.$D36];[$DICIONARIO.B$1:.D$1048576];2;0))">
            <text:p/>
          </table:table-cell>
          <table:table-cell table:style-name="ce9" table:formula="of:=IF([.D36]=&quot;&quot;;&quot;&quot;;IF([.D37]=[.D36];&quot;&quot;;IF([.H36]&lt;=7;&quot;AUMENTAR&quot;;IF([.H36]=8;&quot;MANTER&quot;;IF([.H36]=9;&quot;MANTER&quot;;IF([.H36]&gt;=10;&quot;REDUZIR&quot;;&quot;&quot;))))))">
            <text:p/>
          </table:table-cell>
          <table:table-cell table:style-name="ce6" table:number-columns-repeated="14"/>
          <table:table-cell table:style-name="ce6" table:formula="of:=IF([.B36]=&quot;A&quot;;listas!a:a;IF([.B3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7]=&quot;&quot;;[.$D37]=&quot;&quot;);&quot;&quot;;COUNTIFS([.$C$2:.C37];[.$C37];[.$D$2:.D37];[.$D37]))">
            <text:p/>
          </table:table-cell>
          <table:table-cell table:style-name="ce7" table:formula="of:=IF([.$D37]=&quot;&quot;;&quot;&quot;;VLOOKUP([.$D3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7]=&quot;&quot;;[.G37]=&quot;&quot;);&quot;&quot;;[.F37]*[.G37])">
            <text:p/>
          </table:table-cell>
          <table:table-cell table:style-name="ce7" table:formula="of:=IF([.$D37]=&quot;&quot;;&quot;&quot;;VLOOKUP([.$D37];[$DICIONARIO.B$1:.D$1048576];2;0))">
            <text:p/>
          </table:table-cell>
          <table:table-cell table:style-name="ce9" table:formula="of:=IF([.D37]=&quot;&quot;;&quot;&quot;;IF([.D38]=[.D37];&quot;&quot;;IF([.H37]&lt;=7;&quot;AUMENTAR&quot;;IF([.H37]=8;&quot;MANTER&quot;;IF([.H37]=9;&quot;MANTER&quot;;IF([.H37]&gt;=10;&quot;REDUZIR&quot;;&quot;&quot;))))))">
            <text:p/>
          </table:table-cell>
          <table:table-cell table:style-name="ce6" table:number-columns-repeated="14"/>
          <table:table-cell table:style-name="ce6" table:formula="of:=IF([.B37]=&quot;A&quot;;listas!a:a;IF([.B3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8]=&quot;&quot;;[.$D38]=&quot;&quot;);&quot;&quot;;COUNTIFS([.$C$2:.C38];[.$C38];[.$D$2:.D38];[.$D38]))">
            <text:p/>
          </table:table-cell>
          <table:table-cell table:style-name="ce7" table:formula="of:=IF([.$D38]=&quot;&quot;;&quot;&quot;;VLOOKUP([.$D3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8]=&quot;&quot;;[.G38]=&quot;&quot;);&quot;&quot;;[.F38]*[.G38])">
            <text:p/>
          </table:table-cell>
          <table:table-cell table:style-name="ce7" table:formula="of:=IF([.$D38]=&quot;&quot;;&quot;&quot;;VLOOKUP([.$D38];[$DICIONARIO.B$1:.D$1048576];2;0))">
            <text:p/>
          </table:table-cell>
          <table:table-cell table:style-name="ce9" table:formula="of:=IF([.D38]=&quot;&quot;;&quot;&quot;;IF([.D39]=[.D38];&quot;&quot;;IF([.H38]&lt;=7;&quot;AUMENTAR&quot;;IF([.H38]=8;&quot;MANTER&quot;;IF([.H38]=9;&quot;MANTER&quot;;IF([.H38]&gt;=10;&quot;REDUZIR&quot;;&quot;&quot;))))))">
            <text:p/>
          </table:table-cell>
          <table:table-cell table:style-name="ce6" table:number-columns-repeated="14"/>
          <table:table-cell table:style-name="ce6" table:formula="of:=IF([.B38]=&quot;A&quot;;listas!a:a;IF([.B3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9]=&quot;&quot;;[.$D39]=&quot;&quot;);&quot;&quot;;COUNTIFS([.$C$2:.C39];[.$C39];[.$D$2:.D39];[.$D39]))">
            <text:p/>
          </table:table-cell>
          <table:table-cell table:style-name="ce7" table:formula="of:=IF([.$D39]=&quot;&quot;;&quot;&quot;;VLOOKUP([.$D3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9]=&quot;&quot;;[.G39]=&quot;&quot;);&quot;&quot;;[.F39]*[.G39])">
            <text:p/>
          </table:table-cell>
          <table:table-cell table:style-name="ce7" table:formula="of:=IF([.$D39]=&quot;&quot;;&quot;&quot;;VLOOKUP([.$D39];[$DICIONARIO.B$1:.D$1048576];2;0))">
            <text:p/>
          </table:table-cell>
          <table:table-cell table:style-name="ce9" table:formula="of:=IF([.D39]=&quot;&quot;;&quot;&quot;;IF([.D40]=[.D39];&quot;&quot;;IF([.H39]&lt;=7;&quot;AUMENTAR&quot;;IF([.H39]=8;&quot;MANTER&quot;;IF([.H39]=9;&quot;MANTER&quot;;IF([.H39]&gt;=10;&quot;REDUZIR&quot;;&quot;&quot;))))))">
            <text:p/>
          </table:table-cell>
          <table:table-cell table:style-name="ce6" table:number-columns-repeated="14"/>
          <table:table-cell table:style-name="ce6" table:formula="of:=IF([.B39]=&quot;A&quot;;listas!a:a;IF([.B3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40]=&quot;&quot;;[.$D40]=&quot;&quot;);&quot;&quot;;COUNTIFS([.$C$2:.C40];[.$C40];[.$D$2:.D40];[.$D40]))">
            <text:p/>
          </table:table-cell>
          <table:table-cell table:style-name="ce7" table:formula="of:=IF([.$D40]=&quot;&quot;;&quot;&quot;;VLOOKUP([.$D4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40]=&quot;&quot;;[.G40]=&quot;&quot;);&quot;&quot;;[.F40]*[.G40])">
            <text:p/>
          </table:table-cell>
          <table:table-cell table:style-name="ce7" table:formula="of:=IF([.$D40]=&quot;&quot;;&quot;&quot;;VLOOKUP([.$D40];[$DICIONARIO.B$1:.D$1048576];2;0))">
            <text:p/>
          </table:table-cell>
          <table:table-cell table:style-name="ce9" table:formula="of:=IF([.D40]=&quot;&quot;;&quot;&quot;;IF([.D41]=[.D40];&quot;&quot;;IF([.H40]&lt;=7;&quot;AUMENTAR&quot;;IF([.H40]=8;&quot;MANTER&quot;;IF([.H40]=9;&quot;MANTER&quot;;IF([.H40]&gt;=10;&quot;REDUZIR&quot;;&quot;&quot;))))))">
            <text:p/>
          </table:table-cell>
          <table:table-cell table:style-name="ce6" table:number-columns-repeated="14"/>
          <table:table-cell table:style-name="ce6" table:formula="of:=IF([.B40]=&quot;A&quot;;listas!a:a;IF([.B4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41]=&quot;&quot;;[.$D41]=&quot;&quot;);&quot;&quot;;COUNTIFS([.$C$2:.C41];[.$C41];[.$D$2:.D41];[.$D41]))">
            <text:p/>
          </table:table-cell>
          <table:table-cell table:style-name="ce7" table:formula="of:=IF([.$D41]=&quot;&quot;;&quot;&quot;;VLOOKUP([.$D4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41]=&quot;&quot;;[.G41]=&quot;&quot;);&quot;&quot;;[.F41]*[.G41])">
            <text:p/>
          </table:table-cell>
          <table:table-cell table:style-name="ce7" table:formula="of:=IF([.$D41]=&quot;&quot;;&quot;&quot;;VLOOKUP([.$D41];[$DICIONARIO.B$1:.D$1048576];2;0))">
            <text:p/>
          </table:table-cell>
          <table:table-cell table:style-name="ce9" table:formula="of:=IF([.D41]=&quot;&quot;;&quot;&quot;;IF([.D42]=[.D41];&quot;&quot;;IF([.H41]&lt;=7;&quot;AUMENTAR&quot;;IF([.H41]=8;&quot;MANTER&quot;;IF([.H41]=9;&quot;MANTER&quot;;IF([.H41]&gt;=10;&quot;REDUZIR&quot;;&quot;&quot;))))))">
            <text:p/>
          </table:table-cell>
          <table:table-cell table:style-name="ce6" table:number-columns-repeated="14"/>
          <table:table-cell table:style-name="ce6" table:formula="of:=IF([.B41]=&quot;A&quot;;listas!a:a;IF([.B4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42]=&quot;&quot;;[.$D42]=&quot;&quot;);&quot;&quot;;COUNTIFS([.$C$2:.C42];[.$C42];[.$D$2:.D42];[.$D42]))">
            <text:p/>
          </table:table-cell>
          <table:table-cell table:style-name="ce7" table:formula="of:=IF([.$D42]=&quot;&quot;;&quot;&quot;;VLOOKUP([.$D4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42]=&quot;&quot;;[.G42]=&quot;&quot;);&quot;&quot;;[.F42]*[.G42])">
            <text:p/>
          </table:table-cell>
          <table:table-cell table:style-name="ce7" table:formula="of:=IF([.$D42]=&quot;&quot;;&quot;&quot;;VLOOKUP([.$D42];[$DICIONARIO.B$1:.D$1048576];2;0))">
            <text:p/>
          </table:table-cell>
          <table:table-cell table:style-name="ce9" table:formula="of:=IF([.D42]=&quot;&quot;;&quot;&quot;;IF([.D43]=[.D42];&quot;&quot;;IF([.H42]&lt;=7;&quot;AUMENTAR&quot;;IF([.H42]=8;&quot;MANTER&quot;;IF([.H42]=9;&quot;MANTER&quot;;IF([.H42]&gt;=10;&quot;REDUZIR&quot;;&quot;&quot;))))))">
            <text:p/>
          </table:table-cell>
          <table:table-cell table:style-name="ce6" table:number-columns-repeated="14"/>
          <table:table-cell table:style-name="ce6" table:formula="of:=IF([.B42]=&quot;A&quot;;listas!a:a;IF([.B4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43]=&quot;&quot;;[.$D43]=&quot;&quot;);&quot;&quot;;COUNTIFS([.$C$2:.C43];[.$C43];[.$D$2:.D43];[.$D43]))">
            <text:p/>
          </table:table-cell>
          <table:table-cell table:style-name="ce7" table:formula="of:=IF([.$D43]=&quot;&quot;;&quot;&quot;;VLOOKUP([.$D4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43]=&quot;&quot;;[.G43]=&quot;&quot;);&quot;&quot;;[.F43]*[.G43])">
            <text:p/>
          </table:table-cell>
          <table:table-cell table:style-name="ce7" table:formula="of:=IF([.$D43]=&quot;&quot;;&quot;&quot;;VLOOKUP([.$D43];[$DICIONARIO.B$1:.D$1048576];2;0))">
            <text:p/>
          </table:table-cell>
          <table:table-cell table:style-name="ce9" table:formula="of:=IF([.D43]=&quot;&quot;;&quot;&quot;;IF([.D44]=[.D43];&quot;&quot;;IF([.H43]&lt;=7;&quot;AUMENTAR&quot;;IF([.H43]=8;&quot;MANTER&quot;;IF([.H43]=9;&quot;MANTER&quot;;IF([.H43]&gt;=10;&quot;REDUZIR&quot;;&quot;&quot;))))))">
            <text:p/>
          </table:table-cell>
          <table:table-cell table:style-name="ce6" table:number-columns-repeated="14"/>
          <table:table-cell table:style-name="ce6" table:formula="of:=IF([.B43]=&quot;A&quot;;listas!a:a;IF([.B4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44]=&quot;&quot;;[.$D44]=&quot;&quot;);&quot;&quot;;COUNTIFS([.$C$2:.C44];[.$C44];[.$D$2:.D44];[.$D44]))">
            <text:p/>
          </table:table-cell>
          <table:table-cell table:style-name="ce7" table:formula="of:=IF([.$D44]=&quot;&quot;;&quot;&quot;;VLOOKUP([.$D4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44]=&quot;&quot;;[.G44]=&quot;&quot;);&quot;&quot;;[.F44]*[.G44])">
            <text:p/>
          </table:table-cell>
          <table:table-cell table:style-name="ce7" table:formula="of:=IF([.$D44]=&quot;&quot;;&quot;&quot;;VLOOKUP([.$D44];[$DICIONARIO.B$1:.D$1048576];2;0))">
            <text:p/>
          </table:table-cell>
          <table:table-cell table:style-name="ce9" table:formula="of:=IF([.D44]=&quot;&quot;;&quot;&quot;;IF([.D45]=[.D44];&quot;&quot;;IF([.H44]&lt;=7;&quot;AUMENTAR&quot;;IF([.H44]=8;&quot;MANTER&quot;;IF([.H44]=9;&quot;MANTER&quot;;IF([.H44]&gt;=10;&quot;REDUZIR&quot;;&quot;&quot;))))))">
            <text:p/>
          </table:table-cell>
          <table:table-cell table:style-name="ce6" table:number-columns-repeated="14"/>
          <table:table-cell table:style-name="ce6" table:formula="of:=IF([.B44]=&quot;A&quot;;listas!a:a;IF([.B4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45]=&quot;&quot;;[.$D45]=&quot;&quot;);&quot;&quot;;COUNTIFS([.$C$2:.C45];[.$C45];[.$D$2:.D45];[.$D45]))">
            <text:p/>
          </table:table-cell>
          <table:table-cell table:style-name="ce7" table:formula="of:=IF([.$D45]=&quot;&quot;;&quot;&quot;;VLOOKUP([.$D4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45]=&quot;&quot;;[.G45]=&quot;&quot;);&quot;&quot;;[.F45]*[.G45])">
            <text:p/>
          </table:table-cell>
          <table:table-cell table:style-name="ce7" table:formula="of:=IF([.$D45]=&quot;&quot;;&quot;&quot;;VLOOKUP([.$D45];[$DICIONARIO.B$1:.D$1048576];2;0))">
            <text:p/>
          </table:table-cell>
          <table:table-cell table:style-name="ce9" table:formula="of:=IF([.D45]=&quot;&quot;;&quot;&quot;;IF([.D46]=[.D45];&quot;&quot;;IF([.H45]&lt;=7;&quot;AUMENTAR&quot;;IF([.H45]=8;&quot;MANTER&quot;;IF([.H45]=9;&quot;MANTER&quot;;IF([.H45]&gt;=10;&quot;REDUZIR&quot;;&quot;&quot;))))))">
            <text:p/>
          </table:table-cell>
          <table:table-cell table:style-name="ce6" table:number-columns-repeated="14"/>
          <table:table-cell table:style-name="ce6" table:formula="of:=IF([.B45]=&quot;A&quot;;listas!a:a;IF([.B4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46]=&quot;&quot;;[.$D46]=&quot;&quot;);&quot;&quot;;COUNTIFS([.$C$2:.C46];[.$C46];[.$D$2:.D46];[.$D46]))">
            <text:p/>
          </table:table-cell>
          <table:table-cell table:style-name="ce7" table:formula="of:=IF([.$D46]=&quot;&quot;;&quot;&quot;;VLOOKUP([.$D4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46]=&quot;&quot;;[.G46]=&quot;&quot;);&quot;&quot;;[.F46]*[.G46])">
            <text:p/>
          </table:table-cell>
          <table:table-cell table:style-name="ce7" table:formula="of:=IF([.$D46]=&quot;&quot;;&quot;&quot;;VLOOKUP([.$D46];[$DICIONARIO.B$1:.D$1048576];2;0))">
            <text:p/>
          </table:table-cell>
          <table:table-cell table:style-name="ce9" table:formula="of:=IF([.D46]=&quot;&quot;;&quot;&quot;;IF([.D47]=[.D46];&quot;&quot;;IF([.H46]&lt;=7;&quot;AUMENTAR&quot;;IF([.H46]=8;&quot;MANTER&quot;;IF([.H46]=9;&quot;MANTER&quot;;IF([.H46]&gt;=10;&quot;REDUZIR&quot;;&quot;&quot;))))))">
            <text:p/>
          </table:table-cell>
          <table:table-cell table:style-name="ce6" table:number-columns-repeated="14"/>
          <table:table-cell table:style-name="ce6" table:formula="of:=IF([.B46]=&quot;A&quot;;listas!a:a;IF([.B4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47]=&quot;&quot;;[.$D47]=&quot;&quot;);&quot;&quot;;COUNTIFS([.$C$2:.C47];[.$C47];[.$D$2:.D47];[.$D47]))">
            <text:p/>
          </table:table-cell>
          <table:table-cell table:style-name="ce7" table:formula="of:=IF([.$D47]=&quot;&quot;;&quot;&quot;;VLOOKUP([.$D4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47]=&quot;&quot;;[.G47]=&quot;&quot;);&quot;&quot;;[.F47]*[.G47])">
            <text:p/>
          </table:table-cell>
          <table:table-cell table:style-name="ce7" table:formula="of:=IF([.$D47]=&quot;&quot;;&quot;&quot;;VLOOKUP([.$D47];[$DICIONARIO.B$1:.D$1048576];2;0))">
            <text:p/>
          </table:table-cell>
          <table:table-cell table:style-name="ce9" table:formula="of:=IF([.D47]=&quot;&quot;;&quot;&quot;;IF([.D48]=[.D47];&quot;&quot;;IF([.H47]&lt;=7;&quot;AUMENTAR&quot;;IF([.H47]=8;&quot;MANTER&quot;;IF([.H47]=9;&quot;MANTER&quot;;IF([.H47]&gt;=10;&quot;REDUZIR&quot;;&quot;&quot;))))))">
            <text:p/>
          </table:table-cell>
          <table:table-cell table:style-name="ce6" table:number-columns-repeated="14"/>
          <table:table-cell table:style-name="ce6" table:formula="of:=IF([.B47]=&quot;A&quot;;listas!a:a;IF([.B4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48]=&quot;&quot;;[.$D48]=&quot;&quot;);&quot;&quot;;COUNTIFS([.$C$2:.C48];[.$C48];[.$D$2:.D48];[.$D48]))">
            <text:p/>
          </table:table-cell>
          <table:table-cell table:style-name="ce7" table:formula="of:=IF([.$D48]=&quot;&quot;;&quot;&quot;;VLOOKUP([.$D4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48]=&quot;&quot;;[.G48]=&quot;&quot;);&quot;&quot;;[.F48]*[.G48])">
            <text:p/>
          </table:table-cell>
          <table:table-cell table:style-name="ce7" table:formula="of:=IF([.$D48]=&quot;&quot;;&quot;&quot;;VLOOKUP([.$D48];[$DICIONARIO.B$1:.D$1048576];2;0))">
            <text:p/>
          </table:table-cell>
          <table:table-cell table:style-name="ce9" table:formula="of:=IF([.D48]=&quot;&quot;;&quot;&quot;;IF([.D49]=[.D48];&quot;&quot;;IF([.H48]&lt;=7;&quot;AUMENTAR&quot;;IF([.H48]=8;&quot;MANTER&quot;;IF([.H48]=9;&quot;MANTER&quot;;IF([.H48]&gt;=10;&quot;REDUZIR&quot;;&quot;&quot;))))))">
            <text:p/>
          </table:table-cell>
          <table:table-cell table:style-name="ce6" table:number-columns-repeated="14"/>
          <table:table-cell table:style-name="ce6" table:formula="of:=IF([.B48]=&quot;A&quot;;listas!a:a;IF([.B4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49]=&quot;&quot;;[.$D49]=&quot;&quot;);&quot;&quot;;COUNTIFS([.$C$2:.C49];[.$C49];[.$D$2:.D49];[.$D49]))">
            <text:p/>
          </table:table-cell>
          <table:table-cell table:style-name="ce7" table:formula="of:=IF([.$D49]=&quot;&quot;;&quot;&quot;;VLOOKUP([.$D4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49]=&quot;&quot;;[.G49]=&quot;&quot;);&quot;&quot;;[.F49]*[.G49])">
            <text:p/>
          </table:table-cell>
          <table:table-cell table:style-name="ce7" table:formula="of:=IF([.$D49]=&quot;&quot;;&quot;&quot;;VLOOKUP([.$D49];[$DICIONARIO.B$1:.D$1048576];2;0))">
            <text:p/>
          </table:table-cell>
          <table:table-cell table:style-name="ce9" table:formula="of:=IF([.D49]=&quot;&quot;;&quot;&quot;;IF([.D50]=[.D49];&quot;&quot;;IF([.H49]&lt;=7;&quot;AUMENTAR&quot;;IF([.H49]=8;&quot;MANTER&quot;;IF([.H49]=9;&quot;MANTER&quot;;IF([.H49]&gt;=10;&quot;REDUZIR&quot;;&quot;&quot;))))))">
            <text:p/>
          </table:table-cell>
          <table:table-cell table:style-name="ce6" table:number-columns-repeated="14"/>
          <table:table-cell table:style-name="ce6" table:formula="of:=IF([.B49]=&quot;A&quot;;listas!a:a;IF([.B4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50]=&quot;&quot;;[.$D50]=&quot;&quot;);&quot;&quot;;COUNTIFS([.$C$2:.C50];[.$C50];[.$D$2:.D50];[.$D50]))">
            <text:p/>
          </table:table-cell>
          <table:table-cell table:style-name="ce7" table:formula="of:=IF([.$D50]=&quot;&quot;;&quot;&quot;;VLOOKUP([.$D5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50]=&quot;&quot;;[.G50]=&quot;&quot;);&quot;&quot;;[.F50]*[.G50])">
            <text:p/>
          </table:table-cell>
          <table:table-cell table:style-name="ce7" table:formula="of:=IF([.$D50]=&quot;&quot;;&quot;&quot;;VLOOKUP([.$D50];[$DICIONARIO.B$1:.D$1048576];2;0))">
            <text:p/>
          </table:table-cell>
          <table:table-cell table:style-name="ce9" table:formula="of:=IF([.D50]=&quot;&quot;;&quot;&quot;;IF([.D51]=[.D50];&quot;&quot;;IF([.H50]&lt;=7;&quot;AUMENTAR&quot;;IF([.H50]=8;&quot;MANTER&quot;;IF([.H50]=9;&quot;MANTER&quot;;IF([.H50]&gt;=10;&quot;REDUZIR&quot;;&quot;&quot;))))))">
            <text:p/>
          </table:table-cell>
          <table:table-cell table:style-name="ce6" table:number-columns-repeated="14"/>
          <table:table-cell table:style-name="ce6" table:formula="of:=IF([.B50]=&quot;A&quot;;listas!a:a;IF([.B5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51]=&quot;&quot;;[.$D51]=&quot;&quot;);&quot;&quot;;COUNTIFS([.$C$2:.C51];[.$C51];[.$D$2:.D51];[.$D51]))">
            <text:p/>
          </table:table-cell>
          <table:table-cell table:style-name="ce7" table:formula="of:=IF([.$D51]=&quot;&quot;;&quot;&quot;;VLOOKUP([.$D5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51]=&quot;&quot;;[.G51]=&quot;&quot;);&quot;&quot;;[.F51]*[.G51])">
            <text:p/>
          </table:table-cell>
          <table:table-cell table:style-name="ce7" table:formula="of:=IF([.$D51]=&quot;&quot;;&quot;&quot;;VLOOKUP([.$D51];[$DICIONARIO.B$1:.D$1048576];2;0))">
            <text:p/>
          </table:table-cell>
          <table:table-cell table:style-name="ce9" table:formula="of:=IF([.D51]=&quot;&quot;;&quot;&quot;;IF([.D52]=[.D51];&quot;&quot;;IF([.H51]&lt;=7;&quot;AUMENTAR&quot;;IF([.H51]=8;&quot;MANTER&quot;;IF([.H51]=9;&quot;MANTER&quot;;IF([.H51]&gt;=10;&quot;REDUZIR&quot;;&quot;&quot;))))))">
            <text:p/>
          </table:table-cell>
          <table:table-cell table:style-name="ce6" table:number-columns-repeated="14"/>
          <table:table-cell table:style-name="ce6" table:formula="of:=IF([.B51]=&quot;A&quot;;listas!a:a;IF([.B5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52]=&quot;&quot;;[.$D52]=&quot;&quot;);&quot;&quot;;COUNTIFS([.$C$2:.C52];[.$C52];[.$D$2:.D52];[.$D52]))">
            <text:p/>
          </table:table-cell>
          <table:table-cell table:style-name="ce7" table:formula="of:=IF([.$D52]=&quot;&quot;;&quot;&quot;;VLOOKUP([.$D5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52]=&quot;&quot;;[.G52]=&quot;&quot;);&quot;&quot;;[.F52]*[.G52])">
            <text:p/>
          </table:table-cell>
          <table:table-cell table:style-name="ce7" table:formula="of:=IF([.$D52]=&quot;&quot;;&quot;&quot;;VLOOKUP([.$D52];[$DICIONARIO.B$1:.D$1048576];2;0))">
            <text:p/>
          </table:table-cell>
          <table:table-cell table:style-name="ce9" table:formula="of:=IF([.D52]=&quot;&quot;;&quot;&quot;;IF([.D53]=[.D52];&quot;&quot;;IF([.H52]&lt;=7;&quot;AUMENTAR&quot;;IF([.H52]=8;&quot;MANTER&quot;;IF([.H52]=9;&quot;MANTER&quot;;IF([.H52]&gt;=10;&quot;REDUZIR&quot;;&quot;&quot;))))))">
            <text:p/>
          </table:table-cell>
          <table:table-cell table:style-name="ce6" table:number-columns-repeated="14"/>
          <table:table-cell table:style-name="ce6" table:formula="of:=IF([.B52]=&quot;A&quot;;listas!a:a;IF([.B5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53]=&quot;&quot;;[.$D53]=&quot;&quot;);&quot;&quot;;COUNTIFS([.$C$2:.C53];[.$C53];[.$D$2:.D53];[.$D53]))">
            <text:p/>
          </table:table-cell>
          <table:table-cell table:style-name="ce7" table:formula="of:=IF([.$D53]=&quot;&quot;;&quot;&quot;;VLOOKUP([.$D5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53]=&quot;&quot;;[.G53]=&quot;&quot;);&quot;&quot;;[.F53]*[.G53])">
            <text:p/>
          </table:table-cell>
          <table:table-cell table:style-name="ce7" table:formula="of:=IF([.$D53]=&quot;&quot;;&quot;&quot;;VLOOKUP([.$D53];[$DICIONARIO.B$1:.D$1048576];2;0))">
            <text:p/>
          </table:table-cell>
          <table:table-cell table:style-name="ce9" table:formula="of:=IF([.D53]=&quot;&quot;;&quot;&quot;;IF([.D54]=[.D53];&quot;&quot;;IF([.H53]&lt;=7;&quot;AUMENTAR&quot;;IF([.H53]=8;&quot;MANTER&quot;;IF([.H53]=9;&quot;MANTER&quot;;IF([.H53]&gt;=10;&quot;REDUZIR&quot;;&quot;&quot;))))))">
            <text:p/>
          </table:table-cell>
          <table:table-cell table:style-name="ce6" table:number-columns-repeated="14"/>
          <table:table-cell table:style-name="ce6" table:formula="of:=IF([.B53]=&quot;A&quot;;listas!a:a;IF([.B5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54]=&quot;&quot;;[.$D54]=&quot;&quot;);&quot;&quot;;COUNTIFS([.$C$2:.C54];[.$C54];[.$D$2:.D54];[.$D54]))">
            <text:p/>
          </table:table-cell>
          <table:table-cell table:style-name="ce7" table:formula="of:=IF([.$D54]=&quot;&quot;;&quot;&quot;;VLOOKUP([.$D5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54]=&quot;&quot;;[.G54]=&quot;&quot;);&quot;&quot;;[.F54]*[.G54])">
            <text:p/>
          </table:table-cell>
          <table:table-cell table:style-name="ce7" table:formula="of:=IF([.$D54]=&quot;&quot;;&quot;&quot;;VLOOKUP([.$D54];[$DICIONARIO.B$1:.D$1048576];2;0))">
            <text:p/>
          </table:table-cell>
          <table:table-cell table:style-name="ce9" table:formula="of:=IF([.D54]=&quot;&quot;;&quot;&quot;;IF([.D55]=[.D54];&quot;&quot;;IF([.H54]&lt;=7;&quot;AUMENTAR&quot;;IF([.H54]=8;&quot;MANTER&quot;;IF([.H54]=9;&quot;MANTER&quot;;IF([.H54]&gt;=10;&quot;REDUZIR&quot;;&quot;&quot;))))))">
            <text:p/>
          </table:table-cell>
          <table:table-cell table:style-name="ce6" table:number-columns-repeated="14"/>
          <table:table-cell table:style-name="ce6" table:formula="of:=IF([.B54]=&quot;A&quot;;listas!a:a;IF([.B5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55]=&quot;&quot;;[.$D55]=&quot;&quot;);&quot;&quot;;COUNTIFS([.$C$2:.C55];[.$C55];[.$D$2:.D55];[.$D55]))">
            <text:p/>
          </table:table-cell>
          <table:table-cell table:style-name="ce7" table:formula="of:=IF([.$D55]=&quot;&quot;;&quot;&quot;;VLOOKUP([.$D5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55]=&quot;&quot;;[.G55]=&quot;&quot;);&quot;&quot;;[.F55]*[.G55])">
            <text:p/>
          </table:table-cell>
          <table:table-cell table:style-name="ce7" table:formula="of:=IF([.$D55]=&quot;&quot;;&quot;&quot;;VLOOKUP([.$D55];[$DICIONARIO.B$1:.D$1048576];2;0))">
            <text:p/>
          </table:table-cell>
          <table:table-cell table:style-name="ce9" table:formula="of:=IF([.D55]=&quot;&quot;;&quot;&quot;;IF([.D56]=[.D55];&quot;&quot;;IF([.H55]&lt;=7;&quot;AUMENTAR&quot;;IF([.H55]=8;&quot;MANTER&quot;;IF([.H55]=9;&quot;MANTER&quot;;IF([.H55]&gt;=10;&quot;REDUZIR&quot;;&quot;&quot;))))))">
            <text:p/>
          </table:table-cell>
          <table:table-cell table:style-name="ce6" table:number-columns-repeated="14"/>
          <table:table-cell table:style-name="ce6" table:formula="of:=IF([.B55]=&quot;A&quot;;listas!a:a;IF([.B5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56]=&quot;&quot;;[.$D56]=&quot;&quot;);&quot;&quot;;COUNTIFS([.$C$2:.C56];[.$C56];[.$D$2:.D56];[.$D56]))">
            <text:p/>
          </table:table-cell>
          <table:table-cell table:style-name="ce7" table:formula="of:=IF([.$D56]=&quot;&quot;;&quot;&quot;;VLOOKUP([.$D5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56]=&quot;&quot;;[.G56]=&quot;&quot;);&quot;&quot;;[.F56]*[.G56])">
            <text:p/>
          </table:table-cell>
          <table:table-cell table:style-name="ce7" table:formula="of:=IF([.$D56]=&quot;&quot;;&quot;&quot;;VLOOKUP([.$D56];[$DICIONARIO.B$1:.D$1048576];2;0))">
            <text:p/>
          </table:table-cell>
          <table:table-cell table:style-name="ce9" table:formula="of:=IF([.D56]=&quot;&quot;;&quot;&quot;;IF([.D57]=[.D56];&quot;&quot;;IF([.H56]&lt;=7;&quot;AUMENTAR&quot;;IF([.H56]=8;&quot;MANTER&quot;;IF([.H56]=9;&quot;MANTER&quot;;IF([.H56]&gt;=10;&quot;REDUZIR&quot;;&quot;&quot;))))))">
            <text:p/>
          </table:table-cell>
          <table:table-cell table:style-name="ce6" table:number-columns-repeated="14"/>
          <table:table-cell table:style-name="ce6" table:formula="of:=IF([.B56]=&quot;A&quot;;listas!a:a;IF([.B5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57]=&quot;&quot;;[.$D57]=&quot;&quot;);&quot;&quot;;COUNTIFS([.$C$2:.C57];[.$C57];[.$D$2:.D57];[.$D57]))">
            <text:p/>
          </table:table-cell>
          <table:table-cell table:style-name="ce7" table:formula="of:=IF([.$D57]=&quot;&quot;;&quot;&quot;;VLOOKUP([.$D5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57]=&quot;&quot;;[.G57]=&quot;&quot;);&quot;&quot;;[.F57]*[.G57])">
            <text:p/>
          </table:table-cell>
          <table:table-cell table:style-name="ce7" table:formula="of:=IF([.$D57]=&quot;&quot;;&quot;&quot;;VLOOKUP([.$D57];[$DICIONARIO.B$1:.D$1048576];2;0))">
            <text:p/>
          </table:table-cell>
          <table:table-cell table:style-name="ce9" table:formula="of:=IF([.D57]=&quot;&quot;;&quot;&quot;;IF([.D58]=[.D57];&quot;&quot;;IF([.H57]&lt;=7;&quot;AUMENTAR&quot;;IF([.H57]=8;&quot;MANTER&quot;;IF([.H57]=9;&quot;MANTER&quot;;IF([.H57]&gt;=10;&quot;REDUZIR&quot;;&quot;&quot;))))))">
            <text:p/>
          </table:table-cell>
          <table:table-cell table:style-name="ce6" table:number-columns-repeated="14"/>
          <table:table-cell table:style-name="ce6" table:formula="of:=IF([.B57]=&quot;A&quot;;listas!a:a;IF([.B5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58]=&quot;&quot;;[.$D58]=&quot;&quot;);&quot;&quot;;COUNTIFS([.$C$2:.C58];[.$C58];[.$D$2:.D58];[.$D58]))">
            <text:p/>
          </table:table-cell>
          <table:table-cell table:style-name="ce7" table:formula="of:=IF([.$D58]=&quot;&quot;;&quot;&quot;;VLOOKUP([.$D5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58]=&quot;&quot;;[.G58]=&quot;&quot;);&quot;&quot;;[.F58]*[.G58])">
            <text:p/>
          </table:table-cell>
          <table:table-cell table:style-name="ce7" table:formula="of:=IF([.$D58]=&quot;&quot;;&quot;&quot;;VLOOKUP([.$D58];[$DICIONARIO.B$1:.D$1048576];2;0))">
            <text:p/>
          </table:table-cell>
          <table:table-cell table:style-name="ce9" table:formula="of:=IF([.D58]=&quot;&quot;;&quot;&quot;;IF([.D59]=[.D58];&quot;&quot;;IF([.H58]&lt;=7;&quot;AUMENTAR&quot;;IF([.H58]=8;&quot;MANTER&quot;;IF([.H58]=9;&quot;MANTER&quot;;IF([.H58]&gt;=10;&quot;REDUZIR&quot;;&quot;&quot;))))))">
            <text:p/>
          </table:table-cell>
          <table:table-cell table:style-name="ce6" table:number-columns-repeated="14"/>
          <table:table-cell table:style-name="ce6" table:formula="of:=IF([.B58]=&quot;A&quot;;listas!a:a;IF([.B5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59]=&quot;&quot;;[.$D59]=&quot;&quot;);&quot;&quot;;COUNTIFS([.$C$2:.C59];[.$C59];[.$D$2:.D59];[.$D59]))">
            <text:p/>
          </table:table-cell>
          <table:table-cell table:style-name="ce7" table:formula="of:=IF([.$D59]=&quot;&quot;;&quot;&quot;;VLOOKUP([.$D5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59]=&quot;&quot;;[.G59]=&quot;&quot;);&quot;&quot;;[.F59]*[.G59])">
            <text:p/>
          </table:table-cell>
          <table:table-cell table:style-name="ce7" table:formula="of:=IF([.$D59]=&quot;&quot;;&quot;&quot;;VLOOKUP([.$D59];[$DICIONARIO.B$1:.D$1048576];2;0))">
            <text:p/>
          </table:table-cell>
          <table:table-cell table:style-name="ce9" table:formula="of:=IF([.D59]=&quot;&quot;;&quot;&quot;;IF([.D60]=[.D59];&quot;&quot;;IF([.H59]&lt;=7;&quot;AUMENTAR&quot;;IF([.H59]=8;&quot;MANTER&quot;;IF([.H59]=9;&quot;MANTER&quot;;IF([.H59]&gt;=10;&quot;REDUZIR&quot;;&quot;&quot;))))))">
            <text:p/>
          </table:table-cell>
          <table:table-cell table:style-name="ce6" table:number-columns-repeated="14"/>
          <table:table-cell table:style-name="ce6" table:formula="of:=IF([.B59]=&quot;A&quot;;listas!a:a;IF([.B5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60]=&quot;&quot;;[.$D60]=&quot;&quot;);&quot;&quot;;COUNTIFS([.$C$2:.C60];[.$C60];[.$D$2:.D60];[.$D60]))">
            <text:p/>
          </table:table-cell>
          <table:table-cell table:style-name="ce7" table:formula="of:=IF([.$D60]=&quot;&quot;;&quot;&quot;;VLOOKUP([.$D6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60]=&quot;&quot;;[.G60]=&quot;&quot;);&quot;&quot;;[.F60]*[.G60])">
            <text:p/>
          </table:table-cell>
          <table:table-cell table:style-name="ce7" table:formula="of:=IF([.$D60]=&quot;&quot;;&quot;&quot;;VLOOKUP([.$D60];[$DICIONARIO.B$1:.D$1048576];2;0))">
            <text:p/>
          </table:table-cell>
          <table:table-cell table:style-name="ce9" table:formula="of:=IF([.D60]=&quot;&quot;;&quot;&quot;;IF([.D61]=[.D60];&quot;&quot;;IF([.H60]&lt;=7;&quot;AUMENTAR&quot;;IF([.H60]=8;&quot;MANTER&quot;;IF([.H60]=9;&quot;MANTER&quot;;IF([.H60]&gt;=10;&quot;REDUZIR&quot;;&quot;&quot;))))))">
            <text:p/>
          </table:table-cell>
          <table:table-cell table:style-name="ce6" table:number-columns-repeated="14"/>
          <table:table-cell table:style-name="ce6" table:formula="of:=IF([.B60]=&quot;A&quot;;listas!a:a;IF([.B6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61]=&quot;&quot;;[.$D61]=&quot;&quot;);&quot;&quot;;COUNTIFS([.$C$2:.C61];[.$C61];[.$D$2:.D61];[.$D61]))">
            <text:p/>
          </table:table-cell>
          <table:table-cell table:style-name="ce7" table:formula="of:=IF([.$D61]=&quot;&quot;;&quot;&quot;;VLOOKUP([.$D6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61]=&quot;&quot;;[.G61]=&quot;&quot;);&quot;&quot;;[.F61]*[.G61])">
            <text:p/>
          </table:table-cell>
          <table:table-cell table:style-name="ce7" table:formula="of:=IF([.$D61]=&quot;&quot;;&quot;&quot;;VLOOKUP([.$D61];[$DICIONARIO.B$1:.D$1048576];2;0))">
            <text:p/>
          </table:table-cell>
          <table:table-cell table:style-name="ce9" table:formula="of:=IF([.D61]=&quot;&quot;;&quot;&quot;;IF([.D62]=[.D61];&quot;&quot;;IF([.H61]&lt;=7;&quot;AUMENTAR&quot;;IF([.H61]=8;&quot;MANTER&quot;;IF([.H61]=9;&quot;MANTER&quot;;IF([.H61]&gt;=10;&quot;REDUZIR&quot;;&quot;&quot;))))))">
            <text:p/>
          </table:table-cell>
          <table:table-cell table:style-name="ce6" table:number-columns-repeated="14"/>
          <table:table-cell table:style-name="ce6" table:formula="of:=IF([.B61]=&quot;A&quot;;listas!a:a;IF([.B6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62]=&quot;&quot;;[.$D62]=&quot;&quot;);&quot;&quot;;COUNTIFS([.$C$2:.C62];[.$C62];[.$D$2:.D62];[.$D62]))">
            <text:p/>
          </table:table-cell>
          <table:table-cell table:style-name="ce7" table:formula="of:=IF([.$D62]=&quot;&quot;;&quot;&quot;;VLOOKUP([.$D6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62]=&quot;&quot;;[.G62]=&quot;&quot;);&quot;&quot;;[.F62]*[.G62])">
            <text:p/>
          </table:table-cell>
          <table:table-cell table:style-name="ce7" table:formula="of:=IF([.$D62]=&quot;&quot;;&quot;&quot;;VLOOKUP([.$D62];[$DICIONARIO.B$1:.D$1048576];2;0))">
            <text:p/>
          </table:table-cell>
          <table:table-cell table:style-name="ce9" table:formula="of:=IF([.D62]=&quot;&quot;;&quot;&quot;;IF([.D63]=[.D62];&quot;&quot;;IF([.H62]&lt;=7;&quot;AUMENTAR&quot;;IF([.H62]=8;&quot;MANTER&quot;;IF([.H62]=9;&quot;MANTER&quot;;IF([.H62]&gt;=10;&quot;REDUZIR&quot;;&quot;&quot;))))))">
            <text:p/>
          </table:table-cell>
          <table:table-cell table:style-name="ce6" table:number-columns-repeated="14"/>
          <table:table-cell table:style-name="ce6" table:formula="of:=IF([.B62]=&quot;A&quot;;listas!a:a;IF([.B6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63]=&quot;&quot;;[.$D63]=&quot;&quot;);&quot;&quot;;COUNTIFS([.$C$2:.C63];[.$C63];[.$D$2:.D63];[.$D63]))">
            <text:p/>
          </table:table-cell>
          <table:table-cell table:style-name="ce7" table:formula="of:=IF([.$D63]=&quot;&quot;;&quot;&quot;;VLOOKUP([.$D6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63]=&quot;&quot;;[.G63]=&quot;&quot;);&quot;&quot;;[.F63]*[.G63])">
            <text:p/>
          </table:table-cell>
          <table:table-cell table:style-name="ce7" table:formula="of:=IF([.$D63]=&quot;&quot;;&quot;&quot;;VLOOKUP([.$D63];[$DICIONARIO.B$1:.D$1048576];2;0))">
            <text:p/>
          </table:table-cell>
          <table:table-cell table:style-name="ce9" table:formula="of:=IF([.D63]=&quot;&quot;;&quot;&quot;;IF([.D64]=[.D63];&quot;&quot;;IF([.H63]&lt;=7;&quot;AUMENTAR&quot;;IF([.H63]=8;&quot;MANTER&quot;;IF([.H63]=9;&quot;MANTER&quot;;IF([.H63]&gt;=10;&quot;REDUZIR&quot;;&quot;&quot;))))))">
            <text:p/>
          </table:table-cell>
          <table:table-cell table:style-name="ce6" table:number-columns-repeated="14"/>
          <table:table-cell table:style-name="ce6" table:formula="of:=IF([.B63]=&quot;A&quot;;listas!a:a;IF([.B6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64]=&quot;&quot;;[.$D64]=&quot;&quot;);&quot;&quot;;COUNTIFS([.$C$2:.C64];[.$C64];[.$D$2:.D64];[.$D64]))">
            <text:p/>
          </table:table-cell>
          <table:table-cell table:style-name="ce7" table:formula="of:=IF([.$D64]=&quot;&quot;;&quot;&quot;;VLOOKUP([.$D6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64]=&quot;&quot;;[.G64]=&quot;&quot;);&quot;&quot;;[.F64]*[.G64])">
            <text:p/>
          </table:table-cell>
          <table:table-cell table:style-name="ce7" table:formula="of:=IF([.$D64]=&quot;&quot;;&quot;&quot;;VLOOKUP([.$D64];[$DICIONARIO.B$1:.D$1048576];2;0))">
            <text:p/>
          </table:table-cell>
          <table:table-cell table:style-name="ce9" table:formula="of:=IF([.D64]=&quot;&quot;;&quot;&quot;;IF([.D65]=[.D64];&quot;&quot;;IF([.H64]&lt;=7;&quot;AUMENTAR&quot;;IF([.H64]=8;&quot;MANTER&quot;;IF([.H64]=9;&quot;MANTER&quot;;IF([.H64]&gt;=10;&quot;REDUZIR&quot;;&quot;&quot;))))))">
            <text:p/>
          </table:table-cell>
          <table:table-cell table:style-name="ce6" table:number-columns-repeated="14"/>
          <table:table-cell table:style-name="ce6" table:formula="of:=IF([.B64]=&quot;A&quot;;listas!a:a;IF([.B6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65]=&quot;&quot;;[.$D65]=&quot;&quot;);&quot;&quot;;COUNTIFS([.$C$2:.C65];[.$C65];[.$D$2:.D65];[.$D65]))">
            <text:p/>
          </table:table-cell>
          <table:table-cell table:style-name="ce7" table:formula="of:=IF([.$D65]=&quot;&quot;;&quot;&quot;;VLOOKUP([.$D6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65]=&quot;&quot;;[.G65]=&quot;&quot;);&quot;&quot;;[.F65]*[.G65])">
            <text:p/>
          </table:table-cell>
          <table:table-cell table:style-name="ce7" table:formula="of:=IF([.$D65]=&quot;&quot;;&quot;&quot;;VLOOKUP([.$D65];[$DICIONARIO.B$1:.D$1048576];2;0))">
            <text:p/>
          </table:table-cell>
          <table:table-cell table:style-name="ce9" table:formula="of:=IF([.D65]=&quot;&quot;;&quot;&quot;;IF([.D66]=[.D65];&quot;&quot;;IF([.H65]&lt;=7;&quot;AUMENTAR&quot;;IF([.H65]=8;&quot;MANTER&quot;;IF([.H65]=9;&quot;MANTER&quot;;IF([.H65]&gt;=10;&quot;REDUZIR&quot;;&quot;&quot;))))))">
            <text:p/>
          </table:table-cell>
          <table:table-cell table:style-name="ce6" table:number-columns-repeated="14"/>
          <table:table-cell table:style-name="ce6" table:formula="of:=IF([.B65]=&quot;A&quot;;listas!a:a;IF([.B6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66]=&quot;&quot;;[.$D66]=&quot;&quot;);&quot;&quot;;COUNTIFS([.$C$2:.C66];[.$C66];[.$D$2:.D66];[.$D66]))">
            <text:p/>
          </table:table-cell>
          <table:table-cell table:style-name="ce7" table:formula="of:=IF([.$D66]=&quot;&quot;;&quot;&quot;;VLOOKUP([.$D6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66]=&quot;&quot;;[.G66]=&quot;&quot;);&quot;&quot;;[.F66]*[.G66])">
            <text:p/>
          </table:table-cell>
          <table:table-cell table:style-name="ce7" table:formula="of:=IF([.$D66]=&quot;&quot;;&quot;&quot;;VLOOKUP([.$D66];[$DICIONARIO.B$1:.D$1048576];2;0))">
            <text:p/>
          </table:table-cell>
          <table:table-cell table:style-name="ce9" table:formula="of:=IF([.D66]=&quot;&quot;;&quot;&quot;;IF([.D67]=[.D66];&quot;&quot;;IF([.H66]&lt;=7;&quot;AUMENTAR&quot;;IF([.H66]=8;&quot;MANTER&quot;;IF([.H66]=9;&quot;MANTER&quot;;IF([.H66]&gt;=10;&quot;REDUZIR&quot;;&quot;&quot;))))))">
            <text:p/>
          </table:table-cell>
          <table:table-cell table:style-name="ce6" table:number-columns-repeated="14"/>
          <table:table-cell table:style-name="ce6" table:formula="of:=IF([.B66]=&quot;A&quot;;listas!a:a;IF([.B6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67]=&quot;&quot;;[.$D67]=&quot;&quot;);&quot;&quot;;COUNTIFS([.$C$2:.C67];[.$C67];[.$D$2:.D67];[.$D67]))">
            <text:p/>
          </table:table-cell>
          <table:table-cell table:style-name="ce7" table:formula="of:=IF([.$D67]=&quot;&quot;;&quot;&quot;;VLOOKUP([.$D6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67]=&quot;&quot;;[.G67]=&quot;&quot;);&quot;&quot;;[.F67]*[.G67])">
            <text:p/>
          </table:table-cell>
          <table:table-cell table:style-name="ce7" table:formula="of:=IF([.$D67]=&quot;&quot;;&quot;&quot;;VLOOKUP([.$D67];[$DICIONARIO.B$1:.D$1048576];2;0))">
            <text:p/>
          </table:table-cell>
          <table:table-cell table:style-name="ce9" table:formula="of:=IF([.D67]=&quot;&quot;;&quot;&quot;;IF([.D68]=[.D67];&quot;&quot;;IF([.H67]&lt;=7;&quot;AUMENTAR&quot;;IF([.H67]=8;&quot;MANTER&quot;;IF([.H67]=9;&quot;MANTER&quot;;IF([.H67]&gt;=10;&quot;REDUZIR&quot;;&quot;&quot;))))))">
            <text:p/>
          </table:table-cell>
          <table:table-cell table:style-name="ce6" table:number-columns-repeated="14"/>
          <table:table-cell table:style-name="ce6" table:formula="of:=IF([.B67]=&quot;A&quot;;listas!a:a;IF([.B6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68]=&quot;&quot;;[.$D68]=&quot;&quot;);&quot;&quot;;COUNTIFS([.$C$2:.C68];[.$C68];[.$D$2:.D68];[.$D68]))">
            <text:p/>
          </table:table-cell>
          <table:table-cell table:style-name="ce7" table:formula="of:=IF([.$D68]=&quot;&quot;;&quot;&quot;;VLOOKUP([.$D6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68]=&quot;&quot;;[.G68]=&quot;&quot;);&quot;&quot;;[.F68]*[.G68])">
            <text:p/>
          </table:table-cell>
          <table:table-cell table:style-name="ce7" table:formula="of:=IF([.$D68]=&quot;&quot;;&quot;&quot;;VLOOKUP([.$D68];[$DICIONARIO.B$1:.D$1048576];2;0))">
            <text:p/>
          </table:table-cell>
          <table:table-cell table:style-name="ce9" table:formula="of:=IF([.D68]=&quot;&quot;;&quot;&quot;;IF([.D69]=[.D68];&quot;&quot;;IF([.H68]&lt;=7;&quot;AUMENTAR&quot;;IF([.H68]=8;&quot;MANTER&quot;;IF([.H68]=9;&quot;MANTER&quot;;IF([.H68]&gt;=10;&quot;REDUZIR&quot;;&quot;&quot;))))))">
            <text:p/>
          </table:table-cell>
          <table:table-cell table:style-name="ce6" table:number-columns-repeated="14"/>
          <table:table-cell table:style-name="ce6" table:formula="of:=IF([.B68]=&quot;A&quot;;listas!a:a;IF([.B6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69]=&quot;&quot;;[.$D69]=&quot;&quot;);&quot;&quot;;COUNTIFS([.$C$2:.C69];[.$C69];[.$D$2:.D69];[.$D69]))">
            <text:p/>
          </table:table-cell>
          <table:table-cell table:style-name="ce7" table:formula="of:=IF([.$D69]=&quot;&quot;;&quot;&quot;;VLOOKUP([.$D6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69]=&quot;&quot;;[.G69]=&quot;&quot;);&quot;&quot;;[.F69]*[.G69])">
            <text:p/>
          </table:table-cell>
          <table:table-cell table:style-name="ce7" table:formula="of:=IF([.$D69]=&quot;&quot;;&quot;&quot;;VLOOKUP([.$D69];[$DICIONARIO.B$1:.D$1048576];2;0))">
            <text:p/>
          </table:table-cell>
          <table:table-cell table:style-name="ce9" table:formula="of:=IF([.D69]=&quot;&quot;;&quot;&quot;;IF([.D70]=[.D69];&quot;&quot;;IF([.H69]&lt;=7;&quot;AUMENTAR&quot;;IF([.H69]=8;&quot;MANTER&quot;;IF([.H69]=9;&quot;MANTER&quot;;IF([.H69]&gt;=10;&quot;REDUZIR&quot;;&quot;&quot;))))))">
            <text:p/>
          </table:table-cell>
          <table:table-cell table:style-name="ce6" table:number-columns-repeated="14"/>
          <table:table-cell table:style-name="ce6" table:formula="of:=IF([.B69]=&quot;A&quot;;listas!a:a;IF([.B6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70]=&quot;&quot;;[.$D70]=&quot;&quot;);&quot;&quot;;COUNTIFS([.$C$2:.C70];[.$C70];[.$D$2:.D70];[.$D70]))">
            <text:p/>
          </table:table-cell>
          <table:table-cell table:style-name="ce7" table:formula="of:=IF([.$D70]=&quot;&quot;;&quot;&quot;;VLOOKUP([.$D7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70]=&quot;&quot;;[.G70]=&quot;&quot;);&quot;&quot;;[.F70]*[.G70])">
            <text:p/>
          </table:table-cell>
          <table:table-cell table:style-name="ce7" table:formula="of:=IF([.$D70]=&quot;&quot;;&quot;&quot;;VLOOKUP([.$D70];[$DICIONARIO.B$1:.D$1048576];2;0))">
            <text:p/>
          </table:table-cell>
          <table:table-cell table:style-name="ce9" table:formula="of:=IF([.D70]=&quot;&quot;;&quot;&quot;;IF([.D71]=[.D70];&quot;&quot;;IF([.H70]&lt;=7;&quot;AUMENTAR&quot;;IF([.H70]=8;&quot;MANTER&quot;;IF([.H70]=9;&quot;MANTER&quot;;IF([.H70]&gt;=10;&quot;REDUZIR&quot;;&quot;&quot;))))))">
            <text:p/>
          </table:table-cell>
          <table:table-cell table:style-name="ce6" table:number-columns-repeated="14"/>
          <table:table-cell table:style-name="ce6" table:formula="of:=IF([.B70]=&quot;A&quot;;listas!a:a;IF([.B7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71]=&quot;&quot;;[.$D71]=&quot;&quot;);&quot;&quot;;COUNTIFS([.$C$2:.C71];[.$C71];[.$D$2:.D71];[.$D71]))">
            <text:p/>
          </table:table-cell>
          <table:table-cell table:style-name="ce7" table:formula="of:=IF([.$D71]=&quot;&quot;;&quot;&quot;;VLOOKUP([.$D7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71]=&quot;&quot;;[.G71]=&quot;&quot;);&quot;&quot;;[.F71]*[.G71])">
            <text:p/>
          </table:table-cell>
          <table:table-cell table:style-name="ce7" table:formula="of:=IF([.$D71]=&quot;&quot;;&quot;&quot;;VLOOKUP([.$D71];[$DICIONARIO.B$1:.D$1048576];2;0))">
            <text:p/>
          </table:table-cell>
          <table:table-cell table:style-name="ce9" table:formula="of:=IF([.D71]=&quot;&quot;;&quot;&quot;;IF([.D72]=[.D71];&quot;&quot;;IF([.H71]&lt;=7;&quot;AUMENTAR&quot;;IF([.H71]=8;&quot;MANTER&quot;;IF([.H71]=9;&quot;MANTER&quot;;IF([.H71]&gt;=10;&quot;REDUZIR&quot;;&quot;&quot;))))))">
            <text:p/>
          </table:table-cell>
          <table:table-cell table:style-name="ce6" table:number-columns-repeated="14"/>
          <table:table-cell table:style-name="ce6" table:formula="of:=IF([.B71]=&quot;A&quot;;listas!a:a;IF([.B7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72]=&quot;&quot;;[.$D72]=&quot;&quot;);&quot;&quot;;COUNTIFS([.$C$2:.C72];[.$C72];[.$D$2:.D72];[.$D72]))">
            <text:p/>
          </table:table-cell>
          <table:table-cell table:style-name="ce7" table:formula="of:=IF([.$D72]=&quot;&quot;;&quot;&quot;;VLOOKUP([.$D7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72]=&quot;&quot;;[.G72]=&quot;&quot;);&quot;&quot;;[.F72]*[.G72])">
            <text:p/>
          </table:table-cell>
          <table:table-cell table:style-name="ce7" table:formula="of:=IF([.$D72]=&quot;&quot;;&quot;&quot;;VLOOKUP([.$D72];[$DICIONARIO.B$1:.D$1048576];2;0))">
            <text:p/>
          </table:table-cell>
          <table:table-cell table:style-name="ce9" table:formula="of:=IF([.D72]=&quot;&quot;;&quot;&quot;;IF([.D73]=[.D72];&quot;&quot;;IF([.H72]&lt;=7;&quot;AUMENTAR&quot;;IF([.H72]=8;&quot;MANTER&quot;;IF([.H72]=9;&quot;MANTER&quot;;IF([.H72]&gt;=10;&quot;REDUZIR&quot;;&quot;&quot;))))))">
            <text:p/>
          </table:table-cell>
          <table:table-cell table:style-name="ce6" table:number-columns-repeated="14"/>
          <table:table-cell table:style-name="ce6" table:formula="of:=IF([.B72]=&quot;A&quot;;listas!a:a;IF([.B7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73]=&quot;&quot;;[.$D73]=&quot;&quot;);&quot;&quot;;COUNTIFS([.$C$2:.C73];[.$C73];[.$D$2:.D73];[.$D73]))">
            <text:p/>
          </table:table-cell>
          <table:table-cell table:style-name="ce7" table:formula="of:=IF([.$D73]=&quot;&quot;;&quot;&quot;;VLOOKUP([.$D7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73]=&quot;&quot;;[.G73]=&quot;&quot;);&quot;&quot;;[.F73]*[.G73])">
            <text:p/>
          </table:table-cell>
          <table:table-cell table:style-name="ce7" table:formula="of:=IF([.$D73]=&quot;&quot;;&quot;&quot;;VLOOKUP([.$D73];[$DICIONARIO.B$1:.D$1048576];2;0))">
            <text:p/>
          </table:table-cell>
          <table:table-cell table:style-name="ce9" table:formula="of:=IF([.D73]=&quot;&quot;;&quot;&quot;;IF([.D74]=[.D73];&quot;&quot;;IF([.H73]&lt;=7;&quot;AUMENTAR&quot;;IF([.H73]=8;&quot;MANTER&quot;;IF([.H73]=9;&quot;MANTER&quot;;IF([.H73]&gt;=10;&quot;REDUZIR&quot;;&quot;&quot;))))))">
            <text:p/>
          </table:table-cell>
          <table:table-cell table:style-name="ce6" table:number-columns-repeated="14"/>
          <table:table-cell table:style-name="ce6" table:formula="of:=IF([.B73]=&quot;A&quot;;listas!a:a;IF([.B7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74]=&quot;&quot;;[.$D74]=&quot;&quot;);&quot;&quot;;COUNTIFS([.$C$2:.C74];[.$C74];[.$D$2:.D74];[.$D74]))">
            <text:p/>
          </table:table-cell>
          <table:table-cell table:style-name="ce7" table:formula="of:=IF([.$D74]=&quot;&quot;;&quot;&quot;;VLOOKUP([.$D7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74]=&quot;&quot;;[.G74]=&quot;&quot;);&quot;&quot;;[.F74]*[.G74])">
            <text:p/>
          </table:table-cell>
          <table:table-cell table:style-name="ce7" table:formula="of:=IF([.$D74]=&quot;&quot;;&quot;&quot;;VLOOKUP([.$D74];[$DICIONARIO.B$1:.D$1048576];2;0))">
            <text:p/>
          </table:table-cell>
          <table:table-cell table:style-name="ce9" table:formula="of:=IF([.D74]=&quot;&quot;;&quot;&quot;;IF([.D75]=[.D74];&quot;&quot;;IF([.H74]&lt;=7;&quot;AUMENTAR&quot;;IF([.H74]=8;&quot;MANTER&quot;;IF([.H74]=9;&quot;MANTER&quot;;IF([.H74]&gt;=10;&quot;REDUZIR&quot;;&quot;&quot;))))))">
            <text:p/>
          </table:table-cell>
          <table:table-cell table:style-name="ce6" table:number-columns-repeated="14"/>
          <table:table-cell table:style-name="ce6" table:formula="of:=IF([.B74]=&quot;A&quot;;listas!a:a;IF([.B7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75]=&quot;&quot;;[.$D75]=&quot;&quot;);&quot;&quot;;COUNTIFS([.$C$2:.C75];[.$C75];[.$D$2:.D75];[.$D75]))">
            <text:p/>
          </table:table-cell>
          <table:table-cell table:style-name="ce7" table:formula="of:=IF([.$D75]=&quot;&quot;;&quot;&quot;;VLOOKUP([.$D7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75]=&quot;&quot;;[.G75]=&quot;&quot;);&quot;&quot;;[.F75]*[.G75])">
            <text:p/>
          </table:table-cell>
          <table:table-cell table:style-name="ce7" table:formula="of:=IF([.$D75]=&quot;&quot;;&quot;&quot;;VLOOKUP([.$D75];[$DICIONARIO.B$1:.D$1048576];2;0))">
            <text:p/>
          </table:table-cell>
          <table:table-cell table:style-name="ce9" table:formula="of:=IF([.D75]=&quot;&quot;;&quot;&quot;;IF([.D76]=[.D75];&quot;&quot;;IF([.H75]&lt;=7;&quot;AUMENTAR&quot;;IF([.H75]=8;&quot;MANTER&quot;;IF([.H75]=9;&quot;MANTER&quot;;IF([.H75]&gt;=10;&quot;REDUZIR&quot;;&quot;&quot;))))))">
            <text:p/>
          </table:table-cell>
          <table:table-cell table:style-name="ce6" table:number-columns-repeated="14"/>
          <table:table-cell table:style-name="ce6" table:formula="of:=IF([.B75]=&quot;A&quot;;listas!a:a;IF([.B7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76]=&quot;&quot;;[.$D76]=&quot;&quot;);&quot;&quot;;COUNTIFS([.$C$2:.C76];[.$C76];[.$D$2:.D76];[.$D76]))">
            <text:p/>
          </table:table-cell>
          <table:table-cell table:style-name="ce7" table:formula="of:=IF([.$D76]=&quot;&quot;;&quot;&quot;;VLOOKUP([.$D7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76]=&quot;&quot;;[.G76]=&quot;&quot;);&quot;&quot;;[.F76]*[.G76])">
            <text:p/>
          </table:table-cell>
          <table:table-cell table:style-name="ce7" table:formula="of:=IF([.$D76]=&quot;&quot;;&quot;&quot;;VLOOKUP([.$D76];[$DICIONARIO.B$1:.D$1048576];2;0))">
            <text:p/>
          </table:table-cell>
          <table:table-cell table:style-name="ce9" table:formula="of:=IF([.D76]=&quot;&quot;;&quot;&quot;;IF([.D77]=[.D76];&quot;&quot;;IF([.H76]&lt;=7;&quot;AUMENTAR&quot;;IF([.H76]=8;&quot;MANTER&quot;;IF([.H76]=9;&quot;MANTER&quot;;IF([.H76]&gt;=10;&quot;REDUZIR&quot;;&quot;&quot;))))))">
            <text:p/>
          </table:table-cell>
          <table:table-cell table:style-name="ce6" table:number-columns-repeated="14"/>
          <table:table-cell table:style-name="ce6" table:formula="of:=IF([.B76]=&quot;A&quot;;listas!a:a;IF([.B7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77]=&quot;&quot;;[.$D77]=&quot;&quot;);&quot;&quot;;COUNTIFS([.$C$2:.C77];[.$C77];[.$D$2:.D77];[.$D77]))">
            <text:p/>
          </table:table-cell>
          <table:table-cell table:style-name="ce7" table:formula="of:=IF([.$D77]=&quot;&quot;;&quot;&quot;;VLOOKUP([.$D7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77]=&quot;&quot;;[.G77]=&quot;&quot;);&quot;&quot;;[.F77]*[.G77])">
            <text:p/>
          </table:table-cell>
          <table:table-cell table:style-name="ce7" table:formula="of:=IF([.$D77]=&quot;&quot;;&quot;&quot;;VLOOKUP([.$D77];[$DICIONARIO.B$1:.D$1048576];2;0))">
            <text:p/>
          </table:table-cell>
          <table:table-cell table:style-name="ce9" table:formula="of:=IF([.D77]=&quot;&quot;;&quot;&quot;;IF([.D78]=[.D77];&quot;&quot;;IF([.H77]&lt;=7;&quot;AUMENTAR&quot;;IF([.H77]=8;&quot;MANTER&quot;;IF([.H77]=9;&quot;MANTER&quot;;IF([.H77]&gt;=10;&quot;REDUZIR&quot;;&quot;&quot;))))))">
            <text:p/>
          </table:table-cell>
          <table:table-cell table:style-name="ce6" table:number-columns-repeated="14"/>
          <table:table-cell table:style-name="ce6" table:formula="of:=IF([.B77]=&quot;A&quot;;listas!a:a;IF([.B7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78]=&quot;&quot;;[.$D78]=&quot;&quot;);&quot;&quot;;COUNTIFS([.$C$2:.C78];[.$C78];[.$D$2:.D78];[.$D78]))">
            <text:p/>
          </table:table-cell>
          <table:table-cell table:style-name="ce7" table:formula="of:=IF([.$D78]=&quot;&quot;;&quot;&quot;;VLOOKUP([.$D7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78]=&quot;&quot;;[.G78]=&quot;&quot;);&quot;&quot;;[.F78]*[.G78])">
            <text:p/>
          </table:table-cell>
          <table:table-cell table:style-name="ce7" table:formula="of:=IF([.$D78]=&quot;&quot;;&quot;&quot;;VLOOKUP([.$D78];[$DICIONARIO.B$1:.D$1048576];2;0))">
            <text:p/>
          </table:table-cell>
          <table:table-cell table:style-name="ce9" table:formula="of:=IF([.D78]=&quot;&quot;;&quot;&quot;;IF([.D79]=[.D78];&quot;&quot;;IF([.H78]&lt;=7;&quot;AUMENTAR&quot;;IF([.H78]=8;&quot;MANTER&quot;;IF([.H78]=9;&quot;MANTER&quot;;IF([.H78]&gt;=10;&quot;REDUZIR&quot;;&quot;&quot;))))))">
            <text:p/>
          </table:table-cell>
          <table:table-cell table:style-name="ce6" table:number-columns-repeated="14"/>
          <table:table-cell table:style-name="ce6" table:formula="of:=IF([.B78]=&quot;A&quot;;listas!a:a;IF([.B7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79]=&quot;&quot;;[.$D79]=&quot;&quot;);&quot;&quot;;COUNTIFS([.$C$2:.C79];[.$C79];[.$D$2:.D79];[.$D79]))">
            <text:p/>
          </table:table-cell>
          <table:table-cell table:style-name="ce7" table:formula="of:=IF([.$D79]=&quot;&quot;;&quot;&quot;;VLOOKUP([.$D7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79]=&quot;&quot;;[.G79]=&quot;&quot;);&quot;&quot;;[.F79]*[.G79])">
            <text:p/>
          </table:table-cell>
          <table:table-cell table:style-name="ce7" table:formula="of:=IF([.$D79]=&quot;&quot;;&quot;&quot;;VLOOKUP([.$D79];[$DICIONARIO.B$1:.D$1048576];2;0))">
            <text:p/>
          </table:table-cell>
          <table:table-cell table:style-name="ce9" table:formula="of:=IF([.D79]=&quot;&quot;;&quot;&quot;;IF([.D80]=[.D79];&quot;&quot;;IF([.H79]&lt;=7;&quot;AUMENTAR&quot;;IF([.H79]=8;&quot;MANTER&quot;;IF([.H79]=9;&quot;MANTER&quot;;IF([.H79]&gt;=10;&quot;REDUZIR&quot;;&quot;&quot;))))))">
            <text:p/>
          </table:table-cell>
          <table:table-cell table:style-name="ce6" table:number-columns-repeated="14"/>
          <table:table-cell table:style-name="ce6" table:formula="of:=IF([.B79]=&quot;A&quot;;listas!a:a;IF([.B7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80]=&quot;&quot;;[.$D80]=&quot;&quot;);&quot;&quot;;COUNTIFS([.$C$2:.C80];[.$C80];[.$D$2:.D80];[.$D80]))">
            <text:p/>
          </table:table-cell>
          <table:table-cell table:style-name="ce7" table:formula="of:=IF([.$D80]=&quot;&quot;;&quot;&quot;;VLOOKUP([.$D8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80]=&quot;&quot;;[.G80]=&quot;&quot;);&quot;&quot;;[.F80]*[.G80])">
            <text:p/>
          </table:table-cell>
          <table:table-cell table:style-name="ce7" table:formula="of:=IF([.$D80]=&quot;&quot;;&quot;&quot;;VLOOKUP([.$D80];[$DICIONARIO.B$1:.D$1048576];2;0))">
            <text:p/>
          </table:table-cell>
          <table:table-cell table:style-name="ce9" table:formula="of:=IF([.D80]=&quot;&quot;;&quot;&quot;;IF([.D81]=[.D80];&quot;&quot;;IF([.H80]&lt;=7;&quot;AUMENTAR&quot;;IF([.H80]=8;&quot;MANTER&quot;;IF([.H80]=9;&quot;MANTER&quot;;IF([.H80]&gt;=10;&quot;REDUZIR&quot;;&quot;&quot;))))))">
            <text:p/>
          </table:table-cell>
          <table:table-cell table:style-name="ce6" table:number-columns-repeated="14"/>
          <table:table-cell table:style-name="ce6" table:formula="of:=IF([.B80]=&quot;A&quot;;listas!a:a;IF([.B8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81]=&quot;&quot;;[.$D81]=&quot;&quot;);&quot;&quot;;COUNTIFS([.$C$2:.C81];[.$C81];[.$D$2:.D81];[.$D81]))">
            <text:p/>
          </table:table-cell>
          <table:table-cell table:style-name="ce7" table:formula="of:=IF([.$D81]=&quot;&quot;;&quot;&quot;;VLOOKUP([.$D8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81]=&quot;&quot;;[.G81]=&quot;&quot;);&quot;&quot;;[.F81]*[.G81])">
            <text:p/>
          </table:table-cell>
          <table:table-cell table:style-name="ce7" table:formula="of:=IF([.$D81]=&quot;&quot;;&quot;&quot;;VLOOKUP([.$D81];[$DICIONARIO.B$1:.D$1048576];2;0))">
            <text:p/>
          </table:table-cell>
          <table:table-cell table:style-name="ce9" table:formula="of:=IF([.D81]=&quot;&quot;;&quot;&quot;;IF([.D82]=[.D81];&quot;&quot;;IF([.H81]&lt;=7;&quot;AUMENTAR&quot;;IF([.H81]=8;&quot;MANTER&quot;;IF([.H81]=9;&quot;MANTER&quot;;IF([.H81]&gt;=10;&quot;REDUZIR&quot;;&quot;&quot;))))))">
            <text:p/>
          </table:table-cell>
          <table:table-cell table:style-name="ce6" table:number-columns-repeated="14"/>
          <table:table-cell table:style-name="ce6" table:formula="of:=IF([.B81]=&quot;A&quot;;listas!a:a;IF([.B8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82]=&quot;&quot;;[.$D82]=&quot;&quot;);&quot;&quot;;COUNTIFS([.$C$2:.C82];[.$C82];[.$D$2:.D82];[.$D82]))">
            <text:p/>
          </table:table-cell>
          <table:table-cell table:style-name="ce7" table:formula="of:=IF([.$D82]=&quot;&quot;;&quot;&quot;;VLOOKUP([.$D8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82]=&quot;&quot;;[.G82]=&quot;&quot;);&quot;&quot;;[.F82]*[.G82])">
            <text:p/>
          </table:table-cell>
          <table:table-cell table:style-name="ce7" table:formula="of:=IF([.$D82]=&quot;&quot;;&quot;&quot;;VLOOKUP([.$D82];[$DICIONARIO.B$1:.D$1048576];2;0))">
            <text:p/>
          </table:table-cell>
          <table:table-cell table:style-name="ce9" table:formula="of:=IF([.D82]=&quot;&quot;;&quot;&quot;;IF([.D83]=[.D82];&quot;&quot;;IF([.H82]&lt;=7;&quot;AUMENTAR&quot;;IF([.H82]=8;&quot;MANTER&quot;;IF([.H82]=9;&quot;MANTER&quot;;IF([.H82]&gt;=10;&quot;REDUZIR&quot;;&quot;&quot;))))))">
            <text:p/>
          </table:table-cell>
          <table:table-cell table:style-name="ce6" table:number-columns-repeated="14"/>
          <table:table-cell table:style-name="ce6" table:formula="of:=IF([.B82]=&quot;A&quot;;listas!a:a;IF([.B8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83]=&quot;&quot;;[.$D83]=&quot;&quot;);&quot;&quot;;COUNTIFS([.$C$2:.C83];[.$C83];[.$D$2:.D83];[.$D83]))">
            <text:p/>
          </table:table-cell>
          <table:table-cell table:style-name="ce7" table:formula="of:=IF([.$D83]=&quot;&quot;;&quot;&quot;;VLOOKUP([.$D8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83]=&quot;&quot;;[.G83]=&quot;&quot;);&quot;&quot;;[.F83]*[.G83])">
            <text:p/>
          </table:table-cell>
          <table:table-cell table:style-name="ce7" table:formula="of:=IF([.$D83]=&quot;&quot;;&quot;&quot;;VLOOKUP([.$D83];[$DICIONARIO.B$1:.D$1048576];2;0))">
            <text:p/>
          </table:table-cell>
          <table:table-cell table:style-name="ce9" table:formula="of:=IF([.D83]=&quot;&quot;;&quot;&quot;;IF([.D84]=[.D83];&quot;&quot;;IF([.H83]&lt;=7;&quot;AUMENTAR&quot;;IF([.H83]=8;&quot;MANTER&quot;;IF([.H83]=9;&quot;MANTER&quot;;IF([.H83]&gt;=10;&quot;REDUZIR&quot;;&quot;&quot;))))))">
            <text:p/>
          </table:table-cell>
          <table:table-cell table:style-name="ce6" table:number-columns-repeated="14"/>
          <table:table-cell table:style-name="ce6" table:formula="of:=IF([.B83]=&quot;A&quot;;listas!a:a;IF([.B8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84]=&quot;&quot;;[.$D84]=&quot;&quot;);&quot;&quot;;COUNTIFS([.$C$2:.C84];[.$C84];[.$D$2:.D84];[.$D84]))">
            <text:p/>
          </table:table-cell>
          <table:table-cell table:style-name="ce7" table:formula="of:=IF([.$D84]=&quot;&quot;;&quot;&quot;;VLOOKUP([.$D8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84]=&quot;&quot;;[.G84]=&quot;&quot;);&quot;&quot;;[.F84]*[.G84])">
            <text:p/>
          </table:table-cell>
          <table:table-cell table:style-name="ce7" table:formula="of:=IF([.$D84]=&quot;&quot;;&quot;&quot;;VLOOKUP([.$D84];[$DICIONARIO.B$1:.D$1048576];2;0))">
            <text:p/>
          </table:table-cell>
          <table:table-cell table:style-name="ce9" table:formula="of:=IF([.D84]=&quot;&quot;;&quot;&quot;;IF([.D85]=[.D84];&quot;&quot;;IF([.H84]&lt;=7;&quot;AUMENTAR&quot;;IF([.H84]=8;&quot;MANTER&quot;;IF([.H84]=9;&quot;MANTER&quot;;IF([.H84]&gt;=10;&quot;REDUZIR&quot;;&quot;&quot;))))))">
            <text:p/>
          </table:table-cell>
          <table:table-cell table:style-name="ce6" table:number-columns-repeated="14"/>
          <table:table-cell table:style-name="ce6" table:formula="of:=IF([.B84]=&quot;A&quot;;listas!a:a;IF([.B8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85]=&quot;&quot;;[.$D85]=&quot;&quot;);&quot;&quot;;COUNTIFS([.$C$2:.C85];[.$C85];[.$D$2:.D85];[.$D85]))">
            <text:p/>
          </table:table-cell>
          <table:table-cell table:style-name="ce7" table:formula="of:=IF([.$D85]=&quot;&quot;;&quot;&quot;;VLOOKUP([.$D8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85]=&quot;&quot;;[.G85]=&quot;&quot;);&quot;&quot;;[.F85]*[.G85])">
            <text:p/>
          </table:table-cell>
          <table:table-cell table:style-name="ce7" table:formula="of:=IF([.$D85]=&quot;&quot;;&quot;&quot;;VLOOKUP([.$D85];[$DICIONARIO.B$1:.D$1048576];2;0))">
            <text:p/>
          </table:table-cell>
          <table:table-cell table:style-name="ce9" table:formula="of:=IF([.D85]=&quot;&quot;;&quot;&quot;;IF([.D86]=[.D85];&quot;&quot;;IF([.H85]&lt;=7;&quot;AUMENTAR&quot;;IF([.H85]=8;&quot;MANTER&quot;;IF([.H85]=9;&quot;MANTER&quot;;IF([.H85]&gt;=10;&quot;REDUZIR&quot;;&quot;&quot;))))))">
            <text:p/>
          </table:table-cell>
          <table:table-cell table:style-name="ce6" table:number-columns-repeated="14"/>
          <table:table-cell table:style-name="ce6" table:formula="of:=IF([.B85]=&quot;A&quot;;listas!a:a;IF([.B8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86]=&quot;&quot;;[.$D86]=&quot;&quot;);&quot;&quot;;COUNTIFS([.$C$2:.C86];[.$C86];[.$D$2:.D86];[.$D86]))">
            <text:p/>
          </table:table-cell>
          <table:table-cell table:style-name="ce7" table:formula="of:=IF([.$D86]=&quot;&quot;;&quot;&quot;;VLOOKUP([.$D8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86]=&quot;&quot;;[.G86]=&quot;&quot;);&quot;&quot;;[.F86]*[.G86])">
            <text:p/>
          </table:table-cell>
          <table:table-cell table:style-name="ce7" table:formula="of:=IF([.$D86]=&quot;&quot;;&quot;&quot;;VLOOKUP([.$D86];[$DICIONARIO.B$1:.D$1048576];2;0))">
            <text:p/>
          </table:table-cell>
          <table:table-cell table:style-name="ce9" table:formula="of:=IF([.D86]=&quot;&quot;;&quot;&quot;;IF([.D87]=[.D86];&quot;&quot;;IF([.H86]&lt;=7;&quot;AUMENTAR&quot;;IF([.H86]=8;&quot;MANTER&quot;;IF([.H86]=9;&quot;MANTER&quot;;IF([.H86]&gt;=10;&quot;REDUZIR&quot;;&quot;&quot;))))))">
            <text:p/>
          </table:table-cell>
          <table:table-cell table:style-name="ce6" table:number-columns-repeated="14"/>
          <table:table-cell table:style-name="ce6" table:formula="of:=IF([.B86]=&quot;A&quot;;listas!a:a;IF([.B8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87]=&quot;&quot;;[.$D87]=&quot;&quot;);&quot;&quot;;COUNTIFS([.$C$2:.C87];[.$C87];[.$D$2:.D87];[.$D87]))">
            <text:p/>
          </table:table-cell>
          <table:table-cell table:style-name="ce7" table:formula="of:=IF([.$D87]=&quot;&quot;;&quot;&quot;;VLOOKUP([.$D8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87]=&quot;&quot;;[.G87]=&quot;&quot;);&quot;&quot;;[.F87]*[.G87])">
            <text:p/>
          </table:table-cell>
          <table:table-cell table:style-name="ce7" table:formula="of:=IF([.$D87]=&quot;&quot;;&quot;&quot;;VLOOKUP([.$D87];[$DICIONARIO.B$1:.D$1048576];2;0))">
            <text:p/>
          </table:table-cell>
          <table:table-cell table:style-name="ce9" table:formula="of:=IF([.D87]=&quot;&quot;;&quot;&quot;;IF([.D88]=[.D87];&quot;&quot;;IF([.H87]&lt;=7;&quot;AUMENTAR&quot;;IF([.H87]=8;&quot;MANTER&quot;;IF([.H87]=9;&quot;MANTER&quot;;IF([.H87]&gt;=10;&quot;REDUZIR&quot;;&quot;&quot;))))))">
            <text:p/>
          </table:table-cell>
          <table:table-cell table:style-name="ce6" table:number-columns-repeated="14"/>
          <table:table-cell table:style-name="ce6" table:formula="of:=IF([.B87]=&quot;A&quot;;listas!a:a;IF([.B8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88]=&quot;&quot;;[.$D88]=&quot;&quot;);&quot;&quot;;COUNTIFS([.$C$2:.C88];[.$C88];[.$D$2:.D88];[.$D88]))">
            <text:p/>
          </table:table-cell>
          <table:table-cell table:style-name="ce7" table:formula="of:=IF([.$D88]=&quot;&quot;;&quot;&quot;;VLOOKUP([.$D8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88]=&quot;&quot;;[.G88]=&quot;&quot;);&quot;&quot;;[.F88]*[.G88])">
            <text:p/>
          </table:table-cell>
          <table:table-cell table:style-name="ce7" table:formula="of:=IF([.$D88]=&quot;&quot;;&quot;&quot;;VLOOKUP([.$D88];[$DICIONARIO.B$1:.D$1048576];2;0))">
            <text:p/>
          </table:table-cell>
          <table:table-cell table:style-name="ce9" table:formula="of:=IF([.D88]=&quot;&quot;;&quot;&quot;;IF([.D89]=[.D88];&quot;&quot;;IF([.H88]&lt;=7;&quot;AUMENTAR&quot;;IF([.H88]=8;&quot;MANTER&quot;;IF([.H88]=9;&quot;MANTER&quot;;IF([.H88]&gt;=10;&quot;REDUZIR&quot;;&quot;&quot;))))))">
            <text:p/>
          </table:table-cell>
          <table:table-cell table:style-name="ce6" table:number-columns-repeated="14"/>
          <table:table-cell table:style-name="ce6" table:formula="of:=IF([.B88]=&quot;A&quot;;listas!a:a;IF([.B8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89]=&quot;&quot;;[.$D89]=&quot;&quot;);&quot;&quot;;COUNTIFS([.$C$2:.C89];[.$C89];[.$D$2:.D89];[.$D89]))">
            <text:p/>
          </table:table-cell>
          <table:table-cell table:style-name="ce7" table:formula="of:=IF([.$D89]=&quot;&quot;;&quot;&quot;;VLOOKUP([.$D8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89]=&quot;&quot;;[.G89]=&quot;&quot;);&quot;&quot;;[.F89]*[.G89])">
            <text:p/>
          </table:table-cell>
          <table:table-cell table:style-name="ce7" table:formula="of:=IF([.$D89]=&quot;&quot;;&quot;&quot;;VLOOKUP([.$D89];[$DICIONARIO.B$1:.D$1048576];2;0))">
            <text:p/>
          </table:table-cell>
          <table:table-cell table:style-name="ce9" table:formula="of:=IF([.D89]=&quot;&quot;;&quot;&quot;;IF([.D90]=[.D89];&quot;&quot;;IF([.H89]&lt;=7;&quot;AUMENTAR&quot;;IF([.H89]=8;&quot;MANTER&quot;;IF([.H89]=9;&quot;MANTER&quot;;IF([.H89]&gt;=10;&quot;REDUZIR&quot;;&quot;&quot;))))))">
            <text:p/>
          </table:table-cell>
          <table:table-cell table:style-name="ce6" table:number-columns-repeated="14"/>
          <table:table-cell table:style-name="ce6" table:formula="of:=IF([.B89]=&quot;A&quot;;listas!a:a;IF([.B8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90]=&quot;&quot;;[.$D90]=&quot;&quot;);&quot;&quot;;COUNTIFS([.$C$2:.C90];[.$C90];[.$D$2:.D90];[.$D90]))">
            <text:p/>
          </table:table-cell>
          <table:table-cell table:style-name="ce7" table:formula="of:=IF([.$D90]=&quot;&quot;;&quot;&quot;;VLOOKUP([.$D9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90]=&quot;&quot;;[.G90]=&quot;&quot;);&quot;&quot;;[.F90]*[.G90])">
            <text:p/>
          </table:table-cell>
          <table:table-cell table:style-name="ce7" table:formula="of:=IF([.$D90]=&quot;&quot;;&quot;&quot;;VLOOKUP([.$D90];[$DICIONARIO.B$1:.D$1048576];2;0))">
            <text:p/>
          </table:table-cell>
          <table:table-cell table:style-name="ce9" table:formula="of:=IF([.D90]=&quot;&quot;;&quot;&quot;;IF([.D91]=[.D90];&quot;&quot;;IF([.H90]&lt;=7;&quot;AUMENTAR&quot;;IF([.H90]=8;&quot;MANTER&quot;;IF([.H90]=9;&quot;MANTER&quot;;IF([.H90]&gt;=10;&quot;REDUZIR&quot;;&quot;&quot;))))))">
            <text:p/>
          </table:table-cell>
          <table:table-cell table:style-name="ce6" table:number-columns-repeated="14"/>
          <table:table-cell table:style-name="ce6" table:formula="of:=IF([.B90]=&quot;A&quot;;listas!a:a;IF([.B9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91]=&quot;&quot;;[.$D91]=&quot;&quot;);&quot;&quot;;COUNTIFS([.$C$2:.C91];[.$C91];[.$D$2:.D91];[.$D91]))">
            <text:p/>
          </table:table-cell>
          <table:table-cell table:style-name="ce7" table:formula="of:=IF([.$D91]=&quot;&quot;;&quot;&quot;;VLOOKUP([.$D9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91]=&quot;&quot;;[.G91]=&quot;&quot;);&quot;&quot;;[.F91]*[.G91])">
            <text:p/>
          </table:table-cell>
          <table:table-cell table:style-name="ce7" table:formula="of:=IF([.$D91]=&quot;&quot;;&quot;&quot;;VLOOKUP([.$D91];[$DICIONARIO.B$1:.D$1048576];2;0))">
            <text:p/>
          </table:table-cell>
          <table:table-cell table:style-name="ce9" table:formula="of:=IF([.D91]=&quot;&quot;;&quot;&quot;;IF([.D92]=[.D91];&quot;&quot;;IF([.H91]&lt;=7;&quot;AUMENTAR&quot;;IF([.H91]=8;&quot;MANTER&quot;;IF([.H91]=9;&quot;MANTER&quot;;IF([.H91]&gt;=10;&quot;REDUZIR&quot;;&quot;&quot;))))))">
            <text:p/>
          </table:table-cell>
          <table:table-cell table:style-name="ce6" table:number-columns-repeated="14"/>
          <table:table-cell table:style-name="ce6" table:formula="of:=IF([.B91]=&quot;A&quot;;listas!a:a;IF([.B9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92]=&quot;&quot;;[.$D92]=&quot;&quot;);&quot;&quot;;COUNTIFS([.$C$2:.C92];[.$C92];[.$D$2:.D92];[.$D92]))">
            <text:p/>
          </table:table-cell>
          <table:table-cell table:style-name="ce7" table:formula="of:=IF([.$D92]=&quot;&quot;;&quot;&quot;;VLOOKUP([.$D9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92]=&quot;&quot;;[.G92]=&quot;&quot;);&quot;&quot;;[.F92]*[.G92])">
            <text:p/>
          </table:table-cell>
          <table:table-cell table:style-name="ce7" table:formula="of:=IF([.$D92]=&quot;&quot;;&quot;&quot;;VLOOKUP([.$D92];[$DICIONARIO.B$1:.D$1048576];2;0))">
            <text:p/>
          </table:table-cell>
          <table:table-cell table:style-name="ce9" table:formula="of:=IF([.D92]=&quot;&quot;;&quot;&quot;;IF([.D93]=[.D92];&quot;&quot;;IF([.H92]&lt;=7;&quot;AUMENTAR&quot;;IF([.H92]=8;&quot;MANTER&quot;;IF([.H92]=9;&quot;MANTER&quot;;IF([.H92]&gt;=10;&quot;REDUZIR&quot;;&quot;&quot;))))))">
            <text:p/>
          </table:table-cell>
          <table:table-cell table:style-name="ce6" table:number-columns-repeated="14"/>
          <table:table-cell table:style-name="ce6" table:formula="of:=IF([.B92]=&quot;A&quot;;listas!a:a;IF([.B9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93]=&quot;&quot;;[.$D93]=&quot;&quot;);&quot;&quot;;COUNTIFS([.$C$2:.C93];[.$C93];[.$D$2:.D93];[.$D93]))">
            <text:p/>
          </table:table-cell>
          <table:table-cell table:style-name="ce7" table:formula="of:=IF([.$D93]=&quot;&quot;;&quot;&quot;;VLOOKUP([.$D9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93]=&quot;&quot;;[.G93]=&quot;&quot;);&quot;&quot;;[.F93]*[.G93])">
            <text:p/>
          </table:table-cell>
          <table:table-cell table:style-name="ce7" table:formula="of:=IF([.$D93]=&quot;&quot;;&quot;&quot;;VLOOKUP([.$D93];[$DICIONARIO.B$1:.D$1048576];2;0))">
            <text:p/>
          </table:table-cell>
          <table:table-cell table:style-name="ce9" table:formula="of:=IF([.D93]=&quot;&quot;;&quot;&quot;;IF([.D94]=[.D93];&quot;&quot;;IF([.H93]&lt;=7;&quot;AUMENTAR&quot;;IF([.H93]=8;&quot;MANTER&quot;;IF([.H93]=9;&quot;MANTER&quot;;IF([.H93]&gt;=10;&quot;REDUZIR&quot;;&quot;&quot;))))))">
            <text:p/>
          </table:table-cell>
          <table:table-cell table:style-name="ce6" table:number-columns-repeated="14"/>
          <table:table-cell table:style-name="ce6" table:formula="of:=IF([.B93]=&quot;A&quot;;listas!a:a;IF([.B9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94]=&quot;&quot;;[.$D94]=&quot;&quot;);&quot;&quot;;COUNTIFS([.$C$2:.C94];[.$C94];[.$D$2:.D94];[.$D94]))">
            <text:p/>
          </table:table-cell>
          <table:table-cell table:style-name="ce7" table:formula="of:=IF([.$D94]=&quot;&quot;;&quot;&quot;;VLOOKUP([.$D9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94]=&quot;&quot;;[.G94]=&quot;&quot;);&quot;&quot;;[.F94]*[.G94])">
            <text:p/>
          </table:table-cell>
          <table:table-cell table:style-name="ce7" table:formula="of:=IF([.$D94]=&quot;&quot;;&quot;&quot;;VLOOKUP([.$D94];[$DICIONARIO.B$1:.D$1048576];2;0))">
            <text:p/>
          </table:table-cell>
          <table:table-cell table:style-name="ce9" table:formula="of:=IF([.D94]=&quot;&quot;;&quot;&quot;;IF([.D95]=[.D94];&quot;&quot;;IF([.H94]&lt;=7;&quot;AUMENTAR&quot;;IF([.H94]=8;&quot;MANTER&quot;;IF([.H94]=9;&quot;MANTER&quot;;IF([.H94]&gt;=10;&quot;REDUZIR&quot;;&quot;&quot;))))))">
            <text:p/>
          </table:table-cell>
          <table:table-cell table:style-name="ce6" table:number-columns-repeated="14"/>
          <table:table-cell table:style-name="ce6" table:formula="of:=IF([.B94]=&quot;A&quot;;listas!a:a;IF([.B9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95]=&quot;&quot;;[.$D95]=&quot;&quot;);&quot;&quot;;COUNTIFS([.$C$2:.C95];[.$C95];[.$D$2:.D95];[.$D95]))">
            <text:p/>
          </table:table-cell>
          <table:table-cell table:style-name="ce7" table:formula="of:=IF([.$D95]=&quot;&quot;;&quot;&quot;;VLOOKUP([.$D9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95]=&quot;&quot;;[.G95]=&quot;&quot;);&quot;&quot;;[.F95]*[.G95])">
            <text:p/>
          </table:table-cell>
          <table:table-cell table:style-name="ce7" table:formula="of:=IF([.$D95]=&quot;&quot;;&quot;&quot;;VLOOKUP([.$D95];[$DICIONARIO.B$1:.D$1048576];2;0))">
            <text:p/>
          </table:table-cell>
          <table:table-cell table:style-name="ce9" table:formula="of:=IF([.D95]=&quot;&quot;;&quot;&quot;;IF([.D96]=[.D95];&quot;&quot;;IF([.H95]&lt;=7;&quot;AUMENTAR&quot;;IF([.H95]=8;&quot;MANTER&quot;;IF([.H95]=9;&quot;MANTER&quot;;IF([.H95]&gt;=10;&quot;REDUZIR&quot;;&quot;&quot;))))))">
            <text:p/>
          </table:table-cell>
          <table:table-cell table:style-name="ce6" table:number-columns-repeated="14"/>
          <table:table-cell table:style-name="ce6" table:formula="of:=IF([.B95]=&quot;A&quot;;listas!a:a;IF([.B9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96]=&quot;&quot;;[.$D96]=&quot;&quot;);&quot;&quot;;COUNTIFS([.$C$2:.C96];[.$C96];[.$D$2:.D96];[.$D96]))">
            <text:p/>
          </table:table-cell>
          <table:table-cell table:style-name="ce7" table:formula="of:=IF([.$D96]=&quot;&quot;;&quot;&quot;;VLOOKUP([.$D9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96]=&quot;&quot;;[.G96]=&quot;&quot;);&quot;&quot;;[.F96]*[.G96])">
            <text:p/>
          </table:table-cell>
          <table:table-cell table:style-name="ce7" table:formula="of:=IF([.$D96]=&quot;&quot;;&quot;&quot;;VLOOKUP([.$D96];[$DICIONARIO.B$1:.D$1048576];2;0))">
            <text:p/>
          </table:table-cell>
          <table:table-cell table:style-name="ce9" table:formula="of:=IF([.D96]=&quot;&quot;;&quot;&quot;;IF([.D97]=[.D96];&quot;&quot;;IF([.H96]&lt;=7;&quot;AUMENTAR&quot;;IF([.H96]=8;&quot;MANTER&quot;;IF([.H96]=9;&quot;MANTER&quot;;IF([.H96]&gt;=10;&quot;REDUZIR&quot;;&quot;&quot;))))))">
            <text:p/>
          </table:table-cell>
          <table:table-cell table:style-name="ce6" table:number-columns-repeated="14"/>
          <table:table-cell table:style-name="ce6" table:formula="of:=IF([.B96]=&quot;A&quot;;listas!a:a;IF([.B9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97]=&quot;&quot;;[.$D97]=&quot;&quot;);&quot;&quot;;COUNTIFS([.$C$2:.C97];[.$C97];[.$D$2:.D97];[.$D97]))">
            <text:p/>
          </table:table-cell>
          <table:table-cell table:style-name="ce7" table:formula="of:=IF([.$D97]=&quot;&quot;;&quot;&quot;;VLOOKUP([.$D9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97]=&quot;&quot;;[.G97]=&quot;&quot;);&quot;&quot;;[.F97]*[.G97])">
            <text:p/>
          </table:table-cell>
          <table:table-cell table:style-name="ce7" table:formula="of:=IF([.$D97]=&quot;&quot;;&quot;&quot;;VLOOKUP([.$D97];[$DICIONARIO.B$1:.D$1048576];2;0))">
            <text:p/>
          </table:table-cell>
          <table:table-cell table:style-name="ce9" table:formula="of:=IF([.D97]=&quot;&quot;;&quot;&quot;;IF([.D98]=[.D97];&quot;&quot;;IF([.H97]&lt;=7;&quot;AUMENTAR&quot;;IF([.H97]=8;&quot;MANTER&quot;;IF([.H97]=9;&quot;MANTER&quot;;IF([.H97]&gt;=10;&quot;REDUZIR&quot;;&quot;&quot;))))))">
            <text:p/>
          </table:table-cell>
          <table:table-cell table:style-name="ce6" table:number-columns-repeated="14"/>
          <table:table-cell table:style-name="ce6" table:formula="of:=IF([.B97]=&quot;A&quot;;listas!a:a;IF([.B9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98]=&quot;&quot;;[.$D98]=&quot;&quot;);&quot;&quot;;COUNTIFS([.$C$2:.C98];[.$C98];[.$D$2:.D98];[.$D98]))">
            <text:p/>
          </table:table-cell>
          <table:table-cell table:style-name="ce7" table:formula="of:=IF([.$D98]=&quot;&quot;;&quot;&quot;;VLOOKUP([.$D9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98]=&quot;&quot;;[.G98]=&quot;&quot;);&quot;&quot;;[.F98]*[.G98])">
            <text:p/>
          </table:table-cell>
          <table:table-cell table:style-name="ce7" table:formula="of:=IF([.$D98]=&quot;&quot;;&quot;&quot;;VLOOKUP([.$D98];[$DICIONARIO.B$1:.D$1048576];2;0))">
            <text:p/>
          </table:table-cell>
          <table:table-cell table:style-name="ce9" table:formula="of:=IF([.D98]=&quot;&quot;;&quot;&quot;;IF([.D99]=[.D98];&quot;&quot;;IF([.H98]&lt;=7;&quot;AUMENTAR&quot;;IF([.H98]=8;&quot;MANTER&quot;;IF([.H98]=9;&quot;MANTER&quot;;IF([.H98]&gt;=10;&quot;REDUZIR&quot;;&quot;&quot;))))))">
            <text:p/>
          </table:table-cell>
          <table:table-cell table:style-name="ce6" table:number-columns-repeated="14"/>
          <table:table-cell table:style-name="ce6" table:formula="of:=IF([.B98]=&quot;A&quot;;listas!a:a;IF([.B9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99]=&quot;&quot;;[.$D99]=&quot;&quot;);&quot;&quot;;COUNTIFS([.$C$2:.C99];[.$C99];[.$D$2:.D99];[.$D99]))">
            <text:p/>
          </table:table-cell>
          <table:table-cell table:style-name="ce7" table:formula="of:=IF([.$D99]=&quot;&quot;;&quot;&quot;;VLOOKUP([.$D9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99]=&quot;&quot;;[.G99]=&quot;&quot;);&quot;&quot;;[.F99]*[.G99])">
            <text:p/>
          </table:table-cell>
          <table:table-cell table:style-name="ce7" table:formula="of:=IF([.$D99]=&quot;&quot;;&quot;&quot;;VLOOKUP([.$D99];[$DICIONARIO.B$1:.D$1048576];2;0))">
            <text:p/>
          </table:table-cell>
          <table:table-cell table:style-name="ce9" table:formula="of:=IF([.D99]=&quot;&quot;;&quot;&quot;;IF([.D100]=[.D99];&quot;&quot;;IF([.H99]&lt;=7;&quot;AUMENTAR&quot;;IF([.H99]=8;&quot;MANTER&quot;;IF([.H99]=9;&quot;MANTER&quot;;IF([.H99]&gt;=10;&quot;REDUZIR&quot;;&quot;&quot;))))))">
            <text:p/>
          </table:table-cell>
          <table:table-cell table:style-name="ce6" table:number-columns-repeated="14"/>
          <table:table-cell table:style-name="ce6" table:formula="of:=IF([.B99]=&quot;A&quot;;listas!a:a;IF([.B9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00]=&quot;&quot;;[.$D100]=&quot;&quot;);&quot;&quot;;COUNTIFS([.$C$2:.C100];[.$C100];[.$D$2:.D100];[.$D100]))">
            <text:p/>
          </table:table-cell>
          <table:table-cell table:style-name="ce7" table:formula="of:=IF([.$D100]=&quot;&quot;;&quot;&quot;;VLOOKUP([.$D10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00]=&quot;&quot;;[.G100]=&quot;&quot;);&quot;&quot;;[.F100]*[.G100])">
            <text:p/>
          </table:table-cell>
          <table:table-cell table:style-name="ce7" table:formula="of:=IF([.$D100]=&quot;&quot;;&quot;&quot;;VLOOKUP([.$D100];[$DICIONARIO.B$1:.D$1048576];2;0))">
            <text:p/>
          </table:table-cell>
          <table:table-cell table:style-name="ce9" table:formula="of:=IF([.D100]=&quot;&quot;;&quot;&quot;;IF([.D101]=[.D100];&quot;&quot;;IF([.H100]&lt;=7;&quot;AUMENTAR&quot;;IF([.H100]=8;&quot;MANTER&quot;;IF([.H100]=9;&quot;MANTER&quot;;IF([.H100]&gt;=10;&quot;REDUZIR&quot;;&quot;&quot;))))))">
            <text:p/>
          </table:table-cell>
          <table:table-cell table:style-name="ce6" table:number-columns-repeated="14"/>
          <table:table-cell table:style-name="ce6" table:formula="of:=IF([.B100]=&quot;A&quot;;listas!a:a;IF([.B10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01]=&quot;&quot;;[.$D101]=&quot;&quot;);&quot;&quot;;COUNTIFS([.$C$2:.C101];[.$C101];[.$D$2:.D101];[.$D101]))">
            <text:p/>
          </table:table-cell>
          <table:table-cell table:style-name="ce7" table:formula="of:=IF([.$D101]=&quot;&quot;;&quot;&quot;;VLOOKUP([.$D10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01]=&quot;&quot;;[.G101]=&quot;&quot;);&quot;&quot;;[.F101]*[.G101])">
            <text:p/>
          </table:table-cell>
          <table:table-cell table:style-name="ce7" table:formula="of:=IF([.$D101]=&quot;&quot;;&quot;&quot;;VLOOKUP([.$D101];[$DICIONARIO.B$1:.D$1048576];2;0))">
            <text:p/>
          </table:table-cell>
          <table:table-cell table:style-name="ce9" table:formula="of:=IF([.D101]=&quot;&quot;;&quot;&quot;;IF([.D102]=[.D101];&quot;&quot;;IF([.H101]&lt;=7;&quot;AUMENTAR&quot;;IF([.H101]=8;&quot;MANTER&quot;;IF([.H101]=9;&quot;MANTER&quot;;IF([.H101]&gt;=10;&quot;REDUZIR&quot;;&quot;&quot;))))))">
            <text:p/>
          </table:table-cell>
          <table:table-cell table:style-name="ce6" table:number-columns-repeated="14"/>
          <table:table-cell table:style-name="ce6" table:formula="of:=IF([.B101]=&quot;A&quot;;listas!a:a;IF([.B10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02]=&quot;&quot;;[.$D102]=&quot;&quot;);&quot;&quot;;COUNTIFS([.$C$2:.C102];[.$C102];[.$D$2:.D102];[.$D102]))">
            <text:p/>
          </table:table-cell>
          <table:table-cell table:style-name="ce7" table:formula="of:=IF([.$D102]=&quot;&quot;;&quot;&quot;;VLOOKUP([.$D10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02]=&quot;&quot;;[.G102]=&quot;&quot;);&quot;&quot;;[.F102]*[.G102])">
            <text:p/>
          </table:table-cell>
          <table:table-cell table:style-name="ce7" table:formula="of:=IF([.$D102]=&quot;&quot;;&quot;&quot;;VLOOKUP([.$D102];[$DICIONARIO.B$1:.D$1048576];2;0))">
            <text:p/>
          </table:table-cell>
          <table:table-cell table:style-name="ce9" table:formula="of:=IF([.D102]=&quot;&quot;;&quot;&quot;;IF([.D103]=[.D102];&quot;&quot;;IF([.H102]&lt;=7;&quot;AUMENTAR&quot;;IF([.H102]=8;&quot;MANTER&quot;;IF([.H102]=9;&quot;MANTER&quot;;IF([.H102]&gt;=10;&quot;REDUZIR&quot;;&quot;&quot;))))))">
            <text:p/>
          </table:table-cell>
          <table:table-cell table:style-name="ce6" table:number-columns-repeated="14"/>
          <table:table-cell table:style-name="ce6" table:formula="of:=IF([.B102]=&quot;A&quot;;listas!a:a;IF([.B10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03]=&quot;&quot;;[.$D103]=&quot;&quot;);&quot;&quot;;COUNTIFS([.$C$2:.C103];[.$C103];[.$D$2:.D103];[.$D103]))">
            <text:p/>
          </table:table-cell>
          <table:table-cell table:style-name="ce7" table:formula="of:=IF([.$D103]=&quot;&quot;;&quot;&quot;;VLOOKUP([.$D10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03]=&quot;&quot;;[.G103]=&quot;&quot;);&quot;&quot;;[.F103]*[.G103])">
            <text:p/>
          </table:table-cell>
          <table:table-cell table:style-name="ce7" table:formula="of:=IF([.$D103]=&quot;&quot;;&quot;&quot;;VLOOKUP([.$D103];[$DICIONARIO.B$1:.D$1048576];2;0))">
            <text:p/>
          </table:table-cell>
          <table:table-cell table:style-name="ce9" table:formula="of:=IF([.D103]=&quot;&quot;;&quot;&quot;;IF([.D104]=[.D103];&quot;&quot;;IF([.H103]&lt;=7;&quot;AUMENTAR&quot;;IF([.H103]=8;&quot;MANTER&quot;;IF([.H103]=9;&quot;MANTER&quot;;IF([.H103]&gt;=10;&quot;REDUZIR&quot;;&quot;&quot;))))))">
            <text:p/>
          </table:table-cell>
          <table:table-cell table:style-name="ce6" table:number-columns-repeated="14"/>
          <table:table-cell table:style-name="ce6" table:formula="of:=IF([.B103]=&quot;A&quot;;listas!a:a;IF([.B10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04]=&quot;&quot;;[.$D104]=&quot;&quot;);&quot;&quot;;COUNTIFS([.$C$2:.C104];[.$C104];[.$D$2:.D104];[.$D104]))">
            <text:p/>
          </table:table-cell>
          <table:table-cell table:style-name="ce7" table:formula="of:=IF([.$D104]=&quot;&quot;;&quot;&quot;;VLOOKUP([.$D10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04]=&quot;&quot;;[.G104]=&quot;&quot;);&quot;&quot;;[.F104]*[.G104])">
            <text:p/>
          </table:table-cell>
          <table:table-cell table:style-name="ce7" table:formula="of:=IF([.$D104]=&quot;&quot;;&quot;&quot;;VLOOKUP([.$D104];[$DICIONARIO.B$1:.D$1048576];2;0))">
            <text:p/>
          </table:table-cell>
          <table:table-cell table:style-name="ce9" table:formula="of:=IF([.D104]=&quot;&quot;;&quot;&quot;;IF([.D105]=[.D104];&quot;&quot;;IF([.H104]&lt;=7;&quot;AUMENTAR&quot;;IF([.H104]=8;&quot;MANTER&quot;;IF([.H104]=9;&quot;MANTER&quot;;IF([.H104]&gt;=10;&quot;REDUZIR&quot;;&quot;&quot;))))))">
            <text:p/>
          </table:table-cell>
          <table:table-cell table:style-name="ce6" table:number-columns-repeated="14"/>
          <table:table-cell table:style-name="ce6" table:formula="of:=IF([.B104]=&quot;A&quot;;listas!a:a;IF([.B10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05]=&quot;&quot;;[.$D105]=&quot;&quot;);&quot;&quot;;COUNTIFS([.$C$2:.C105];[.$C105];[.$D$2:.D105];[.$D105]))">
            <text:p/>
          </table:table-cell>
          <table:table-cell table:style-name="ce7" table:formula="of:=IF([.$D105]=&quot;&quot;;&quot;&quot;;VLOOKUP([.$D10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05]=&quot;&quot;;[.G105]=&quot;&quot;);&quot;&quot;;[.F105]*[.G105])">
            <text:p/>
          </table:table-cell>
          <table:table-cell table:style-name="ce7" table:formula="of:=IF([.$D105]=&quot;&quot;;&quot;&quot;;VLOOKUP([.$D105];[$DICIONARIO.B$1:.D$1048576];2;0))">
            <text:p/>
          </table:table-cell>
          <table:table-cell table:style-name="ce9" table:formula="of:=IF([.D105]=&quot;&quot;;&quot;&quot;;IF([.D106]=[.D105];&quot;&quot;;IF([.H105]&lt;=7;&quot;AUMENTAR&quot;;IF([.H105]=8;&quot;MANTER&quot;;IF([.H105]=9;&quot;MANTER&quot;;IF([.H105]&gt;=10;&quot;REDUZIR&quot;;&quot;&quot;))))))">
            <text:p/>
          </table:table-cell>
          <table:table-cell table:style-name="ce6" table:number-columns-repeated="14"/>
          <table:table-cell table:style-name="ce6" table:formula="of:=IF([.B105]=&quot;A&quot;;listas!a:a;IF([.B10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06]=&quot;&quot;;[.$D106]=&quot;&quot;);&quot;&quot;;COUNTIFS([.$C$2:.C106];[.$C106];[.$D$2:.D106];[.$D106]))">
            <text:p/>
          </table:table-cell>
          <table:table-cell table:style-name="ce7" table:formula="of:=IF([.$D106]=&quot;&quot;;&quot;&quot;;VLOOKUP([.$D10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06]=&quot;&quot;;[.G106]=&quot;&quot;);&quot;&quot;;[.F106]*[.G106])">
            <text:p/>
          </table:table-cell>
          <table:table-cell table:style-name="ce7" table:formula="of:=IF([.$D106]=&quot;&quot;;&quot;&quot;;VLOOKUP([.$D106];[$DICIONARIO.B$1:.D$1048576];2;0))">
            <text:p/>
          </table:table-cell>
          <table:table-cell table:style-name="ce9" table:formula="of:=IF([.D106]=&quot;&quot;;&quot;&quot;;IF([.D107]=[.D106];&quot;&quot;;IF([.H106]&lt;=7;&quot;AUMENTAR&quot;;IF([.H106]=8;&quot;MANTER&quot;;IF([.H106]=9;&quot;MANTER&quot;;IF([.H106]&gt;=10;&quot;REDUZIR&quot;;&quot;&quot;))))))">
            <text:p/>
          </table:table-cell>
          <table:table-cell table:style-name="ce6" table:number-columns-repeated="14"/>
          <table:table-cell table:style-name="ce6" table:formula="of:=IF([.B106]=&quot;A&quot;;listas!a:a;IF([.B10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07]=&quot;&quot;;[.$D107]=&quot;&quot;);&quot;&quot;;COUNTIFS([.$C$2:.C107];[.$C107];[.$D$2:.D107];[.$D107]))">
            <text:p/>
          </table:table-cell>
          <table:table-cell table:style-name="ce7" table:formula="of:=IF([.$D107]=&quot;&quot;;&quot;&quot;;VLOOKUP([.$D10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07]=&quot;&quot;;[.G107]=&quot;&quot;);&quot;&quot;;[.F107]*[.G107])">
            <text:p/>
          </table:table-cell>
          <table:table-cell table:style-name="ce7" table:formula="of:=IF([.$D107]=&quot;&quot;;&quot;&quot;;VLOOKUP([.$D107];[$DICIONARIO.B$1:.D$1048576];2;0))">
            <text:p/>
          </table:table-cell>
          <table:table-cell table:style-name="ce9" table:formula="of:=IF([.D107]=&quot;&quot;;&quot;&quot;;IF([.D108]=[.D107];&quot;&quot;;IF([.H107]&lt;=7;&quot;AUMENTAR&quot;;IF([.H107]=8;&quot;MANTER&quot;;IF([.H107]=9;&quot;MANTER&quot;;IF([.H10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08]=&quot;&quot;;[.$D108]=&quot;&quot;);&quot;&quot;;COUNTIFS([.$C$2:.C108];[.$C108];[.$D$2:.D108];[.$D108]))">
            <text:p/>
          </table:table-cell>
          <table:table-cell table:style-name="ce7" table:formula="of:=IF([.$D108]=&quot;&quot;;&quot;&quot;;VLOOKUP([.$D10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08]=&quot;&quot;;[.G108]=&quot;&quot;);&quot;&quot;;[.F108]*[.G108])">
            <text:p/>
          </table:table-cell>
          <table:table-cell table:style-name="ce7" table:formula="of:=IF([.$D108]=&quot;&quot;;&quot;&quot;;VLOOKUP([.$D108];[$DICIONARIO.B$1:.D$1048576];2;0))">
            <text:p/>
          </table:table-cell>
          <table:table-cell table:style-name="ce9" table:formula="of:=IF([.D108]=&quot;&quot;;&quot;&quot;;IF([.D109]=[.D108];&quot;&quot;;IF([.H108]&lt;=7;&quot;AUMENTAR&quot;;IF([.H108]=8;&quot;MANTER&quot;;IF([.H108]=9;&quot;MANTER&quot;;IF([.H10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09]=&quot;&quot;;[.$D109]=&quot;&quot;);&quot;&quot;;COUNTIFS([.$C$2:.C109];[.$C109];[.$D$2:.D109];[.$D109]))">
            <text:p/>
          </table:table-cell>
          <table:table-cell table:style-name="ce7" table:formula="of:=IF([.$D109]=&quot;&quot;;&quot;&quot;;VLOOKUP([.$D10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09]=&quot;&quot;;[.G109]=&quot;&quot;);&quot;&quot;;[.F109]*[.G109])">
            <text:p/>
          </table:table-cell>
          <table:table-cell table:style-name="ce7" table:formula="of:=IF([.$D109]=&quot;&quot;;&quot;&quot;;VLOOKUP([.$D109];[$DICIONARIO.B$1:.D$1048576];2;0))">
            <text:p/>
          </table:table-cell>
          <table:table-cell table:style-name="ce9" table:formula="of:=IF([.D109]=&quot;&quot;;&quot;&quot;;IF([.D110]=[.D109];&quot;&quot;;IF([.H109]&lt;=7;&quot;AUMENTAR&quot;;IF([.H109]=8;&quot;MANTER&quot;;IF([.H109]=9;&quot;MANTER&quot;;IF([.H10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10]=&quot;&quot;;[.$D110]=&quot;&quot;);&quot;&quot;;COUNTIFS([.$C$2:.C110];[.$C110];[.$D$2:.D110];[.$D110]))">
            <text:p/>
          </table:table-cell>
          <table:table-cell table:style-name="ce7" table:formula="of:=IF([.$D110]=&quot;&quot;;&quot;&quot;;VLOOKUP([.$D11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10]=&quot;&quot;;[.G110]=&quot;&quot;);&quot;&quot;;[.F110]*[.G110])">
            <text:p/>
          </table:table-cell>
          <table:table-cell table:style-name="ce7" table:formula="of:=IF([.$D110]=&quot;&quot;;&quot;&quot;;VLOOKUP([.$D110];[$DICIONARIO.B$1:.D$1048576];2;0))">
            <text:p/>
          </table:table-cell>
          <table:table-cell table:style-name="ce9" table:formula="of:=IF([.D110]=&quot;&quot;;&quot;&quot;;IF([.D111]=[.D110];&quot;&quot;;IF([.H110]&lt;=7;&quot;AUMENTAR&quot;;IF([.H110]=8;&quot;MANTER&quot;;IF([.H110]=9;&quot;MANTER&quot;;IF([.H11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11]=&quot;&quot;;[.$D111]=&quot;&quot;);&quot;&quot;;COUNTIFS([.$C$2:.C111];[.$C111];[.$D$2:.D111];[.$D111]))">
            <text:p/>
          </table:table-cell>
          <table:table-cell table:style-name="ce7" table:formula="of:=IF([.$D111]=&quot;&quot;;&quot;&quot;;VLOOKUP([.$D11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11]=&quot;&quot;;[.G111]=&quot;&quot;);&quot;&quot;;[.F111]*[.G111])">
            <text:p/>
          </table:table-cell>
          <table:table-cell table:style-name="ce7" table:formula="of:=IF([.$D111]=&quot;&quot;;&quot;&quot;;VLOOKUP([.$D111];[$DICIONARIO.B$1:.D$1048576];2;0))">
            <text:p/>
          </table:table-cell>
          <table:table-cell table:style-name="ce9" table:formula="of:=IF([.D111]=&quot;&quot;;&quot;&quot;;IF([.D112]=[.D111];&quot;&quot;;IF([.H111]&lt;=7;&quot;AUMENTAR&quot;;IF([.H111]=8;&quot;MANTER&quot;;IF([.H111]=9;&quot;MANTER&quot;;IF([.H11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12]=&quot;&quot;;[.$D112]=&quot;&quot;);&quot;&quot;;COUNTIFS([.$C$2:.C112];[.$C112];[.$D$2:.D112];[.$D112]))">
            <text:p/>
          </table:table-cell>
          <table:table-cell table:style-name="ce7" table:formula="of:=IF([.$D112]=&quot;&quot;;&quot;&quot;;VLOOKUP([.$D11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12]=&quot;&quot;;[.G112]=&quot;&quot;);&quot;&quot;;[.F112]*[.G112])">
            <text:p/>
          </table:table-cell>
          <table:table-cell table:style-name="ce7" table:formula="of:=IF([.$D112]=&quot;&quot;;&quot;&quot;;VLOOKUP([.$D112];[$DICIONARIO.B$1:.D$1048576];2;0))">
            <text:p/>
          </table:table-cell>
          <table:table-cell table:style-name="ce9" table:formula="of:=IF([.D112]=&quot;&quot;;&quot;&quot;;IF([.D113]=[.D112];&quot;&quot;;IF([.H112]&lt;=7;&quot;AUMENTAR&quot;;IF([.H112]=8;&quot;MANTER&quot;;IF([.H112]=9;&quot;MANTER&quot;;IF([.H11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13]=&quot;&quot;;[.$D113]=&quot;&quot;);&quot;&quot;;COUNTIFS([.$C$2:.C113];[.$C113];[.$D$2:.D113];[.$D113]))">
            <text:p/>
          </table:table-cell>
          <table:table-cell table:style-name="ce7" table:formula="of:=IF([.$D113]=&quot;&quot;;&quot;&quot;;VLOOKUP([.$D11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13]=&quot;&quot;;[.G113]=&quot;&quot;);&quot;&quot;;[.F113]*[.G113])">
            <text:p/>
          </table:table-cell>
          <table:table-cell table:style-name="ce7" table:formula="of:=IF([.$D113]=&quot;&quot;;&quot;&quot;;VLOOKUP([.$D113];[$DICIONARIO.B$1:.D$1048576];2;0))">
            <text:p/>
          </table:table-cell>
          <table:table-cell table:style-name="ce9" table:formula="of:=IF([.D113]=&quot;&quot;;&quot;&quot;;IF([.D114]=[.D113];&quot;&quot;;IF([.H113]&lt;=7;&quot;AUMENTAR&quot;;IF([.H113]=8;&quot;MANTER&quot;;IF([.H113]=9;&quot;MANTER&quot;;IF([.H11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14]=&quot;&quot;;[.$D114]=&quot;&quot;);&quot;&quot;;COUNTIFS([.$C$2:.C114];[.$C114];[.$D$2:.D114];[.$D114]))">
            <text:p/>
          </table:table-cell>
          <table:table-cell table:style-name="ce7" table:formula="of:=IF([.$D114]=&quot;&quot;;&quot;&quot;;VLOOKUP([.$D11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14]=&quot;&quot;;[.G114]=&quot;&quot;);&quot;&quot;;[.F114]*[.G114])">
            <text:p/>
          </table:table-cell>
          <table:table-cell table:style-name="ce7" table:formula="of:=IF([.$D114]=&quot;&quot;;&quot;&quot;;VLOOKUP([.$D114];[$DICIONARIO.B$1:.D$1048576];2;0))">
            <text:p/>
          </table:table-cell>
          <table:table-cell table:style-name="ce9" table:formula="of:=IF([.D114]=&quot;&quot;;&quot;&quot;;IF([.D115]=[.D114];&quot;&quot;;IF([.H114]&lt;=7;&quot;AUMENTAR&quot;;IF([.H114]=8;&quot;MANTER&quot;;IF([.H114]=9;&quot;MANTER&quot;;IF([.H11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15]=&quot;&quot;;[.$D115]=&quot;&quot;);&quot;&quot;;COUNTIFS([.$C$2:.C115];[.$C115];[.$D$2:.D115];[.$D115]))">
            <text:p/>
          </table:table-cell>
          <table:table-cell table:style-name="ce7" table:formula="of:=IF([.$D115]=&quot;&quot;;&quot;&quot;;VLOOKUP([.$D11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15]=&quot;&quot;;[.G115]=&quot;&quot;);&quot;&quot;;[.F115]*[.G115])">
            <text:p/>
          </table:table-cell>
          <table:table-cell table:style-name="ce7" table:formula="of:=IF([.$D115]=&quot;&quot;;&quot;&quot;;VLOOKUP([.$D115];[$DICIONARIO.B$1:.D$1048576];2;0))">
            <text:p/>
          </table:table-cell>
          <table:table-cell table:style-name="ce9" table:formula="of:=IF([.D115]=&quot;&quot;;&quot;&quot;;IF([.D116]=[.D115];&quot;&quot;;IF([.H115]&lt;=7;&quot;AUMENTAR&quot;;IF([.H115]=8;&quot;MANTER&quot;;IF([.H115]=9;&quot;MANTER&quot;;IF([.H11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16]=&quot;&quot;;[.$D116]=&quot;&quot;);&quot;&quot;;COUNTIFS([.$C$2:.C116];[.$C116];[.$D$2:.D116];[.$D116]))">
            <text:p/>
          </table:table-cell>
          <table:table-cell table:style-name="ce7" table:formula="of:=IF([.$D116]=&quot;&quot;;&quot;&quot;;VLOOKUP([.$D11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16]=&quot;&quot;;[.G116]=&quot;&quot;);&quot;&quot;;[.F116]*[.G116])">
            <text:p/>
          </table:table-cell>
          <table:table-cell table:style-name="ce7" table:formula="of:=IF([.$D116]=&quot;&quot;;&quot;&quot;;VLOOKUP([.$D116];[$DICIONARIO.B$1:.D$1048576];2;0))">
            <text:p/>
          </table:table-cell>
          <table:table-cell table:style-name="ce9" table:formula="of:=IF([.D116]=&quot;&quot;;&quot;&quot;;IF([.D117]=[.D116];&quot;&quot;;IF([.H116]&lt;=7;&quot;AUMENTAR&quot;;IF([.H116]=8;&quot;MANTER&quot;;IF([.H116]=9;&quot;MANTER&quot;;IF([.H11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17]=&quot;&quot;;[.$D117]=&quot;&quot;);&quot;&quot;;COUNTIFS([.$C$2:.C117];[.$C117];[.$D$2:.D117];[.$D117]))">
            <text:p/>
          </table:table-cell>
          <table:table-cell table:style-name="ce7" table:formula="of:=IF([.$D117]=&quot;&quot;;&quot;&quot;;VLOOKUP([.$D11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17]=&quot;&quot;;[.G117]=&quot;&quot;);&quot;&quot;;[.F117]*[.G117])">
            <text:p/>
          </table:table-cell>
          <table:table-cell table:style-name="ce7" table:formula="of:=IF([.$D117]=&quot;&quot;;&quot;&quot;;VLOOKUP([.$D117];[$DICIONARIO.B$1:.D$1048576];2;0))">
            <text:p/>
          </table:table-cell>
          <table:table-cell table:style-name="ce9" table:formula="of:=IF([.D117]=&quot;&quot;;&quot;&quot;;IF([.D118]=[.D117];&quot;&quot;;IF([.H117]&lt;=7;&quot;AUMENTAR&quot;;IF([.H117]=8;&quot;MANTER&quot;;IF([.H117]=9;&quot;MANTER&quot;;IF([.H11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18]=&quot;&quot;;[.$D118]=&quot;&quot;);&quot;&quot;;COUNTIFS([.$C$2:.C118];[.$C118];[.$D$2:.D118];[.$D118]))">
            <text:p/>
          </table:table-cell>
          <table:table-cell table:style-name="ce7" table:formula="of:=IF([.$D118]=&quot;&quot;;&quot;&quot;;VLOOKUP([.$D11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18]=&quot;&quot;;[.G118]=&quot;&quot;);&quot;&quot;;[.F118]*[.G118])">
            <text:p/>
          </table:table-cell>
          <table:table-cell table:style-name="ce7" table:formula="of:=IF([.$D118]=&quot;&quot;;&quot;&quot;;VLOOKUP([.$D118];[$DICIONARIO.B$1:.D$1048576];2;0))">
            <text:p/>
          </table:table-cell>
          <table:table-cell table:style-name="ce9" table:formula="of:=IF([.D118]=&quot;&quot;;&quot;&quot;;IF([.D119]=[.D118];&quot;&quot;;IF([.H118]&lt;=7;&quot;AUMENTAR&quot;;IF([.H118]=8;&quot;MANTER&quot;;IF([.H118]=9;&quot;MANTER&quot;;IF([.H11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19]=&quot;&quot;;[.$D119]=&quot;&quot;);&quot;&quot;;COUNTIFS([.$C$2:.C119];[.$C119];[.$D$2:.D119];[.$D119]))">
            <text:p/>
          </table:table-cell>
          <table:table-cell table:style-name="ce7" table:formula="of:=IF([.$D119]=&quot;&quot;;&quot;&quot;;VLOOKUP([.$D11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19]=&quot;&quot;;[.G119]=&quot;&quot;);&quot;&quot;;[.F119]*[.G119])">
            <text:p/>
          </table:table-cell>
          <table:table-cell table:style-name="ce7" table:formula="of:=IF([.$D119]=&quot;&quot;;&quot;&quot;;VLOOKUP([.$D119];[$DICIONARIO.B$1:.D$1048576];2;0))">
            <text:p/>
          </table:table-cell>
          <table:table-cell table:style-name="ce9" table:formula="of:=IF([.D119]=&quot;&quot;;&quot;&quot;;IF([.D120]=[.D119];&quot;&quot;;IF([.H119]&lt;=7;&quot;AUMENTAR&quot;;IF([.H119]=8;&quot;MANTER&quot;;IF([.H119]=9;&quot;MANTER&quot;;IF([.H11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20]=&quot;&quot;;[.$D120]=&quot;&quot;);&quot;&quot;;COUNTIFS([.$C$2:.C120];[.$C120];[.$D$2:.D120];[.$D120]))">
            <text:p/>
          </table:table-cell>
          <table:table-cell table:style-name="ce7" table:formula="of:=IF([.$D120]=&quot;&quot;;&quot;&quot;;VLOOKUP([.$D12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20]=&quot;&quot;;[.G120]=&quot;&quot;);&quot;&quot;;[.F120]*[.G120])">
            <text:p/>
          </table:table-cell>
          <table:table-cell table:style-name="ce7" table:formula="of:=IF([.$D120]=&quot;&quot;;&quot;&quot;;VLOOKUP([.$D120];[$DICIONARIO.B$1:.D$1048576];2;0))">
            <text:p/>
          </table:table-cell>
          <table:table-cell table:style-name="ce9" table:formula="of:=IF([.D120]=&quot;&quot;;&quot;&quot;;IF([.D121]=[.D120];&quot;&quot;;IF([.H120]&lt;=7;&quot;AUMENTAR&quot;;IF([.H120]=8;&quot;MANTER&quot;;IF([.H120]=9;&quot;MANTER&quot;;IF([.H12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21]=&quot;&quot;;[.$D121]=&quot;&quot;);&quot;&quot;;COUNTIFS([.$C$2:.C121];[.$C121];[.$D$2:.D121];[.$D121]))">
            <text:p/>
          </table:table-cell>
          <table:table-cell table:style-name="ce7" table:formula="of:=IF([.$D121]=&quot;&quot;;&quot;&quot;;VLOOKUP([.$D12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21]=&quot;&quot;;[.G121]=&quot;&quot;);&quot;&quot;;[.F121]*[.G121])">
            <text:p/>
          </table:table-cell>
          <table:table-cell table:style-name="ce7" table:formula="of:=IF([.$D121]=&quot;&quot;;&quot;&quot;;VLOOKUP([.$D121];[$DICIONARIO.B$1:.D$1048576];2;0))">
            <text:p/>
          </table:table-cell>
          <table:table-cell table:style-name="ce9" table:formula="of:=IF([.D121]=&quot;&quot;;&quot;&quot;;IF([.D122]=[.D121];&quot;&quot;;IF([.H121]&lt;=7;&quot;AUMENTAR&quot;;IF([.H121]=8;&quot;MANTER&quot;;IF([.H121]=9;&quot;MANTER&quot;;IF([.H12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22]=&quot;&quot;;[.$D122]=&quot;&quot;);&quot;&quot;;COUNTIFS([.$C$2:.C122];[.$C122];[.$D$2:.D122];[.$D122]))">
            <text:p/>
          </table:table-cell>
          <table:table-cell table:style-name="ce7" table:formula="of:=IF([.$D122]=&quot;&quot;;&quot;&quot;;VLOOKUP([.$D12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22]=&quot;&quot;;[.G122]=&quot;&quot;);&quot;&quot;;[.F122]*[.G122])">
            <text:p/>
          </table:table-cell>
          <table:table-cell table:style-name="ce7" table:formula="of:=IF([.$D122]=&quot;&quot;;&quot;&quot;;VLOOKUP([.$D122];[$DICIONARIO.B$1:.D$1048576];2;0))">
            <text:p/>
          </table:table-cell>
          <table:table-cell table:style-name="ce9" table:formula="of:=IF([.D122]=&quot;&quot;;&quot;&quot;;IF([.D123]=[.D122];&quot;&quot;;IF([.H122]&lt;=7;&quot;AUMENTAR&quot;;IF([.H122]=8;&quot;MANTER&quot;;IF([.H122]=9;&quot;MANTER&quot;;IF([.H12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23]=&quot;&quot;;[.$D123]=&quot;&quot;);&quot;&quot;;COUNTIFS([.$C$2:.C123];[.$C123];[.$D$2:.D123];[.$D123]))">
            <text:p/>
          </table:table-cell>
          <table:table-cell table:style-name="ce7" table:formula="of:=IF([.$D123]=&quot;&quot;;&quot;&quot;;VLOOKUP([.$D12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23]=&quot;&quot;;[.G123]=&quot;&quot;);&quot;&quot;;[.F123]*[.G123])">
            <text:p/>
          </table:table-cell>
          <table:table-cell table:style-name="ce7" table:formula="of:=IF([.$D123]=&quot;&quot;;&quot;&quot;;VLOOKUP([.$D123];[$DICIONARIO.B$1:.D$1048576];2;0))">
            <text:p/>
          </table:table-cell>
          <table:table-cell table:style-name="ce9" table:formula="of:=IF([.D123]=&quot;&quot;;&quot;&quot;;IF([.D124]=[.D123];&quot;&quot;;IF([.H123]&lt;=7;&quot;AUMENTAR&quot;;IF([.H123]=8;&quot;MANTER&quot;;IF([.H123]=9;&quot;MANTER&quot;;IF([.H12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24]=&quot;&quot;;[.$D124]=&quot;&quot;);&quot;&quot;;COUNTIFS([.$C$2:.C124];[.$C124];[.$D$2:.D124];[.$D124]))">
            <text:p/>
          </table:table-cell>
          <table:table-cell table:style-name="ce7" table:formula="of:=IF([.$D124]=&quot;&quot;;&quot;&quot;;VLOOKUP([.$D12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24]=&quot;&quot;;[.G124]=&quot;&quot;);&quot;&quot;;[.F124]*[.G124])">
            <text:p/>
          </table:table-cell>
          <table:table-cell table:style-name="ce7" table:formula="of:=IF([.$D124]=&quot;&quot;;&quot;&quot;;VLOOKUP([.$D124];[$DICIONARIO.B$1:.D$1048576];2;0))">
            <text:p/>
          </table:table-cell>
          <table:table-cell table:style-name="ce9" table:formula="of:=IF([.D124]=&quot;&quot;;&quot;&quot;;IF([.D125]=[.D124];&quot;&quot;;IF([.H124]&lt;=7;&quot;AUMENTAR&quot;;IF([.H124]=8;&quot;MANTER&quot;;IF([.H124]=9;&quot;MANTER&quot;;IF([.H12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25]=&quot;&quot;;[.$D125]=&quot;&quot;);&quot;&quot;;COUNTIFS([.$C$2:.C125];[.$C125];[.$D$2:.D125];[.$D125]))">
            <text:p/>
          </table:table-cell>
          <table:table-cell table:style-name="ce7" table:formula="of:=IF([.$D125]=&quot;&quot;;&quot;&quot;;VLOOKUP([.$D12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25]=&quot;&quot;;[.G125]=&quot;&quot;);&quot;&quot;;[.F125]*[.G125])">
            <text:p/>
          </table:table-cell>
          <table:table-cell table:style-name="ce7" table:formula="of:=IF([.$D125]=&quot;&quot;;&quot;&quot;;VLOOKUP([.$D125];[$DICIONARIO.B$1:.D$1048576];2;0))">
            <text:p/>
          </table:table-cell>
          <table:table-cell table:style-name="ce9" table:formula="of:=IF([.D125]=&quot;&quot;;&quot;&quot;;IF([.D126]=[.D125];&quot;&quot;;IF([.H125]&lt;=7;&quot;AUMENTAR&quot;;IF([.H125]=8;&quot;MANTER&quot;;IF([.H125]=9;&quot;MANTER&quot;;IF([.H12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26]=&quot;&quot;;[.$D126]=&quot;&quot;);&quot;&quot;;COUNTIFS([.$C$2:.C126];[.$C126];[.$D$2:.D126];[.$D126]))">
            <text:p/>
          </table:table-cell>
          <table:table-cell table:style-name="ce7" table:formula="of:=IF([.$D126]=&quot;&quot;;&quot;&quot;;VLOOKUP([.$D12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26]=&quot;&quot;;[.G126]=&quot;&quot;);&quot;&quot;;[.F126]*[.G126])">
            <text:p/>
          </table:table-cell>
          <table:table-cell table:style-name="ce7" table:formula="of:=IF([.$D126]=&quot;&quot;;&quot;&quot;;VLOOKUP([.$D126];[$DICIONARIO.B$1:.D$1048576];2;0))">
            <text:p/>
          </table:table-cell>
          <table:table-cell table:style-name="ce9" table:formula="of:=IF([.D126]=&quot;&quot;;&quot;&quot;;IF([.D127]=[.D126];&quot;&quot;;IF([.H126]&lt;=7;&quot;AUMENTAR&quot;;IF([.H126]=8;&quot;MANTER&quot;;IF([.H126]=9;&quot;MANTER&quot;;IF([.H12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27]=&quot;&quot;;[.$D127]=&quot;&quot;);&quot;&quot;;COUNTIFS([.$C$2:.C127];[.$C127];[.$D$2:.D127];[.$D127]))">
            <text:p/>
          </table:table-cell>
          <table:table-cell table:style-name="ce7" table:formula="of:=IF([.$D127]=&quot;&quot;;&quot;&quot;;VLOOKUP([.$D12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27]=&quot;&quot;;[.G127]=&quot;&quot;);&quot;&quot;;[.F127]*[.G127])">
            <text:p/>
          </table:table-cell>
          <table:table-cell table:style-name="ce7" table:formula="of:=IF([.$D127]=&quot;&quot;;&quot;&quot;;VLOOKUP([.$D127];[$DICIONARIO.B$1:.D$1048576];2;0))">
            <text:p/>
          </table:table-cell>
          <table:table-cell table:style-name="ce9" table:formula="of:=IF([.D127]=&quot;&quot;;&quot;&quot;;IF([.D128]=[.D127];&quot;&quot;;IF([.H127]&lt;=7;&quot;AUMENTAR&quot;;IF([.H127]=8;&quot;MANTER&quot;;IF([.H127]=9;&quot;MANTER&quot;;IF([.H12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28]=&quot;&quot;;[.$D128]=&quot;&quot;);&quot;&quot;;COUNTIFS([.$C$2:.C128];[.$C128];[.$D$2:.D128];[.$D128]))">
            <text:p/>
          </table:table-cell>
          <table:table-cell table:style-name="ce7" table:formula="of:=IF([.$D128]=&quot;&quot;;&quot;&quot;;VLOOKUP([.$D12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28]=&quot;&quot;;[.G128]=&quot;&quot;);&quot;&quot;;[.F128]*[.G128])">
            <text:p/>
          </table:table-cell>
          <table:table-cell table:style-name="ce7" table:formula="of:=IF([.$D128]=&quot;&quot;;&quot;&quot;;VLOOKUP([.$D128];[$DICIONARIO.B$1:.D$1048576];2;0))">
            <text:p/>
          </table:table-cell>
          <table:table-cell table:style-name="ce9" table:formula="of:=IF([.D128]=&quot;&quot;;&quot;&quot;;IF([.D129]=[.D128];&quot;&quot;;IF([.H128]&lt;=7;&quot;AUMENTAR&quot;;IF([.H128]=8;&quot;MANTER&quot;;IF([.H128]=9;&quot;MANTER&quot;;IF([.H12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29]=&quot;&quot;;[.$D129]=&quot;&quot;);&quot;&quot;;COUNTIFS([.$C$2:.C129];[.$C129];[.$D$2:.D129];[.$D129]))">
            <text:p/>
          </table:table-cell>
          <table:table-cell table:style-name="ce7" table:formula="of:=IF([.$D129]=&quot;&quot;;&quot;&quot;;VLOOKUP([.$D12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29]=&quot;&quot;;[.G129]=&quot;&quot;);&quot;&quot;;[.F129]*[.G129])">
            <text:p/>
          </table:table-cell>
          <table:table-cell table:style-name="ce7" table:formula="of:=IF([.$D129]=&quot;&quot;;&quot;&quot;;VLOOKUP([.$D129];[$DICIONARIO.B$1:.D$1048576];2;0))">
            <text:p/>
          </table:table-cell>
          <table:table-cell table:style-name="ce9" table:formula="of:=IF([.D129]=&quot;&quot;;&quot;&quot;;IF([.D130]=[.D129];&quot;&quot;;IF([.H129]&lt;=7;&quot;AUMENTAR&quot;;IF([.H129]=8;&quot;MANTER&quot;;IF([.H129]=9;&quot;MANTER&quot;;IF([.H12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30]=&quot;&quot;;[.$D130]=&quot;&quot;);&quot;&quot;;COUNTIFS([.$C$2:.C130];[.$C130];[.$D$2:.D130];[.$D130]))">
            <text:p/>
          </table:table-cell>
          <table:table-cell table:style-name="ce7" table:formula="of:=IF([.$D130]=&quot;&quot;;&quot;&quot;;VLOOKUP([.$D13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30]=&quot;&quot;;[.G130]=&quot;&quot;);&quot;&quot;;[.F130]*[.G130])">
            <text:p/>
          </table:table-cell>
          <table:table-cell table:style-name="ce7" table:formula="of:=IF([.$D130]=&quot;&quot;;&quot;&quot;;VLOOKUP([.$D130];[$DICIONARIO.B$1:.D$1048576];2;0))">
            <text:p/>
          </table:table-cell>
          <table:table-cell table:style-name="ce9" table:formula="of:=IF([.D130]=&quot;&quot;;&quot;&quot;;IF([.D131]=[.D130];&quot;&quot;;IF([.H130]&lt;=7;&quot;AUMENTAR&quot;;IF([.H130]=8;&quot;MANTER&quot;;IF([.H130]=9;&quot;MANTER&quot;;IF([.H13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31]=&quot;&quot;;[.$D131]=&quot;&quot;);&quot;&quot;;COUNTIFS([.$C$2:.C131];[.$C131];[.$D$2:.D131];[.$D131]))">
            <text:p/>
          </table:table-cell>
          <table:table-cell table:style-name="ce7" table:formula="of:=IF([.$D131]=&quot;&quot;;&quot;&quot;;VLOOKUP([.$D13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31]=&quot;&quot;;[.G131]=&quot;&quot;);&quot;&quot;;[.F131]*[.G131])">
            <text:p/>
          </table:table-cell>
          <table:table-cell table:style-name="ce7" table:formula="of:=IF([.$D131]=&quot;&quot;;&quot;&quot;;VLOOKUP([.$D131];[$DICIONARIO.B$1:.D$1048576];2;0))">
            <text:p/>
          </table:table-cell>
          <table:table-cell table:style-name="ce9" table:formula="of:=IF([.D131]=&quot;&quot;;&quot;&quot;;IF([.D132]=[.D131];&quot;&quot;;IF([.H131]&lt;=7;&quot;AUMENTAR&quot;;IF([.H131]=8;&quot;MANTER&quot;;IF([.H131]=9;&quot;MANTER&quot;;IF([.H13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32]=&quot;&quot;;[.$D132]=&quot;&quot;);&quot;&quot;;COUNTIFS([.$C$2:.C132];[.$C132];[.$D$2:.D132];[.$D132]))">
            <text:p/>
          </table:table-cell>
          <table:table-cell table:style-name="ce7" table:formula="of:=IF([.$D132]=&quot;&quot;;&quot;&quot;;VLOOKUP([.$D13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32]=&quot;&quot;;[.G132]=&quot;&quot;);&quot;&quot;;[.F132]*[.G132])">
            <text:p/>
          </table:table-cell>
          <table:table-cell table:style-name="ce7" table:formula="of:=IF([.$D132]=&quot;&quot;;&quot;&quot;;VLOOKUP([.$D132];[$DICIONARIO.B$1:.D$1048576];2;0))">
            <text:p/>
          </table:table-cell>
          <table:table-cell table:style-name="ce9" table:formula="of:=IF([.D132]=&quot;&quot;;&quot;&quot;;IF([.D133]=[.D132];&quot;&quot;;IF([.H132]&lt;=7;&quot;AUMENTAR&quot;;IF([.H132]=8;&quot;MANTER&quot;;IF([.H132]=9;&quot;MANTER&quot;;IF([.H13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33]=&quot;&quot;;[.$D133]=&quot;&quot;);&quot;&quot;;COUNTIFS([.$C$2:.C133];[.$C133];[.$D$2:.D133];[.$D133]))">
            <text:p/>
          </table:table-cell>
          <table:table-cell table:style-name="ce7" table:formula="of:=IF([.$D133]=&quot;&quot;;&quot;&quot;;VLOOKUP([.$D13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33]=&quot;&quot;;[.G133]=&quot;&quot;);&quot;&quot;;[.F133]*[.G133])">
            <text:p/>
          </table:table-cell>
          <table:table-cell table:style-name="ce7" table:formula="of:=IF([.$D133]=&quot;&quot;;&quot;&quot;;VLOOKUP([.$D133];[$DICIONARIO.B$1:.D$1048576];2;0))">
            <text:p/>
          </table:table-cell>
          <table:table-cell table:style-name="ce9" table:formula="of:=IF([.D133]=&quot;&quot;;&quot;&quot;;IF([.D134]=[.D133];&quot;&quot;;IF([.H133]&lt;=7;&quot;AUMENTAR&quot;;IF([.H133]=8;&quot;MANTER&quot;;IF([.H133]=9;&quot;MANTER&quot;;IF([.H13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34]=&quot;&quot;;[.$D134]=&quot;&quot;);&quot;&quot;;COUNTIFS([.$C$2:.C134];[.$C134];[.$D$2:.D134];[.$D134]))">
            <text:p/>
          </table:table-cell>
          <table:table-cell table:style-name="ce7" table:formula="of:=IF([.$D134]=&quot;&quot;;&quot;&quot;;VLOOKUP([.$D13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34]=&quot;&quot;;[.G134]=&quot;&quot;);&quot;&quot;;[.F134]*[.G134])">
            <text:p/>
          </table:table-cell>
          <table:table-cell table:style-name="ce7" table:formula="of:=IF([.$D134]=&quot;&quot;;&quot;&quot;;VLOOKUP([.$D134];[$DICIONARIO.B$1:.D$1048576];2;0))">
            <text:p/>
          </table:table-cell>
          <table:table-cell table:style-name="ce9" table:formula="of:=IF([.D134]=&quot;&quot;;&quot;&quot;;IF([.D135]=[.D134];&quot;&quot;;IF([.H134]&lt;=7;&quot;AUMENTAR&quot;;IF([.H134]=8;&quot;MANTER&quot;;IF([.H134]=9;&quot;MANTER&quot;;IF([.H13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35]=&quot;&quot;;[.$D135]=&quot;&quot;);&quot;&quot;;COUNTIFS([.$C$2:.C135];[.$C135];[.$D$2:.D135];[.$D135]))">
            <text:p/>
          </table:table-cell>
          <table:table-cell table:style-name="ce7" table:formula="of:=IF([.$D135]=&quot;&quot;;&quot;&quot;;VLOOKUP([.$D13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35]=&quot;&quot;;[.G135]=&quot;&quot;);&quot;&quot;;[.F135]*[.G135])">
            <text:p/>
          </table:table-cell>
          <table:table-cell table:style-name="ce7" table:formula="of:=IF([.$D135]=&quot;&quot;;&quot;&quot;;VLOOKUP([.$D135];[$DICIONARIO.B$1:.D$1048576];2;0))">
            <text:p/>
          </table:table-cell>
          <table:table-cell table:style-name="ce9" table:formula="of:=IF([.D135]=&quot;&quot;;&quot;&quot;;IF([.D136]=[.D135];&quot;&quot;;IF([.H135]&lt;=7;&quot;AUMENTAR&quot;;IF([.H135]=8;&quot;MANTER&quot;;IF([.H135]=9;&quot;MANTER&quot;;IF([.H13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36]=&quot;&quot;;[.$D136]=&quot;&quot;);&quot;&quot;;COUNTIFS([.$C$2:.C136];[.$C136];[.$D$2:.D136];[.$D136]))">
            <text:p/>
          </table:table-cell>
          <table:table-cell table:style-name="ce7" table:formula="of:=IF([.$D136]=&quot;&quot;;&quot;&quot;;VLOOKUP([.$D13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36]=&quot;&quot;;[.G136]=&quot;&quot;);&quot;&quot;;[.F136]*[.G136])">
            <text:p/>
          </table:table-cell>
          <table:table-cell table:style-name="ce7" table:formula="of:=IF([.$D136]=&quot;&quot;;&quot;&quot;;VLOOKUP([.$D136];[$DICIONARIO.B$1:.D$1048576];2;0))">
            <text:p/>
          </table:table-cell>
          <table:table-cell table:style-name="ce9" table:formula="of:=IF([.D136]=&quot;&quot;;&quot;&quot;;IF([.D137]=[.D136];&quot;&quot;;IF([.H136]&lt;=7;&quot;AUMENTAR&quot;;IF([.H136]=8;&quot;MANTER&quot;;IF([.H136]=9;&quot;MANTER&quot;;IF([.H13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37]=&quot;&quot;;[.$D137]=&quot;&quot;);&quot;&quot;;COUNTIFS([.$C$2:.C137];[.$C137];[.$D$2:.D137];[.$D137]))">
            <text:p/>
          </table:table-cell>
          <table:table-cell table:style-name="ce7" table:formula="of:=IF([.$D137]=&quot;&quot;;&quot;&quot;;VLOOKUP([.$D13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37]=&quot;&quot;;[.G137]=&quot;&quot;);&quot;&quot;;[.F137]*[.G137])">
            <text:p/>
          </table:table-cell>
          <table:table-cell table:style-name="ce7" table:formula="of:=IF([.$D137]=&quot;&quot;;&quot;&quot;;VLOOKUP([.$D137];[$DICIONARIO.B$1:.D$1048576];2;0))">
            <text:p/>
          </table:table-cell>
          <table:table-cell table:style-name="ce9" table:formula="of:=IF([.D137]=&quot;&quot;;&quot;&quot;;IF([.D138]=[.D137];&quot;&quot;;IF([.H137]&lt;=7;&quot;AUMENTAR&quot;;IF([.H137]=8;&quot;MANTER&quot;;IF([.H137]=9;&quot;MANTER&quot;;IF([.H13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38]=&quot;&quot;;[.$D138]=&quot;&quot;);&quot;&quot;;COUNTIFS([.$C$2:.C138];[.$C138];[.$D$2:.D138];[.$D138]))">
            <text:p/>
          </table:table-cell>
          <table:table-cell table:style-name="ce7" table:formula="of:=IF([.$D138]=&quot;&quot;;&quot;&quot;;VLOOKUP([.$D13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38]=&quot;&quot;;[.G138]=&quot;&quot;);&quot;&quot;;[.F138]*[.G138])">
            <text:p/>
          </table:table-cell>
          <table:table-cell table:style-name="ce7" table:formula="of:=IF([.$D138]=&quot;&quot;;&quot;&quot;;VLOOKUP([.$D138];[$DICIONARIO.B$1:.D$1048576];2;0))">
            <text:p/>
          </table:table-cell>
          <table:table-cell table:style-name="ce9" table:formula="of:=IF([.D138]=&quot;&quot;;&quot;&quot;;IF([.D139]=[.D138];&quot;&quot;;IF([.H138]&lt;=7;&quot;AUMENTAR&quot;;IF([.H138]=8;&quot;MANTER&quot;;IF([.H138]=9;&quot;MANTER&quot;;IF([.H13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39]=&quot;&quot;;[.$D139]=&quot;&quot;);&quot;&quot;;COUNTIFS([.$C$2:.C139];[.$C139];[.$D$2:.D139];[.$D139]))">
            <text:p/>
          </table:table-cell>
          <table:table-cell table:style-name="ce7" table:formula="of:=IF([.$D139]=&quot;&quot;;&quot;&quot;;VLOOKUP([.$D13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39]=&quot;&quot;;[.G139]=&quot;&quot;);&quot;&quot;;[.F139]*[.G139])">
            <text:p/>
          </table:table-cell>
          <table:table-cell table:style-name="ce7" table:formula="of:=IF([.$D139]=&quot;&quot;;&quot;&quot;;VLOOKUP([.$D139];[$DICIONARIO.B$1:.D$1048576];2;0))">
            <text:p/>
          </table:table-cell>
          <table:table-cell table:style-name="ce9" table:formula="of:=IF([.D139]=&quot;&quot;;&quot;&quot;;IF([.D140]=[.D139];&quot;&quot;;IF([.H139]&lt;=7;&quot;AUMENTAR&quot;;IF([.H139]=8;&quot;MANTER&quot;;IF([.H139]=9;&quot;MANTER&quot;;IF([.H13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40]=&quot;&quot;;[.$D140]=&quot;&quot;);&quot;&quot;;COUNTIFS([.$C$2:.C140];[.$C140];[.$D$2:.D140];[.$D140]))">
            <text:p/>
          </table:table-cell>
          <table:table-cell table:style-name="ce7" table:formula="of:=IF([.$D140]=&quot;&quot;;&quot;&quot;;VLOOKUP([.$D14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40]=&quot;&quot;;[.G140]=&quot;&quot;);&quot;&quot;;[.F140]*[.G140])">
            <text:p/>
          </table:table-cell>
          <table:table-cell table:style-name="ce7" table:formula="of:=IF([.$D140]=&quot;&quot;;&quot;&quot;;VLOOKUP([.$D140];[$DICIONARIO.B$1:.D$1048576];2;0))">
            <text:p/>
          </table:table-cell>
          <table:table-cell table:style-name="ce9" table:formula="of:=IF([.D140]=&quot;&quot;;&quot;&quot;;IF([.D141]=[.D140];&quot;&quot;;IF([.H140]&lt;=7;&quot;AUMENTAR&quot;;IF([.H140]=8;&quot;MANTER&quot;;IF([.H140]=9;&quot;MANTER&quot;;IF([.H14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41]=&quot;&quot;;[.$D141]=&quot;&quot;);&quot;&quot;;COUNTIFS([.$C$2:.C141];[.$C141];[.$D$2:.D141];[.$D141]))">
            <text:p/>
          </table:table-cell>
          <table:table-cell table:style-name="ce7" table:formula="of:=IF([.$D141]=&quot;&quot;;&quot;&quot;;VLOOKUP([.$D14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41]=&quot;&quot;;[.G141]=&quot;&quot;);&quot;&quot;;[.F141]*[.G141])">
            <text:p/>
          </table:table-cell>
          <table:table-cell table:style-name="ce7" table:formula="of:=IF([.$D141]=&quot;&quot;;&quot;&quot;;VLOOKUP([.$D141];[$DICIONARIO.B$1:.D$1048576];2;0))">
            <text:p/>
          </table:table-cell>
          <table:table-cell table:style-name="ce9" table:formula="of:=IF([.D141]=&quot;&quot;;&quot;&quot;;IF([.D142]=[.D141];&quot;&quot;;IF([.H141]&lt;=7;&quot;AUMENTAR&quot;;IF([.H141]=8;&quot;MANTER&quot;;IF([.H141]=9;&quot;MANTER&quot;;IF([.H14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42]=&quot;&quot;;[.$D142]=&quot;&quot;);&quot;&quot;;COUNTIFS([.$C$2:.C142];[.$C142];[.$D$2:.D142];[.$D142]))">
            <text:p/>
          </table:table-cell>
          <table:table-cell table:style-name="ce7" table:formula="of:=IF([.$D142]=&quot;&quot;;&quot;&quot;;VLOOKUP([.$D14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42]=&quot;&quot;;[.G142]=&quot;&quot;);&quot;&quot;;[.F142]*[.G142])">
            <text:p/>
          </table:table-cell>
          <table:table-cell table:style-name="ce7" table:formula="of:=IF([.$D142]=&quot;&quot;;&quot;&quot;;VLOOKUP([.$D142];[$DICIONARIO.B$1:.D$1048576];2;0))">
            <text:p/>
          </table:table-cell>
          <table:table-cell table:style-name="ce9" table:formula="of:=IF([.D142]=&quot;&quot;;&quot;&quot;;IF([.D143]=[.D142];&quot;&quot;;IF([.H142]&lt;=7;&quot;AUMENTAR&quot;;IF([.H142]=8;&quot;MANTER&quot;;IF([.H142]=9;&quot;MANTER&quot;;IF([.H14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43]=&quot;&quot;;[.$D143]=&quot;&quot;);&quot;&quot;;COUNTIFS([.$C$2:.C143];[.$C143];[.$D$2:.D143];[.$D143]))">
            <text:p/>
          </table:table-cell>
          <table:table-cell table:style-name="ce7" table:formula="of:=IF([.$D143]=&quot;&quot;;&quot;&quot;;VLOOKUP([.$D14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43]=&quot;&quot;;[.G143]=&quot;&quot;);&quot;&quot;;[.F143]*[.G143])">
            <text:p/>
          </table:table-cell>
          <table:table-cell table:style-name="ce7" table:formula="of:=IF([.$D143]=&quot;&quot;;&quot;&quot;;VLOOKUP([.$D143];[$DICIONARIO.B$1:.D$1048576];2;0))">
            <text:p/>
          </table:table-cell>
          <table:table-cell table:style-name="ce9" table:formula="of:=IF([.D143]=&quot;&quot;;&quot;&quot;;IF([.D144]=[.D143];&quot;&quot;;IF([.H143]&lt;=7;&quot;AUMENTAR&quot;;IF([.H143]=8;&quot;MANTER&quot;;IF([.H143]=9;&quot;MANTER&quot;;IF([.H14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44]=&quot;&quot;;[.$D144]=&quot;&quot;);&quot;&quot;;COUNTIFS([.$C$2:.C144];[.$C144];[.$D$2:.D144];[.$D144]))">
            <text:p/>
          </table:table-cell>
          <table:table-cell table:style-name="ce7" table:formula="of:=IF([.$D144]=&quot;&quot;;&quot;&quot;;VLOOKUP([.$D14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44]=&quot;&quot;;[.G144]=&quot;&quot;);&quot;&quot;;[.F144]*[.G144])">
            <text:p/>
          </table:table-cell>
          <table:table-cell table:style-name="ce7" table:formula="of:=IF([.$D144]=&quot;&quot;;&quot;&quot;;VLOOKUP([.$D144];[$DICIONARIO.B$1:.D$1048576];2;0))">
            <text:p/>
          </table:table-cell>
          <table:table-cell table:style-name="ce9" table:formula="of:=IF([.D144]=&quot;&quot;;&quot;&quot;;IF([.D145]=[.D144];&quot;&quot;;IF([.H144]&lt;=7;&quot;AUMENTAR&quot;;IF([.H144]=8;&quot;MANTER&quot;;IF([.H144]=9;&quot;MANTER&quot;;IF([.H14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45]=&quot;&quot;;[.$D145]=&quot;&quot;);&quot;&quot;;COUNTIFS([.$C$2:.C145];[.$C145];[.$D$2:.D145];[.$D145]))">
            <text:p/>
          </table:table-cell>
          <table:table-cell table:style-name="ce7" table:formula="of:=IF([.$D145]=&quot;&quot;;&quot;&quot;;VLOOKUP([.$D14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45]=&quot;&quot;;[.G145]=&quot;&quot;);&quot;&quot;;[.F145]*[.G145])">
            <text:p/>
          </table:table-cell>
          <table:table-cell table:style-name="ce7" table:formula="of:=IF([.$D145]=&quot;&quot;;&quot;&quot;;VLOOKUP([.$D145];[$DICIONARIO.B$1:.D$1048576];2;0))">
            <text:p/>
          </table:table-cell>
          <table:table-cell table:style-name="ce9" table:formula="of:=IF([.D145]=&quot;&quot;;&quot;&quot;;IF([.D146]=[.D145];&quot;&quot;;IF([.H145]&lt;=7;&quot;AUMENTAR&quot;;IF([.H145]=8;&quot;MANTER&quot;;IF([.H145]=9;&quot;MANTER&quot;;IF([.H14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46]=&quot;&quot;;[.$D146]=&quot;&quot;);&quot;&quot;;COUNTIFS([.$C$2:.C146];[.$C146];[.$D$2:.D146];[.$D146]))">
            <text:p/>
          </table:table-cell>
          <table:table-cell table:style-name="ce7" table:formula="of:=IF([.$D146]=&quot;&quot;;&quot;&quot;;VLOOKUP([.$D14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46]=&quot;&quot;;[.G146]=&quot;&quot;);&quot;&quot;;[.F146]*[.G146])">
            <text:p/>
          </table:table-cell>
          <table:table-cell table:style-name="ce7" table:formula="of:=IF([.$D146]=&quot;&quot;;&quot;&quot;;VLOOKUP([.$D146];[$DICIONARIO.B$1:.D$1048576];2;0))">
            <text:p/>
          </table:table-cell>
          <table:table-cell table:style-name="ce9" table:formula="of:=IF([.D146]=&quot;&quot;;&quot;&quot;;IF([.D147]=[.D146];&quot;&quot;;IF([.H146]&lt;=7;&quot;AUMENTAR&quot;;IF([.H146]=8;&quot;MANTER&quot;;IF([.H146]=9;&quot;MANTER&quot;;IF([.H14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47]=&quot;&quot;;[.$D147]=&quot;&quot;);&quot;&quot;;COUNTIFS([.$C$2:.C147];[.$C147];[.$D$2:.D147];[.$D147]))">
            <text:p/>
          </table:table-cell>
          <table:table-cell table:style-name="ce7" table:formula="of:=IF([.$D147]=&quot;&quot;;&quot;&quot;;VLOOKUP([.$D14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47]=&quot;&quot;;[.G147]=&quot;&quot;);&quot;&quot;;[.F147]*[.G147])">
            <text:p/>
          </table:table-cell>
          <table:table-cell table:style-name="ce7" table:formula="of:=IF([.$D147]=&quot;&quot;;&quot;&quot;;VLOOKUP([.$D147];[$DICIONARIO.B$1:.D$1048576];2;0))">
            <text:p/>
          </table:table-cell>
          <table:table-cell table:style-name="ce9" table:formula="of:=IF([.D147]=&quot;&quot;;&quot;&quot;;IF([.D148]=[.D147];&quot;&quot;;IF([.H147]&lt;=7;&quot;AUMENTAR&quot;;IF([.H147]=8;&quot;MANTER&quot;;IF([.H147]=9;&quot;MANTER&quot;;IF([.H14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48]=&quot;&quot;;[.$D148]=&quot;&quot;);&quot;&quot;;COUNTIFS([.$C$2:.C148];[.$C148];[.$D$2:.D148];[.$D148]))">
            <text:p/>
          </table:table-cell>
          <table:table-cell table:style-name="ce7" table:formula="of:=IF([.$D148]=&quot;&quot;;&quot;&quot;;VLOOKUP([.$D14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48]=&quot;&quot;;[.G148]=&quot;&quot;);&quot;&quot;;[.F148]*[.G148])">
            <text:p/>
          </table:table-cell>
          <table:table-cell table:style-name="ce7" table:formula="of:=IF([.$D148]=&quot;&quot;;&quot;&quot;;VLOOKUP([.$D148];[$DICIONARIO.B$1:.D$1048576];2;0))">
            <text:p/>
          </table:table-cell>
          <table:table-cell table:style-name="ce9" table:formula="of:=IF([.D148]=&quot;&quot;;&quot;&quot;;IF([.D149]=[.D148];&quot;&quot;;IF([.H148]&lt;=7;&quot;AUMENTAR&quot;;IF([.H148]=8;&quot;MANTER&quot;;IF([.H148]=9;&quot;MANTER&quot;;IF([.H14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49]=&quot;&quot;;[.$D149]=&quot;&quot;);&quot;&quot;;COUNTIFS([.$C$2:.C149];[.$C149];[.$D$2:.D149];[.$D149]))">
            <text:p/>
          </table:table-cell>
          <table:table-cell table:style-name="ce7" table:formula="of:=IF([.$D149]=&quot;&quot;;&quot;&quot;;VLOOKUP([.$D14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49]=&quot;&quot;;[.G149]=&quot;&quot;);&quot;&quot;;[.F149]*[.G149])">
            <text:p/>
          </table:table-cell>
          <table:table-cell table:style-name="ce7" table:formula="of:=IF([.$D149]=&quot;&quot;;&quot;&quot;;VLOOKUP([.$D149];[$DICIONARIO.B$1:.D$1048576];2;0))">
            <text:p/>
          </table:table-cell>
          <table:table-cell table:style-name="ce9" table:formula="of:=IF([.D149]=&quot;&quot;;&quot;&quot;;IF([.D150]=[.D149];&quot;&quot;;IF([.H149]&lt;=7;&quot;AUMENTAR&quot;;IF([.H149]=8;&quot;MANTER&quot;;IF([.H149]=9;&quot;MANTER&quot;;IF([.H14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50]=&quot;&quot;;[.$D150]=&quot;&quot;);&quot;&quot;;COUNTIFS([.$C$2:.C150];[.$C150];[.$D$2:.D150];[.$D150]))">
            <text:p/>
          </table:table-cell>
          <table:table-cell table:style-name="ce7" table:formula="of:=IF([.$D150]=&quot;&quot;;&quot;&quot;;VLOOKUP([.$D15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50]=&quot;&quot;;[.G150]=&quot;&quot;);&quot;&quot;;[.F150]*[.G150])">
            <text:p/>
          </table:table-cell>
          <table:table-cell table:style-name="ce7" table:formula="of:=IF([.$D150]=&quot;&quot;;&quot;&quot;;VLOOKUP([.$D150];[$DICIONARIO.B$1:.D$1048576];2;0))">
            <text:p/>
          </table:table-cell>
          <table:table-cell table:style-name="ce9" table:formula="of:=IF([.D150]=&quot;&quot;;&quot;&quot;;IF([.D151]=[.D150];&quot;&quot;;IF([.H150]&lt;=7;&quot;AUMENTAR&quot;;IF([.H150]=8;&quot;MANTER&quot;;IF([.H150]=9;&quot;MANTER&quot;;IF([.H15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51]=&quot;&quot;;[.$D151]=&quot;&quot;);&quot;&quot;;COUNTIFS([.$C$2:.C151];[.$C151];[.$D$2:.D151];[.$D151]))">
            <text:p/>
          </table:table-cell>
          <table:table-cell table:style-name="ce7" table:formula="of:=IF([.$D151]=&quot;&quot;;&quot;&quot;;VLOOKUP([.$D15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51]=&quot;&quot;;[.G151]=&quot;&quot;);&quot;&quot;;[.F151]*[.G151])">
            <text:p/>
          </table:table-cell>
          <table:table-cell table:style-name="ce7" table:formula="of:=IF([.$D151]=&quot;&quot;;&quot;&quot;;VLOOKUP([.$D151];[$DICIONARIO.B$1:.D$1048576];2;0))">
            <text:p/>
          </table:table-cell>
          <table:table-cell table:style-name="ce9" table:formula="of:=IF([.D151]=&quot;&quot;;&quot;&quot;;IF([.D152]=[.D151];&quot;&quot;;IF([.H151]&lt;=7;&quot;AUMENTAR&quot;;IF([.H151]=8;&quot;MANTER&quot;;IF([.H151]=9;&quot;MANTER&quot;;IF([.H15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52]=&quot;&quot;;[.$D152]=&quot;&quot;);&quot;&quot;;COUNTIFS([.$C$2:.C152];[.$C152];[.$D$2:.D152];[.$D152]))">
            <text:p/>
          </table:table-cell>
          <table:table-cell table:style-name="ce7" table:formula="of:=IF([.$D152]=&quot;&quot;;&quot;&quot;;VLOOKUP([.$D15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52]=&quot;&quot;;[.G152]=&quot;&quot;);&quot;&quot;;[.F152]*[.G152])">
            <text:p/>
          </table:table-cell>
          <table:table-cell table:style-name="ce7" table:formula="of:=IF([.$D152]=&quot;&quot;;&quot;&quot;;VLOOKUP([.$D152];[$DICIONARIO.B$1:.D$1048576];2;0))">
            <text:p/>
          </table:table-cell>
          <table:table-cell table:style-name="ce9" table:formula="of:=IF([.D152]=&quot;&quot;;&quot;&quot;;IF([.D153]=[.D152];&quot;&quot;;IF([.H152]&lt;=7;&quot;AUMENTAR&quot;;IF([.H152]=8;&quot;MANTER&quot;;IF([.H152]=9;&quot;MANTER&quot;;IF([.H15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53]=&quot;&quot;;[.$D153]=&quot;&quot;);&quot;&quot;;COUNTIFS([.$C$2:.C153];[.$C153];[.$D$2:.D153];[.$D153]))">
            <text:p/>
          </table:table-cell>
          <table:table-cell table:style-name="ce7" table:formula="of:=IF([.$D153]=&quot;&quot;;&quot;&quot;;VLOOKUP([.$D15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53]=&quot;&quot;;[.G153]=&quot;&quot;);&quot;&quot;;[.F153]*[.G153])">
            <text:p/>
          </table:table-cell>
          <table:table-cell table:style-name="ce7" table:formula="of:=IF([.$D153]=&quot;&quot;;&quot;&quot;;VLOOKUP([.$D153];[$DICIONARIO.B$1:.D$1048576];2;0))">
            <text:p/>
          </table:table-cell>
          <table:table-cell table:style-name="ce9" table:formula="of:=IF([.D153]=&quot;&quot;;&quot;&quot;;IF([.D154]=[.D153];&quot;&quot;;IF([.H153]&lt;=7;&quot;AUMENTAR&quot;;IF([.H153]=8;&quot;MANTER&quot;;IF([.H153]=9;&quot;MANTER&quot;;IF([.H15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54]=&quot;&quot;;[.$D154]=&quot;&quot;);&quot;&quot;;COUNTIFS([.$C$2:.C154];[.$C154];[.$D$2:.D154];[.$D154]))">
            <text:p/>
          </table:table-cell>
          <table:table-cell table:style-name="ce7" table:formula="of:=IF([.$D154]=&quot;&quot;;&quot;&quot;;VLOOKUP([.$D15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54]=&quot;&quot;;[.G154]=&quot;&quot;);&quot;&quot;;[.F154]*[.G154])">
            <text:p/>
          </table:table-cell>
          <table:table-cell table:style-name="ce7" table:formula="of:=IF([.$D154]=&quot;&quot;;&quot;&quot;;VLOOKUP([.$D154];[$DICIONARIO.B$1:.D$1048576];2;0))">
            <text:p/>
          </table:table-cell>
          <table:table-cell table:style-name="ce9" table:formula="of:=IF([.D154]=&quot;&quot;;&quot;&quot;;IF([.D155]=[.D154];&quot;&quot;;IF([.H154]&lt;=7;&quot;AUMENTAR&quot;;IF([.H154]=8;&quot;MANTER&quot;;IF([.H154]=9;&quot;MANTER&quot;;IF([.H15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55]=&quot;&quot;;[.$D155]=&quot;&quot;);&quot;&quot;;COUNTIFS([.$C$2:.C155];[.$C155];[.$D$2:.D155];[.$D155]))">
            <text:p/>
          </table:table-cell>
          <table:table-cell table:style-name="ce7" table:formula="of:=IF([.$D155]=&quot;&quot;;&quot;&quot;;VLOOKUP([.$D15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55]=&quot;&quot;;[.G155]=&quot;&quot;);&quot;&quot;;[.F155]*[.G155])">
            <text:p/>
          </table:table-cell>
          <table:table-cell table:style-name="ce7" table:formula="of:=IF([.$D155]=&quot;&quot;;&quot;&quot;;VLOOKUP([.$D155];[$DICIONARIO.B$1:.D$1048576];2;0))">
            <text:p/>
          </table:table-cell>
          <table:table-cell table:style-name="ce9" table:formula="of:=IF([.D155]=&quot;&quot;;&quot;&quot;;IF([.D156]=[.D155];&quot;&quot;;IF([.H155]&lt;=7;&quot;AUMENTAR&quot;;IF([.H155]=8;&quot;MANTER&quot;;IF([.H155]=9;&quot;MANTER&quot;;IF([.H15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56]=&quot;&quot;;[.$D156]=&quot;&quot;);&quot;&quot;;COUNTIFS([.$C$2:.C156];[.$C156];[.$D$2:.D156];[.$D156]))">
            <text:p/>
          </table:table-cell>
          <table:table-cell table:style-name="ce7" table:formula="of:=IF([.$D156]=&quot;&quot;;&quot;&quot;;VLOOKUP([.$D15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56]=&quot;&quot;;[.G156]=&quot;&quot;);&quot;&quot;;[.F156]*[.G156])">
            <text:p/>
          </table:table-cell>
          <table:table-cell table:style-name="ce7" table:formula="of:=IF([.$D156]=&quot;&quot;;&quot;&quot;;VLOOKUP([.$D156];[$DICIONARIO.B$1:.D$1048576];2;0))">
            <text:p/>
          </table:table-cell>
          <table:table-cell table:style-name="ce9" table:formula="of:=IF([.D156]=&quot;&quot;;&quot;&quot;;IF([.D157]=[.D156];&quot;&quot;;IF([.H156]&lt;=7;&quot;AUMENTAR&quot;;IF([.H156]=8;&quot;MANTER&quot;;IF([.H156]=9;&quot;MANTER&quot;;IF([.H15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57]=&quot;&quot;;[.$D157]=&quot;&quot;);&quot;&quot;;COUNTIFS([.$C$2:.C157];[.$C157];[.$D$2:.D157];[.$D157]))">
            <text:p/>
          </table:table-cell>
          <table:table-cell table:style-name="ce7" table:formula="of:=IF([.$D157]=&quot;&quot;;&quot;&quot;;VLOOKUP([.$D15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57]=&quot;&quot;;[.G157]=&quot;&quot;);&quot;&quot;;[.F157]*[.G157])">
            <text:p/>
          </table:table-cell>
          <table:table-cell table:style-name="ce7" table:formula="of:=IF([.$D157]=&quot;&quot;;&quot;&quot;;VLOOKUP([.$D157];[$DICIONARIO.B$1:.D$1048576];2;0))">
            <text:p/>
          </table:table-cell>
          <table:table-cell table:style-name="ce9" table:formula="of:=IF([.D157]=&quot;&quot;;&quot;&quot;;IF([.D158]=[.D157];&quot;&quot;;IF([.H157]&lt;=7;&quot;AUMENTAR&quot;;IF([.H157]=8;&quot;MANTER&quot;;IF([.H157]=9;&quot;MANTER&quot;;IF([.H15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58]=&quot;&quot;;[.$D158]=&quot;&quot;);&quot;&quot;;COUNTIFS([.$C$2:.C158];[.$C158];[.$D$2:.D158];[.$D158]))">
            <text:p/>
          </table:table-cell>
          <table:table-cell table:style-name="ce7" table:formula="of:=IF([.$D158]=&quot;&quot;;&quot;&quot;;VLOOKUP([.$D15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58]=&quot;&quot;;[.G158]=&quot;&quot;);&quot;&quot;;[.F158]*[.G158])">
            <text:p/>
          </table:table-cell>
          <table:table-cell table:style-name="ce7" table:formula="of:=IF([.$D158]=&quot;&quot;;&quot;&quot;;VLOOKUP([.$D158];[$DICIONARIO.B$1:.D$1048576];2;0))">
            <text:p/>
          </table:table-cell>
          <table:table-cell table:style-name="ce9" table:formula="of:=IF([.D158]=&quot;&quot;;&quot;&quot;;IF([.D159]=[.D158];&quot;&quot;;IF([.H158]&lt;=7;&quot;AUMENTAR&quot;;IF([.H158]=8;&quot;MANTER&quot;;IF([.H158]=9;&quot;MANTER&quot;;IF([.H15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59]=&quot;&quot;;[.$D159]=&quot;&quot;);&quot;&quot;;COUNTIFS([.$C$2:.C159];[.$C159];[.$D$2:.D159];[.$D159]))">
            <text:p/>
          </table:table-cell>
          <table:table-cell table:style-name="ce7" table:formula="of:=IF([.$D159]=&quot;&quot;;&quot;&quot;;VLOOKUP([.$D15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59]=&quot;&quot;;[.G159]=&quot;&quot;);&quot;&quot;;[.F159]*[.G159])">
            <text:p/>
          </table:table-cell>
          <table:table-cell table:style-name="ce7" table:formula="of:=IF([.$D159]=&quot;&quot;;&quot;&quot;;VLOOKUP([.$D159];[$DICIONARIO.B$1:.D$1048576];2;0))">
            <text:p/>
          </table:table-cell>
          <table:table-cell table:style-name="ce9" table:formula="of:=IF([.D159]=&quot;&quot;;&quot;&quot;;IF([.D160]=[.D159];&quot;&quot;;IF([.H159]&lt;=7;&quot;AUMENTAR&quot;;IF([.H159]=8;&quot;MANTER&quot;;IF([.H159]=9;&quot;MANTER&quot;;IF([.H15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60]=&quot;&quot;;[.$D160]=&quot;&quot;);&quot;&quot;;COUNTIFS([.$C$2:.C160];[.$C160];[.$D$2:.D160];[.$D160]))">
            <text:p/>
          </table:table-cell>
          <table:table-cell table:style-name="ce7" table:formula="of:=IF([.$D160]=&quot;&quot;;&quot;&quot;;VLOOKUP([.$D16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60]=&quot;&quot;;[.G160]=&quot;&quot;);&quot;&quot;;[.F160]*[.G160])">
            <text:p/>
          </table:table-cell>
          <table:table-cell table:style-name="ce7" table:formula="of:=IF([.$D160]=&quot;&quot;;&quot;&quot;;VLOOKUP([.$D160];[$DICIONARIO.B$1:.D$1048576];2;0))">
            <text:p/>
          </table:table-cell>
          <table:table-cell table:style-name="ce9" table:formula="of:=IF([.D160]=&quot;&quot;;&quot;&quot;;IF([.D161]=[.D160];&quot;&quot;;IF([.H160]&lt;=7;&quot;AUMENTAR&quot;;IF([.H160]=8;&quot;MANTER&quot;;IF([.H160]=9;&quot;MANTER&quot;;IF([.H16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61]=&quot;&quot;;[.$D161]=&quot;&quot;);&quot;&quot;;COUNTIFS([.$C$2:.C161];[.$C161];[.$D$2:.D161];[.$D161]))">
            <text:p/>
          </table:table-cell>
          <table:table-cell table:style-name="ce7" table:formula="of:=IF([.$D161]=&quot;&quot;;&quot;&quot;;VLOOKUP([.$D16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61]=&quot;&quot;;[.G161]=&quot;&quot;);&quot;&quot;;[.F161]*[.G161])">
            <text:p/>
          </table:table-cell>
          <table:table-cell table:style-name="ce7" table:formula="of:=IF([.$D161]=&quot;&quot;;&quot;&quot;;VLOOKUP([.$D161];[$DICIONARIO.B$1:.D$1048576];2;0))">
            <text:p/>
          </table:table-cell>
          <table:table-cell table:style-name="ce9" table:formula="of:=IF([.D161]=&quot;&quot;;&quot;&quot;;IF([.D162]=[.D161];&quot;&quot;;IF([.H161]&lt;=7;&quot;AUMENTAR&quot;;IF([.H161]=8;&quot;MANTER&quot;;IF([.H161]=9;&quot;MANTER&quot;;IF([.H16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62]=&quot;&quot;;[.$D162]=&quot;&quot;);&quot;&quot;;COUNTIFS([.$C$2:.C162];[.$C162];[.$D$2:.D162];[.$D162]))">
            <text:p/>
          </table:table-cell>
          <table:table-cell table:style-name="ce7" table:formula="of:=IF([.$D162]=&quot;&quot;;&quot;&quot;;VLOOKUP([.$D16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62]=&quot;&quot;;[.G162]=&quot;&quot;);&quot;&quot;;[.F162]*[.G162])">
            <text:p/>
          </table:table-cell>
          <table:table-cell table:style-name="ce7" table:formula="of:=IF([.$D162]=&quot;&quot;;&quot;&quot;;VLOOKUP([.$D162];[$DICIONARIO.B$1:.D$1048576];2;0))">
            <text:p/>
          </table:table-cell>
          <table:table-cell table:style-name="ce9" table:formula="of:=IF([.D162]=&quot;&quot;;&quot;&quot;;IF([.D163]=[.D162];&quot;&quot;;IF([.H162]&lt;=7;&quot;AUMENTAR&quot;;IF([.H162]=8;&quot;MANTER&quot;;IF([.H162]=9;&quot;MANTER&quot;;IF([.H16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63]=&quot;&quot;;[.$D163]=&quot;&quot;);&quot;&quot;;COUNTIFS([.$C$2:.C163];[.$C163];[.$D$2:.D163];[.$D163]))">
            <text:p/>
          </table:table-cell>
          <table:table-cell table:style-name="ce7" table:formula="of:=IF([.$D163]=&quot;&quot;;&quot;&quot;;VLOOKUP([.$D16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63]=&quot;&quot;;[.G163]=&quot;&quot;);&quot;&quot;;[.F163]*[.G163])">
            <text:p/>
          </table:table-cell>
          <table:table-cell table:style-name="ce7" table:formula="of:=IF([.$D163]=&quot;&quot;;&quot;&quot;;VLOOKUP([.$D163];[$DICIONARIO.B$1:.D$1048576];2;0))">
            <text:p/>
          </table:table-cell>
          <table:table-cell table:style-name="ce9" table:formula="of:=IF([.D163]=&quot;&quot;;&quot;&quot;;IF([.D164]=[.D163];&quot;&quot;;IF([.H163]&lt;=7;&quot;AUMENTAR&quot;;IF([.H163]=8;&quot;MANTER&quot;;IF([.H163]=9;&quot;MANTER&quot;;IF([.H16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64]=&quot;&quot;;[.$D164]=&quot;&quot;);&quot;&quot;;COUNTIFS([.$C$2:.C164];[.$C164];[.$D$2:.D164];[.$D164]))">
            <text:p/>
          </table:table-cell>
          <table:table-cell table:style-name="ce7" table:formula="of:=IF([.$D164]=&quot;&quot;;&quot;&quot;;VLOOKUP([.$D16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64]=&quot;&quot;;[.G164]=&quot;&quot;);&quot;&quot;;[.F164]*[.G164])">
            <text:p/>
          </table:table-cell>
          <table:table-cell table:style-name="ce7" table:formula="of:=IF([.$D164]=&quot;&quot;;&quot;&quot;;VLOOKUP([.$D164];[$DICIONARIO.B$1:.D$1048576];2;0))">
            <text:p/>
          </table:table-cell>
          <table:table-cell table:style-name="ce9" table:formula="of:=IF([.D164]=&quot;&quot;;&quot;&quot;;IF([.D165]=[.D164];&quot;&quot;;IF([.H164]&lt;=7;&quot;AUMENTAR&quot;;IF([.H164]=8;&quot;MANTER&quot;;IF([.H164]=9;&quot;MANTER&quot;;IF([.H16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65]=&quot;&quot;;[.$D165]=&quot;&quot;);&quot;&quot;;COUNTIFS([.$C$2:.C165];[.$C165];[.$D$2:.D165];[.$D165]))">
            <text:p/>
          </table:table-cell>
          <table:table-cell table:style-name="ce7" table:formula="of:=IF([.$D165]=&quot;&quot;;&quot;&quot;;VLOOKUP([.$D16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65]=&quot;&quot;;[.G165]=&quot;&quot;);&quot;&quot;;[.F165]*[.G165])">
            <text:p/>
          </table:table-cell>
          <table:table-cell table:style-name="ce7" table:formula="of:=IF([.$D165]=&quot;&quot;;&quot;&quot;;VLOOKUP([.$D165];[$DICIONARIO.B$1:.D$1048576];2;0))">
            <text:p/>
          </table:table-cell>
          <table:table-cell table:style-name="ce9" table:formula="of:=IF([.D165]=&quot;&quot;;&quot;&quot;;IF([.D166]=[.D165];&quot;&quot;;IF([.H165]&lt;=7;&quot;AUMENTAR&quot;;IF([.H165]=8;&quot;MANTER&quot;;IF([.H165]=9;&quot;MANTER&quot;;IF([.H16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66]=&quot;&quot;;[.$D166]=&quot;&quot;);&quot;&quot;;COUNTIFS([.$C$2:.C166];[.$C166];[.$D$2:.D166];[.$D166]))">
            <text:p/>
          </table:table-cell>
          <table:table-cell table:style-name="ce7" table:formula="of:=IF([.$D166]=&quot;&quot;;&quot;&quot;;VLOOKUP([.$D16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66]=&quot;&quot;;[.G166]=&quot;&quot;);&quot;&quot;;[.F166]*[.G166])">
            <text:p/>
          </table:table-cell>
          <table:table-cell table:style-name="ce7" table:formula="of:=IF([.$D166]=&quot;&quot;;&quot;&quot;;VLOOKUP([.$D166];[$DICIONARIO.B$1:.D$1048576];2;0))">
            <text:p/>
          </table:table-cell>
          <table:table-cell table:style-name="ce9" table:formula="of:=IF([.D166]=&quot;&quot;;&quot;&quot;;IF([.D167]=[.D166];&quot;&quot;;IF([.H166]&lt;=7;&quot;AUMENTAR&quot;;IF([.H166]=8;&quot;MANTER&quot;;IF([.H166]=9;&quot;MANTER&quot;;IF([.H16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67]=&quot;&quot;;[.$D167]=&quot;&quot;);&quot;&quot;;COUNTIFS([.$C$2:.C167];[.$C167];[.$D$2:.D167];[.$D167]))">
            <text:p/>
          </table:table-cell>
          <table:table-cell table:style-name="ce7" table:formula="of:=IF([.$D167]=&quot;&quot;;&quot;&quot;;VLOOKUP([.$D16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67]=&quot;&quot;;[.G167]=&quot;&quot;);&quot;&quot;;[.F167]*[.G167])">
            <text:p/>
          </table:table-cell>
          <table:table-cell table:style-name="ce7" table:formula="of:=IF([.$D167]=&quot;&quot;;&quot;&quot;;VLOOKUP([.$D167];[$DICIONARIO.B$1:.D$1048576];2;0))">
            <text:p/>
          </table:table-cell>
          <table:table-cell table:style-name="ce9" table:formula="of:=IF([.D167]=&quot;&quot;;&quot;&quot;;IF([.D168]=[.D167];&quot;&quot;;IF([.H167]&lt;=7;&quot;AUMENTAR&quot;;IF([.H167]=8;&quot;MANTER&quot;;IF([.H167]=9;&quot;MANTER&quot;;IF([.H16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68]=&quot;&quot;;[.$D168]=&quot;&quot;);&quot;&quot;;COUNTIFS([.$C$2:.C168];[.$C168];[.$D$2:.D168];[.$D168]))">
            <text:p/>
          </table:table-cell>
          <table:table-cell table:style-name="ce7" table:formula="of:=IF([.$D168]=&quot;&quot;;&quot;&quot;;VLOOKUP([.$D16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68]=&quot;&quot;;[.G168]=&quot;&quot;);&quot;&quot;;[.F168]*[.G168])">
            <text:p/>
          </table:table-cell>
          <table:table-cell table:style-name="ce7" table:formula="of:=IF([.$D168]=&quot;&quot;;&quot;&quot;;VLOOKUP([.$D168];[$DICIONARIO.B$1:.D$1048576];2;0))">
            <text:p/>
          </table:table-cell>
          <table:table-cell table:style-name="ce9" table:formula="of:=IF([.D168]=&quot;&quot;;&quot;&quot;;IF([.D169]=[.D168];&quot;&quot;;IF([.H168]&lt;=7;&quot;AUMENTAR&quot;;IF([.H168]=8;&quot;MANTER&quot;;IF([.H168]=9;&quot;MANTER&quot;;IF([.H16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69]=&quot;&quot;;[.$D169]=&quot;&quot;);&quot;&quot;;COUNTIFS([.$C$2:.C169];[.$C169];[.$D$2:.D169];[.$D169]))">
            <text:p/>
          </table:table-cell>
          <table:table-cell table:style-name="ce7" table:formula="of:=IF([.$D169]=&quot;&quot;;&quot;&quot;;VLOOKUP([.$D16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69]=&quot;&quot;;[.G169]=&quot;&quot;);&quot;&quot;;[.F169]*[.G169])">
            <text:p/>
          </table:table-cell>
          <table:table-cell table:style-name="ce7" table:formula="of:=IF([.$D169]=&quot;&quot;;&quot;&quot;;VLOOKUP([.$D169];[$DICIONARIO.B$1:.D$1048576];2;0))">
            <text:p/>
          </table:table-cell>
          <table:table-cell table:style-name="ce9" table:formula="of:=IF([.D169]=&quot;&quot;;&quot;&quot;;IF([.D170]=[.D169];&quot;&quot;;IF([.H169]&lt;=7;&quot;AUMENTAR&quot;;IF([.H169]=8;&quot;MANTER&quot;;IF([.H169]=9;&quot;MANTER&quot;;IF([.H16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70]=&quot;&quot;;[.$D170]=&quot;&quot;);&quot;&quot;;COUNTIFS([.$C$2:.C170];[.$C170];[.$D$2:.D170];[.$D170]))">
            <text:p/>
          </table:table-cell>
          <table:table-cell table:style-name="ce7" table:formula="of:=IF([.$D170]=&quot;&quot;;&quot;&quot;;VLOOKUP([.$D17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70]=&quot;&quot;;[.G170]=&quot;&quot;);&quot;&quot;;[.F170]*[.G170])">
            <text:p/>
          </table:table-cell>
          <table:table-cell table:style-name="ce7" table:formula="of:=IF([.$D170]=&quot;&quot;;&quot;&quot;;VLOOKUP([.$D170];[$DICIONARIO.B$1:.D$1048576];2;0))">
            <text:p/>
          </table:table-cell>
          <table:table-cell table:style-name="ce9" table:formula="of:=IF([.D170]=&quot;&quot;;&quot;&quot;;IF([.D171]=[.D170];&quot;&quot;;IF([.H170]&lt;=7;&quot;AUMENTAR&quot;;IF([.H170]=8;&quot;MANTER&quot;;IF([.H170]=9;&quot;MANTER&quot;;IF([.H17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71]=&quot;&quot;;[.$D171]=&quot;&quot;);&quot;&quot;;COUNTIFS([.$C$2:.C171];[.$C171];[.$D$2:.D171];[.$D171]))">
            <text:p/>
          </table:table-cell>
          <table:table-cell table:style-name="ce7" table:formula="of:=IF([.$D171]=&quot;&quot;;&quot;&quot;;VLOOKUP([.$D17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71]=&quot;&quot;;[.G171]=&quot;&quot;);&quot;&quot;;[.F171]*[.G171])">
            <text:p/>
          </table:table-cell>
          <table:table-cell table:style-name="ce7" table:formula="of:=IF([.$D171]=&quot;&quot;;&quot;&quot;;VLOOKUP([.$D171];[$DICIONARIO.B$1:.D$1048576];2;0))">
            <text:p/>
          </table:table-cell>
          <table:table-cell table:style-name="ce9" table:formula="of:=IF([.D171]=&quot;&quot;;&quot;&quot;;IF([.D172]=[.D171];&quot;&quot;;IF([.H171]&lt;=7;&quot;AUMENTAR&quot;;IF([.H171]=8;&quot;MANTER&quot;;IF([.H171]=9;&quot;MANTER&quot;;IF([.H17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72]=&quot;&quot;;[.$D172]=&quot;&quot;);&quot;&quot;;COUNTIFS([.$C$2:.C172];[.$C172];[.$D$2:.D172];[.$D172]))">
            <text:p/>
          </table:table-cell>
          <table:table-cell table:style-name="ce7" table:formula="of:=IF([.$D172]=&quot;&quot;;&quot;&quot;;VLOOKUP([.$D17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72]=&quot;&quot;;[.G172]=&quot;&quot;);&quot;&quot;;[.F172]*[.G172])">
            <text:p/>
          </table:table-cell>
          <table:table-cell table:style-name="ce7" table:formula="of:=IF([.$D172]=&quot;&quot;;&quot;&quot;;VLOOKUP([.$D172];[$DICIONARIO.B$1:.D$1048576];2;0))">
            <text:p/>
          </table:table-cell>
          <table:table-cell table:style-name="ce9" table:formula="of:=IF([.D172]=&quot;&quot;;&quot;&quot;;IF([.D173]=[.D172];&quot;&quot;;IF([.H172]&lt;=7;&quot;AUMENTAR&quot;;IF([.H172]=8;&quot;MANTER&quot;;IF([.H172]=9;&quot;MANTER&quot;;IF([.H17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73]=&quot;&quot;;[.$D173]=&quot;&quot;);&quot;&quot;;COUNTIFS([.$C$2:.C173];[.$C173];[.$D$2:.D173];[.$D173]))">
            <text:p/>
          </table:table-cell>
          <table:table-cell table:style-name="ce7" table:formula="of:=IF([.$D173]=&quot;&quot;;&quot;&quot;;VLOOKUP([.$D17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73]=&quot;&quot;;[.G173]=&quot;&quot;);&quot;&quot;;[.F173]*[.G173])">
            <text:p/>
          </table:table-cell>
          <table:table-cell table:style-name="ce7" table:formula="of:=IF([.$D173]=&quot;&quot;;&quot;&quot;;VLOOKUP([.$D173];[$DICIONARIO.B$1:.D$1048576];2;0))">
            <text:p/>
          </table:table-cell>
          <table:table-cell table:style-name="ce9" table:formula="of:=IF([.D173]=&quot;&quot;;&quot;&quot;;IF([.D174]=[.D173];&quot;&quot;;IF([.H173]&lt;=7;&quot;AUMENTAR&quot;;IF([.H173]=8;&quot;MANTER&quot;;IF([.H173]=9;&quot;MANTER&quot;;IF([.H17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74]=&quot;&quot;;[.$D174]=&quot;&quot;);&quot;&quot;;COUNTIFS([.$C$2:.C174];[.$C174];[.$D$2:.D174];[.$D174]))">
            <text:p/>
          </table:table-cell>
          <table:table-cell table:style-name="ce7" table:formula="of:=IF([.$D174]=&quot;&quot;;&quot;&quot;;VLOOKUP([.$D17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74]=&quot;&quot;;[.G174]=&quot;&quot;);&quot;&quot;;[.F174]*[.G174])">
            <text:p/>
          </table:table-cell>
          <table:table-cell table:style-name="ce7" table:formula="of:=IF([.$D174]=&quot;&quot;;&quot;&quot;;VLOOKUP([.$D174];[$DICIONARIO.B$1:.D$1048576];2;0))">
            <text:p/>
          </table:table-cell>
          <table:table-cell table:style-name="ce9" table:formula="of:=IF([.D174]=&quot;&quot;;&quot;&quot;;IF([.D175]=[.D174];&quot;&quot;;IF([.H174]&lt;=7;&quot;AUMENTAR&quot;;IF([.H174]=8;&quot;MANTER&quot;;IF([.H174]=9;&quot;MANTER&quot;;IF([.H17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75]=&quot;&quot;;[.$D175]=&quot;&quot;);&quot;&quot;;COUNTIFS([.$C$2:.C175];[.$C175];[.$D$2:.D175];[.$D175]))">
            <text:p/>
          </table:table-cell>
          <table:table-cell table:style-name="ce7" table:formula="of:=IF([.$D175]=&quot;&quot;;&quot;&quot;;VLOOKUP([.$D17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75]=&quot;&quot;;[.G175]=&quot;&quot;);&quot;&quot;;[.F175]*[.G175])">
            <text:p/>
          </table:table-cell>
          <table:table-cell table:style-name="ce7" table:formula="of:=IF([.$D175]=&quot;&quot;;&quot;&quot;;VLOOKUP([.$D175];[$DICIONARIO.B$1:.D$1048576];2;0))">
            <text:p/>
          </table:table-cell>
          <table:table-cell table:style-name="ce9" table:formula="of:=IF([.D175]=&quot;&quot;;&quot;&quot;;IF([.D176]=[.D175];&quot;&quot;;IF([.H175]&lt;=7;&quot;AUMENTAR&quot;;IF([.H175]=8;&quot;MANTER&quot;;IF([.H175]=9;&quot;MANTER&quot;;IF([.H17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76]=&quot;&quot;;[.$D176]=&quot;&quot;);&quot;&quot;;COUNTIFS([.$C$2:.C176];[.$C176];[.$D$2:.D176];[.$D176]))">
            <text:p/>
          </table:table-cell>
          <table:table-cell table:style-name="ce7" table:formula="of:=IF([.$D176]=&quot;&quot;;&quot;&quot;;VLOOKUP([.$D17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76]=&quot;&quot;;[.G176]=&quot;&quot;);&quot;&quot;;[.F176]*[.G176])">
            <text:p/>
          </table:table-cell>
          <table:table-cell table:style-name="ce7" table:formula="of:=IF([.$D176]=&quot;&quot;;&quot;&quot;;VLOOKUP([.$D176];[$DICIONARIO.B$1:.D$1048576];2;0))">
            <text:p/>
          </table:table-cell>
          <table:table-cell table:style-name="ce9" table:formula="of:=IF([.D176]=&quot;&quot;;&quot;&quot;;IF([.D177]=[.D176];&quot;&quot;;IF([.H176]&lt;=7;&quot;AUMENTAR&quot;;IF([.H176]=8;&quot;MANTER&quot;;IF([.H176]=9;&quot;MANTER&quot;;IF([.H17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77]=&quot;&quot;;[.$D177]=&quot;&quot;);&quot;&quot;;COUNTIFS([.$C$2:.C177];[.$C177];[.$D$2:.D177];[.$D177]))">
            <text:p/>
          </table:table-cell>
          <table:table-cell table:style-name="ce7" table:formula="of:=IF([.$D177]=&quot;&quot;;&quot;&quot;;VLOOKUP([.$D17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77]=&quot;&quot;;[.G177]=&quot;&quot;);&quot;&quot;;[.F177]*[.G177])">
            <text:p/>
          </table:table-cell>
          <table:table-cell table:style-name="ce7" table:formula="of:=IF([.$D177]=&quot;&quot;;&quot;&quot;;VLOOKUP([.$D177];[$DICIONARIO.B$1:.D$1048576];2;0))">
            <text:p/>
          </table:table-cell>
          <table:table-cell table:style-name="ce9" table:formula="of:=IF([.D177]=&quot;&quot;;&quot;&quot;;IF([.D178]=[.D177];&quot;&quot;;IF([.H177]&lt;=7;&quot;AUMENTAR&quot;;IF([.H177]=8;&quot;MANTER&quot;;IF([.H177]=9;&quot;MANTER&quot;;IF([.H17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78]=&quot;&quot;;[.$D178]=&quot;&quot;);&quot;&quot;;COUNTIFS([.$C$2:.C178];[.$C178];[.$D$2:.D178];[.$D178]))">
            <text:p/>
          </table:table-cell>
          <table:table-cell table:style-name="ce7" table:formula="of:=IF([.$D178]=&quot;&quot;;&quot;&quot;;VLOOKUP([.$D17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78]=&quot;&quot;;[.G178]=&quot;&quot;);&quot;&quot;;[.F178]*[.G178])">
            <text:p/>
          </table:table-cell>
          <table:table-cell table:style-name="ce7" table:formula="of:=IF([.$D178]=&quot;&quot;;&quot;&quot;;VLOOKUP([.$D178];[$DICIONARIO.B$1:.D$1048576];2;0))">
            <text:p/>
          </table:table-cell>
          <table:table-cell table:style-name="ce9" table:formula="of:=IF([.D178]=&quot;&quot;;&quot;&quot;;IF([.D179]=[.D178];&quot;&quot;;IF([.H178]&lt;=7;&quot;AUMENTAR&quot;;IF([.H178]=8;&quot;MANTER&quot;;IF([.H178]=9;&quot;MANTER&quot;;IF([.H17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79]=&quot;&quot;;[.$D179]=&quot;&quot;);&quot;&quot;;COUNTIFS([.$C$2:.C179];[.$C179];[.$D$2:.D179];[.$D179]))">
            <text:p/>
          </table:table-cell>
          <table:table-cell table:style-name="ce7" table:formula="of:=IF([.$D179]=&quot;&quot;;&quot;&quot;;VLOOKUP([.$D17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79]=&quot;&quot;;[.G179]=&quot;&quot;);&quot;&quot;;[.F179]*[.G179])">
            <text:p/>
          </table:table-cell>
          <table:table-cell table:style-name="ce7" table:formula="of:=IF([.$D179]=&quot;&quot;;&quot;&quot;;VLOOKUP([.$D179];[$DICIONARIO.B$1:.D$1048576];2;0))">
            <text:p/>
          </table:table-cell>
          <table:table-cell table:style-name="ce9" table:formula="of:=IF([.D179]=&quot;&quot;;&quot;&quot;;IF([.D180]=[.D179];&quot;&quot;;IF([.H179]&lt;=7;&quot;AUMENTAR&quot;;IF([.H179]=8;&quot;MANTER&quot;;IF([.H179]=9;&quot;MANTER&quot;;IF([.H17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80]=&quot;&quot;;[.$D180]=&quot;&quot;);&quot;&quot;;COUNTIFS([.$C$2:.C180];[.$C180];[.$D$2:.D180];[.$D180]))">
            <text:p/>
          </table:table-cell>
          <table:table-cell table:style-name="ce7" table:formula="of:=IF([.$D180]=&quot;&quot;;&quot;&quot;;VLOOKUP([.$D18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80]=&quot;&quot;;[.G180]=&quot;&quot;);&quot;&quot;;[.F180]*[.G180])">
            <text:p/>
          </table:table-cell>
          <table:table-cell table:style-name="ce7" table:formula="of:=IF([.$D180]=&quot;&quot;;&quot;&quot;;VLOOKUP([.$D180];[$DICIONARIO.B$1:.D$1048576];2;0))">
            <text:p/>
          </table:table-cell>
          <table:table-cell table:style-name="ce9" table:formula="of:=IF([.D180]=&quot;&quot;;&quot;&quot;;IF([.D181]=[.D180];&quot;&quot;;IF([.H180]&lt;=7;&quot;AUMENTAR&quot;;IF([.H180]=8;&quot;MANTER&quot;;IF([.H180]=9;&quot;MANTER&quot;;IF([.H18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81]=&quot;&quot;;[.$D181]=&quot;&quot;);&quot;&quot;;COUNTIFS([.$C$2:.C181];[.$C181];[.$D$2:.D181];[.$D181]))">
            <text:p/>
          </table:table-cell>
          <table:table-cell table:style-name="ce7" table:formula="of:=IF([.$D181]=&quot;&quot;;&quot;&quot;;VLOOKUP([.$D18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81]=&quot;&quot;;[.G181]=&quot;&quot;);&quot;&quot;;[.F181]*[.G181])">
            <text:p/>
          </table:table-cell>
          <table:table-cell table:style-name="ce7" table:formula="of:=IF([.$D181]=&quot;&quot;;&quot;&quot;;VLOOKUP([.$D181];[$DICIONARIO.B$1:.D$1048576];2;0))">
            <text:p/>
          </table:table-cell>
          <table:table-cell table:style-name="ce9" table:formula="of:=IF([.D181]=&quot;&quot;;&quot;&quot;;IF([.D182]=[.D181];&quot;&quot;;IF([.H181]&lt;=7;&quot;AUMENTAR&quot;;IF([.H181]=8;&quot;MANTER&quot;;IF([.H181]=9;&quot;MANTER&quot;;IF([.H18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82]=&quot;&quot;;[.$D182]=&quot;&quot;);&quot;&quot;;COUNTIFS([.$C$2:.C182];[.$C182];[.$D$2:.D182];[.$D182]))">
            <text:p/>
          </table:table-cell>
          <table:table-cell table:style-name="ce7" table:formula="of:=IF([.$D182]=&quot;&quot;;&quot;&quot;;VLOOKUP([.$D18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82]=&quot;&quot;;[.G182]=&quot;&quot;);&quot;&quot;;[.F182]*[.G182])">
            <text:p/>
          </table:table-cell>
          <table:table-cell table:style-name="ce7" table:formula="of:=IF([.$D182]=&quot;&quot;;&quot;&quot;;VLOOKUP([.$D182];[$DICIONARIO.B$1:.D$1048576];2;0))">
            <text:p/>
          </table:table-cell>
          <table:table-cell table:style-name="ce9" table:formula="of:=IF([.D182]=&quot;&quot;;&quot;&quot;;IF([.D183]=[.D182];&quot;&quot;;IF([.H182]&lt;=7;&quot;AUMENTAR&quot;;IF([.H182]=8;&quot;MANTER&quot;;IF([.H182]=9;&quot;MANTER&quot;;IF([.H18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83]=&quot;&quot;;[.$D183]=&quot;&quot;);&quot;&quot;;COUNTIFS([.$C$2:.C183];[.$C183];[.$D$2:.D183];[.$D183]))">
            <text:p/>
          </table:table-cell>
          <table:table-cell table:style-name="ce7" table:formula="of:=IF([.$D183]=&quot;&quot;;&quot;&quot;;VLOOKUP([.$D18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83]=&quot;&quot;;[.G183]=&quot;&quot;);&quot;&quot;;[.F183]*[.G183])">
            <text:p/>
          </table:table-cell>
          <table:table-cell table:style-name="ce7" table:formula="of:=IF([.$D183]=&quot;&quot;;&quot;&quot;;VLOOKUP([.$D183];[$DICIONARIO.B$1:.D$1048576];2;0))">
            <text:p/>
          </table:table-cell>
          <table:table-cell table:style-name="ce9" table:formula="of:=IF([.D183]=&quot;&quot;;&quot;&quot;;IF([.D184]=[.D183];&quot;&quot;;IF([.H183]&lt;=7;&quot;AUMENTAR&quot;;IF([.H183]=8;&quot;MANTER&quot;;IF([.H183]=9;&quot;MANTER&quot;;IF([.H18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84]=&quot;&quot;;[.$D184]=&quot;&quot;);&quot;&quot;;COUNTIFS([.$C$2:.C184];[.$C184];[.$D$2:.D184];[.$D184]))">
            <text:p/>
          </table:table-cell>
          <table:table-cell table:style-name="ce7" table:formula="of:=IF([.$D184]=&quot;&quot;;&quot;&quot;;VLOOKUP([.$D18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84]=&quot;&quot;;[.G184]=&quot;&quot;);&quot;&quot;;[.F184]*[.G184])">
            <text:p/>
          </table:table-cell>
          <table:table-cell table:style-name="ce7" table:formula="of:=IF([.$D184]=&quot;&quot;;&quot;&quot;;VLOOKUP([.$D184];[$DICIONARIO.B$1:.D$1048576];2;0))">
            <text:p/>
          </table:table-cell>
          <table:table-cell table:style-name="ce9" table:formula="of:=IF([.D184]=&quot;&quot;;&quot;&quot;;IF([.D185]=[.D184];&quot;&quot;;IF([.H184]&lt;=7;&quot;AUMENTAR&quot;;IF([.H184]=8;&quot;MANTER&quot;;IF([.H184]=9;&quot;MANTER&quot;;IF([.H18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85]=&quot;&quot;;[.$D185]=&quot;&quot;);&quot;&quot;;COUNTIFS([.$C$2:.C185];[.$C185];[.$D$2:.D185];[.$D185]))">
            <text:p/>
          </table:table-cell>
          <table:table-cell table:style-name="ce7" table:formula="of:=IF([.$D185]=&quot;&quot;;&quot;&quot;;VLOOKUP([.$D18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85]=&quot;&quot;;[.G185]=&quot;&quot;);&quot;&quot;;[.F185]*[.G185])">
            <text:p/>
          </table:table-cell>
          <table:table-cell table:style-name="ce7" table:formula="of:=IF([.$D185]=&quot;&quot;;&quot;&quot;;VLOOKUP([.$D185];[$DICIONARIO.B$1:.D$1048576];2;0))">
            <text:p/>
          </table:table-cell>
          <table:table-cell table:style-name="ce9" table:formula="of:=IF([.D185]=&quot;&quot;;&quot;&quot;;IF([.D186]=[.D185];&quot;&quot;;IF([.H185]&lt;=7;&quot;AUMENTAR&quot;;IF([.H185]=8;&quot;MANTER&quot;;IF([.H185]=9;&quot;MANTER&quot;;IF([.H18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86]=&quot;&quot;;[.$D186]=&quot;&quot;);&quot;&quot;;COUNTIFS([.$C$2:.C186];[.$C186];[.$D$2:.D186];[.$D186]))">
            <text:p/>
          </table:table-cell>
          <table:table-cell table:style-name="ce7" table:formula="of:=IF([.$D186]=&quot;&quot;;&quot;&quot;;VLOOKUP([.$D18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86]=&quot;&quot;;[.G186]=&quot;&quot;);&quot;&quot;;[.F186]*[.G186])">
            <text:p/>
          </table:table-cell>
          <table:table-cell table:style-name="ce7" table:formula="of:=IF([.$D186]=&quot;&quot;;&quot;&quot;;VLOOKUP([.$D186];[$DICIONARIO.B$1:.D$1048576];2;0))">
            <text:p/>
          </table:table-cell>
          <table:table-cell table:style-name="ce9" table:formula="of:=IF([.D186]=&quot;&quot;;&quot;&quot;;IF([.D187]=[.D186];&quot;&quot;;IF([.H186]&lt;=7;&quot;AUMENTAR&quot;;IF([.H186]=8;&quot;MANTER&quot;;IF([.H186]=9;&quot;MANTER&quot;;IF([.H18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87]=&quot;&quot;;[.$D187]=&quot;&quot;);&quot;&quot;;COUNTIFS([.$C$2:.C187];[.$C187];[.$D$2:.D187];[.$D187]))">
            <text:p/>
          </table:table-cell>
          <table:table-cell table:style-name="ce7" table:formula="of:=IF([.$D187]=&quot;&quot;;&quot;&quot;;VLOOKUP([.$D18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87]=&quot;&quot;;[.G187]=&quot;&quot;);&quot;&quot;;[.F187]*[.G187])">
            <text:p/>
          </table:table-cell>
          <table:table-cell table:style-name="ce7" table:formula="of:=IF([.$D187]=&quot;&quot;;&quot;&quot;;VLOOKUP([.$D187];[$DICIONARIO.B$1:.D$1048576];2;0))">
            <text:p/>
          </table:table-cell>
          <table:table-cell table:style-name="ce9" table:formula="of:=IF([.D187]=&quot;&quot;;&quot;&quot;;IF([.D188]=[.D187];&quot;&quot;;IF([.H187]&lt;=7;&quot;AUMENTAR&quot;;IF([.H187]=8;&quot;MANTER&quot;;IF([.H187]=9;&quot;MANTER&quot;;IF([.H18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88]=&quot;&quot;;[.$D188]=&quot;&quot;);&quot;&quot;;COUNTIFS([.$C$2:.C188];[.$C188];[.$D$2:.D188];[.$D188]))">
            <text:p/>
          </table:table-cell>
          <table:table-cell table:style-name="ce7" table:formula="of:=IF([.$D188]=&quot;&quot;;&quot;&quot;;VLOOKUP([.$D18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88]=&quot;&quot;;[.G188]=&quot;&quot;);&quot;&quot;;[.F188]*[.G188])">
            <text:p/>
          </table:table-cell>
          <table:table-cell table:style-name="ce7" table:formula="of:=IF([.$D188]=&quot;&quot;;&quot;&quot;;VLOOKUP([.$D188];[$DICIONARIO.B$1:.D$1048576];2;0))">
            <text:p/>
          </table:table-cell>
          <table:table-cell table:style-name="ce9" table:formula="of:=IF([.D188]=&quot;&quot;;&quot;&quot;;IF([.D189]=[.D188];&quot;&quot;;IF([.H188]&lt;=7;&quot;AUMENTAR&quot;;IF([.H188]=8;&quot;MANTER&quot;;IF([.H188]=9;&quot;MANTER&quot;;IF([.H18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89]=&quot;&quot;;[.$D189]=&quot;&quot;);&quot;&quot;;COUNTIFS([.$C$2:.C189];[.$C189];[.$D$2:.D189];[.$D189]))">
            <text:p/>
          </table:table-cell>
          <table:table-cell table:style-name="ce7" table:formula="of:=IF([.$D189]=&quot;&quot;;&quot;&quot;;VLOOKUP([.$D18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89]=&quot;&quot;;[.G189]=&quot;&quot;);&quot;&quot;;[.F189]*[.G189])">
            <text:p/>
          </table:table-cell>
          <table:table-cell table:style-name="ce7" table:formula="of:=IF([.$D189]=&quot;&quot;;&quot;&quot;;VLOOKUP([.$D189];[$DICIONARIO.B$1:.D$1048576];2;0))">
            <text:p/>
          </table:table-cell>
          <table:table-cell table:style-name="ce9" table:formula="of:=IF([.D189]=&quot;&quot;;&quot;&quot;;IF([.D190]=[.D189];&quot;&quot;;IF([.H189]&lt;=7;&quot;AUMENTAR&quot;;IF([.H189]=8;&quot;MANTER&quot;;IF([.H189]=9;&quot;MANTER&quot;;IF([.H18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90]=&quot;&quot;;[.$D190]=&quot;&quot;);&quot;&quot;;COUNTIFS([.$C$2:.C190];[.$C190];[.$D$2:.D190];[.$D190]))">
            <text:p/>
          </table:table-cell>
          <table:table-cell table:style-name="ce7" table:formula="of:=IF([.$D190]=&quot;&quot;;&quot;&quot;;VLOOKUP([.$D19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90]=&quot;&quot;;[.G190]=&quot;&quot;);&quot;&quot;;[.F190]*[.G190])">
            <text:p/>
          </table:table-cell>
          <table:table-cell table:style-name="ce7" table:formula="of:=IF([.$D190]=&quot;&quot;;&quot;&quot;;VLOOKUP([.$D190];[$DICIONARIO.B$1:.D$1048576];2;0))">
            <text:p/>
          </table:table-cell>
          <table:table-cell table:style-name="ce9" table:formula="of:=IF([.D190]=&quot;&quot;;&quot;&quot;;IF([.D191]=[.D190];&quot;&quot;;IF([.H190]&lt;=7;&quot;AUMENTAR&quot;;IF([.H190]=8;&quot;MANTER&quot;;IF([.H190]=9;&quot;MANTER&quot;;IF([.H19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91]=&quot;&quot;;[.$D191]=&quot;&quot;);&quot;&quot;;COUNTIFS([.$C$2:.C191];[.$C191];[.$D$2:.D191];[.$D191]))">
            <text:p/>
          </table:table-cell>
          <table:table-cell table:style-name="ce7" table:formula="of:=IF([.$D191]=&quot;&quot;;&quot;&quot;;VLOOKUP([.$D19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91]=&quot;&quot;;[.G191]=&quot;&quot;);&quot;&quot;;[.F191]*[.G191])">
            <text:p/>
          </table:table-cell>
          <table:table-cell table:style-name="ce7" table:formula="of:=IF([.$D191]=&quot;&quot;;&quot;&quot;;VLOOKUP([.$D191];[$DICIONARIO.B$1:.D$1048576];2;0))">
            <text:p/>
          </table:table-cell>
          <table:table-cell table:style-name="ce9" table:formula="of:=IF([.D191]=&quot;&quot;;&quot;&quot;;IF([.D192]=[.D191];&quot;&quot;;IF([.H191]&lt;=7;&quot;AUMENTAR&quot;;IF([.H191]=8;&quot;MANTER&quot;;IF([.H191]=9;&quot;MANTER&quot;;IF([.H19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92]=&quot;&quot;;[.$D192]=&quot;&quot;);&quot;&quot;;COUNTIFS([.$C$2:.C192];[.$C192];[.$D$2:.D192];[.$D192]))">
            <text:p/>
          </table:table-cell>
          <table:table-cell table:style-name="ce7" table:formula="of:=IF([.$D192]=&quot;&quot;;&quot;&quot;;VLOOKUP([.$D19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92]=&quot;&quot;;[.G192]=&quot;&quot;);&quot;&quot;;[.F192]*[.G192])">
            <text:p/>
          </table:table-cell>
          <table:table-cell table:style-name="ce7" table:formula="of:=IF([.$D192]=&quot;&quot;;&quot;&quot;;VLOOKUP([.$D192];[$DICIONARIO.B$1:.D$1048576];2;0))">
            <text:p/>
          </table:table-cell>
          <table:table-cell table:style-name="ce9" table:formula="of:=IF([.D192]=&quot;&quot;;&quot;&quot;;IF([.D193]=[.D192];&quot;&quot;;IF([.H192]&lt;=7;&quot;AUMENTAR&quot;;IF([.H192]=8;&quot;MANTER&quot;;IF([.H192]=9;&quot;MANTER&quot;;IF([.H19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93]=&quot;&quot;;[.$D193]=&quot;&quot;);&quot;&quot;;COUNTIFS([.$C$2:.C193];[.$C193];[.$D$2:.D193];[.$D193]))">
            <text:p/>
          </table:table-cell>
          <table:table-cell table:style-name="ce7" table:formula="of:=IF([.$D193]=&quot;&quot;;&quot;&quot;;VLOOKUP([.$D19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93]=&quot;&quot;;[.G193]=&quot;&quot;);&quot;&quot;;[.F193]*[.G193])">
            <text:p/>
          </table:table-cell>
          <table:table-cell table:style-name="ce7" table:formula="of:=IF([.$D193]=&quot;&quot;;&quot;&quot;;VLOOKUP([.$D193];[$DICIONARIO.B$1:.D$1048576];2;0))">
            <text:p/>
          </table:table-cell>
          <table:table-cell table:style-name="ce9" table:formula="of:=IF([.D193]=&quot;&quot;;&quot;&quot;;IF([.D194]=[.D193];&quot;&quot;;IF([.H193]&lt;=7;&quot;AUMENTAR&quot;;IF([.H193]=8;&quot;MANTER&quot;;IF([.H193]=9;&quot;MANTER&quot;;IF([.H19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94]=&quot;&quot;;[.$D194]=&quot;&quot;);&quot;&quot;;COUNTIFS([.$C$2:.C194];[.$C194];[.$D$2:.D194];[.$D194]))">
            <text:p/>
          </table:table-cell>
          <table:table-cell table:style-name="ce7" table:formula="of:=IF([.$D194]=&quot;&quot;;&quot;&quot;;VLOOKUP([.$D19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94]=&quot;&quot;;[.G194]=&quot;&quot;);&quot;&quot;;[.F194]*[.G194])">
            <text:p/>
          </table:table-cell>
          <table:table-cell table:style-name="ce7" table:formula="of:=IF([.$D194]=&quot;&quot;;&quot;&quot;;VLOOKUP([.$D194];[$DICIONARIO.B$1:.D$1048576];2;0))">
            <text:p/>
          </table:table-cell>
          <table:table-cell table:style-name="ce9" table:formula="of:=IF([.D194]=&quot;&quot;;&quot;&quot;;IF([.D195]=[.D194];&quot;&quot;;IF([.H194]&lt;=7;&quot;AUMENTAR&quot;;IF([.H194]=8;&quot;MANTER&quot;;IF([.H194]=9;&quot;MANTER&quot;;IF([.H19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95]=&quot;&quot;;[.$D195]=&quot;&quot;);&quot;&quot;;COUNTIFS([.$C$2:.C195];[.$C195];[.$D$2:.D195];[.$D195]))">
            <text:p/>
          </table:table-cell>
          <table:table-cell table:style-name="ce7" table:formula="of:=IF([.$D195]=&quot;&quot;;&quot;&quot;;VLOOKUP([.$D19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95]=&quot;&quot;;[.G195]=&quot;&quot;);&quot;&quot;;[.F195]*[.G195])">
            <text:p/>
          </table:table-cell>
          <table:table-cell table:style-name="ce7" table:formula="of:=IF([.$D195]=&quot;&quot;;&quot;&quot;;VLOOKUP([.$D195];[$DICIONARIO.B$1:.D$1048576];2;0))">
            <text:p/>
          </table:table-cell>
          <table:table-cell table:style-name="ce9" table:formula="of:=IF([.D195]=&quot;&quot;;&quot;&quot;;IF([.D196]=[.D195];&quot;&quot;;IF([.H195]&lt;=7;&quot;AUMENTAR&quot;;IF([.H195]=8;&quot;MANTER&quot;;IF([.H195]=9;&quot;MANTER&quot;;IF([.H19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96]=&quot;&quot;;[.$D196]=&quot;&quot;);&quot;&quot;;COUNTIFS([.$C$2:.C196];[.$C196];[.$D$2:.D196];[.$D196]))">
            <text:p/>
          </table:table-cell>
          <table:table-cell table:style-name="ce7" table:formula="of:=IF([.$D196]=&quot;&quot;;&quot;&quot;;VLOOKUP([.$D19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96]=&quot;&quot;;[.G196]=&quot;&quot;);&quot;&quot;;[.F196]*[.G196])">
            <text:p/>
          </table:table-cell>
          <table:table-cell table:style-name="ce7" table:formula="of:=IF([.$D196]=&quot;&quot;;&quot;&quot;;VLOOKUP([.$D196];[$DICIONARIO.B$1:.D$1048576];2;0))">
            <text:p/>
          </table:table-cell>
          <table:table-cell table:style-name="ce9" table:formula="of:=IF([.D196]=&quot;&quot;;&quot;&quot;;IF([.D197]=[.D196];&quot;&quot;;IF([.H196]&lt;=7;&quot;AUMENTAR&quot;;IF([.H196]=8;&quot;MANTER&quot;;IF([.H196]=9;&quot;MANTER&quot;;IF([.H19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97]=&quot;&quot;;[.$D197]=&quot;&quot;);&quot;&quot;;COUNTIFS([.$C$2:.C197];[.$C197];[.$D$2:.D197];[.$D197]))">
            <text:p/>
          </table:table-cell>
          <table:table-cell table:style-name="ce7" table:formula="of:=IF([.$D197]=&quot;&quot;;&quot;&quot;;VLOOKUP([.$D19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97]=&quot;&quot;;[.G197]=&quot;&quot;);&quot;&quot;;[.F197]*[.G197])">
            <text:p/>
          </table:table-cell>
          <table:table-cell table:style-name="ce7" table:formula="of:=IF([.$D197]=&quot;&quot;;&quot;&quot;;VLOOKUP([.$D197];[$DICIONARIO.B$1:.D$1048576];2;0))">
            <text:p/>
          </table:table-cell>
          <table:table-cell table:style-name="ce9" table:formula="of:=IF([.D197]=&quot;&quot;;&quot;&quot;;IF([.D198]=[.D197];&quot;&quot;;IF([.H197]&lt;=7;&quot;AUMENTAR&quot;;IF([.H197]=8;&quot;MANTER&quot;;IF([.H197]=9;&quot;MANTER&quot;;IF([.H19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98]=&quot;&quot;;[.$D198]=&quot;&quot;);&quot;&quot;;COUNTIFS([.$C$2:.C198];[.$C198];[.$D$2:.D198];[.$D198]))">
            <text:p/>
          </table:table-cell>
          <table:table-cell table:style-name="ce7" table:formula="of:=IF([.$D198]=&quot;&quot;;&quot;&quot;;VLOOKUP([.$D19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98]=&quot;&quot;;[.G198]=&quot;&quot;);&quot;&quot;;[.F198]*[.G198])">
            <text:p/>
          </table:table-cell>
          <table:table-cell table:style-name="ce7" table:formula="of:=IF([.$D198]=&quot;&quot;;&quot;&quot;;VLOOKUP([.$D198];[$DICIONARIO.B$1:.D$1048576];2;0))">
            <text:p/>
          </table:table-cell>
          <table:table-cell table:style-name="ce9" table:formula="of:=IF([.D198]=&quot;&quot;;&quot;&quot;;IF([.D199]=[.D198];&quot;&quot;;IF([.H198]&lt;=7;&quot;AUMENTAR&quot;;IF([.H198]=8;&quot;MANTER&quot;;IF([.H198]=9;&quot;MANTER&quot;;IF([.H19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199]=&quot;&quot;;[.$D199]=&quot;&quot;);&quot;&quot;;COUNTIFS([.$C$2:.C199];[.$C199];[.$D$2:.D199];[.$D199]))">
            <text:p/>
          </table:table-cell>
          <table:table-cell table:style-name="ce7" table:formula="of:=IF([.$D199]=&quot;&quot;;&quot;&quot;;VLOOKUP([.$D19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199]=&quot;&quot;;[.G199]=&quot;&quot;);&quot;&quot;;[.F199]*[.G199])">
            <text:p/>
          </table:table-cell>
          <table:table-cell table:style-name="ce7" table:formula="of:=IF([.$D199]=&quot;&quot;;&quot;&quot;;VLOOKUP([.$D199];[$DICIONARIO.B$1:.D$1048576];2;0))">
            <text:p/>
          </table:table-cell>
          <table:table-cell table:style-name="ce9" table:formula="of:=IF([.D199]=&quot;&quot;;&quot;&quot;;IF([.D200]=[.D199];&quot;&quot;;IF([.H199]&lt;=7;&quot;AUMENTAR&quot;;IF([.H199]=8;&quot;MANTER&quot;;IF([.H199]=9;&quot;MANTER&quot;;IF([.H19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00]=&quot;&quot;;[.$D200]=&quot;&quot;);&quot;&quot;;COUNTIFS([.$C$2:.C200];[.$C200];[.$D$2:.D200];[.$D200]))">
            <text:p/>
          </table:table-cell>
          <table:table-cell table:style-name="ce7" table:formula="of:=IF([.$D200]=&quot;&quot;;&quot;&quot;;VLOOKUP([.$D20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00]=&quot;&quot;;[.G200]=&quot;&quot;);&quot;&quot;;[.F200]*[.G200])">
            <text:p/>
          </table:table-cell>
          <table:table-cell table:style-name="ce7" table:formula="of:=IF([.$D200]=&quot;&quot;;&quot;&quot;;VLOOKUP([.$D200];[$DICIONARIO.B$1:.D$1048576];2;0))">
            <text:p/>
          </table:table-cell>
          <table:table-cell table:style-name="ce9" table:formula="of:=IF([.D200]=&quot;&quot;;&quot;&quot;;IF([.D201]=[.D200];&quot;&quot;;IF([.H200]&lt;=7;&quot;AUMENTAR&quot;;IF([.H200]=8;&quot;MANTER&quot;;IF([.H200]=9;&quot;MANTER&quot;;IF([.H20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01]=&quot;&quot;;[.$D201]=&quot;&quot;);&quot;&quot;;COUNTIFS([.$C$2:.C201];[.$C201];[.$D$2:.D201];[.$D201]))">
            <text:p/>
          </table:table-cell>
          <table:table-cell table:style-name="ce7" table:formula="of:=IF([.$D201]=&quot;&quot;;&quot;&quot;;VLOOKUP([.$D20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01]=&quot;&quot;;[.G201]=&quot;&quot;);&quot;&quot;;[.F201]*[.G201])">
            <text:p/>
          </table:table-cell>
          <table:table-cell table:style-name="ce7" table:formula="of:=IF([.$D201]=&quot;&quot;;&quot;&quot;;VLOOKUP([.$D201];[$DICIONARIO.B$1:.D$1048576];2;0))">
            <text:p/>
          </table:table-cell>
          <table:table-cell table:style-name="ce9" table:formula="of:=IF([.D201]=&quot;&quot;;&quot;&quot;;IF([.D202]=[.D201];&quot;&quot;;IF([.H201]&lt;=7;&quot;AUMENTAR&quot;;IF([.H201]=8;&quot;MANTER&quot;;IF([.H201]=9;&quot;MANTER&quot;;IF([.H20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02]=&quot;&quot;;[.$D202]=&quot;&quot;);&quot;&quot;;COUNTIFS([.$C$2:.C202];[.$C202];[.$D$2:.D202];[.$D202]))">
            <text:p/>
          </table:table-cell>
          <table:table-cell table:style-name="ce7" table:formula="of:=IF([.$D202]=&quot;&quot;;&quot;&quot;;VLOOKUP([.$D20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02]=&quot;&quot;;[.G202]=&quot;&quot;);&quot;&quot;;[.F202]*[.G202])">
            <text:p/>
          </table:table-cell>
          <table:table-cell table:style-name="ce7" table:formula="of:=IF([.$D202]=&quot;&quot;;&quot;&quot;;VLOOKUP([.$D202];[$DICIONARIO.B$1:.D$1048576];2;0))">
            <text:p/>
          </table:table-cell>
          <table:table-cell table:style-name="ce9" table:formula="of:=IF([.D202]=&quot;&quot;;&quot;&quot;;IF([.D203]=[.D202];&quot;&quot;;IF([.H202]&lt;=7;&quot;AUMENTAR&quot;;IF([.H202]=8;&quot;MANTER&quot;;IF([.H202]=9;&quot;MANTER&quot;;IF([.H20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03]=&quot;&quot;;[.$D203]=&quot;&quot;);&quot;&quot;;COUNTIFS([.$C$2:.C203];[.$C203];[.$D$2:.D203];[.$D203]))">
            <text:p/>
          </table:table-cell>
          <table:table-cell table:style-name="ce7" table:formula="of:=IF([.$D203]=&quot;&quot;;&quot;&quot;;VLOOKUP([.$D20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03]=&quot;&quot;;[.G203]=&quot;&quot;);&quot;&quot;;[.F203]*[.G203])">
            <text:p/>
          </table:table-cell>
          <table:table-cell table:style-name="ce7" table:formula="of:=IF([.$D203]=&quot;&quot;;&quot;&quot;;VLOOKUP([.$D203];[$DICIONARIO.B$1:.D$1048576];2;0))">
            <text:p/>
          </table:table-cell>
          <table:table-cell table:style-name="ce9" table:formula="of:=IF([.D203]=&quot;&quot;;&quot;&quot;;IF([.D204]=[.D203];&quot;&quot;;IF([.H203]&lt;=7;&quot;AUMENTAR&quot;;IF([.H203]=8;&quot;MANTER&quot;;IF([.H203]=9;&quot;MANTER&quot;;IF([.H20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04]=&quot;&quot;;[.$D204]=&quot;&quot;);&quot;&quot;;COUNTIFS([.$C$2:.C204];[.$C204];[.$D$2:.D204];[.$D204]))">
            <text:p/>
          </table:table-cell>
          <table:table-cell table:style-name="ce7" table:formula="of:=IF([.$D204]=&quot;&quot;;&quot;&quot;;VLOOKUP([.$D20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04]=&quot;&quot;;[.G204]=&quot;&quot;);&quot;&quot;;[.F204]*[.G204])">
            <text:p/>
          </table:table-cell>
          <table:table-cell table:style-name="ce7" table:formula="of:=IF([.$D204]=&quot;&quot;;&quot;&quot;;VLOOKUP([.$D204];[$DICIONARIO.B$1:.D$1048576];2;0))">
            <text:p/>
          </table:table-cell>
          <table:table-cell table:style-name="ce9" table:formula="of:=IF([.D204]=&quot;&quot;;&quot;&quot;;IF([.D205]=[.D204];&quot;&quot;;IF([.H204]&lt;=7;&quot;AUMENTAR&quot;;IF([.H204]=8;&quot;MANTER&quot;;IF([.H204]=9;&quot;MANTER&quot;;IF([.H20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05]=&quot;&quot;;[.$D205]=&quot;&quot;);&quot;&quot;;COUNTIFS([.$C$2:.C205];[.$C205];[.$D$2:.D205];[.$D205]))">
            <text:p/>
          </table:table-cell>
          <table:table-cell table:style-name="ce7" table:formula="of:=IF([.$D205]=&quot;&quot;;&quot;&quot;;VLOOKUP([.$D20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05]=&quot;&quot;;[.G205]=&quot;&quot;);&quot;&quot;;[.F205]*[.G205])">
            <text:p/>
          </table:table-cell>
          <table:table-cell table:style-name="ce7" table:formula="of:=IF([.$D205]=&quot;&quot;;&quot;&quot;;VLOOKUP([.$D205];[$DICIONARIO.B$1:.D$1048576];2;0))">
            <text:p/>
          </table:table-cell>
          <table:table-cell table:style-name="ce9" table:formula="of:=IF([.D205]=&quot;&quot;;&quot;&quot;;IF([.D206]=[.D205];&quot;&quot;;IF([.H205]&lt;=7;&quot;AUMENTAR&quot;;IF([.H205]=8;&quot;MANTER&quot;;IF([.H205]=9;&quot;MANTER&quot;;IF([.H20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06]=&quot;&quot;;[.$D206]=&quot;&quot;);&quot;&quot;;COUNTIFS([.$C$2:.C206];[.$C206];[.$D$2:.D206];[.$D206]))">
            <text:p/>
          </table:table-cell>
          <table:table-cell table:style-name="ce7" table:formula="of:=IF([.$D206]=&quot;&quot;;&quot;&quot;;VLOOKUP([.$D20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06]=&quot;&quot;;[.G206]=&quot;&quot;);&quot;&quot;;[.F206]*[.G206])">
            <text:p/>
          </table:table-cell>
          <table:table-cell table:style-name="ce7" table:formula="of:=IF([.$D206]=&quot;&quot;;&quot;&quot;;VLOOKUP([.$D206];[$DICIONARIO.B$1:.D$1048576];2;0))">
            <text:p/>
          </table:table-cell>
          <table:table-cell table:style-name="ce9" table:formula="of:=IF([.D206]=&quot;&quot;;&quot;&quot;;IF([.D207]=[.D206];&quot;&quot;;IF([.H206]&lt;=7;&quot;AUMENTAR&quot;;IF([.H206]=8;&quot;MANTER&quot;;IF([.H206]=9;&quot;MANTER&quot;;IF([.H20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07]=&quot;&quot;;[.$D207]=&quot;&quot;);&quot;&quot;;COUNTIFS([.$C$2:.C207];[.$C207];[.$D$2:.D207];[.$D207]))">
            <text:p/>
          </table:table-cell>
          <table:table-cell table:style-name="ce7" table:formula="of:=IF([.$D207]=&quot;&quot;;&quot;&quot;;VLOOKUP([.$D20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07]=&quot;&quot;;[.G207]=&quot;&quot;);&quot;&quot;;[.F207]*[.G207])">
            <text:p/>
          </table:table-cell>
          <table:table-cell table:style-name="ce7" table:formula="of:=IF([.$D207]=&quot;&quot;;&quot;&quot;;VLOOKUP([.$D207];[$DICIONARIO.B$1:.D$1048576];2;0))">
            <text:p/>
          </table:table-cell>
          <table:table-cell table:style-name="ce9" table:formula="of:=IF([.D207]=&quot;&quot;;&quot;&quot;;IF([.D208]=[.D207];&quot;&quot;;IF([.H207]&lt;=7;&quot;AUMENTAR&quot;;IF([.H207]=8;&quot;MANTER&quot;;IF([.H207]=9;&quot;MANTER&quot;;IF([.H20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08]=&quot;&quot;;[.$D208]=&quot;&quot;);&quot;&quot;;COUNTIFS([.$C$2:.C208];[.$C208];[.$D$2:.D208];[.$D208]))">
            <text:p/>
          </table:table-cell>
          <table:table-cell table:style-name="ce7" table:formula="of:=IF([.$D208]=&quot;&quot;;&quot;&quot;;VLOOKUP([.$D20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08]=&quot;&quot;;[.G208]=&quot;&quot;);&quot;&quot;;[.F208]*[.G208])">
            <text:p/>
          </table:table-cell>
          <table:table-cell table:style-name="ce7" table:formula="of:=IF([.$D208]=&quot;&quot;;&quot;&quot;;VLOOKUP([.$D208];[$DICIONARIO.B$1:.D$1048576];2;0))">
            <text:p/>
          </table:table-cell>
          <table:table-cell table:style-name="ce9" table:formula="of:=IF([.D208]=&quot;&quot;;&quot;&quot;;IF([.D209]=[.D208];&quot;&quot;;IF([.H208]&lt;=7;&quot;AUMENTAR&quot;;IF([.H208]=8;&quot;MANTER&quot;;IF([.H208]=9;&quot;MANTER&quot;;IF([.H20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09]=&quot;&quot;;[.$D209]=&quot;&quot;);&quot;&quot;;COUNTIFS([.$C$2:.C209];[.$C209];[.$D$2:.D209];[.$D209]))">
            <text:p/>
          </table:table-cell>
          <table:table-cell table:style-name="ce7" table:formula="of:=IF([.$D209]=&quot;&quot;;&quot;&quot;;VLOOKUP([.$D20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09]=&quot;&quot;;[.G209]=&quot;&quot;);&quot;&quot;;[.F209]*[.G209])">
            <text:p/>
          </table:table-cell>
          <table:table-cell table:style-name="ce7" table:formula="of:=IF([.$D209]=&quot;&quot;;&quot;&quot;;VLOOKUP([.$D209];[$DICIONARIO.B$1:.D$1048576];2;0))">
            <text:p/>
          </table:table-cell>
          <table:table-cell table:style-name="ce9" table:formula="of:=IF([.D209]=&quot;&quot;;&quot;&quot;;IF([.D210]=[.D209];&quot;&quot;;IF([.H209]&lt;=7;&quot;AUMENTAR&quot;;IF([.H209]=8;&quot;MANTER&quot;;IF([.H209]=9;&quot;MANTER&quot;;IF([.H20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10]=&quot;&quot;;[.$D210]=&quot;&quot;);&quot;&quot;;COUNTIFS([.$C$2:.C210];[.$C210];[.$D$2:.D210];[.$D210]))">
            <text:p/>
          </table:table-cell>
          <table:table-cell table:style-name="ce7" table:formula="of:=IF([.$D210]=&quot;&quot;;&quot;&quot;;VLOOKUP([.$D21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10]=&quot;&quot;;[.G210]=&quot;&quot;);&quot;&quot;;[.F210]*[.G210])">
            <text:p/>
          </table:table-cell>
          <table:table-cell table:style-name="ce7" table:formula="of:=IF([.$D210]=&quot;&quot;;&quot;&quot;;VLOOKUP([.$D210];[$DICIONARIO.B$1:.D$1048576];2;0))">
            <text:p/>
          </table:table-cell>
          <table:table-cell table:style-name="ce9" table:formula="of:=IF([.D210]=&quot;&quot;;&quot;&quot;;IF([.D211]=[.D210];&quot;&quot;;IF([.H210]&lt;=7;&quot;AUMENTAR&quot;;IF([.H210]=8;&quot;MANTER&quot;;IF([.H210]=9;&quot;MANTER&quot;;IF([.H21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11]=&quot;&quot;;[.$D211]=&quot;&quot;);&quot;&quot;;COUNTIFS([.$C$2:.C211];[.$C211];[.$D$2:.D211];[.$D211]))">
            <text:p/>
          </table:table-cell>
          <table:table-cell table:style-name="ce7" table:formula="of:=IF([.$D211]=&quot;&quot;;&quot;&quot;;VLOOKUP([.$D21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11]=&quot;&quot;;[.G211]=&quot;&quot;);&quot;&quot;;[.F211]*[.G211])">
            <text:p/>
          </table:table-cell>
          <table:table-cell table:style-name="ce7" table:formula="of:=IF([.$D211]=&quot;&quot;;&quot;&quot;;VLOOKUP([.$D211];[$DICIONARIO.B$1:.D$1048576];2;0))">
            <text:p/>
          </table:table-cell>
          <table:table-cell table:style-name="ce9" table:formula="of:=IF([.D211]=&quot;&quot;;&quot;&quot;;IF([.D212]=[.D211];&quot;&quot;;IF([.H211]&lt;=7;&quot;AUMENTAR&quot;;IF([.H211]=8;&quot;MANTER&quot;;IF([.H211]=9;&quot;MANTER&quot;;IF([.H21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12]=&quot;&quot;;[.$D212]=&quot;&quot;);&quot;&quot;;COUNTIFS([.$C$2:.C212];[.$C212];[.$D$2:.D212];[.$D212]))">
            <text:p/>
          </table:table-cell>
          <table:table-cell table:style-name="ce7" table:formula="of:=IF([.$D212]=&quot;&quot;;&quot;&quot;;VLOOKUP([.$D21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12]=&quot;&quot;;[.G212]=&quot;&quot;);&quot;&quot;;[.F212]*[.G212])">
            <text:p/>
          </table:table-cell>
          <table:table-cell table:style-name="ce7" table:formula="of:=IF([.$D212]=&quot;&quot;;&quot;&quot;;VLOOKUP([.$D212];[$DICIONARIO.B$1:.D$1048576];2;0))">
            <text:p/>
          </table:table-cell>
          <table:table-cell table:style-name="ce9" table:formula="of:=IF([.D212]=&quot;&quot;;&quot;&quot;;IF([.D213]=[.D212];&quot;&quot;;IF([.H212]&lt;=7;&quot;AUMENTAR&quot;;IF([.H212]=8;&quot;MANTER&quot;;IF([.H212]=9;&quot;MANTER&quot;;IF([.H21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13]=&quot;&quot;;[.$D213]=&quot;&quot;);&quot;&quot;;COUNTIFS([.$C$2:.C213];[.$C213];[.$D$2:.D213];[.$D213]))">
            <text:p/>
          </table:table-cell>
          <table:table-cell table:style-name="ce7" table:formula="of:=IF([.$D213]=&quot;&quot;;&quot;&quot;;VLOOKUP([.$D21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13]=&quot;&quot;;[.G213]=&quot;&quot;);&quot;&quot;;[.F213]*[.G213])">
            <text:p/>
          </table:table-cell>
          <table:table-cell table:style-name="ce7" table:formula="of:=IF([.$D213]=&quot;&quot;;&quot;&quot;;VLOOKUP([.$D213];[$DICIONARIO.B$1:.D$1048576];2;0))">
            <text:p/>
          </table:table-cell>
          <table:table-cell table:style-name="ce9" table:formula="of:=IF([.D213]=&quot;&quot;;&quot;&quot;;IF([.D214]=[.D213];&quot;&quot;;IF([.H213]&lt;=7;&quot;AUMENTAR&quot;;IF([.H213]=8;&quot;MANTER&quot;;IF([.H213]=9;&quot;MANTER&quot;;IF([.H21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14]=&quot;&quot;;[.$D214]=&quot;&quot;);&quot;&quot;;COUNTIFS([.$C$2:.C214];[.$C214];[.$D$2:.D214];[.$D214]))">
            <text:p/>
          </table:table-cell>
          <table:table-cell table:style-name="ce7" table:formula="of:=IF([.$D214]=&quot;&quot;;&quot;&quot;;VLOOKUP([.$D21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14]=&quot;&quot;;[.G214]=&quot;&quot;);&quot;&quot;;[.F214]*[.G214])">
            <text:p/>
          </table:table-cell>
          <table:table-cell table:style-name="ce7" table:formula="of:=IF([.$D214]=&quot;&quot;;&quot;&quot;;VLOOKUP([.$D214];[$DICIONARIO.B$1:.D$1048576];2;0))">
            <text:p/>
          </table:table-cell>
          <table:table-cell table:style-name="ce9" table:formula="of:=IF([.D214]=&quot;&quot;;&quot;&quot;;IF([.D215]=[.D214];&quot;&quot;;IF([.H214]&lt;=7;&quot;AUMENTAR&quot;;IF([.H214]=8;&quot;MANTER&quot;;IF([.H214]=9;&quot;MANTER&quot;;IF([.H21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15]=&quot;&quot;;[.$D215]=&quot;&quot;);&quot;&quot;;COUNTIFS([.$C$2:.C215];[.$C215];[.$D$2:.D215];[.$D215]))">
            <text:p/>
          </table:table-cell>
          <table:table-cell table:style-name="ce7" table:formula="of:=IF([.$D215]=&quot;&quot;;&quot;&quot;;VLOOKUP([.$D21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15]=&quot;&quot;;[.G215]=&quot;&quot;);&quot;&quot;;[.F215]*[.G215])">
            <text:p/>
          </table:table-cell>
          <table:table-cell table:style-name="ce7" table:formula="of:=IF([.$D215]=&quot;&quot;;&quot;&quot;;VLOOKUP([.$D215];[$DICIONARIO.B$1:.D$1048576];2;0))">
            <text:p/>
          </table:table-cell>
          <table:table-cell table:style-name="ce9" table:formula="of:=IF([.D215]=&quot;&quot;;&quot;&quot;;IF([.D216]=[.D215];&quot;&quot;;IF([.H215]&lt;=7;&quot;AUMENTAR&quot;;IF([.H215]=8;&quot;MANTER&quot;;IF([.H215]=9;&quot;MANTER&quot;;IF([.H21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16]=&quot;&quot;;[.$D216]=&quot;&quot;);&quot;&quot;;COUNTIFS([.$C$2:.C216];[.$C216];[.$D$2:.D216];[.$D216]))">
            <text:p/>
          </table:table-cell>
          <table:table-cell table:style-name="ce7" table:formula="of:=IF([.$D216]=&quot;&quot;;&quot;&quot;;VLOOKUP([.$D21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16]=&quot;&quot;;[.G216]=&quot;&quot;);&quot;&quot;;[.F216]*[.G216])">
            <text:p/>
          </table:table-cell>
          <table:table-cell table:style-name="ce7" table:formula="of:=IF([.$D216]=&quot;&quot;;&quot;&quot;;VLOOKUP([.$D216];[$DICIONARIO.B$1:.D$1048576];2;0))">
            <text:p/>
          </table:table-cell>
          <table:table-cell table:style-name="ce9" table:formula="of:=IF([.D216]=&quot;&quot;;&quot;&quot;;IF([.D217]=[.D216];&quot;&quot;;IF([.H216]&lt;=7;&quot;AUMENTAR&quot;;IF([.H216]=8;&quot;MANTER&quot;;IF([.H216]=9;&quot;MANTER&quot;;IF([.H21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17]=&quot;&quot;;[.$D217]=&quot;&quot;);&quot;&quot;;COUNTIFS([.$C$2:.C217];[.$C217];[.$D$2:.D217];[.$D217]))">
            <text:p/>
          </table:table-cell>
          <table:table-cell table:style-name="ce7" table:formula="of:=IF([.$D217]=&quot;&quot;;&quot;&quot;;VLOOKUP([.$D21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17]=&quot;&quot;;[.G217]=&quot;&quot;);&quot;&quot;;[.F217]*[.G217])">
            <text:p/>
          </table:table-cell>
          <table:table-cell table:style-name="ce7" table:formula="of:=IF([.$D217]=&quot;&quot;;&quot;&quot;;VLOOKUP([.$D217];[$DICIONARIO.B$1:.D$1048576];2;0))">
            <text:p/>
          </table:table-cell>
          <table:table-cell table:style-name="ce9" table:formula="of:=IF([.D217]=&quot;&quot;;&quot;&quot;;IF([.D218]=[.D217];&quot;&quot;;IF([.H217]&lt;=7;&quot;AUMENTAR&quot;;IF([.H217]=8;&quot;MANTER&quot;;IF([.H217]=9;&quot;MANTER&quot;;IF([.H21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18]=&quot;&quot;;[.$D218]=&quot;&quot;);&quot;&quot;;COUNTIFS([.$C$2:.C218];[.$C218];[.$D$2:.D218];[.$D218]))">
            <text:p/>
          </table:table-cell>
          <table:table-cell table:style-name="ce7" table:formula="of:=IF([.$D218]=&quot;&quot;;&quot;&quot;;VLOOKUP([.$D21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18]=&quot;&quot;;[.G218]=&quot;&quot;);&quot;&quot;;[.F218]*[.G218])">
            <text:p/>
          </table:table-cell>
          <table:table-cell table:style-name="ce7" table:formula="of:=IF([.$D218]=&quot;&quot;;&quot;&quot;;VLOOKUP([.$D218];[$DICIONARIO.B$1:.D$1048576];2;0))">
            <text:p/>
          </table:table-cell>
          <table:table-cell table:style-name="ce9" table:formula="of:=IF([.D218]=&quot;&quot;;&quot;&quot;;IF([.D219]=[.D218];&quot;&quot;;IF([.H218]&lt;=7;&quot;AUMENTAR&quot;;IF([.H218]=8;&quot;MANTER&quot;;IF([.H218]=9;&quot;MANTER&quot;;IF([.H21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19]=&quot;&quot;;[.$D219]=&quot;&quot;);&quot;&quot;;COUNTIFS([.$C$2:.C219];[.$C219];[.$D$2:.D219];[.$D219]))">
            <text:p/>
          </table:table-cell>
          <table:table-cell table:style-name="ce7" table:formula="of:=IF([.$D219]=&quot;&quot;;&quot;&quot;;VLOOKUP([.$D21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19]=&quot;&quot;;[.G219]=&quot;&quot;);&quot;&quot;;[.F219]*[.G219])">
            <text:p/>
          </table:table-cell>
          <table:table-cell table:style-name="ce7" table:formula="of:=IF([.$D219]=&quot;&quot;;&quot;&quot;;VLOOKUP([.$D219];[$DICIONARIO.B$1:.D$1048576];2;0))">
            <text:p/>
          </table:table-cell>
          <table:table-cell table:style-name="ce9" table:formula="of:=IF([.D219]=&quot;&quot;;&quot;&quot;;IF([.D220]=[.D219];&quot;&quot;;IF([.H219]&lt;=7;&quot;AUMENTAR&quot;;IF([.H219]=8;&quot;MANTER&quot;;IF([.H219]=9;&quot;MANTER&quot;;IF([.H21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20]=&quot;&quot;;[.$D220]=&quot;&quot;);&quot;&quot;;COUNTIFS([.$C$2:.C220];[.$C220];[.$D$2:.D220];[.$D220]))">
            <text:p/>
          </table:table-cell>
          <table:table-cell table:style-name="ce7" table:formula="of:=IF([.$D220]=&quot;&quot;;&quot;&quot;;VLOOKUP([.$D22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20]=&quot;&quot;;[.G220]=&quot;&quot;);&quot;&quot;;[.F220]*[.G220])">
            <text:p/>
          </table:table-cell>
          <table:table-cell table:style-name="ce7" table:formula="of:=IF([.$D220]=&quot;&quot;;&quot;&quot;;VLOOKUP([.$D220];[$DICIONARIO.B$1:.D$1048576];2;0))">
            <text:p/>
          </table:table-cell>
          <table:table-cell table:style-name="ce9" table:formula="of:=IF([.D220]=&quot;&quot;;&quot;&quot;;IF([.D221]=[.D220];&quot;&quot;;IF([.H220]&lt;=7;&quot;AUMENTAR&quot;;IF([.H220]=8;&quot;MANTER&quot;;IF([.H220]=9;&quot;MANTER&quot;;IF([.H22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21]=&quot;&quot;;[.$D221]=&quot;&quot;);&quot;&quot;;COUNTIFS([.$C$2:.C221];[.$C221];[.$D$2:.D221];[.$D221]))">
            <text:p/>
          </table:table-cell>
          <table:table-cell table:style-name="ce7" table:formula="of:=IF([.$D221]=&quot;&quot;;&quot;&quot;;VLOOKUP([.$D22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21]=&quot;&quot;;[.G221]=&quot;&quot;);&quot;&quot;;[.F221]*[.G221])">
            <text:p/>
          </table:table-cell>
          <table:table-cell table:style-name="ce7" table:formula="of:=IF([.$D221]=&quot;&quot;;&quot;&quot;;VLOOKUP([.$D221];[$DICIONARIO.B$1:.D$1048576];2;0))">
            <text:p/>
          </table:table-cell>
          <table:table-cell table:style-name="ce9" table:formula="of:=IF([.D221]=&quot;&quot;;&quot;&quot;;IF([.D222]=[.D221];&quot;&quot;;IF([.H221]&lt;=7;&quot;AUMENTAR&quot;;IF([.H221]=8;&quot;MANTER&quot;;IF([.H221]=9;&quot;MANTER&quot;;IF([.H22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22]=&quot;&quot;;[.$D222]=&quot;&quot;);&quot;&quot;;COUNTIFS([.$C$2:.C222];[.$C222];[.$D$2:.D222];[.$D222]))">
            <text:p/>
          </table:table-cell>
          <table:table-cell table:style-name="ce7" table:formula="of:=IF([.$D222]=&quot;&quot;;&quot;&quot;;VLOOKUP([.$D22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22]=&quot;&quot;;[.G222]=&quot;&quot;);&quot;&quot;;[.F222]*[.G222])">
            <text:p/>
          </table:table-cell>
          <table:table-cell table:style-name="ce7" table:formula="of:=IF([.$D222]=&quot;&quot;;&quot;&quot;;VLOOKUP([.$D222];[$DICIONARIO.B$1:.D$1048576];2;0))">
            <text:p/>
          </table:table-cell>
          <table:table-cell table:style-name="ce9" table:formula="of:=IF([.D222]=&quot;&quot;;&quot;&quot;;IF([.D223]=[.D222];&quot;&quot;;IF([.H222]&lt;=7;&quot;AUMENTAR&quot;;IF([.H222]=8;&quot;MANTER&quot;;IF([.H222]=9;&quot;MANTER&quot;;IF([.H22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23]=&quot;&quot;;[.$D223]=&quot;&quot;);&quot;&quot;;COUNTIFS([.$C$2:.C223];[.$C223];[.$D$2:.D223];[.$D223]))">
            <text:p/>
          </table:table-cell>
          <table:table-cell table:style-name="ce7" table:formula="of:=IF([.$D223]=&quot;&quot;;&quot;&quot;;VLOOKUP([.$D22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23]=&quot;&quot;;[.G223]=&quot;&quot;);&quot;&quot;;[.F223]*[.G223])">
            <text:p/>
          </table:table-cell>
          <table:table-cell table:style-name="ce7" table:formula="of:=IF([.$D223]=&quot;&quot;;&quot;&quot;;VLOOKUP([.$D223];[$DICIONARIO.B$1:.D$1048576];2;0))">
            <text:p/>
          </table:table-cell>
          <table:table-cell table:style-name="ce9" table:formula="of:=IF([.D223]=&quot;&quot;;&quot;&quot;;IF([.D224]=[.D223];&quot;&quot;;IF([.H223]&lt;=7;&quot;AUMENTAR&quot;;IF([.H223]=8;&quot;MANTER&quot;;IF([.H223]=9;&quot;MANTER&quot;;IF([.H22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24]=&quot;&quot;;[.$D224]=&quot;&quot;);&quot;&quot;;COUNTIFS([.$C$2:.C224];[.$C224];[.$D$2:.D224];[.$D224]))">
            <text:p/>
          </table:table-cell>
          <table:table-cell table:style-name="ce7" table:formula="of:=IF([.$D224]=&quot;&quot;;&quot;&quot;;VLOOKUP([.$D22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24]=&quot;&quot;;[.G224]=&quot;&quot;);&quot;&quot;;[.F224]*[.G224])">
            <text:p/>
          </table:table-cell>
          <table:table-cell table:style-name="ce7" table:formula="of:=IF([.$D224]=&quot;&quot;;&quot;&quot;;VLOOKUP([.$D224];[$DICIONARIO.B$1:.D$1048576];2;0))">
            <text:p/>
          </table:table-cell>
          <table:table-cell table:style-name="ce9" table:formula="of:=IF([.D224]=&quot;&quot;;&quot;&quot;;IF([.D225]=[.D224];&quot;&quot;;IF([.H224]&lt;=7;&quot;AUMENTAR&quot;;IF([.H224]=8;&quot;MANTER&quot;;IF([.H224]=9;&quot;MANTER&quot;;IF([.H22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25]=&quot;&quot;;[.$D225]=&quot;&quot;);&quot;&quot;;COUNTIFS([.$C$2:.C225];[.$C225];[.$D$2:.D225];[.$D225]))">
            <text:p/>
          </table:table-cell>
          <table:table-cell table:style-name="ce7" table:formula="of:=IF([.$D225]=&quot;&quot;;&quot;&quot;;VLOOKUP([.$D22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25]=&quot;&quot;;[.G225]=&quot;&quot;);&quot;&quot;;[.F225]*[.G225])">
            <text:p/>
          </table:table-cell>
          <table:table-cell table:style-name="ce7" table:formula="of:=IF([.$D225]=&quot;&quot;;&quot;&quot;;VLOOKUP([.$D225];[$DICIONARIO.B$1:.D$1048576];2;0))">
            <text:p/>
          </table:table-cell>
          <table:table-cell table:style-name="ce9" table:formula="of:=IF([.D225]=&quot;&quot;;&quot;&quot;;IF([.D226]=[.D225];&quot;&quot;;IF([.H225]&lt;=7;&quot;AUMENTAR&quot;;IF([.H225]=8;&quot;MANTER&quot;;IF([.H225]=9;&quot;MANTER&quot;;IF([.H22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26]=&quot;&quot;;[.$D226]=&quot;&quot;);&quot;&quot;;COUNTIFS([.$C$2:.C226];[.$C226];[.$D$2:.D226];[.$D226]))">
            <text:p/>
          </table:table-cell>
          <table:table-cell table:style-name="ce7" table:formula="of:=IF([.$D226]=&quot;&quot;;&quot;&quot;;VLOOKUP([.$D22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26]=&quot;&quot;;[.G226]=&quot;&quot;);&quot;&quot;;[.F226]*[.G226])">
            <text:p/>
          </table:table-cell>
          <table:table-cell table:style-name="ce7" table:formula="of:=IF([.$D226]=&quot;&quot;;&quot;&quot;;VLOOKUP([.$D226];[$DICIONARIO.B$1:.D$1048576];2;0))">
            <text:p/>
          </table:table-cell>
          <table:table-cell table:style-name="ce9" table:formula="of:=IF([.D226]=&quot;&quot;;&quot;&quot;;IF([.D227]=[.D226];&quot;&quot;;IF([.H226]&lt;=7;&quot;AUMENTAR&quot;;IF([.H226]=8;&quot;MANTER&quot;;IF([.H226]=9;&quot;MANTER&quot;;IF([.H22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27]=&quot;&quot;;[.$D227]=&quot;&quot;);&quot;&quot;;COUNTIFS([.$C$2:.C227];[.$C227];[.$D$2:.D227];[.$D227]))">
            <text:p/>
          </table:table-cell>
          <table:table-cell table:style-name="ce7" table:formula="of:=IF([.$D227]=&quot;&quot;;&quot;&quot;;VLOOKUP([.$D22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27]=&quot;&quot;;[.G227]=&quot;&quot;);&quot;&quot;;[.F227]*[.G227])">
            <text:p/>
          </table:table-cell>
          <table:table-cell table:style-name="ce7" table:formula="of:=IF([.$D227]=&quot;&quot;;&quot;&quot;;VLOOKUP([.$D227];[$DICIONARIO.B$1:.D$1048576];2;0))">
            <text:p/>
          </table:table-cell>
          <table:table-cell table:style-name="ce9" table:formula="of:=IF([.D227]=&quot;&quot;;&quot;&quot;;IF([.D228]=[.D227];&quot;&quot;;IF([.H227]&lt;=7;&quot;AUMENTAR&quot;;IF([.H227]=8;&quot;MANTER&quot;;IF([.H227]=9;&quot;MANTER&quot;;IF([.H22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28]=&quot;&quot;;[.$D228]=&quot;&quot;);&quot;&quot;;COUNTIFS([.$C$2:.C228];[.$C228];[.$D$2:.D228];[.$D228]))">
            <text:p/>
          </table:table-cell>
          <table:table-cell table:style-name="ce7" table:formula="of:=IF([.$D228]=&quot;&quot;;&quot;&quot;;VLOOKUP([.$D22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28]=&quot;&quot;;[.G228]=&quot;&quot;);&quot;&quot;;[.F228]*[.G228])">
            <text:p/>
          </table:table-cell>
          <table:table-cell table:style-name="ce7" table:formula="of:=IF([.$D228]=&quot;&quot;;&quot;&quot;;VLOOKUP([.$D228];[$DICIONARIO.B$1:.D$1048576];2;0))">
            <text:p/>
          </table:table-cell>
          <table:table-cell table:style-name="ce9" table:formula="of:=IF([.D228]=&quot;&quot;;&quot;&quot;;IF([.D229]=[.D228];&quot;&quot;;IF([.H228]&lt;=7;&quot;AUMENTAR&quot;;IF([.H228]=8;&quot;MANTER&quot;;IF([.H228]=9;&quot;MANTER&quot;;IF([.H22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29]=&quot;&quot;;[.$D229]=&quot;&quot;);&quot;&quot;;COUNTIFS([.$C$2:.C229];[.$C229];[.$D$2:.D229];[.$D229]))">
            <text:p/>
          </table:table-cell>
          <table:table-cell table:style-name="ce7" table:formula="of:=IF([.$D229]=&quot;&quot;;&quot;&quot;;VLOOKUP([.$D22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29]=&quot;&quot;;[.G229]=&quot;&quot;);&quot;&quot;;[.F229]*[.G229])">
            <text:p/>
          </table:table-cell>
          <table:table-cell table:style-name="ce7" table:formula="of:=IF([.$D229]=&quot;&quot;;&quot;&quot;;VLOOKUP([.$D229];[$DICIONARIO.B$1:.D$1048576];2;0))">
            <text:p/>
          </table:table-cell>
          <table:table-cell table:style-name="ce9" table:formula="of:=IF([.D229]=&quot;&quot;;&quot;&quot;;IF([.D230]=[.D229];&quot;&quot;;IF([.H229]&lt;=7;&quot;AUMENTAR&quot;;IF([.H229]=8;&quot;MANTER&quot;;IF([.H229]=9;&quot;MANTER&quot;;IF([.H22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30]=&quot;&quot;;[.$D230]=&quot;&quot;);&quot;&quot;;COUNTIFS([.$C$2:.C230];[.$C230];[.$D$2:.D230];[.$D230]))">
            <text:p/>
          </table:table-cell>
          <table:table-cell table:style-name="ce7" table:formula="of:=IF([.$D230]=&quot;&quot;;&quot;&quot;;VLOOKUP([.$D23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30]=&quot;&quot;;[.G230]=&quot;&quot;);&quot;&quot;;[.F230]*[.G230])">
            <text:p/>
          </table:table-cell>
          <table:table-cell table:style-name="ce7" table:formula="of:=IF([.$D230]=&quot;&quot;;&quot;&quot;;VLOOKUP([.$D230];[$DICIONARIO.B$1:.D$1048576];2;0))">
            <text:p/>
          </table:table-cell>
          <table:table-cell table:style-name="ce9" table:formula="of:=IF([.D230]=&quot;&quot;;&quot;&quot;;IF([.D231]=[.D230];&quot;&quot;;IF([.H230]&lt;=7;&quot;AUMENTAR&quot;;IF([.H230]=8;&quot;MANTER&quot;;IF([.H230]=9;&quot;MANTER&quot;;IF([.H23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31]=&quot;&quot;;[.$D231]=&quot;&quot;);&quot;&quot;;COUNTIFS([.$C$2:.C231];[.$C231];[.$D$2:.D231];[.$D231]))">
            <text:p/>
          </table:table-cell>
          <table:table-cell table:style-name="ce7" table:formula="of:=IF([.$D231]=&quot;&quot;;&quot;&quot;;VLOOKUP([.$D23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31]=&quot;&quot;;[.G231]=&quot;&quot;);&quot;&quot;;[.F231]*[.G231])">
            <text:p/>
          </table:table-cell>
          <table:table-cell table:style-name="ce7" table:formula="of:=IF([.$D231]=&quot;&quot;;&quot;&quot;;VLOOKUP([.$D231];[$DICIONARIO.B$1:.D$1048576];2;0))">
            <text:p/>
          </table:table-cell>
          <table:table-cell table:style-name="ce9" table:formula="of:=IF([.D231]=&quot;&quot;;&quot;&quot;;IF([.D232]=[.D231];&quot;&quot;;IF([.H231]&lt;=7;&quot;AUMENTAR&quot;;IF([.H231]=8;&quot;MANTER&quot;;IF([.H231]=9;&quot;MANTER&quot;;IF([.H23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32]=&quot;&quot;;[.$D232]=&quot;&quot;);&quot;&quot;;COUNTIFS([.$C$2:.C232];[.$C232];[.$D$2:.D232];[.$D232]))">
            <text:p/>
          </table:table-cell>
          <table:table-cell table:style-name="ce7" table:formula="of:=IF([.$D232]=&quot;&quot;;&quot;&quot;;VLOOKUP([.$D23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32]=&quot;&quot;;[.G232]=&quot;&quot;);&quot;&quot;;[.F232]*[.G232])">
            <text:p/>
          </table:table-cell>
          <table:table-cell table:style-name="ce7" table:formula="of:=IF([.$D232]=&quot;&quot;;&quot;&quot;;VLOOKUP([.$D232];[$DICIONARIO.B$1:.D$1048576];2;0))">
            <text:p/>
          </table:table-cell>
          <table:table-cell table:style-name="ce9" table:formula="of:=IF([.D232]=&quot;&quot;;&quot;&quot;;IF([.D233]=[.D232];&quot;&quot;;IF([.H232]&lt;=7;&quot;AUMENTAR&quot;;IF([.H232]=8;&quot;MANTER&quot;;IF([.H232]=9;&quot;MANTER&quot;;IF([.H23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33]=&quot;&quot;;[.$D233]=&quot;&quot;);&quot;&quot;;COUNTIFS([.$C$2:.C233];[.$C233];[.$D$2:.D233];[.$D233]))">
            <text:p/>
          </table:table-cell>
          <table:table-cell table:style-name="ce7" table:formula="of:=IF([.$D233]=&quot;&quot;;&quot;&quot;;VLOOKUP([.$D23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33]=&quot;&quot;;[.G233]=&quot;&quot;);&quot;&quot;;[.F233]*[.G233])">
            <text:p/>
          </table:table-cell>
          <table:table-cell table:style-name="ce7" table:formula="of:=IF([.$D233]=&quot;&quot;;&quot;&quot;;VLOOKUP([.$D233];[$DICIONARIO.B$1:.D$1048576];2;0))">
            <text:p/>
          </table:table-cell>
          <table:table-cell table:style-name="ce9" table:formula="of:=IF([.D233]=&quot;&quot;;&quot;&quot;;IF([.D234]=[.D233];&quot;&quot;;IF([.H233]&lt;=7;&quot;AUMENTAR&quot;;IF([.H233]=8;&quot;MANTER&quot;;IF([.H233]=9;&quot;MANTER&quot;;IF([.H23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34]=&quot;&quot;;[.$D234]=&quot;&quot;);&quot;&quot;;COUNTIFS([.$C$2:.C234];[.$C234];[.$D$2:.D234];[.$D234]))">
            <text:p/>
          </table:table-cell>
          <table:table-cell table:style-name="ce7" table:formula="of:=IF([.$D234]=&quot;&quot;;&quot;&quot;;VLOOKUP([.$D23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34]=&quot;&quot;;[.G234]=&quot;&quot;);&quot;&quot;;[.F234]*[.G234])">
            <text:p/>
          </table:table-cell>
          <table:table-cell table:style-name="ce7" table:formula="of:=IF([.$D234]=&quot;&quot;;&quot;&quot;;VLOOKUP([.$D234];[$DICIONARIO.B$1:.D$1048576];2;0))">
            <text:p/>
          </table:table-cell>
          <table:table-cell table:style-name="ce9" table:formula="of:=IF([.D234]=&quot;&quot;;&quot;&quot;;IF([.D235]=[.D234];&quot;&quot;;IF([.H234]&lt;=7;&quot;AUMENTAR&quot;;IF([.H234]=8;&quot;MANTER&quot;;IF([.H234]=9;&quot;MANTER&quot;;IF([.H23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35]=&quot;&quot;;[.$D235]=&quot;&quot;);&quot;&quot;;COUNTIFS([.$C$2:.C235];[.$C235];[.$D$2:.D235];[.$D235]))">
            <text:p/>
          </table:table-cell>
          <table:table-cell table:style-name="ce7" table:formula="of:=IF([.$D235]=&quot;&quot;;&quot;&quot;;VLOOKUP([.$D23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35]=&quot;&quot;;[.G235]=&quot;&quot;);&quot;&quot;;[.F235]*[.G235])">
            <text:p/>
          </table:table-cell>
          <table:table-cell table:style-name="ce7" table:formula="of:=IF([.$D235]=&quot;&quot;;&quot;&quot;;VLOOKUP([.$D235];[$DICIONARIO.B$1:.D$1048576];2;0))">
            <text:p/>
          </table:table-cell>
          <table:table-cell table:style-name="ce9" table:formula="of:=IF([.D235]=&quot;&quot;;&quot;&quot;;IF([.D236]=[.D235];&quot;&quot;;IF([.H235]&lt;=7;&quot;AUMENTAR&quot;;IF([.H235]=8;&quot;MANTER&quot;;IF([.H235]=9;&quot;MANTER&quot;;IF([.H23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36]=&quot;&quot;;[.$D236]=&quot;&quot;);&quot;&quot;;COUNTIFS([.$C$2:.C236];[.$C236];[.$D$2:.D236];[.$D236]))">
            <text:p/>
          </table:table-cell>
          <table:table-cell table:style-name="ce7" table:formula="of:=IF([.$D236]=&quot;&quot;;&quot;&quot;;VLOOKUP([.$D23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36]=&quot;&quot;;[.G236]=&quot;&quot;);&quot;&quot;;[.F236]*[.G236])">
            <text:p/>
          </table:table-cell>
          <table:table-cell table:style-name="ce7" table:formula="of:=IF([.$D236]=&quot;&quot;;&quot;&quot;;VLOOKUP([.$D236];[$DICIONARIO.B$1:.D$1048576];2;0))">
            <text:p/>
          </table:table-cell>
          <table:table-cell table:style-name="ce9" table:formula="of:=IF([.D236]=&quot;&quot;;&quot;&quot;;IF([.D237]=[.D236];&quot;&quot;;IF([.H236]&lt;=7;&quot;AUMENTAR&quot;;IF([.H236]=8;&quot;MANTER&quot;;IF([.H236]=9;&quot;MANTER&quot;;IF([.H23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37]=&quot;&quot;;[.$D237]=&quot;&quot;);&quot;&quot;;COUNTIFS([.$C$2:.C237];[.$C237];[.$D$2:.D237];[.$D237]))">
            <text:p/>
          </table:table-cell>
          <table:table-cell table:style-name="ce7" table:formula="of:=IF([.$D237]=&quot;&quot;;&quot;&quot;;VLOOKUP([.$D23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37]=&quot;&quot;;[.G237]=&quot;&quot;);&quot;&quot;;[.F237]*[.G237])">
            <text:p/>
          </table:table-cell>
          <table:table-cell table:style-name="ce7" table:formula="of:=IF([.$D237]=&quot;&quot;;&quot;&quot;;VLOOKUP([.$D237];[$DICIONARIO.B$1:.D$1048576];2;0))">
            <text:p/>
          </table:table-cell>
          <table:table-cell table:style-name="ce9" table:formula="of:=IF([.D237]=&quot;&quot;;&quot;&quot;;IF([.D238]=[.D237];&quot;&quot;;IF([.H237]&lt;=7;&quot;AUMENTAR&quot;;IF([.H237]=8;&quot;MANTER&quot;;IF([.H237]=9;&quot;MANTER&quot;;IF([.H23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38]=&quot;&quot;;[.$D238]=&quot;&quot;);&quot;&quot;;COUNTIFS([.$C$2:.C238];[.$C238];[.$D$2:.D238];[.$D238]))">
            <text:p/>
          </table:table-cell>
          <table:table-cell table:style-name="ce7" table:formula="of:=IF([.$D238]=&quot;&quot;;&quot;&quot;;VLOOKUP([.$D23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38]=&quot;&quot;;[.G238]=&quot;&quot;);&quot;&quot;;[.F238]*[.G238])">
            <text:p/>
          </table:table-cell>
          <table:table-cell table:style-name="ce7" table:formula="of:=IF([.$D238]=&quot;&quot;;&quot;&quot;;VLOOKUP([.$D238];[$DICIONARIO.B$1:.D$1048576];2;0))">
            <text:p/>
          </table:table-cell>
          <table:table-cell table:style-name="ce9" table:formula="of:=IF([.D238]=&quot;&quot;;&quot;&quot;;IF([.D239]=[.D238];&quot;&quot;;IF([.H238]&lt;=7;&quot;AUMENTAR&quot;;IF([.H238]=8;&quot;MANTER&quot;;IF([.H238]=9;&quot;MANTER&quot;;IF([.H23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39]=&quot;&quot;;[.$D239]=&quot;&quot;);&quot;&quot;;COUNTIFS([.$C$2:.C239];[.$C239];[.$D$2:.D239];[.$D239]))">
            <text:p/>
          </table:table-cell>
          <table:table-cell table:style-name="ce7" table:formula="of:=IF([.$D239]=&quot;&quot;;&quot;&quot;;VLOOKUP([.$D23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39]=&quot;&quot;;[.G239]=&quot;&quot;);&quot;&quot;;[.F239]*[.G239])">
            <text:p/>
          </table:table-cell>
          <table:table-cell table:style-name="ce7" table:formula="of:=IF([.$D239]=&quot;&quot;;&quot;&quot;;VLOOKUP([.$D239];[$DICIONARIO.B$1:.D$1048576];2;0))">
            <text:p/>
          </table:table-cell>
          <table:table-cell table:style-name="ce9" table:formula="of:=IF([.D239]=&quot;&quot;;&quot;&quot;;IF([.D240]=[.D239];&quot;&quot;;IF([.H239]&lt;=7;&quot;AUMENTAR&quot;;IF([.H239]=8;&quot;MANTER&quot;;IF([.H239]=9;&quot;MANTER&quot;;IF([.H23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40]=&quot;&quot;;[.$D240]=&quot;&quot;);&quot;&quot;;COUNTIFS([.$C$2:.C240];[.$C240];[.$D$2:.D240];[.$D240]))">
            <text:p/>
          </table:table-cell>
          <table:table-cell table:style-name="ce7" table:formula="of:=IF([.$D240]=&quot;&quot;;&quot;&quot;;VLOOKUP([.$D24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40]=&quot;&quot;;[.G240]=&quot;&quot;);&quot;&quot;;[.F240]*[.G240])">
            <text:p/>
          </table:table-cell>
          <table:table-cell table:style-name="ce7" table:formula="of:=IF([.$D240]=&quot;&quot;;&quot;&quot;;VLOOKUP([.$D240];[$DICIONARIO.B$1:.D$1048576];2;0))">
            <text:p/>
          </table:table-cell>
          <table:table-cell table:style-name="ce9" table:formula="of:=IF([.D240]=&quot;&quot;;&quot;&quot;;IF([.D241]=[.D240];&quot;&quot;;IF([.H240]&lt;=7;&quot;AUMENTAR&quot;;IF([.H240]=8;&quot;MANTER&quot;;IF([.H240]=9;&quot;MANTER&quot;;IF([.H24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41]=&quot;&quot;;[.$D241]=&quot;&quot;);&quot;&quot;;COUNTIFS([.$C$2:.C241];[.$C241];[.$D$2:.D241];[.$D241]))">
            <text:p/>
          </table:table-cell>
          <table:table-cell table:style-name="ce7" table:formula="of:=IF([.$D241]=&quot;&quot;;&quot;&quot;;VLOOKUP([.$D24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41]=&quot;&quot;;[.G241]=&quot;&quot;);&quot;&quot;;[.F241]*[.G241])">
            <text:p/>
          </table:table-cell>
          <table:table-cell table:style-name="ce7" table:formula="of:=IF([.$D241]=&quot;&quot;;&quot;&quot;;VLOOKUP([.$D241];[$DICIONARIO.B$1:.D$1048576];2;0))">
            <text:p/>
          </table:table-cell>
          <table:table-cell table:style-name="ce9" table:formula="of:=IF([.D241]=&quot;&quot;;&quot;&quot;;IF([.D242]=[.D241];&quot;&quot;;IF([.H241]&lt;=7;&quot;AUMENTAR&quot;;IF([.H241]=8;&quot;MANTER&quot;;IF([.H241]=9;&quot;MANTER&quot;;IF([.H24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42]=&quot;&quot;;[.$D242]=&quot;&quot;);&quot;&quot;;COUNTIFS([.$C$2:.C242];[.$C242];[.$D$2:.D242];[.$D242]))">
            <text:p/>
          </table:table-cell>
          <table:table-cell table:style-name="ce7" table:formula="of:=IF([.$D242]=&quot;&quot;;&quot;&quot;;VLOOKUP([.$D24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42]=&quot;&quot;;[.G242]=&quot;&quot;);&quot;&quot;;[.F242]*[.G242])">
            <text:p/>
          </table:table-cell>
          <table:table-cell table:style-name="ce7" table:formula="of:=IF([.$D242]=&quot;&quot;;&quot;&quot;;VLOOKUP([.$D242];[$DICIONARIO.B$1:.D$1048576];2;0))">
            <text:p/>
          </table:table-cell>
          <table:table-cell table:style-name="ce9" table:formula="of:=IF([.D242]=&quot;&quot;;&quot;&quot;;IF([.D243]=[.D242];&quot;&quot;;IF([.H242]&lt;=7;&quot;AUMENTAR&quot;;IF([.H242]=8;&quot;MANTER&quot;;IF([.H242]=9;&quot;MANTER&quot;;IF([.H24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43]=&quot;&quot;;[.$D243]=&quot;&quot;);&quot;&quot;;COUNTIFS([.$C$2:.C243];[.$C243];[.$D$2:.D243];[.$D243]))">
            <text:p/>
          </table:table-cell>
          <table:table-cell table:style-name="ce7" table:formula="of:=IF([.$D243]=&quot;&quot;;&quot;&quot;;VLOOKUP([.$D24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43]=&quot;&quot;;[.G243]=&quot;&quot;);&quot;&quot;;[.F243]*[.G243])">
            <text:p/>
          </table:table-cell>
          <table:table-cell table:style-name="ce7" table:formula="of:=IF([.$D243]=&quot;&quot;;&quot;&quot;;VLOOKUP([.$D243];[$DICIONARIO.B$1:.D$1048576];2;0))">
            <text:p/>
          </table:table-cell>
          <table:table-cell table:style-name="ce9" table:formula="of:=IF([.D243]=&quot;&quot;;&quot;&quot;;IF([.D244]=[.D243];&quot;&quot;;IF([.H243]&lt;=7;&quot;AUMENTAR&quot;;IF([.H243]=8;&quot;MANTER&quot;;IF([.H243]=9;&quot;MANTER&quot;;IF([.H24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44]=&quot;&quot;;[.$D244]=&quot;&quot;);&quot;&quot;;COUNTIFS([.$C$2:.C244];[.$C244];[.$D$2:.D244];[.$D244]))">
            <text:p/>
          </table:table-cell>
          <table:table-cell table:style-name="ce7" table:formula="of:=IF([.$D244]=&quot;&quot;;&quot;&quot;;VLOOKUP([.$D24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44]=&quot;&quot;;[.G244]=&quot;&quot;);&quot;&quot;;[.F244]*[.G244])">
            <text:p/>
          </table:table-cell>
          <table:table-cell table:style-name="ce7" table:formula="of:=IF([.$D244]=&quot;&quot;;&quot;&quot;;VLOOKUP([.$D244];[$DICIONARIO.B$1:.D$1048576];2;0))">
            <text:p/>
          </table:table-cell>
          <table:table-cell table:style-name="ce9" table:formula="of:=IF([.D244]=&quot;&quot;;&quot;&quot;;IF([.D245]=[.D244];&quot;&quot;;IF([.H244]&lt;=7;&quot;AUMENTAR&quot;;IF([.H244]=8;&quot;MANTER&quot;;IF([.H244]=9;&quot;MANTER&quot;;IF([.H24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45]=&quot;&quot;;[.$D245]=&quot;&quot;);&quot;&quot;;COUNTIFS([.$C$2:.C245];[.$C245];[.$D$2:.D245];[.$D245]))">
            <text:p/>
          </table:table-cell>
          <table:table-cell table:style-name="ce7" table:formula="of:=IF([.$D245]=&quot;&quot;;&quot;&quot;;VLOOKUP([.$D24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45]=&quot;&quot;;[.G245]=&quot;&quot;);&quot;&quot;;[.F245]*[.G245])">
            <text:p/>
          </table:table-cell>
          <table:table-cell table:style-name="ce7" table:formula="of:=IF([.$D245]=&quot;&quot;;&quot;&quot;;VLOOKUP([.$D245];[$DICIONARIO.B$1:.D$1048576];2;0))">
            <text:p/>
          </table:table-cell>
          <table:table-cell table:style-name="ce9" table:formula="of:=IF([.D245]=&quot;&quot;;&quot;&quot;;IF([.D246]=[.D245];&quot;&quot;;IF([.H245]&lt;=7;&quot;AUMENTAR&quot;;IF([.H245]=8;&quot;MANTER&quot;;IF([.H245]=9;&quot;MANTER&quot;;IF([.H24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46]=&quot;&quot;;[.$D246]=&quot;&quot;);&quot;&quot;;COUNTIFS([.$C$2:.C246];[.$C246];[.$D$2:.D246];[.$D246]))">
            <text:p/>
          </table:table-cell>
          <table:table-cell table:style-name="ce7" table:formula="of:=IF([.$D246]=&quot;&quot;;&quot;&quot;;VLOOKUP([.$D24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46]=&quot;&quot;;[.G246]=&quot;&quot;);&quot;&quot;;[.F246]*[.G246])">
            <text:p/>
          </table:table-cell>
          <table:table-cell table:style-name="ce7" table:formula="of:=IF([.$D246]=&quot;&quot;;&quot;&quot;;VLOOKUP([.$D246];[$DICIONARIO.B$1:.D$1048576];2;0))">
            <text:p/>
          </table:table-cell>
          <table:table-cell table:style-name="ce9" table:formula="of:=IF([.D246]=&quot;&quot;;&quot;&quot;;IF([.D247]=[.D246];&quot;&quot;;IF([.H246]&lt;=7;&quot;AUMENTAR&quot;;IF([.H246]=8;&quot;MANTER&quot;;IF([.H246]=9;&quot;MANTER&quot;;IF([.H24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47]=&quot;&quot;;[.$D247]=&quot;&quot;);&quot;&quot;;COUNTIFS([.$C$2:.C247];[.$C247];[.$D$2:.D247];[.$D247]))">
            <text:p/>
          </table:table-cell>
          <table:table-cell table:style-name="ce7" table:formula="of:=IF([.$D247]=&quot;&quot;;&quot;&quot;;VLOOKUP([.$D24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47]=&quot;&quot;;[.G247]=&quot;&quot;);&quot;&quot;;[.F247]*[.G247])">
            <text:p/>
          </table:table-cell>
          <table:table-cell table:style-name="ce7" table:formula="of:=IF([.$D247]=&quot;&quot;;&quot;&quot;;VLOOKUP([.$D247];[$DICIONARIO.B$1:.D$1048576];2;0))">
            <text:p/>
          </table:table-cell>
          <table:table-cell table:style-name="ce9" table:formula="of:=IF([.D247]=&quot;&quot;;&quot;&quot;;IF([.D248]=[.D247];&quot;&quot;;IF([.H247]&lt;=7;&quot;AUMENTAR&quot;;IF([.H247]=8;&quot;MANTER&quot;;IF([.H247]=9;&quot;MANTER&quot;;IF([.H24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48]=&quot;&quot;;[.$D248]=&quot;&quot;);&quot;&quot;;COUNTIFS([.$C$2:.C248];[.$C248];[.$D$2:.D248];[.$D248]))">
            <text:p/>
          </table:table-cell>
          <table:table-cell table:style-name="ce7" table:formula="of:=IF([.$D248]=&quot;&quot;;&quot;&quot;;VLOOKUP([.$D24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48]=&quot;&quot;;[.G248]=&quot;&quot;);&quot;&quot;;[.F248]*[.G248])">
            <text:p/>
          </table:table-cell>
          <table:table-cell table:style-name="ce7" table:formula="of:=IF([.$D248]=&quot;&quot;;&quot;&quot;;VLOOKUP([.$D248];[$DICIONARIO.B$1:.D$1048576];2;0))">
            <text:p/>
          </table:table-cell>
          <table:table-cell table:style-name="ce9" table:formula="of:=IF([.D248]=&quot;&quot;;&quot;&quot;;IF([.D249]=[.D248];&quot;&quot;;IF([.H248]&lt;=7;&quot;AUMENTAR&quot;;IF([.H248]=8;&quot;MANTER&quot;;IF([.H248]=9;&quot;MANTER&quot;;IF([.H24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49]=&quot;&quot;;[.$D249]=&quot;&quot;);&quot;&quot;;COUNTIFS([.$C$2:.C249];[.$C249];[.$D$2:.D249];[.$D249]))">
            <text:p/>
          </table:table-cell>
          <table:table-cell table:style-name="ce7" table:formula="of:=IF([.$D249]=&quot;&quot;;&quot;&quot;;VLOOKUP([.$D24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49]=&quot;&quot;;[.G249]=&quot;&quot;);&quot;&quot;;[.F249]*[.G249])">
            <text:p/>
          </table:table-cell>
          <table:table-cell table:style-name="ce7" table:formula="of:=IF([.$D249]=&quot;&quot;;&quot;&quot;;VLOOKUP([.$D249];[$DICIONARIO.B$1:.D$1048576];2;0))">
            <text:p/>
          </table:table-cell>
          <table:table-cell table:style-name="ce9" table:formula="of:=IF([.D249]=&quot;&quot;;&quot;&quot;;IF([.D250]=[.D249];&quot;&quot;;IF([.H249]&lt;=7;&quot;AUMENTAR&quot;;IF([.H249]=8;&quot;MANTER&quot;;IF([.H249]=9;&quot;MANTER&quot;;IF([.H24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50]=&quot;&quot;;[.$D250]=&quot;&quot;);&quot;&quot;;COUNTIFS([.$C$2:.C250];[.$C250];[.$D$2:.D250];[.$D250]))">
            <text:p/>
          </table:table-cell>
          <table:table-cell table:style-name="ce7" table:formula="of:=IF([.$D250]=&quot;&quot;;&quot;&quot;;VLOOKUP([.$D25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50]=&quot;&quot;;[.G250]=&quot;&quot;);&quot;&quot;;[.F250]*[.G250])">
            <text:p/>
          </table:table-cell>
          <table:table-cell table:style-name="ce7" table:formula="of:=IF([.$D250]=&quot;&quot;;&quot;&quot;;VLOOKUP([.$D250];[$DICIONARIO.B$1:.D$1048576];2;0))">
            <text:p/>
          </table:table-cell>
          <table:table-cell table:style-name="ce9" table:formula="of:=IF([.D250]=&quot;&quot;;&quot;&quot;;IF([.D251]=[.D250];&quot;&quot;;IF([.H250]&lt;=7;&quot;AUMENTAR&quot;;IF([.H250]=8;&quot;MANTER&quot;;IF([.H250]=9;&quot;MANTER&quot;;IF([.H25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51]=&quot;&quot;;[.$D251]=&quot;&quot;);&quot;&quot;;COUNTIFS([.$C$2:.C251];[.$C251];[.$D$2:.D251];[.$D251]))">
            <text:p/>
          </table:table-cell>
          <table:table-cell table:style-name="ce7" table:formula="of:=IF([.$D251]=&quot;&quot;;&quot;&quot;;VLOOKUP([.$D25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51]=&quot;&quot;;[.G251]=&quot;&quot;);&quot;&quot;;[.F251]*[.G251])">
            <text:p/>
          </table:table-cell>
          <table:table-cell table:style-name="ce7" table:formula="of:=IF([.$D251]=&quot;&quot;;&quot;&quot;;VLOOKUP([.$D251];[$DICIONARIO.B$1:.D$1048576];2;0))">
            <text:p/>
          </table:table-cell>
          <table:table-cell table:style-name="ce9" table:formula="of:=IF([.D251]=&quot;&quot;;&quot;&quot;;IF([.D252]=[.D251];&quot;&quot;;IF([.H251]&lt;=7;&quot;AUMENTAR&quot;;IF([.H251]=8;&quot;MANTER&quot;;IF([.H251]=9;&quot;MANTER&quot;;IF([.H25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52]=&quot;&quot;;[.$D252]=&quot;&quot;);&quot;&quot;;COUNTIFS([.$C$2:.C252];[.$C252];[.$D$2:.D252];[.$D252]))">
            <text:p/>
          </table:table-cell>
          <table:table-cell table:style-name="ce7" table:formula="of:=IF([.$D252]=&quot;&quot;;&quot;&quot;;VLOOKUP([.$D25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52]=&quot;&quot;;[.G252]=&quot;&quot;);&quot;&quot;;[.F252]*[.G252])">
            <text:p/>
          </table:table-cell>
          <table:table-cell table:style-name="ce7" table:formula="of:=IF([.$D252]=&quot;&quot;;&quot;&quot;;VLOOKUP([.$D252];[$DICIONARIO.B$1:.D$1048576];2;0))">
            <text:p/>
          </table:table-cell>
          <table:table-cell table:style-name="ce9" table:formula="of:=IF([.D252]=&quot;&quot;;&quot;&quot;;IF([.D253]=[.D252];&quot;&quot;;IF([.H252]&lt;=7;&quot;AUMENTAR&quot;;IF([.H252]=8;&quot;MANTER&quot;;IF([.H252]=9;&quot;MANTER&quot;;IF([.H25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53]=&quot;&quot;;[.$D253]=&quot;&quot;);&quot;&quot;;COUNTIFS([.$C$2:.C253];[.$C253];[.$D$2:.D253];[.$D253]))">
            <text:p/>
          </table:table-cell>
          <table:table-cell table:style-name="ce7" table:formula="of:=IF([.$D253]=&quot;&quot;;&quot;&quot;;VLOOKUP([.$D25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53]=&quot;&quot;;[.G253]=&quot;&quot;);&quot;&quot;;[.F253]*[.G253])">
            <text:p/>
          </table:table-cell>
          <table:table-cell table:style-name="ce7" table:formula="of:=IF([.$D253]=&quot;&quot;;&quot;&quot;;VLOOKUP([.$D253];[$DICIONARIO.B$1:.D$1048576];2;0))">
            <text:p/>
          </table:table-cell>
          <table:table-cell table:style-name="ce9" table:formula="of:=IF([.D253]=&quot;&quot;;&quot;&quot;;IF([.D254]=[.D253];&quot;&quot;;IF([.H253]&lt;=7;&quot;AUMENTAR&quot;;IF([.H253]=8;&quot;MANTER&quot;;IF([.H253]=9;&quot;MANTER&quot;;IF([.H25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54]=&quot;&quot;;[.$D254]=&quot;&quot;);&quot;&quot;;COUNTIFS([.$C$2:.C254];[.$C254];[.$D$2:.D254];[.$D254]))">
            <text:p/>
          </table:table-cell>
          <table:table-cell table:style-name="ce7" table:formula="of:=IF([.$D254]=&quot;&quot;;&quot;&quot;;VLOOKUP([.$D25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54]=&quot;&quot;;[.G254]=&quot;&quot;);&quot;&quot;;[.F254]*[.G254])">
            <text:p/>
          </table:table-cell>
          <table:table-cell table:style-name="ce7" table:formula="of:=IF([.$D254]=&quot;&quot;;&quot;&quot;;VLOOKUP([.$D254];[$DICIONARIO.B$1:.D$1048576];2;0))">
            <text:p/>
          </table:table-cell>
          <table:table-cell table:style-name="ce9" table:formula="of:=IF([.D254]=&quot;&quot;;&quot;&quot;;IF([.D255]=[.D254];&quot;&quot;;IF([.H254]&lt;=7;&quot;AUMENTAR&quot;;IF([.H254]=8;&quot;MANTER&quot;;IF([.H254]=9;&quot;MANTER&quot;;IF([.H25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55]=&quot;&quot;;[.$D255]=&quot;&quot;);&quot;&quot;;COUNTIFS([.$C$2:.C255];[.$C255];[.$D$2:.D255];[.$D255]))">
            <text:p/>
          </table:table-cell>
          <table:table-cell table:style-name="ce7" table:formula="of:=IF([.$D255]=&quot;&quot;;&quot;&quot;;VLOOKUP([.$D25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55]=&quot;&quot;;[.G255]=&quot;&quot;);&quot;&quot;;[.F255]*[.G255])">
            <text:p/>
          </table:table-cell>
          <table:table-cell table:style-name="ce7" table:formula="of:=IF([.$D255]=&quot;&quot;;&quot;&quot;;VLOOKUP([.$D255];[$DICIONARIO.B$1:.D$1048576];2;0))">
            <text:p/>
          </table:table-cell>
          <table:table-cell table:style-name="ce9" table:formula="of:=IF([.D255]=&quot;&quot;;&quot;&quot;;IF([.D256]=[.D255];&quot;&quot;;IF([.H255]&lt;=7;&quot;AUMENTAR&quot;;IF([.H255]=8;&quot;MANTER&quot;;IF([.H255]=9;&quot;MANTER&quot;;IF([.H25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56]=&quot;&quot;;[.$D256]=&quot;&quot;);&quot;&quot;;COUNTIFS([.$C$2:.C256];[.$C256];[.$D$2:.D256];[.$D256]))">
            <text:p/>
          </table:table-cell>
          <table:table-cell table:style-name="ce7" table:formula="of:=IF([.$D256]=&quot;&quot;;&quot;&quot;;VLOOKUP([.$D25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56]=&quot;&quot;;[.G256]=&quot;&quot;);&quot;&quot;;[.F256]*[.G256])">
            <text:p/>
          </table:table-cell>
          <table:table-cell table:style-name="ce7" table:formula="of:=IF([.$D256]=&quot;&quot;;&quot;&quot;;VLOOKUP([.$D256];[$DICIONARIO.B$1:.D$1048576];2;0))">
            <text:p/>
          </table:table-cell>
          <table:table-cell table:style-name="ce9" table:formula="of:=IF([.D256]=&quot;&quot;;&quot;&quot;;IF([.D257]=[.D256];&quot;&quot;;IF([.H256]&lt;=7;&quot;AUMENTAR&quot;;IF([.H256]=8;&quot;MANTER&quot;;IF([.H256]=9;&quot;MANTER&quot;;IF([.H25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57]=&quot;&quot;;[.$D257]=&quot;&quot;);&quot;&quot;;COUNTIFS([.$C$2:.C257];[.$C257];[.$D$2:.D257];[.$D257]))">
            <text:p/>
          </table:table-cell>
          <table:table-cell table:style-name="ce7" table:formula="of:=IF([.$D257]=&quot;&quot;;&quot;&quot;;VLOOKUP([.$D25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57]=&quot;&quot;;[.G257]=&quot;&quot;);&quot;&quot;;[.F257]*[.G257])">
            <text:p/>
          </table:table-cell>
          <table:table-cell table:style-name="ce7" table:formula="of:=IF([.$D257]=&quot;&quot;;&quot;&quot;;VLOOKUP([.$D257];[$DICIONARIO.B$1:.D$1048576];2;0))">
            <text:p/>
          </table:table-cell>
          <table:table-cell table:style-name="ce9" table:formula="of:=IF([.D257]=&quot;&quot;;&quot;&quot;;IF([.D258]=[.D257];&quot;&quot;;IF([.H257]&lt;=7;&quot;AUMENTAR&quot;;IF([.H257]=8;&quot;MANTER&quot;;IF([.H257]=9;&quot;MANTER&quot;;IF([.H25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58]=&quot;&quot;;[.$D258]=&quot;&quot;);&quot;&quot;;COUNTIFS([.$C$2:.C258];[.$C258];[.$D$2:.D258];[.$D258]))">
            <text:p/>
          </table:table-cell>
          <table:table-cell table:style-name="ce7" table:formula="of:=IF([.$D258]=&quot;&quot;;&quot;&quot;;VLOOKUP([.$D25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58]=&quot;&quot;;[.G258]=&quot;&quot;);&quot;&quot;;[.F258]*[.G258])">
            <text:p/>
          </table:table-cell>
          <table:table-cell table:style-name="ce7" table:formula="of:=IF([.$D258]=&quot;&quot;;&quot;&quot;;VLOOKUP([.$D258];[$DICIONARIO.B$1:.D$1048576];2;0))">
            <text:p/>
          </table:table-cell>
          <table:table-cell table:style-name="ce9" table:formula="of:=IF([.D258]=&quot;&quot;;&quot;&quot;;IF([.D259]=[.D258];&quot;&quot;;IF([.H258]&lt;=7;&quot;AUMENTAR&quot;;IF([.H258]=8;&quot;MANTER&quot;;IF([.H258]=9;&quot;MANTER&quot;;IF([.H25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59]=&quot;&quot;;[.$D259]=&quot;&quot;);&quot;&quot;;COUNTIFS([.$C$2:.C259];[.$C259];[.$D$2:.D259];[.$D259]))">
            <text:p/>
          </table:table-cell>
          <table:table-cell table:style-name="ce7" table:formula="of:=IF([.$D259]=&quot;&quot;;&quot;&quot;;VLOOKUP([.$D25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59]=&quot;&quot;;[.G259]=&quot;&quot;);&quot;&quot;;[.F259]*[.G259])">
            <text:p/>
          </table:table-cell>
          <table:table-cell table:style-name="ce7" table:formula="of:=IF([.$D259]=&quot;&quot;;&quot;&quot;;VLOOKUP([.$D259];[$DICIONARIO.B$1:.D$1048576];2;0))">
            <text:p/>
          </table:table-cell>
          <table:table-cell table:style-name="ce9" table:formula="of:=IF([.D259]=&quot;&quot;;&quot;&quot;;IF([.D260]=[.D259];&quot;&quot;;IF([.H259]&lt;=7;&quot;AUMENTAR&quot;;IF([.H259]=8;&quot;MANTER&quot;;IF([.H259]=9;&quot;MANTER&quot;;IF([.H25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60]=&quot;&quot;;[.$D260]=&quot;&quot;);&quot;&quot;;COUNTIFS([.$C$2:.C260];[.$C260];[.$D$2:.D260];[.$D260]))">
            <text:p/>
          </table:table-cell>
          <table:table-cell table:style-name="ce7" table:formula="of:=IF([.$D260]=&quot;&quot;;&quot;&quot;;VLOOKUP([.$D26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60]=&quot;&quot;;[.G260]=&quot;&quot;);&quot;&quot;;[.F260]*[.G260])">
            <text:p/>
          </table:table-cell>
          <table:table-cell table:style-name="ce7" table:formula="of:=IF([.$D260]=&quot;&quot;;&quot;&quot;;VLOOKUP([.$D260];[$DICIONARIO.B$1:.D$1048576];2;0))">
            <text:p/>
          </table:table-cell>
          <table:table-cell table:style-name="ce9" table:formula="of:=IF([.D260]=&quot;&quot;;&quot;&quot;;IF([.D261]=[.D260];&quot;&quot;;IF([.H260]&lt;=7;&quot;AUMENTAR&quot;;IF([.H260]=8;&quot;MANTER&quot;;IF([.H260]=9;&quot;MANTER&quot;;IF([.H26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61]=&quot;&quot;;[.$D261]=&quot;&quot;);&quot;&quot;;COUNTIFS([.$C$2:.C261];[.$C261];[.$D$2:.D261];[.$D261]))">
            <text:p/>
          </table:table-cell>
          <table:table-cell table:style-name="ce7" table:formula="of:=IF([.$D261]=&quot;&quot;;&quot;&quot;;VLOOKUP([.$D26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61]=&quot;&quot;;[.G261]=&quot;&quot;);&quot;&quot;;[.F261]*[.G261])">
            <text:p/>
          </table:table-cell>
          <table:table-cell table:style-name="ce7" table:formula="of:=IF([.$D261]=&quot;&quot;;&quot;&quot;;VLOOKUP([.$D261];[$DICIONARIO.B$1:.D$1048576];2;0))">
            <text:p/>
          </table:table-cell>
          <table:table-cell table:style-name="ce9" table:formula="of:=IF([.D261]=&quot;&quot;;&quot;&quot;;IF([.D262]=[.D261];&quot;&quot;;IF([.H261]&lt;=7;&quot;AUMENTAR&quot;;IF([.H261]=8;&quot;MANTER&quot;;IF([.H261]=9;&quot;MANTER&quot;;IF([.H26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62]=&quot;&quot;;[.$D262]=&quot;&quot;);&quot;&quot;;COUNTIFS([.$C$2:.C262];[.$C262];[.$D$2:.D262];[.$D262]))">
            <text:p/>
          </table:table-cell>
          <table:table-cell table:style-name="ce7" table:formula="of:=IF([.$D262]=&quot;&quot;;&quot;&quot;;VLOOKUP([.$D26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62]=&quot;&quot;;[.G262]=&quot;&quot;);&quot;&quot;;[.F262]*[.G262])">
            <text:p/>
          </table:table-cell>
          <table:table-cell table:style-name="ce7" table:formula="of:=IF([.$D262]=&quot;&quot;;&quot;&quot;;VLOOKUP([.$D262];[$DICIONARIO.B$1:.D$1048576];2;0))">
            <text:p/>
          </table:table-cell>
          <table:table-cell table:style-name="ce9" table:formula="of:=IF([.D262]=&quot;&quot;;&quot;&quot;;IF([.D263]=[.D262];&quot;&quot;;IF([.H262]&lt;=7;&quot;AUMENTAR&quot;;IF([.H262]=8;&quot;MANTER&quot;;IF([.H262]=9;&quot;MANTER&quot;;IF([.H26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63]=&quot;&quot;;[.$D263]=&quot;&quot;);&quot;&quot;;COUNTIFS([.$C$2:.C263];[.$C263];[.$D$2:.D263];[.$D263]))">
            <text:p/>
          </table:table-cell>
          <table:table-cell table:style-name="ce7" table:formula="of:=IF([.$D263]=&quot;&quot;;&quot;&quot;;VLOOKUP([.$D26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63]=&quot;&quot;;[.G263]=&quot;&quot;);&quot;&quot;;[.F263]*[.G263])">
            <text:p/>
          </table:table-cell>
          <table:table-cell table:style-name="ce7" table:formula="of:=IF([.$D263]=&quot;&quot;;&quot;&quot;;VLOOKUP([.$D263];[$DICIONARIO.B$1:.D$1048576];2;0))">
            <text:p/>
          </table:table-cell>
          <table:table-cell table:style-name="ce9" table:formula="of:=IF([.D263]=&quot;&quot;;&quot;&quot;;IF([.D264]=[.D263];&quot;&quot;;IF([.H263]&lt;=7;&quot;AUMENTAR&quot;;IF([.H263]=8;&quot;MANTER&quot;;IF([.H263]=9;&quot;MANTER&quot;;IF([.H26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64]=&quot;&quot;;[.$D264]=&quot;&quot;);&quot;&quot;;COUNTIFS([.$C$2:.C264];[.$C264];[.$D$2:.D264];[.$D264]))">
            <text:p/>
          </table:table-cell>
          <table:table-cell table:style-name="ce7" table:formula="of:=IF([.$D264]=&quot;&quot;;&quot;&quot;;VLOOKUP([.$D26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64]=&quot;&quot;;[.G264]=&quot;&quot;);&quot;&quot;;[.F264]*[.G264])">
            <text:p/>
          </table:table-cell>
          <table:table-cell table:style-name="ce7" table:formula="of:=IF([.$D264]=&quot;&quot;;&quot;&quot;;VLOOKUP([.$D264];[$DICIONARIO.B$1:.D$1048576];2;0))">
            <text:p/>
          </table:table-cell>
          <table:table-cell table:style-name="ce9" table:formula="of:=IF([.D264]=&quot;&quot;;&quot;&quot;;IF([.D265]=[.D264];&quot;&quot;;IF([.H264]&lt;=7;&quot;AUMENTAR&quot;;IF([.H264]=8;&quot;MANTER&quot;;IF([.H264]=9;&quot;MANTER&quot;;IF([.H26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65]=&quot;&quot;;[.$D265]=&quot;&quot;);&quot;&quot;;COUNTIFS([.$C$2:.C265];[.$C265];[.$D$2:.D265];[.$D265]))">
            <text:p/>
          </table:table-cell>
          <table:table-cell table:style-name="ce7" table:formula="of:=IF([.$D265]=&quot;&quot;;&quot;&quot;;VLOOKUP([.$D26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65]=&quot;&quot;;[.G265]=&quot;&quot;);&quot;&quot;;[.F265]*[.G265])">
            <text:p/>
          </table:table-cell>
          <table:table-cell table:style-name="ce7" table:formula="of:=IF([.$D265]=&quot;&quot;;&quot;&quot;;VLOOKUP([.$D265];[$DICIONARIO.B$1:.D$1048576];2;0))">
            <text:p/>
          </table:table-cell>
          <table:table-cell table:style-name="ce9" table:formula="of:=IF([.D265]=&quot;&quot;;&quot;&quot;;IF([.D266]=[.D265];&quot;&quot;;IF([.H265]&lt;=7;&quot;AUMENTAR&quot;;IF([.H265]=8;&quot;MANTER&quot;;IF([.H265]=9;&quot;MANTER&quot;;IF([.H26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66]=&quot;&quot;;[.$D266]=&quot;&quot;);&quot;&quot;;COUNTIFS([.$C$2:.C266];[.$C266];[.$D$2:.D266];[.$D266]))">
            <text:p/>
          </table:table-cell>
          <table:table-cell table:style-name="ce7" table:formula="of:=IF([.$D266]=&quot;&quot;;&quot;&quot;;VLOOKUP([.$D26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66]=&quot;&quot;;[.G266]=&quot;&quot;);&quot;&quot;;[.F266]*[.G266])">
            <text:p/>
          </table:table-cell>
          <table:table-cell table:style-name="ce7" table:formula="of:=IF([.$D266]=&quot;&quot;;&quot;&quot;;VLOOKUP([.$D266];[$DICIONARIO.B$1:.D$1048576];2;0))">
            <text:p/>
          </table:table-cell>
          <table:table-cell table:style-name="ce9" table:formula="of:=IF([.D266]=&quot;&quot;;&quot;&quot;;IF([.D267]=[.D266];&quot;&quot;;IF([.H266]&lt;=7;&quot;AUMENTAR&quot;;IF([.H266]=8;&quot;MANTER&quot;;IF([.H266]=9;&quot;MANTER&quot;;IF([.H26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67]=&quot;&quot;;[.$D267]=&quot;&quot;);&quot;&quot;;COUNTIFS([.$C$2:.C267];[.$C267];[.$D$2:.D267];[.$D267]))">
            <text:p/>
          </table:table-cell>
          <table:table-cell table:style-name="ce7" table:formula="of:=IF([.$D267]=&quot;&quot;;&quot;&quot;;VLOOKUP([.$D26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67]=&quot;&quot;;[.G267]=&quot;&quot;);&quot;&quot;;[.F267]*[.G267])">
            <text:p/>
          </table:table-cell>
          <table:table-cell table:style-name="ce7" table:formula="of:=IF([.$D267]=&quot;&quot;;&quot;&quot;;VLOOKUP([.$D267];[$DICIONARIO.B$1:.D$1048576];2;0))">
            <text:p/>
          </table:table-cell>
          <table:table-cell table:style-name="ce9" table:formula="of:=IF([.D267]=&quot;&quot;;&quot;&quot;;IF([.D268]=[.D267];&quot;&quot;;IF([.H267]&lt;=7;&quot;AUMENTAR&quot;;IF([.H267]=8;&quot;MANTER&quot;;IF([.H267]=9;&quot;MANTER&quot;;IF([.H26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68]=&quot;&quot;;[.$D268]=&quot;&quot;);&quot;&quot;;COUNTIFS([.$C$2:.C268];[.$C268];[.$D$2:.D268];[.$D268]))">
            <text:p/>
          </table:table-cell>
          <table:table-cell table:style-name="ce7" table:formula="of:=IF([.$D268]=&quot;&quot;;&quot;&quot;;VLOOKUP([.$D26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68]=&quot;&quot;;[.G268]=&quot;&quot;);&quot;&quot;;[.F268]*[.G268])">
            <text:p/>
          </table:table-cell>
          <table:table-cell table:style-name="ce7" table:formula="of:=IF([.$D268]=&quot;&quot;;&quot;&quot;;VLOOKUP([.$D268];[$DICIONARIO.B$1:.D$1048576];2;0))">
            <text:p/>
          </table:table-cell>
          <table:table-cell table:style-name="ce9" table:formula="of:=IF([.D268]=&quot;&quot;;&quot;&quot;;IF([.D269]=[.D268];&quot;&quot;;IF([.H268]&lt;=7;&quot;AUMENTAR&quot;;IF([.H268]=8;&quot;MANTER&quot;;IF([.H268]=9;&quot;MANTER&quot;;IF([.H26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69]=&quot;&quot;;[.$D269]=&quot;&quot;);&quot;&quot;;COUNTIFS([.$C$2:.C269];[.$C269];[.$D$2:.D269];[.$D269]))">
            <text:p/>
          </table:table-cell>
          <table:table-cell table:style-name="ce7" table:formula="of:=IF([.$D269]=&quot;&quot;;&quot;&quot;;VLOOKUP([.$D26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69]=&quot;&quot;;[.G269]=&quot;&quot;);&quot;&quot;;[.F269]*[.G269])">
            <text:p/>
          </table:table-cell>
          <table:table-cell table:style-name="ce7" table:formula="of:=IF([.$D269]=&quot;&quot;;&quot;&quot;;VLOOKUP([.$D269];[$DICIONARIO.B$1:.D$1048576];2;0))">
            <text:p/>
          </table:table-cell>
          <table:table-cell table:style-name="ce9" table:formula="of:=IF([.D269]=&quot;&quot;;&quot;&quot;;IF([.D270]=[.D269];&quot;&quot;;IF([.H269]&lt;=7;&quot;AUMENTAR&quot;;IF([.H269]=8;&quot;MANTER&quot;;IF([.H269]=9;&quot;MANTER&quot;;IF([.H26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70]=&quot;&quot;;[.$D270]=&quot;&quot;);&quot;&quot;;COUNTIFS([.$C$2:.C270];[.$C270];[.$D$2:.D270];[.$D270]))">
            <text:p/>
          </table:table-cell>
          <table:table-cell table:style-name="ce7" table:formula="of:=IF([.$D270]=&quot;&quot;;&quot;&quot;;VLOOKUP([.$D27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70]=&quot;&quot;;[.G270]=&quot;&quot;);&quot;&quot;;[.F270]*[.G270])">
            <text:p/>
          </table:table-cell>
          <table:table-cell table:style-name="ce7" table:formula="of:=IF([.$D270]=&quot;&quot;;&quot;&quot;;VLOOKUP([.$D270];[$DICIONARIO.B$1:.D$1048576];2;0))">
            <text:p/>
          </table:table-cell>
          <table:table-cell table:style-name="ce9" table:formula="of:=IF([.D270]=&quot;&quot;;&quot;&quot;;IF([.D271]=[.D270];&quot;&quot;;IF([.H270]&lt;=7;&quot;AUMENTAR&quot;;IF([.H270]=8;&quot;MANTER&quot;;IF([.H270]=9;&quot;MANTER&quot;;IF([.H27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71]=&quot;&quot;;[.$D271]=&quot;&quot;);&quot;&quot;;COUNTIFS([.$C$2:.C271];[.$C271];[.$D$2:.D271];[.$D271]))">
            <text:p/>
          </table:table-cell>
          <table:table-cell table:style-name="ce7" table:formula="of:=IF([.$D271]=&quot;&quot;;&quot;&quot;;VLOOKUP([.$D27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71]=&quot;&quot;;[.G271]=&quot;&quot;);&quot;&quot;;[.F271]*[.G271])">
            <text:p/>
          </table:table-cell>
          <table:table-cell table:style-name="ce7" table:formula="of:=IF([.$D271]=&quot;&quot;;&quot;&quot;;VLOOKUP([.$D271];[$DICIONARIO.B$1:.D$1048576];2;0))">
            <text:p/>
          </table:table-cell>
          <table:table-cell table:style-name="ce9" table:formula="of:=IF([.D271]=&quot;&quot;;&quot;&quot;;IF([.D272]=[.D271];&quot;&quot;;IF([.H271]&lt;=7;&quot;AUMENTAR&quot;;IF([.H271]=8;&quot;MANTER&quot;;IF([.H271]=9;&quot;MANTER&quot;;IF([.H27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72]=&quot;&quot;;[.$D272]=&quot;&quot;);&quot;&quot;;COUNTIFS([.$C$2:.C272];[.$C272];[.$D$2:.D272];[.$D272]))">
            <text:p/>
          </table:table-cell>
          <table:table-cell table:style-name="ce7" table:formula="of:=IF([.$D272]=&quot;&quot;;&quot;&quot;;VLOOKUP([.$D27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72]=&quot;&quot;;[.G272]=&quot;&quot;);&quot;&quot;;[.F272]*[.G272])">
            <text:p/>
          </table:table-cell>
          <table:table-cell table:style-name="ce7" table:formula="of:=IF([.$D272]=&quot;&quot;;&quot;&quot;;VLOOKUP([.$D272];[$DICIONARIO.B$1:.D$1048576];2;0))">
            <text:p/>
          </table:table-cell>
          <table:table-cell table:style-name="ce9" table:formula="of:=IF([.D272]=&quot;&quot;;&quot;&quot;;IF([.D273]=[.D272];&quot;&quot;;IF([.H272]&lt;=7;&quot;AUMENTAR&quot;;IF([.H272]=8;&quot;MANTER&quot;;IF([.H272]=9;&quot;MANTER&quot;;IF([.H27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73]=&quot;&quot;;[.$D273]=&quot;&quot;);&quot;&quot;;COUNTIFS([.$C$2:.C273];[.$C273];[.$D$2:.D273];[.$D273]))">
            <text:p/>
          </table:table-cell>
          <table:table-cell table:style-name="ce7" table:formula="of:=IF([.$D273]=&quot;&quot;;&quot;&quot;;VLOOKUP([.$D27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73]=&quot;&quot;;[.G273]=&quot;&quot;);&quot;&quot;;[.F273]*[.G273])">
            <text:p/>
          </table:table-cell>
          <table:table-cell table:style-name="ce7" table:formula="of:=IF([.$D273]=&quot;&quot;;&quot;&quot;;VLOOKUP([.$D273];[$DICIONARIO.B$1:.D$1048576];2;0))">
            <text:p/>
          </table:table-cell>
          <table:table-cell table:style-name="ce9" table:formula="of:=IF([.D273]=&quot;&quot;;&quot;&quot;;IF([.D274]=[.D273];&quot;&quot;;IF([.H273]&lt;=7;&quot;AUMENTAR&quot;;IF([.H273]=8;&quot;MANTER&quot;;IF([.H273]=9;&quot;MANTER&quot;;IF([.H27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74]=&quot;&quot;;[.$D274]=&quot;&quot;);&quot;&quot;;COUNTIFS([.$C$2:.C274];[.$C274];[.$D$2:.D274];[.$D274]))">
            <text:p/>
          </table:table-cell>
          <table:table-cell table:style-name="ce7" table:formula="of:=IF([.$D274]=&quot;&quot;;&quot;&quot;;VLOOKUP([.$D27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74]=&quot;&quot;;[.G274]=&quot;&quot;);&quot;&quot;;[.F274]*[.G274])">
            <text:p/>
          </table:table-cell>
          <table:table-cell table:style-name="ce7" table:formula="of:=IF([.$D274]=&quot;&quot;;&quot;&quot;;VLOOKUP([.$D274];[$DICIONARIO.B$1:.D$1048576];2;0))">
            <text:p/>
          </table:table-cell>
          <table:table-cell table:style-name="ce9" table:formula="of:=IF([.D274]=&quot;&quot;;&quot;&quot;;IF([.D275]=[.D274];&quot;&quot;;IF([.H274]&lt;=7;&quot;AUMENTAR&quot;;IF([.H274]=8;&quot;MANTER&quot;;IF([.H274]=9;&quot;MANTER&quot;;IF([.H27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75]=&quot;&quot;;[.$D275]=&quot;&quot;);&quot;&quot;;COUNTIFS([.$C$2:.C275];[.$C275];[.$D$2:.D275];[.$D275]))">
            <text:p/>
          </table:table-cell>
          <table:table-cell table:style-name="ce7" table:formula="of:=IF([.$D275]=&quot;&quot;;&quot;&quot;;VLOOKUP([.$D27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75]=&quot;&quot;;[.G275]=&quot;&quot;);&quot;&quot;;[.F275]*[.G275])">
            <text:p/>
          </table:table-cell>
          <table:table-cell table:style-name="ce7" table:formula="of:=IF([.$D275]=&quot;&quot;;&quot;&quot;;VLOOKUP([.$D275];[$DICIONARIO.B$1:.D$1048576];2;0))">
            <text:p/>
          </table:table-cell>
          <table:table-cell table:style-name="ce9" table:formula="of:=IF([.D275]=&quot;&quot;;&quot;&quot;;IF([.D276]=[.D275];&quot;&quot;;IF([.H275]&lt;=7;&quot;AUMENTAR&quot;;IF([.H275]=8;&quot;MANTER&quot;;IF([.H275]=9;&quot;MANTER&quot;;IF([.H27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76]=&quot;&quot;;[.$D276]=&quot;&quot;);&quot;&quot;;COUNTIFS([.$C$2:.C276];[.$C276];[.$D$2:.D276];[.$D276]))">
            <text:p/>
          </table:table-cell>
          <table:table-cell table:style-name="ce7" table:formula="of:=IF([.$D276]=&quot;&quot;;&quot;&quot;;VLOOKUP([.$D27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76]=&quot;&quot;;[.G276]=&quot;&quot;);&quot;&quot;;[.F276]*[.G276])">
            <text:p/>
          </table:table-cell>
          <table:table-cell table:style-name="ce7" table:formula="of:=IF([.$D276]=&quot;&quot;;&quot;&quot;;VLOOKUP([.$D276];[$DICIONARIO.B$1:.D$1048576];2;0))">
            <text:p/>
          </table:table-cell>
          <table:table-cell table:style-name="ce9" table:formula="of:=IF([.D276]=&quot;&quot;;&quot;&quot;;IF([.D277]=[.D276];&quot;&quot;;IF([.H276]&lt;=7;&quot;AUMENTAR&quot;;IF([.H276]=8;&quot;MANTER&quot;;IF([.H276]=9;&quot;MANTER&quot;;IF([.H27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77]=&quot;&quot;;[.$D277]=&quot;&quot;);&quot;&quot;;COUNTIFS([.$C$2:.C277];[.$C277];[.$D$2:.D277];[.$D277]))">
            <text:p/>
          </table:table-cell>
          <table:table-cell table:style-name="ce7" table:formula="of:=IF([.$D277]=&quot;&quot;;&quot;&quot;;VLOOKUP([.$D27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77]=&quot;&quot;;[.G277]=&quot;&quot;);&quot;&quot;;[.F277]*[.G277])">
            <text:p/>
          </table:table-cell>
          <table:table-cell table:style-name="ce7" table:formula="of:=IF([.$D277]=&quot;&quot;;&quot;&quot;;VLOOKUP([.$D277];[$DICIONARIO.B$1:.D$1048576];2;0))">
            <text:p/>
          </table:table-cell>
          <table:table-cell table:style-name="ce9" table:formula="of:=IF([.D277]=&quot;&quot;;&quot;&quot;;IF([.D278]=[.D277];&quot;&quot;;IF([.H277]&lt;=7;&quot;AUMENTAR&quot;;IF([.H277]=8;&quot;MANTER&quot;;IF([.H277]=9;&quot;MANTER&quot;;IF([.H27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78]=&quot;&quot;;[.$D278]=&quot;&quot;);&quot;&quot;;COUNTIFS([.$C$2:.C278];[.$C278];[.$D$2:.D278];[.$D278]))">
            <text:p/>
          </table:table-cell>
          <table:table-cell table:style-name="ce7" table:formula="of:=IF([.$D278]=&quot;&quot;;&quot;&quot;;VLOOKUP([.$D27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78]=&quot;&quot;;[.G278]=&quot;&quot;);&quot;&quot;;[.F278]*[.G278])">
            <text:p/>
          </table:table-cell>
          <table:table-cell table:style-name="ce7" table:formula="of:=IF([.$D278]=&quot;&quot;;&quot;&quot;;VLOOKUP([.$D278];[$DICIONARIO.B$1:.D$1048576];2;0))">
            <text:p/>
          </table:table-cell>
          <table:table-cell table:style-name="ce9" table:formula="of:=IF([.D278]=&quot;&quot;;&quot;&quot;;IF([.D279]=[.D278];&quot;&quot;;IF([.H278]&lt;=7;&quot;AUMENTAR&quot;;IF([.H278]=8;&quot;MANTER&quot;;IF([.H278]=9;&quot;MANTER&quot;;IF([.H27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79]=&quot;&quot;;[.$D279]=&quot;&quot;);&quot;&quot;;COUNTIFS([.$C$2:.C279];[.$C279];[.$D$2:.D279];[.$D279]))">
            <text:p/>
          </table:table-cell>
          <table:table-cell table:style-name="ce7" table:formula="of:=IF([.$D279]=&quot;&quot;;&quot;&quot;;VLOOKUP([.$D27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79]=&quot;&quot;;[.G279]=&quot;&quot;);&quot;&quot;;[.F279]*[.G279])">
            <text:p/>
          </table:table-cell>
          <table:table-cell table:style-name="ce7" table:formula="of:=IF([.$D279]=&quot;&quot;;&quot;&quot;;VLOOKUP([.$D279];[$DICIONARIO.B$1:.D$1048576];2;0))">
            <text:p/>
          </table:table-cell>
          <table:table-cell table:style-name="ce9" table:formula="of:=IF([.D279]=&quot;&quot;;&quot;&quot;;IF([.D280]=[.D279];&quot;&quot;;IF([.H279]&lt;=7;&quot;AUMENTAR&quot;;IF([.H279]=8;&quot;MANTER&quot;;IF([.H279]=9;&quot;MANTER&quot;;IF([.H27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80]=&quot;&quot;;[.$D280]=&quot;&quot;);&quot;&quot;;COUNTIFS([.$C$2:.C280];[.$C280];[.$D$2:.D280];[.$D280]))">
            <text:p/>
          </table:table-cell>
          <table:table-cell table:style-name="ce7" table:formula="of:=IF([.$D280]=&quot;&quot;;&quot;&quot;;VLOOKUP([.$D28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80]=&quot;&quot;;[.G280]=&quot;&quot;);&quot;&quot;;[.F280]*[.G280])">
            <text:p/>
          </table:table-cell>
          <table:table-cell table:style-name="ce7" table:formula="of:=IF([.$D280]=&quot;&quot;;&quot;&quot;;VLOOKUP([.$D280];[$DICIONARIO.B$1:.D$1048576];2;0))">
            <text:p/>
          </table:table-cell>
          <table:table-cell table:style-name="ce9" table:formula="of:=IF([.D280]=&quot;&quot;;&quot;&quot;;IF([.D281]=[.D280];&quot;&quot;;IF([.H280]&lt;=7;&quot;AUMENTAR&quot;;IF([.H280]=8;&quot;MANTER&quot;;IF([.H280]=9;&quot;MANTER&quot;;IF([.H28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81]=&quot;&quot;;[.$D281]=&quot;&quot;);&quot;&quot;;COUNTIFS([.$C$2:.C281];[.$C281];[.$D$2:.D281];[.$D281]))">
            <text:p/>
          </table:table-cell>
          <table:table-cell table:style-name="ce7" table:formula="of:=IF([.$D281]=&quot;&quot;;&quot;&quot;;VLOOKUP([.$D28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81]=&quot;&quot;;[.G281]=&quot;&quot;);&quot;&quot;;[.F281]*[.G281])">
            <text:p/>
          </table:table-cell>
          <table:table-cell table:style-name="ce7" table:formula="of:=IF([.$D281]=&quot;&quot;;&quot;&quot;;VLOOKUP([.$D281];[$DICIONARIO.B$1:.D$1048576];2;0))">
            <text:p/>
          </table:table-cell>
          <table:table-cell table:style-name="ce9" table:formula="of:=IF([.D281]=&quot;&quot;;&quot;&quot;;IF([.D282]=[.D281];&quot;&quot;;IF([.H281]&lt;=7;&quot;AUMENTAR&quot;;IF([.H281]=8;&quot;MANTER&quot;;IF([.H281]=9;&quot;MANTER&quot;;IF([.H28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82]=&quot;&quot;;[.$D282]=&quot;&quot;);&quot;&quot;;COUNTIFS([.$C$2:.C282];[.$C282];[.$D$2:.D282];[.$D282]))">
            <text:p/>
          </table:table-cell>
          <table:table-cell table:style-name="ce7" table:formula="of:=IF([.$D282]=&quot;&quot;;&quot;&quot;;VLOOKUP([.$D28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82]=&quot;&quot;;[.G282]=&quot;&quot;);&quot;&quot;;[.F282]*[.G282])">
            <text:p/>
          </table:table-cell>
          <table:table-cell table:style-name="ce7" table:formula="of:=IF([.$D282]=&quot;&quot;;&quot;&quot;;VLOOKUP([.$D282];[$DICIONARIO.B$1:.D$1048576];2;0))">
            <text:p/>
          </table:table-cell>
          <table:table-cell table:style-name="ce9" table:formula="of:=IF([.D282]=&quot;&quot;;&quot;&quot;;IF([.D283]=[.D282];&quot;&quot;;IF([.H282]&lt;=7;&quot;AUMENTAR&quot;;IF([.H282]=8;&quot;MANTER&quot;;IF([.H282]=9;&quot;MANTER&quot;;IF([.H28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83]=&quot;&quot;;[.$D283]=&quot;&quot;);&quot;&quot;;COUNTIFS([.$C$2:.C283];[.$C283];[.$D$2:.D283];[.$D283]))">
            <text:p/>
          </table:table-cell>
          <table:table-cell table:style-name="ce7" table:formula="of:=IF([.$D283]=&quot;&quot;;&quot;&quot;;VLOOKUP([.$D28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83]=&quot;&quot;;[.G283]=&quot;&quot;);&quot;&quot;;[.F283]*[.G283])">
            <text:p/>
          </table:table-cell>
          <table:table-cell table:style-name="ce7" table:formula="of:=IF([.$D283]=&quot;&quot;;&quot;&quot;;VLOOKUP([.$D283];[$DICIONARIO.B$1:.D$1048576];2;0))">
            <text:p/>
          </table:table-cell>
          <table:table-cell table:style-name="ce9" table:formula="of:=IF([.D283]=&quot;&quot;;&quot;&quot;;IF([.D284]=[.D283];&quot;&quot;;IF([.H283]&lt;=7;&quot;AUMENTAR&quot;;IF([.H283]=8;&quot;MANTER&quot;;IF([.H283]=9;&quot;MANTER&quot;;IF([.H28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84]=&quot;&quot;;[.$D284]=&quot;&quot;);&quot;&quot;;COUNTIFS([.$C$2:.C284];[.$C284];[.$D$2:.D284];[.$D284]))">
            <text:p/>
          </table:table-cell>
          <table:table-cell table:style-name="ce7" table:formula="of:=IF([.$D284]=&quot;&quot;;&quot;&quot;;VLOOKUP([.$D28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84]=&quot;&quot;;[.G284]=&quot;&quot;);&quot;&quot;;[.F284]*[.G284])">
            <text:p/>
          </table:table-cell>
          <table:table-cell table:style-name="ce7" table:formula="of:=IF([.$D284]=&quot;&quot;;&quot;&quot;;VLOOKUP([.$D284];[$DICIONARIO.B$1:.D$1048576];2;0))">
            <text:p/>
          </table:table-cell>
          <table:table-cell table:style-name="ce9" table:formula="of:=IF([.D284]=&quot;&quot;;&quot;&quot;;IF([.D285]=[.D284];&quot;&quot;;IF([.H284]&lt;=7;&quot;AUMENTAR&quot;;IF([.H284]=8;&quot;MANTER&quot;;IF([.H284]=9;&quot;MANTER&quot;;IF([.H28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85]=&quot;&quot;;[.$D285]=&quot;&quot;);&quot;&quot;;COUNTIFS([.$C$2:.C285];[.$C285];[.$D$2:.D285];[.$D285]))">
            <text:p/>
          </table:table-cell>
          <table:table-cell table:style-name="ce7" table:formula="of:=IF([.$D285]=&quot;&quot;;&quot;&quot;;VLOOKUP([.$D28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85]=&quot;&quot;;[.G285]=&quot;&quot;);&quot;&quot;;[.F285]*[.G285])">
            <text:p/>
          </table:table-cell>
          <table:table-cell table:style-name="ce7" table:formula="of:=IF([.$D285]=&quot;&quot;;&quot;&quot;;VLOOKUP([.$D285];[$DICIONARIO.B$1:.D$1048576];2;0))">
            <text:p/>
          </table:table-cell>
          <table:table-cell table:style-name="ce9" table:formula="of:=IF([.D285]=&quot;&quot;;&quot;&quot;;IF([.D286]=[.D285];&quot;&quot;;IF([.H285]&lt;=7;&quot;AUMENTAR&quot;;IF([.H285]=8;&quot;MANTER&quot;;IF([.H285]=9;&quot;MANTER&quot;;IF([.H28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86]=&quot;&quot;;[.$D286]=&quot;&quot;);&quot;&quot;;COUNTIFS([.$C$2:.C286];[.$C286];[.$D$2:.D286];[.$D286]))">
            <text:p/>
          </table:table-cell>
          <table:table-cell table:style-name="ce7" table:formula="of:=IF([.$D286]=&quot;&quot;;&quot;&quot;;VLOOKUP([.$D28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86]=&quot;&quot;;[.G286]=&quot;&quot;);&quot;&quot;;[.F286]*[.G286])">
            <text:p/>
          </table:table-cell>
          <table:table-cell table:style-name="ce7" table:formula="of:=IF([.$D286]=&quot;&quot;;&quot;&quot;;VLOOKUP([.$D286];[$DICIONARIO.B$1:.D$1048576];2;0))">
            <text:p/>
          </table:table-cell>
          <table:table-cell table:style-name="ce9" table:formula="of:=IF([.D286]=&quot;&quot;;&quot;&quot;;IF([.D287]=[.D286];&quot;&quot;;IF([.H286]&lt;=7;&quot;AUMENTAR&quot;;IF([.H286]=8;&quot;MANTER&quot;;IF([.H286]=9;&quot;MANTER&quot;;IF([.H28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87]=&quot;&quot;;[.$D287]=&quot;&quot;);&quot;&quot;;COUNTIFS([.$C$2:.C287];[.$C287];[.$D$2:.D287];[.$D287]))">
            <text:p/>
          </table:table-cell>
          <table:table-cell table:style-name="ce7" table:formula="of:=IF([.$D287]=&quot;&quot;;&quot;&quot;;VLOOKUP([.$D28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87]=&quot;&quot;;[.G287]=&quot;&quot;);&quot;&quot;;[.F287]*[.G287])">
            <text:p/>
          </table:table-cell>
          <table:table-cell table:style-name="ce7" table:formula="of:=IF([.$D287]=&quot;&quot;;&quot;&quot;;VLOOKUP([.$D287];[$DICIONARIO.B$1:.D$1048576];2;0))">
            <text:p/>
          </table:table-cell>
          <table:table-cell table:style-name="ce9" table:formula="of:=IF([.D287]=&quot;&quot;;&quot;&quot;;IF([.D288]=[.D287];&quot;&quot;;IF([.H287]&lt;=7;&quot;AUMENTAR&quot;;IF([.H287]=8;&quot;MANTER&quot;;IF([.H287]=9;&quot;MANTER&quot;;IF([.H28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88]=&quot;&quot;;[.$D288]=&quot;&quot;);&quot;&quot;;COUNTIFS([.$C$2:.C288];[.$C288];[.$D$2:.D288];[.$D288]))">
            <text:p/>
          </table:table-cell>
          <table:table-cell table:style-name="ce7" table:formula="of:=IF([.$D288]=&quot;&quot;;&quot;&quot;;VLOOKUP([.$D28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88]=&quot;&quot;;[.G288]=&quot;&quot;);&quot;&quot;;[.F288]*[.G288])">
            <text:p/>
          </table:table-cell>
          <table:table-cell table:style-name="ce7" table:formula="of:=IF([.$D288]=&quot;&quot;;&quot;&quot;;VLOOKUP([.$D288];[$DICIONARIO.B$1:.D$1048576];2;0))">
            <text:p/>
          </table:table-cell>
          <table:table-cell table:style-name="ce9" table:formula="of:=IF([.D288]=&quot;&quot;;&quot;&quot;;IF([.D289]=[.D288];&quot;&quot;;IF([.H288]&lt;=7;&quot;AUMENTAR&quot;;IF([.H288]=8;&quot;MANTER&quot;;IF([.H288]=9;&quot;MANTER&quot;;IF([.H28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89]=&quot;&quot;;[.$D289]=&quot;&quot;);&quot;&quot;;COUNTIFS([.$C$2:.C289];[.$C289];[.$D$2:.D289];[.$D289]))">
            <text:p/>
          </table:table-cell>
          <table:table-cell table:style-name="ce7" table:formula="of:=IF([.$D289]=&quot;&quot;;&quot;&quot;;VLOOKUP([.$D28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89]=&quot;&quot;;[.G289]=&quot;&quot;);&quot;&quot;;[.F289]*[.G289])">
            <text:p/>
          </table:table-cell>
          <table:table-cell table:style-name="ce7" table:formula="of:=IF([.$D289]=&quot;&quot;;&quot;&quot;;VLOOKUP([.$D289];[$DICIONARIO.B$1:.D$1048576];2;0))">
            <text:p/>
          </table:table-cell>
          <table:table-cell table:style-name="ce9" table:formula="of:=IF([.D289]=&quot;&quot;;&quot;&quot;;IF([.D290]=[.D289];&quot;&quot;;IF([.H289]&lt;=7;&quot;AUMENTAR&quot;;IF([.H289]=8;&quot;MANTER&quot;;IF([.H289]=9;&quot;MANTER&quot;;IF([.H28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90]=&quot;&quot;;[.$D290]=&quot;&quot;);&quot;&quot;;COUNTIFS([.$C$2:.C290];[.$C290];[.$D$2:.D290];[.$D290]))">
            <text:p/>
          </table:table-cell>
          <table:table-cell table:style-name="ce7" table:formula="of:=IF([.$D290]=&quot;&quot;;&quot;&quot;;VLOOKUP([.$D29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90]=&quot;&quot;;[.G290]=&quot;&quot;);&quot;&quot;;[.F290]*[.G290])">
            <text:p/>
          </table:table-cell>
          <table:table-cell table:style-name="ce7" table:formula="of:=IF([.$D290]=&quot;&quot;;&quot;&quot;;VLOOKUP([.$D290];[$DICIONARIO.B$1:.D$1048576];2;0))">
            <text:p/>
          </table:table-cell>
          <table:table-cell table:style-name="ce9" table:formula="of:=IF([.D290]=&quot;&quot;;&quot;&quot;;IF([.D291]=[.D290];&quot;&quot;;IF([.H290]&lt;=7;&quot;AUMENTAR&quot;;IF([.H290]=8;&quot;MANTER&quot;;IF([.H290]=9;&quot;MANTER&quot;;IF([.H29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91]=&quot;&quot;;[.$D291]=&quot;&quot;);&quot;&quot;;COUNTIFS([.$C$2:.C291];[.$C291];[.$D$2:.D291];[.$D291]))">
            <text:p/>
          </table:table-cell>
          <table:table-cell table:style-name="ce7" table:formula="of:=IF([.$D291]=&quot;&quot;;&quot;&quot;;VLOOKUP([.$D29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91]=&quot;&quot;;[.G291]=&quot;&quot;);&quot;&quot;;[.F291]*[.G291])">
            <text:p/>
          </table:table-cell>
          <table:table-cell table:style-name="ce7" table:formula="of:=IF([.$D291]=&quot;&quot;;&quot;&quot;;VLOOKUP([.$D291];[$DICIONARIO.B$1:.D$1048576];2;0))">
            <text:p/>
          </table:table-cell>
          <table:table-cell table:style-name="ce9" table:formula="of:=IF([.D291]=&quot;&quot;;&quot;&quot;;IF([.D292]=[.D291];&quot;&quot;;IF([.H291]&lt;=7;&quot;AUMENTAR&quot;;IF([.H291]=8;&quot;MANTER&quot;;IF([.H291]=9;&quot;MANTER&quot;;IF([.H29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92]=&quot;&quot;;[.$D292]=&quot;&quot;);&quot;&quot;;COUNTIFS([.$C$2:.C292];[.$C292];[.$D$2:.D292];[.$D292]))">
            <text:p/>
          </table:table-cell>
          <table:table-cell table:style-name="ce7" table:formula="of:=IF([.$D292]=&quot;&quot;;&quot;&quot;;VLOOKUP([.$D29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92]=&quot;&quot;;[.G292]=&quot;&quot;);&quot;&quot;;[.F292]*[.G292])">
            <text:p/>
          </table:table-cell>
          <table:table-cell table:style-name="ce7" table:formula="of:=IF([.$D292]=&quot;&quot;;&quot;&quot;;VLOOKUP([.$D292];[$DICIONARIO.B$1:.D$1048576];2;0))">
            <text:p/>
          </table:table-cell>
          <table:table-cell table:style-name="ce9" table:formula="of:=IF([.D292]=&quot;&quot;;&quot;&quot;;IF([.D293]=[.D292];&quot;&quot;;IF([.H292]&lt;=7;&quot;AUMENTAR&quot;;IF([.H292]=8;&quot;MANTER&quot;;IF([.H292]=9;&quot;MANTER&quot;;IF([.H29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93]=&quot;&quot;;[.$D293]=&quot;&quot;);&quot;&quot;;COUNTIFS([.$C$2:.C293];[.$C293];[.$D$2:.D293];[.$D293]))">
            <text:p/>
          </table:table-cell>
          <table:table-cell table:style-name="ce7" table:formula="of:=IF([.$D293]=&quot;&quot;;&quot;&quot;;VLOOKUP([.$D29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93]=&quot;&quot;;[.G293]=&quot;&quot;);&quot;&quot;;[.F293]*[.G293])">
            <text:p/>
          </table:table-cell>
          <table:table-cell table:style-name="ce7" table:formula="of:=IF([.$D293]=&quot;&quot;;&quot;&quot;;VLOOKUP([.$D293];[$DICIONARIO.B$1:.D$1048576];2;0))">
            <text:p/>
          </table:table-cell>
          <table:table-cell table:style-name="ce9" table:formula="of:=IF([.D293]=&quot;&quot;;&quot;&quot;;IF([.D294]=[.D293];&quot;&quot;;IF([.H293]&lt;=7;&quot;AUMENTAR&quot;;IF([.H293]=8;&quot;MANTER&quot;;IF([.H293]=9;&quot;MANTER&quot;;IF([.H29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94]=&quot;&quot;;[.$D294]=&quot;&quot;);&quot;&quot;;COUNTIFS([.$C$2:.C294];[.$C294];[.$D$2:.D294];[.$D294]))">
            <text:p/>
          </table:table-cell>
          <table:table-cell table:style-name="ce7" table:formula="of:=IF([.$D294]=&quot;&quot;;&quot;&quot;;VLOOKUP([.$D29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94]=&quot;&quot;;[.G294]=&quot;&quot;);&quot;&quot;;[.F294]*[.G294])">
            <text:p/>
          </table:table-cell>
          <table:table-cell table:style-name="ce7" table:formula="of:=IF([.$D294]=&quot;&quot;;&quot;&quot;;VLOOKUP([.$D294];[$DICIONARIO.B$1:.D$1048576];2;0))">
            <text:p/>
          </table:table-cell>
          <table:table-cell table:style-name="ce9" table:formula="of:=IF([.D294]=&quot;&quot;;&quot;&quot;;IF([.D295]=[.D294];&quot;&quot;;IF([.H294]&lt;=7;&quot;AUMENTAR&quot;;IF([.H294]=8;&quot;MANTER&quot;;IF([.H294]=9;&quot;MANTER&quot;;IF([.H29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95]=&quot;&quot;;[.$D295]=&quot;&quot;);&quot;&quot;;COUNTIFS([.$C$2:.C295];[.$C295];[.$D$2:.D295];[.$D295]))">
            <text:p/>
          </table:table-cell>
          <table:table-cell table:style-name="ce7" table:formula="of:=IF([.$D295]=&quot;&quot;;&quot;&quot;;VLOOKUP([.$D29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95]=&quot;&quot;;[.G295]=&quot;&quot;);&quot;&quot;;[.F295]*[.G295])">
            <text:p/>
          </table:table-cell>
          <table:table-cell table:style-name="ce7" table:formula="of:=IF([.$D295]=&quot;&quot;;&quot;&quot;;VLOOKUP([.$D295];[$DICIONARIO.B$1:.D$1048576];2;0))">
            <text:p/>
          </table:table-cell>
          <table:table-cell table:style-name="ce9" table:formula="of:=IF([.D295]=&quot;&quot;;&quot;&quot;;IF([.D296]=[.D295];&quot;&quot;;IF([.H295]&lt;=7;&quot;AUMENTAR&quot;;IF([.H295]=8;&quot;MANTER&quot;;IF([.H295]=9;&quot;MANTER&quot;;IF([.H29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96]=&quot;&quot;;[.$D296]=&quot;&quot;);&quot;&quot;;COUNTIFS([.$C$2:.C296];[.$C296];[.$D$2:.D296];[.$D296]))">
            <text:p/>
          </table:table-cell>
          <table:table-cell table:style-name="ce7" table:formula="of:=IF([.$D296]=&quot;&quot;;&quot;&quot;;VLOOKUP([.$D29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96]=&quot;&quot;;[.G296]=&quot;&quot;);&quot;&quot;;[.F296]*[.G296])">
            <text:p/>
          </table:table-cell>
          <table:table-cell table:style-name="ce7" table:formula="of:=IF([.$D296]=&quot;&quot;;&quot;&quot;;VLOOKUP([.$D296];[$DICIONARIO.B$1:.D$1048576];2;0))">
            <text:p/>
          </table:table-cell>
          <table:table-cell table:style-name="ce9" table:formula="of:=IF([.D296]=&quot;&quot;;&quot;&quot;;IF([.D297]=[.D296];&quot;&quot;;IF([.H296]&lt;=7;&quot;AUMENTAR&quot;;IF([.H296]=8;&quot;MANTER&quot;;IF([.H296]=9;&quot;MANTER&quot;;IF([.H29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97]=&quot;&quot;;[.$D297]=&quot;&quot;);&quot;&quot;;COUNTIFS([.$C$2:.C297];[.$C297];[.$D$2:.D297];[.$D297]))">
            <text:p/>
          </table:table-cell>
          <table:table-cell table:style-name="ce7" table:formula="of:=IF([.$D297]=&quot;&quot;;&quot;&quot;;VLOOKUP([.$D29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97]=&quot;&quot;;[.G297]=&quot;&quot;);&quot;&quot;;[.F297]*[.G297])">
            <text:p/>
          </table:table-cell>
          <table:table-cell table:style-name="ce7" table:formula="of:=IF([.$D297]=&quot;&quot;;&quot;&quot;;VLOOKUP([.$D297];[$DICIONARIO.B$1:.D$1048576];2;0))">
            <text:p/>
          </table:table-cell>
          <table:table-cell table:style-name="ce9" table:formula="of:=IF([.D297]=&quot;&quot;;&quot;&quot;;IF([.D298]=[.D297];&quot;&quot;;IF([.H297]&lt;=7;&quot;AUMENTAR&quot;;IF([.H297]=8;&quot;MANTER&quot;;IF([.H297]=9;&quot;MANTER&quot;;IF([.H29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98]=&quot;&quot;;[.$D298]=&quot;&quot;);&quot;&quot;;COUNTIFS([.$C$2:.C298];[.$C298];[.$D$2:.D298];[.$D298]))">
            <text:p/>
          </table:table-cell>
          <table:table-cell table:style-name="ce7" table:formula="of:=IF([.$D298]=&quot;&quot;;&quot;&quot;;VLOOKUP([.$D29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98]=&quot;&quot;;[.G298]=&quot;&quot;);&quot;&quot;;[.F298]*[.G298])">
            <text:p/>
          </table:table-cell>
          <table:table-cell table:style-name="ce7" table:formula="of:=IF([.$D298]=&quot;&quot;;&quot;&quot;;VLOOKUP([.$D298];[$DICIONARIO.B$1:.D$1048576];2;0))">
            <text:p/>
          </table:table-cell>
          <table:table-cell table:style-name="ce9" table:formula="of:=IF([.D298]=&quot;&quot;;&quot;&quot;;IF([.D299]=[.D298];&quot;&quot;;IF([.H298]&lt;=7;&quot;AUMENTAR&quot;;IF([.H298]=8;&quot;MANTER&quot;;IF([.H298]=9;&quot;MANTER&quot;;IF([.H29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299]=&quot;&quot;;[.$D299]=&quot;&quot;);&quot;&quot;;COUNTIFS([.$C$2:.C299];[.$C299];[.$D$2:.D299];[.$D299]))">
            <text:p/>
          </table:table-cell>
          <table:table-cell table:style-name="ce7" table:formula="of:=IF([.$D299]=&quot;&quot;;&quot;&quot;;VLOOKUP([.$D29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299]=&quot;&quot;;[.G299]=&quot;&quot;);&quot;&quot;;[.F299]*[.G299])">
            <text:p/>
          </table:table-cell>
          <table:table-cell table:style-name="ce7" table:formula="of:=IF([.$D299]=&quot;&quot;;&quot;&quot;;VLOOKUP([.$D299];[$DICIONARIO.B$1:.D$1048576];2;0))">
            <text:p/>
          </table:table-cell>
          <table:table-cell table:style-name="ce9" table:formula="of:=IF([.D299]=&quot;&quot;;&quot;&quot;;IF([.D300]=[.D299];&quot;&quot;;IF([.H299]&lt;=7;&quot;AUMENTAR&quot;;IF([.H299]=8;&quot;MANTER&quot;;IF([.H299]=9;&quot;MANTER&quot;;IF([.H29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00]=&quot;&quot;;[.$D300]=&quot;&quot;);&quot;&quot;;COUNTIFS([.$C$2:.C300];[.$C300];[.$D$2:.D300];[.$D300]))">
            <text:p/>
          </table:table-cell>
          <table:table-cell table:style-name="ce7" table:formula="of:=IF([.$D300]=&quot;&quot;;&quot;&quot;;VLOOKUP([.$D30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00]=&quot;&quot;;[.G300]=&quot;&quot;);&quot;&quot;;[.F300]*[.G300])">
            <text:p/>
          </table:table-cell>
          <table:table-cell table:style-name="ce7" table:formula="of:=IF([.$D300]=&quot;&quot;;&quot;&quot;;VLOOKUP([.$D300];[$DICIONARIO.B$1:.D$1048576];2;0))">
            <text:p/>
          </table:table-cell>
          <table:table-cell table:style-name="ce9" table:formula="of:=IF([.D300]=&quot;&quot;;&quot;&quot;;IF([.D301]=[.D300];&quot;&quot;;IF([.H300]&lt;=7;&quot;AUMENTAR&quot;;IF([.H300]=8;&quot;MANTER&quot;;IF([.H300]=9;&quot;MANTER&quot;;IF([.H30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01]=&quot;&quot;;[.$D301]=&quot;&quot;);&quot;&quot;;COUNTIFS([.$C$2:.C301];[.$C301];[.$D$2:.D301];[.$D301]))">
            <text:p/>
          </table:table-cell>
          <table:table-cell table:style-name="ce7" table:formula="of:=IF([.$D301]=&quot;&quot;;&quot;&quot;;VLOOKUP([.$D30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01]=&quot;&quot;;[.G301]=&quot;&quot;);&quot;&quot;;[.F301]*[.G301])">
            <text:p/>
          </table:table-cell>
          <table:table-cell table:style-name="ce7" table:formula="of:=IF([.$D301]=&quot;&quot;;&quot;&quot;;VLOOKUP([.$D301];[$DICIONARIO.B$1:.D$1048576];2;0))">
            <text:p/>
          </table:table-cell>
          <table:table-cell table:style-name="ce9" table:formula="of:=IF([.D301]=&quot;&quot;;&quot;&quot;;IF([.D302]=[.D301];&quot;&quot;;IF([.H301]&lt;=7;&quot;AUMENTAR&quot;;IF([.H301]=8;&quot;MANTER&quot;;IF([.H301]=9;&quot;MANTER&quot;;IF([.H30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02]=&quot;&quot;;[.$D302]=&quot;&quot;);&quot;&quot;;COUNTIFS([.$C$2:.C302];[.$C302];[.$D$2:.D302];[.$D302]))">
            <text:p/>
          </table:table-cell>
          <table:table-cell table:style-name="ce7" table:formula="of:=IF([.$D302]=&quot;&quot;;&quot;&quot;;VLOOKUP([.$D30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02]=&quot;&quot;;[.G302]=&quot;&quot;);&quot;&quot;;[.F302]*[.G302])">
            <text:p/>
          </table:table-cell>
          <table:table-cell table:style-name="ce7" table:formula="of:=IF([.$D302]=&quot;&quot;;&quot;&quot;;VLOOKUP([.$D302];[$DICIONARIO.B$1:.D$1048576];2;0))">
            <text:p/>
          </table:table-cell>
          <table:table-cell table:style-name="ce9" table:formula="of:=IF([.D302]=&quot;&quot;;&quot;&quot;;IF([.D303]=[.D302];&quot;&quot;;IF([.H302]&lt;=7;&quot;AUMENTAR&quot;;IF([.H302]=8;&quot;MANTER&quot;;IF([.H302]=9;&quot;MANTER&quot;;IF([.H30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03]=&quot;&quot;;[.$D303]=&quot;&quot;);&quot;&quot;;COUNTIFS([.$C$2:.C303];[.$C303];[.$D$2:.D303];[.$D303]))">
            <text:p/>
          </table:table-cell>
          <table:table-cell table:style-name="ce7" table:formula="of:=IF([.$D303]=&quot;&quot;;&quot;&quot;;VLOOKUP([.$D30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03]=&quot;&quot;;[.G303]=&quot;&quot;);&quot;&quot;;[.F303]*[.G303])">
            <text:p/>
          </table:table-cell>
          <table:table-cell table:style-name="ce7" table:formula="of:=IF([.$D303]=&quot;&quot;;&quot;&quot;;VLOOKUP([.$D303];[$DICIONARIO.B$1:.D$1048576];2;0))">
            <text:p/>
          </table:table-cell>
          <table:table-cell table:style-name="ce9" table:formula="of:=IF([.D303]=&quot;&quot;;&quot;&quot;;IF([.D304]=[.D303];&quot;&quot;;IF([.H303]&lt;=7;&quot;AUMENTAR&quot;;IF([.H303]=8;&quot;MANTER&quot;;IF([.H303]=9;&quot;MANTER&quot;;IF([.H30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04]=&quot;&quot;;[.$D304]=&quot;&quot;);&quot;&quot;;COUNTIFS([.$C$2:.C304];[.$C304];[.$D$2:.D304];[.$D304]))">
            <text:p/>
          </table:table-cell>
          <table:table-cell table:style-name="ce7" table:formula="of:=IF([.$D304]=&quot;&quot;;&quot;&quot;;VLOOKUP([.$D30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04]=&quot;&quot;;[.G304]=&quot;&quot;);&quot;&quot;;[.F304]*[.G304])">
            <text:p/>
          </table:table-cell>
          <table:table-cell table:style-name="ce7" table:formula="of:=IF([.$D304]=&quot;&quot;;&quot;&quot;;VLOOKUP([.$D304];[$DICIONARIO.B$1:.D$1048576];2;0))">
            <text:p/>
          </table:table-cell>
          <table:table-cell table:style-name="ce9" table:formula="of:=IF([.D304]=&quot;&quot;;&quot;&quot;;IF([.D305]=[.D304];&quot;&quot;;IF([.H304]&lt;=7;&quot;AUMENTAR&quot;;IF([.H304]=8;&quot;MANTER&quot;;IF([.H304]=9;&quot;MANTER&quot;;IF([.H30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05]=&quot;&quot;;[.$D305]=&quot;&quot;);&quot;&quot;;COUNTIFS([.$C$2:.C305];[.$C305];[.$D$2:.D305];[.$D305]))">
            <text:p/>
          </table:table-cell>
          <table:table-cell table:style-name="ce7" table:formula="of:=IF([.$D305]=&quot;&quot;;&quot;&quot;;VLOOKUP([.$D30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05]=&quot;&quot;;[.G305]=&quot;&quot;);&quot;&quot;;[.F305]*[.G305])">
            <text:p/>
          </table:table-cell>
          <table:table-cell table:style-name="ce7" table:formula="of:=IF([.$D305]=&quot;&quot;;&quot;&quot;;VLOOKUP([.$D305];[$DICIONARIO.B$1:.D$1048576];2;0))">
            <text:p/>
          </table:table-cell>
          <table:table-cell table:style-name="ce9" table:formula="of:=IF([.D305]=&quot;&quot;;&quot;&quot;;IF([.D306]=[.D305];&quot;&quot;;IF([.H305]&lt;=7;&quot;AUMENTAR&quot;;IF([.H305]=8;&quot;MANTER&quot;;IF([.H305]=9;&quot;MANTER&quot;;IF([.H30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06]=&quot;&quot;;[.$D306]=&quot;&quot;);&quot;&quot;;COUNTIFS([.$C$2:.C306];[.$C306];[.$D$2:.D306];[.$D306]))">
            <text:p/>
          </table:table-cell>
          <table:table-cell table:style-name="ce7" table:formula="of:=IF([.$D306]=&quot;&quot;;&quot;&quot;;VLOOKUP([.$D30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06]=&quot;&quot;;[.G306]=&quot;&quot;);&quot;&quot;;[.F306]*[.G306])">
            <text:p/>
          </table:table-cell>
          <table:table-cell table:style-name="ce7" table:formula="of:=IF([.$D306]=&quot;&quot;;&quot;&quot;;VLOOKUP([.$D306];[$DICIONARIO.B$1:.D$1048576];2;0))">
            <text:p/>
          </table:table-cell>
          <table:table-cell table:style-name="ce9" table:formula="of:=IF([.D306]=&quot;&quot;;&quot;&quot;;IF([.D307]=[.D306];&quot;&quot;;IF([.H306]&lt;=7;&quot;AUMENTAR&quot;;IF([.H306]=8;&quot;MANTER&quot;;IF([.H306]=9;&quot;MANTER&quot;;IF([.H30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07]=&quot;&quot;;[.$D307]=&quot;&quot;);&quot;&quot;;COUNTIFS([.$C$2:.C307];[.$C307];[.$D$2:.D307];[.$D307]))">
            <text:p/>
          </table:table-cell>
          <table:table-cell table:style-name="ce7" table:formula="of:=IF([.$D307]=&quot;&quot;;&quot;&quot;;VLOOKUP([.$D30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07]=&quot;&quot;;[.G307]=&quot;&quot;);&quot;&quot;;[.F307]*[.G307])">
            <text:p/>
          </table:table-cell>
          <table:table-cell table:style-name="ce7" table:formula="of:=IF([.$D307]=&quot;&quot;;&quot;&quot;;VLOOKUP([.$D307];[$DICIONARIO.B$1:.D$1048576];2;0))">
            <text:p/>
          </table:table-cell>
          <table:table-cell table:style-name="ce9" table:formula="of:=IF([.D307]=&quot;&quot;;&quot;&quot;;IF([.D308]=[.D307];&quot;&quot;;IF([.H307]&lt;=7;&quot;AUMENTAR&quot;;IF([.H307]=8;&quot;MANTER&quot;;IF([.H307]=9;&quot;MANTER&quot;;IF([.H30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08]=&quot;&quot;;[.$D308]=&quot;&quot;);&quot;&quot;;COUNTIFS([.$C$2:.C308];[.$C308];[.$D$2:.D308];[.$D308]))">
            <text:p/>
          </table:table-cell>
          <table:table-cell table:style-name="ce7" table:formula="of:=IF([.$D308]=&quot;&quot;;&quot;&quot;;VLOOKUP([.$D30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08]=&quot;&quot;;[.G308]=&quot;&quot;);&quot;&quot;;[.F308]*[.G308])">
            <text:p/>
          </table:table-cell>
          <table:table-cell table:style-name="ce7" table:formula="of:=IF([.$D308]=&quot;&quot;;&quot;&quot;;VLOOKUP([.$D308];[$DICIONARIO.B$1:.D$1048576];2;0))">
            <text:p/>
          </table:table-cell>
          <table:table-cell table:style-name="ce9" table:formula="of:=IF([.D308]=&quot;&quot;;&quot;&quot;;IF([.D309]=[.D308];&quot;&quot;;IF([.H308]&lt;=7;&quot;AUMENTAR&quot;;IF([.H308]=8;&quot;MANTER&quot;;IF([.H308]=9;&quot;MANTER&quot;;IF([.H30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09]=&quot;&quot;;[.$D309]=&quot;&quot;);&quot;&quot;;COUNTIFS([.$C$2:.C309];[.$C309];[.$D$2:.D309];[.$D309]))">
            <text:p/>
          </table:table-cell>
          <table:table-cell table:style-name="ce7" table:formula="of:=IF([.$D309]=&quot;&quot;;&quot;&quot;;VLOOKUP([.$D30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09]=&quot;&quot;;[.G309]=&quot;&quot;);&quot;&quot;;[.F309]*[.G309])">
            <text:p/>
          </table:table-cell>
          <table:table-cell table:style-name="ce7" table:formula="of:=IF([.$D309]=&quot;&quot;;&quot;&quot;;VLOOKUP([.$D309];[$DICIONARIO.B$1:.D$1048576];2;0))">
            <text:p/>
          </table:table-cell>
          <table:table-cell table:style-name="ce9" table:formula="of:=IF([.D309]=&quot;&quot;;&quot;&quot;;IF([.D310]=[.D309];&quot;&quot;;IF([.H309]&lt;=7;&quot;AUMENTAR&quot;;IF([.H309]=8;&quot;MANTER&quot;;IF([.H309]=9;&quot;MANTER&quot;;IF([.H30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10]=&quot;&quot;;[.$D310]=&quot;&quot;);&quot;&quot;;COUNTIFS([.$C$2:.C310];[.$C310];[.$D$2:.D310];[.$D310]))">
            <text:p/>
          </table:table-cell>
          <table:table-cell table:style-name="ce7" table:formula="of:=IF([.$D310]=&quot;&quot;;&quot;&quot;;VLOOKUP([.$D31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10]=&quot;&quot;;[.G310]=&quot;&quot;);&quot;&quot;;[.F310]*[.G310])">
            <text:p/>
          </table:table-cell>
          <table:table-cell table:style-name="ce7" table:formula="of:=IF([.$D310]=&quot;&quot;;&quot;&quot;;VLOOKUP([.$D310];[$DICIONARIO.B$1:.D$1048576];2;0))">
            <text:p/>
          </table:table-cell>
          <table:table-cell table:style-name="ce9" table:formula="of:=IF([.D310]=&quot;&quot;;&quot;&quot;;IF([.D311]=[.D310];&quot;&quot;;IF([.H310]&lt;=7;&quot;AUMENTAR&quot;;IF([.H310]=8;&quot;MANTER&quot;;IF([.H310]=9;&quot;MANTER&quot;;IF([.H31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11]=&quot;&quot;;[.$D311]=&quot;&quot;);&quot;&quot;;COUNTIFS([.$C$2:.C311];[.$C311];[.$D$2:.D311];[.$D311]))">
            <text:p/>
          </table:table-cell>
          <table:table-cell table:style-name="ce7" table:formula="of:=IF([.$D311]=&quot;&quot;;&quot;&quot;;VLOOKUP([.$D311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11]=&quot;&quot;;[.G311]=&quot;&quot;);&quot;&quot;;[.F311]*[.G311])">
            <text:p/>
          </table:table-cell>
          <table:table-cell table:style-name="ce7" table:formula="of:=IF([.$D311]=&quot;&quot;;&quot;&quot;;VLOOKUP([.$D311];[$DICIONARIO.B$1:.D$1048576];2;0))">
            <text:p/>
          </table:table-cell>
          <table:table-cell table:style-name="ce9" table:formula="of:=IF([.D311]=&quot;&quot;;&quot;&quot;;IF([.D312]=[.D311];&quot;&quot;;IF([.H311]&lt;=7;&quot;AUMENTAR&quot;;IF([.H311]=8;&quot;MANTER&quot;;IF([.H311]=9;&quot;MANTER&quot;;IF([.H31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12]=&quot;&quot;;[.$D312]=&quot;&quot;);&quot;&quot;;COUNTIFS([.$C$2:.C312];[.$C312];[.$D$2:.D312];[.$D312]))">
            <text:p/>
          </table:table-cell>
          <table:table-cell table:style-name="ce7" table:formula="of:=IF([.$D312]=&quot;&quot;;&quot;&quot;;VLOOKUP([.$D312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12]=&quot;&quot;;[.G312]=&quot;&quot;);&quot;&quot;;[.F312]*[.G312])">
            <text:p/>
          </table:table-cell>
          <table:table-cell table:style-name="ce7" table:formula="of:=IF([.$D312]=&quot;&quot;;&quot;&quot;;VLOOKUP([.$D312];[$DICIONARIO.B$1:.D$1048576];2;0))">
            <text:p/>
          </table:table-cell>
          <table:table-cell table:style-name="ce9" table:formula="of:=IF([.D312]=&quot;&quot;;&quot;&quot;;IF([.D313]=[.D312];&quot;&quot;;IF([.H312]&lt;=7;&quot;AUMENTAR&quot;;IF([.H312]=8;&quot;MANTER&quot;;IF([.H312]=9;&quot;MANTER&quot;;IF([.H31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13]=&quot;&quot;;[.$D313]=&quot;&quot;);&quot;&quot;;COUNTIFS([.$C$2:.C313];[.$C313];[.$D$2:.D313];[.$D313]))">
            <text:p/>
          </table:table-cell>
          <table:table-cell table:style-name="ce7" table:formula="of:=IF([.$D313]=&quot;&quot;;&quot;&quot;;VLOOKUP([.$D313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13]=&quot;&quot;;[.G313]=&quot;&quot;);&quot;&quot;;[.F313]*[.G313])">
            <text:p/>
          </table:table-cell>
          <table:table-cell table:style-name="ce7" table:formula="of:=IF([.$D313]=&quot;&quot;;&quot;&quot;;VLOOKUP([.$D313];[$DICIONARIO.B$1:.D$1048576];2;0))">
            <text:p/>
          </table:table-cell>
          <table:table-cell table:style-name="ce9" table:formula="of:=IF([.D313]=&quot;&quot;;&quot;&quot;;IF([.D314]=[.D313];&quot;&quot;;IF([.H313]&lt;=7;&quot;AUMENTAR&quot;;IF([.H313]=8;&quot;MANTER&quot;;IF([.H313]=9;&quot;MANTER&quot;;IF([.H31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14]=&quot;&quot;;[.$D314]=&quot;&quot;);&quot;&quot;;COUNTIFS([.$C$2:.C314];[.$C314];[.$D$2:.D314];[.$D314]))">
            <text:p/>
          </table:table-cell>
          <table:table-cell table:style-name="ce7" table:formula="of:=IF([.$D314]=&quot;&quot;;&quot;&quot;;VLOOKUP([.$D314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14]=&quot;&quot;;[.G314]=&quot;&quot;);&quot;&quot;;[.F314]*[.G314])">
            <text:p/>
          </table:table-cell>
          <table:table-cell table:style-name="ce7" table:formula="of:=IF([.$D314]=&quot;&quot;;&quot;&quot;;VLOOKUP([.$D314];[$DICIONARIO.B$1:.D$1048576];2;0))">
            <text:p/>
          </table:table-cell>
          <table:table-cell table:style-name="ce9" table:formula="of:=IF([.D314]=&quot;&quot;;&quot;&quot;;IF([.D315]=[.D314];&quot;&quot;;IF([.H314]&lt;=7;&quot;AUMENTAR&quot;;IF([.H314]=8;&quot;MANTER&quot;;IF([.H314]=9;&quot;MANTER&quot;;IF([.H31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15]=&quot;&quot;;[.$D315]=&quot;&quot;);&quot;&quot;;COUNTIFS([.$C$2:.C315];[.$C315];[.$D$2:.D315];[.$D315]))">
            <text:p/>
          </table:table-cell>
          <table:table-cell table:style-name="ce7" table:formula="of:=IF([.$D315]=&quot;&quot;;&quot;&quot;;VLOOKUP([.$D315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15]=&quot;&quot;;[.G315]=&quot;&quot;);&quot;&quot;;[.F315]*[.G315])">
            <text:p/>
          </table:table-cell>
          <table:table-cell table:style-name="ce7" table:formula="of:=IF([.$D315]=&quot;&quot;;&quot;&quot;;VLOOKUP([.$D315];[$DICIONARIO.B$1:.D$1048576];2;0))">
            <text:p/>
          </table:table-cell>
          <table:table-cell table:style-name="ce9" table:formula="of:=IF([.D315]=&quot;&quot;;&quot;&quot;;IF([.D316]=[.D315];&quot;&quot;;IF([.H315]&lt;=7;&quot;AUMENTAR&quot;;IF([.H315]=8;&quot;MANTER&quot;;IF([.H315]=9;&quot;MANTER&quot;;IF([.H31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16]=&quot;&quot;;[.$D316]=&quot;&quot;);&quot;&quot;;COUNTIFS([.$C$2:.C316];[.$C316];[.$D$2:.D316];[.$D316]))">
            <text:p/>
          </table:table-cell>
          <table:table-cell table:style-name="ce7" table:formula="of:=IF([.$D316]=&quot;&quot;;&quot;&quot;;VLOOKUP([.$D316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16]=&quot;&quot;;[.G316]=&quot;&quot;);&quot;&quot;;[.F316]*[.G316])">
            <text:p/>
          </table:table-cell>
          <table:table-cell table:style-name="ce7" table:formula="of:=IF([.$D316]=&quot;&quot;;&quot;&quot;;VLOOKUP([.$D316];[$DICIONARIO.B$1:.D$1048576];2;0))">
            <text:p/>
          </table:table-cell>
          <table:table-cell table:style-name="ce9" table:formula="of:=IF([.D316]=&quot;&quot;;&quot;&quot;;IF([.D317]=[.D316];&quot;&quot;;IF([.H316]&lt;=7;&quot;AUMENTAR&quot;;IF([.H316]=8;&quot;MANTER&quot;;IF([.H316]=9;&quot;MANTER&quot;;IF([.H31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17]=&quot;&quot;;[.$D317]=&quot;&quot;);&quot;&quot;;COUNTIFS([.$C$2:.C317];[.$C317];[.$D$2:.D317];[.$D317]))">
            <text:p/>
          </table:table-cell>
          <table:table-cell table:style-name="ce7" table:formula="of:=IF([.$D317]=&quot;&quot;;&quot;&quot;;VLOOKUP([.$D317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17]=&quot;&quot;;[.G317]=&quot;&quot;);&quot;&quot;;[.F317]*[.G317])">
            <text:p/>
          </table:table-cell>
          <table:table-cell table:style-name="ce7" table:formula="of:=IF([.$D317]=&quot;&quot;;&quot;&quot;;VLOOKUP([.$D317];[$DICIONARIO.B$1:.D$1048576];2;0))">
            <text:p/>
          </table:table-cell>
          <table:table-cell table:style-name="ce9" table:formula="of:=IF([.D317]=&quot;&quot;;&quot;&quot;;IF([.D318]=[.D317];&quot;&quot;;IF([.H317]&lt;=7;&quot;AUMENTAR&quot;;IF([.H317]=8;&quot;MANTER&quot;;IF([.H317]=9;&quot;MANTER&quot;;IF([.H31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18]=&quot;&quot;;[.$D318]=&quot;&quot;);&quot;&quot;;COUNTIFS([.$C$2:.C318];[.$C318];[.$D$2:.D318];[.$D318]))">
            <text:p/>
          </table:table-cell>
          <table:table-cell table:style-name="ce7" table:formula="of:=IF([.$D318]=&quot;&quot;;&quot;&quot;;VLOOKUP([.$D318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18]=&quot;&quot;;[.G318]=&quot;&quot;);&quot;&quot;;[.F318]*[.G318])">
            <text:p/>
          </table:table-cell>
          <table:table-cell table:style-name="ce7" table:formula="of:=IF([.$D318]=&quot;&quot;;&quot;&quot;;VLOOKUP([.$D318];[$DICIONARIO.B$1:.D$1048576];2;0))">
            <text:p/>
          </table:table-cell>
          <table:table-cell table:style-name="ce9" table:formula="of:=IF([.D318]=&quot;&quot;;&quot;&quot;;IF([.D319]=[.D318];&quot;&quot;;IF([.H318]&lt;=7;&quot;AUMENTAR&quot;;IF([.H318]=8;&quot;MANTER&quot;;IF([.H318]=9;&quot;MANTER&quot;;IF([.H31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19]=&quot;&quot;;[.$D319]=&quot;&quot;);&quot;&quot;;COUNTIFS([.$C$2:.C319];[.$C319];[.$D$2:.D319];[.$D319]))">
            <text:p/>
          </table:table-cell>
          <table:table-cell table:style-name="ce7" table:formula="of:=IF([.$D319]=&quot;&quot;;&quot;&quot;;VLOOKUP([.$D319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19]=&quot;&quot;;[.G319]=&quot;&quot;);&quot;&quot;;[.F319]*[.G319])">
            <text:p/>
          </table:table-cell>
          <table:table-cell table:style-name="ce7" table:formula="of:=IF([.$D319]=&quot;&quot;;&quot;&quot;;VLOOKUP([.$D319];[$DICIONARIO.B$1:.D$1048576];2;0))">
            <text:p/>
          </table:table-cell>
          <table:table-cell table:style-name="ce9" table:formula="of:=IF([.D319]=&quot;&quot;;&quot;&quot;;IF([.D320]=[.D319];&quot;&quot;;IF([.H319]&lt;=7;&quot;AUMENTAR&quot;;IF([.H319]=8;&quot;MANTER&quot;;IF([.H319]=9;&quot;MANTER&quot;;IF([.H31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20]=&quot;&quot;;[.$D320]=&quot;&quot;);&quot;&quot;;COUNTIFS([.$C$2:.C320];[.$C320];[.$D$2:.D320];[.$D320]))">
            <text:p/>
          </table:table-cell>
          <table:table-cell table:style-name="ce7" table:formula="of:=IF([.$D320]=&quot;&quot;;&quot;&quot;;VLOOKUP([.$D320];[$DICIONARIO.B$1:.D$1048576];3;0))">
            <text:p/>
          </table:table-cell>
          <table:table-cell table:style-name="ce6"/>
          <table:table-cell table:style-name="ce5" table:content-validation-name="val4"/>
          <table:table-cell table:style-name="ce7" table:formula="of:=IF(OR([.F320]=&quot;&quot;;[.G320]=&quot;&quot;);&quot;&quot;;[.F320]*[.G320])">
            <text:p/>
          </table:table-cell>
          <table:table-cell table:style-name="ce7" table:formula="of:=IF([.$D320]=&quot;&quot;;&quot;&quot;;VLOOKUP([.$D320];[$DICIONARIO.B$1:.D$1048576];2;0))">
            <text:p/>
          </table:table-cell>
          <table:table-cell table:style-name="ce9" table:formula="of:=IF([.D320]=&quot;&quot;;&quot;&quot;;IF([.D321]=[.D320];&quot;&quot;;IF([.H320]&lt;=7;&quot;AUMENTAR&quot;;IF([.H320]=8;&quot;MANTER&quot;;IF([.H320]=9;&quot;MANTER&quot;;IF([.H32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21]=&quot;&quot;;[.$D321]=&quot;&quot;);&quot;&quot;;COUNTIFS([.$C$2:.C321];[.$C321];[.$D$2:.D321];[.$D321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21]=&quot;&quot;;&quot;&quot;;IF([.D322]=[.D321];&quot;&quot;;IF([.H321]&lt;=7;&quot;AUMENTAR&quot;;IF([.H321]=8;&quot;MANTER&quot;;IF([.H321]=9;&quot;MANTER&quot;;IF([.H32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22]=&quot;&quot;;[.$D322]=&quot;&quot;);&quot;&quot;;COUNTIFS([.$C$2:.C322];[.$C322];[.$D$2:.D322];[.$D322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22]=&quot;&quot;;&quot;&quot;;IF([.D323]=[.D322];&quot;&quot;;IF([.H322]&lt;=7;&quot;AUMENTAR&quot;;IF([.H322]=8;&quot;MANTER&quot;;IF([.H322]=9;&quot;MANTER&quot;;IF([.H32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23]=&quot;&quot;;[.$D323]=&quot;&quot;);&quot;&quot;;COUNTIFS([.$C$2:.C323];[.$C323];[.$D$2:.D323];[.$D323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23]=&quot;&quot;;&quot;&quot;;IF([.D324]=[.D323];&quot;&quot;;IF([.H323]&lt;=7;&quot;AUMENTAR&quot;;IF([.H323]=8;&quot;MANTER&quot;;IF([.H323]=9;&quot;MANTER&quot;;IF([.H32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24]=&quot;&quot;;[.$D324]=&quot;&quot;);&quot;&quot;;COUNTIFS([.$C$2:.C324];[.$C324];[.$D$2:.D324];[.$D324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24]=&quot;&quot;;&quot;&quot;;IF([.D325]=[.D324];&quot;&quot;;IF([.H324]&lt;=7;&quot;AUMENTAR&quot;;IF([.H324]=8;&quot;MANTER&quot;;IF([.H324]=9;&quot;MANTER&quot;;IF([.H32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25]=&quot;&quot;;[.$D325]=&quot;&quot;);&quot;&quot;;COUNTIFS([.$C$2:.C325];[.$C325];[.$D$2:.D325];[.$D325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25]=&quot;&quot;;&quot;&quot;;IF([.D326]=[.D325];&quot;&quot;;IF([.H325]&lt;=7;&quot;AUMENTAR&quot;;IF([.H325]=8;&quot;MANTER&quot;;IF([.H325]=9;&quot;MANTER&quot;;IF([.H32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26]=&quot;&quot;;[.$D326]=&quot;&quot;);&quot;&quot;;COUNTIFS([.$C$2:.C326];[.$C326];[.$D$2:.D326];[.$D326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26]=&quot;&quot;;&quot;&quot;;IF([.D327]=[.D326];&quot;&quot;;IF([.H326]&lt;=7;&quot;AUMENTAR&quot;;IF([.H326]=8;&quot;MANTER&quot;;IF([.H326]=9;&quot;MANTER&quot;;IF([.H32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27]=&quot;&quot;;[.$D327]=&quot;&quot;);&quot;&quot;;COUNTIFS([.$C$2:.C327];[.$C327];[.$D$2:.D327];[.$D327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27]=&quot;&quot;;&quot;&quot;;IF([.D328]=[.D327];&quot;&quot;;IF([.H327]&lt;=7;&quot;AUMENTAR&quot;;IF([.H327]=8;&quot;MANTER&quot;;IF([.H327]=9;&quot;MANTER&quot;;IF([.H32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28]=&quot;&quot;;[.$D328]=&quot;&quot;);&quot;&quot;;COUNTIFS([.$C$2:.C328];[.$C328];[.$D$2:.D328];[.$D328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28]=&quot;&quot;;&quot;&quot;;IF([.D329]=[.D328];&quot;&quot;;IF([.H328]&lt;=7;&quot;AUMENTAR&quot;;IF([.H328]=8;&quot;MANTER&quot;;IF([.H328]=9;&quot;MANTER&quot;;IF([.H32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29]=&quot;&quot;;[.$D329]=&quot;&quot;);&quot;&quot;;COUNTIFS([.$C$2:.C329];[.$C329];[.$D$2:.D329];[.$D329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29]=&quot;&quot;;&quot;&quot;;IF([.D330]=[.D329];&quot;&quot;;IF([.H329]&lt;=7;&quot;AUMENTAR&quot;;IF([.H329]=8;&quot;MANTER&quot;;IF([.H329]=9;&quot;MANTER&quot;;IF([.H32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30]=&quot;&quot;;[.$D330]=&quot;&quot;);&quot;&quot;;COUNTIFS([.$C$2:.C330];[.$C330];[.$D$2:.D330];[.$D330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30]=&quot;&quot;;&quot;&quot;;IF([.D331]=[.D330];&quot;&quot;;IF([.H330]&lt;=7;&quot;AUMENTAR&quot;;IF([.H330]=8;&quot;MANTER&quot;;IF([.H330]=9;&quot;MANTER&quot;;IF([.H33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31]=&quot;&quot;;[.$D331]=&quot;&quot;);&quot;&quot;;COUNTIFS([.$C$2:.C331];[.$C331];[.$D$2:.D331];[.$D331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31]=&quot;&quot;;&quot;&quot;;IF([.D332]=[.D331];&quot;&quot;;IF([.H331]&lt;=7;&quot;AUMENTAR&quot;;IF([.H331]=8;&quot;MANTER&quot;;IF([.H331]=9;&quot;MANTER&quot;;IF([.H33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32]=&quot;&quot;;[.$D332]=&quot;&quot;);&quot;&quot;;COUNTIFS([.$C$2:.C332];[.$C332];[.$D$2:.D332];[.$D332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32]=&quot;&quot;;&quot;&quot;;IF([.D333]=[.D332];&quot;&quot;;IF([.H332]&lt;=7;&quot;AUMENTAR&quot;;IF([.H332]=8;&quot;MANTER&quot;;IF([.H332]=9;&quot;MANTER&quot;;IF([.H33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33]=&quot;&quot;;[.$D333]=&quot;&quot;);&quot;&quot;;COUNTIFS([.$C$2:.C333];[.$C333];[.$D$2:.D333];[.$D333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33]=&quot;&quot;;&quot;&quot;;IF([.D334]=[.D333];&quot;&quot;;IF([.H333]&lt;=7;&quot;AUMENTAR&quot;;IF([.H333]=8;&quot;MANTER&quot;;IF([.H333]=9;&quot;MANTER&quot;;IF([.H33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34]=&quot;&quot;;[.$D334]=&quot;&quot;);&quot;&quot;;COUNTIFS([.$C$2:.C334];[.$C334];[.$D$2:.D334];[.$D334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34]=&quot;&quot;;&quot;&quot;;IF([.D335]=[.D334];&quot;&quot;;IF([.H334]&lt;=7;&quot;AUMENTAR&quot;;IF([.H334]=8;&quot;MANTER&quot;;IF([.H334]=9;&quot;MANTER&quot;;IF([.H33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35]=&quot;&quot;;[.$D335]=&quot;&quot;);&quot;&quot;;COUNTIFS([.$C$2:.C335];[.$C335];[.$D$2:.D335];[.$D335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35]=&quot;&quot;;&quot;&quot;;IF([.D336]=[.D335];&quot;&quot;;IF([.H335]&lt;=7;&quot;AUMENTAR&quot;;IF([.H335]=8;&quot;MANTER&quot;;IF([.H335]=9;&quot;MANTER&quot;;IF([.H33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36]=&quot;&quot;;[.$D336]=&quot;&quot;);&quot;&quot;;COUNTIFS([.$C$2:.C336];[.$C336];[.$D$2:.D336];[.$D336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36]=&quot;&quot;;&quot;&quot;;IF([.D337]=[.D336];&quot;&quot;;IF([.H336]&lt;=7;&quot;AUMENTAR&quot;;IF([.H336]=8;&quot;MANTER&quot;;IF([.H336]=9;&quot;MANTER&quot;;IF([.H33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37]=&quot;&quot;;[.$D337]=&quot;&quot;);&quot;&quot;;COUNTIFS([.$C$2:.C337];[.$C337];[.$D$2:.D337];[.$D337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37]=&quot;&quot;;&quot;&quot;;IF([.D338]=[.D337];&quot;&quot;;IF([.H337]&lt;=7;&quot;AUMENTAR&quot;;IF([.H337]=8;&quot;MANTER&quot;;IF([.H337]=9;&quot;MANTER&quot;;IF([.H33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38]=&quot;&quot;;[.$D338]=&quot;&quot;);&quot;&quot;;COUNTIFS([.$C$2:.C338];[.$C338];[.$D$2:.D338];[.$D338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38]=&quot;&quot;;&quot;&quot;;IF([.D339]=[.D338];&quot;&quot;;IF([.H338]&lt;=7;&quot;AUMENTAR&quot;;IF([.H338]=8;&quot;MANTER&quot;;IF([.H338]=9;&quot;MANTER&quot;;IF([.H33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39]=&quot;&quot;;[.$D339]=&quot;&quot;);&quot;&quot;;COUNTIFS([.$C$2:.C339];[.$C339];[.$D$2:.D339];[.$D339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39]=&quot;&quot;;&quot;&quot;;IF([.D340]=[.D339];&quot;&quot;;IF([.H339]&lt;=7;&quot;AUMENTAR&quot;;IF([.H339]=8;&quot;MANTER&quot;;IF([.H339]=9;&quot;MANTER&quot;;IF([.H33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40]=&quot;&quot;;[.$D340]=&quot;&quot;);&quot;&quot;;COUNTIFS([.$C$2:.C340];[.$C340];[.$D$2:.D340];[.$D340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40]=&quot;&quot;;&quot;&quot;;IF([.D341]=[.D340];&quot;&quot;;IF([.H340]&lt;=7;&quot;AUMENTAR&quot;;IF([.H340]=8;&quot;MANTER&quot;;IF([.H340]=9;&quot;MANTER&quot;;IF([.H34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41]=&quot;&quot;;[.$D341]=&quot;&quot;);&quot;&quot;;COUNTIFS([.$C$2:.C341];[.$C341];[.$D$2:.D341];[.$D341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41]=&quot;&quot;;&quot;&quot;;IF([.D342]=[.D341];&quot;&quot;;IF([.H341]&lt;=7;&quot;AUMENTAR&quot;;IF([.H341]=8;&quot;MANTER&quot;;IF([.H341]=9;&quot;MANTER&quot;;IF([.H34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42]=&quot;&quot;;[.$D342]=&quot;&quot;);&quot;&quot;;COUNTIFS([.$C$2:.C342];[.$C342];[.$D$2:.D342];[.$D342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42]=&quot;&quot;;&quot;&quot;;IF([.D343]=[.D342];&quot;&quot;;IF([.H342]&lt;=7;&quot;AUMENTAR&quot;;IF([.H342]=8;&quot;MANTER&quot;;IF([.H342]=9;&quot;MANTER&quot;;IF([.H34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43]=&quot;&quot;;[.$D343]=&quot;&quot;);&quot;&quot;;COUNTIFS([.$C$2:.C343];[.$C343];[.$D$2:.D343];[.$D343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43]=&quot;&quot;;&quot;&quot;;IF([.D344]=[.D343];&quot;&quot;;IF([.H343]&lt;=7;&quot;AUMENTAR&quot;;IF([.H343]=8;&quot;MANTER&quot;;IF([.H343]=9;&quot;MANTER&quot;;IF([.H34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44]=&quot;&quot;;[.$D344]=&quot;&quot;);&quot;&quot;;COUNTIFS([.$C$2:.C344];[.$C344];[.$D$2:.D344];[.$D344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44]=&quot;&quot;;&quot;&quot;;IF([.D345]=[.D344];&quot;&quot;;IF([.H344]&lt;=7;&quot;AUMENTAR&quot;;IF([.H344]=8;&quot;MANTER&quot;;IF([.H344]=9;&quot;MANTER&quot;;IF([.H34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45]=&quot;&quot;;[.$D345]=&quot;&quot;);&quot;&quot;;COUNTIFS([.$C$2:.C345];[.$C345];[.$D$2:.D345];[.$D345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45]=&quot;&quot;;&quot;&quot;;IF([.D346]=[.D345];&quot;&quot;;IF([.H345]&lt;=7;&quot;AUMENTAR&quot;;IF([.H345]=8;&quot;MANTER&quot;;IF([.H345]=9;&quot;MANTER&quot;;IF([.H34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46]=&quot;&quot;;[.$D346]=&quot;&quot;);&quot;&quot;;COUNTIFS([.$C$2:.C346];[.$C346];[.$D$2:.D346];[.$D346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46]=&quot;&quot;;&quot;&quot;;IF([.D347]=[.D346];&quot;&quot;;IF([.H346]&lt;=7;&quot;AUMENTAR&quot;;IF([.H346]=8;&quot;MANTER&quot;;IF([.H346]=9;&quot;MANTER&quot;;IF([.H34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47]=&quot;&quot;;[.$D347]=&quot;&quot;);&quot;&quot;;COUNTIFS([.$C$2:.C347];[.$C347];[.$D$2:.D347];[.$D347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47]=&quot;&quot;;&quot;&quot;;IF([.D348]=[.D347];&quot;&quot;;IF([.H347]&lt;=7;&quot;AUMENTAR&quot;;IF([.H347]=8;&quot;MANTER&quot;;IF([.H347]=9;&quot;MANTER&quot;;IF([.H34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48]=&quot;&quot;;[.$D348]=&quot;&quot;);&quot;&quot;;COUNTIFS([.$C$2:.C348];[.$C348];[.$D$2:.D348];[.$D348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48]=&quot;&quot;;&quot;&quot;;IF([.D349]=[.D348];&quot;&quot;;IF([.H348]&lt;=7;&quot;AUMENTAR&quot;;IF([.H348]=8;&quot;MANTER&quot;;IF([.H348]=9;&quot;MANTER&quot;;IF([.H34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49]=&quot;&quot;;[.$D349]=&quot;&quot;);&quot;&quot;;COUNTIFS([.$C$2:.C349];[.$C349];[.$D$2:.D349];[.$D349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49]=&quot;&quot;;&quot;&quot;;IF([.D350]=[.D349];&quot;&quot;;IF([.H349]&lt;=7;&quot;AUMENTAR&quot;;IF([.H349]=8;&quot;MANTER&quot;;IF([.H349]=9;&quot;MANTER&quot;;IF([.H34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50]=&quot;&quot;;[.$D350]=&quot;&quot;);&quot;&quot;;COUNTIFS([.$C$2:.C350];[.$C350];[.$D$2:.D350];[.$D350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50]=&quot;&quot;;&quot;&quot;;IF([.D351]=[.D350];&quot;&quot;;IF([.H350]&lt;=7;&quot;AUMENTAR&quot;;IF([.H350]=8;&quot;MANTER&quot;;IF([.H350]=9;&quot;MANTER&quot;;IF([.H35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51]=&quot;&quot;;[.$D351]=&quot;&quot;);&quot;&quot;;COUNTIFS([.$C$2:.C351];[.$C351];[.$D$2:.D351];[.$D351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51]=&quot;&quot;;&quot;&quot;;IF([.D352]=[.D351];&quot;&quot;;IF([.H351]&lt;=7;&quot;AUMENTAR&quot;;IF([.H351]=8;&quot;MANTER&quot;;IF([.H351]=9;&quot;MANTER&quot;;IF([.H35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52]=&quot;&quot;;[.$D352]=&quot;&quot;);&quot;&quot;;COUNTIFS([.$C$2:.C352];[.$C352];[.$D$2:.D352];[.$D352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52]=&quot;&quot;;&quot;&quot;;IF([.D353]=[.D352];&quot;&quot;;IF([.H352]&lt;=7;&quot;AUMENTAR&quot;;IF([.H352]=8;&quot;MANTER&quot;;IF([.H352]=9;&quot;MANTER&quot;;IF([.H35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53]=&quot;&quot;;[.$D353]=&quot;&quot;);&quot;&quot;;COUNTIFS([.$C$2:.C353];[.$C353];[.$D$2:.D353];[.$D353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53]=&quot;&quot;;&quot;&quot;;IF([.D354]=[.D353];&quot;&quot;;IF([.H353]&lt;=7;&quot;AUMENTAR&quot;;IF([.H353]=8;&quot;MANTER&quot;;IF([.H353]=9;&quot;MANTER&quot;;IF([.H35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54]=&quot;&quot;;[.$D354]=&quot;&quot;);&quot;&quot;;COUNTIFS([.$C$2:.C354];[.$C354];[.$D$2:.D354];[.$D354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54]=&quot;&quot;;&quot;&quot;;IF([.D355]=[.D354];&quot;&quot;;IF([.H354]&lt;=7;&quot;AUMENTAR&quot;;IF([.H354]=8;&quot;MANTER&quot;;IF([.H354]=9;&quot;MANTER&quot;;IF([.H35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55]=&quot;&quot;;[.$D355]=&quot;&quot;);&quot;&quot;;COUNTIFS([.$C$2:.C355];[.$C355];[.$D$2:.D355];[.$D355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55]=&quot;&quot;;&quot;&quot;;IF([.D356]=[.D355];&quot;&quot;;IF([.H355]&lt;=7;&quot;AUMENTAR&quot;;IF([.H355]=8;&quot;MANTER&quot;;IF([.H355]=9;&quot;MANTER&quot;;IF([.H35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56]=&quot;&quot;;[.$D356]=&quot;&quot;);&quot;&quot;;COUNTIFS([.$C$2:.C356];[.$C356];[.$D$2:.D356];[.$D356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56]=&quot;&quot;;&quot;&quot;;IF([.D357]=[.D356];&quot;&quot;;IF([.H356]&lt;=7;&quot;AUMENTAR&quot;;IF([.H356]=8;&quot;MANTER&quot;;IF([.H356]=9;&quot;MANTER&quot;;IF([.H35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57]=&quot;&quot;;[.$D357]=&quot;&quot;);&quot;&quot;;COUNTIFS([.$C$2:.C357];[.$C357];[.$D$2:.D357];[.$D357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57]=&quot;&quot;;&quot;&quot;;IF([.D358]=[.D357];&quot;&quot;;IF([.H357]&lt;=7;&quot;AUMENTAR&quot;;IF([.H357]=8;&quot;MANTER&quot;;IF([.H357]=9;&quot;MANTER&quot;;IF([.H35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58]=&quot;&quot;;[.$D358]=&quot;&quot;);&quot;&quot;;COUNTIFS([.$C$2:.C358];[.$C358];[.$D$2:.D358];[.$D358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58]=&quot;&quot;;&quot;&quot;;IF([.D359]=[.D358];&quot;&quot;;IF([.H358]&lt;=7;&quot;AUMENTAR&quot;;IF([.H358]=8;&quot;MANTER&quot;;IF([.H358]=9;&quot;MANTER&quot;;IF([.H35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59]=&quot;&quot;;[.$D359]=&quot;&quot;);&quot;&quot;;COUNTIFS([.$C$2:.C359];[.$C359];[.$D$2:.D359];[.$D359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59]=&quot;&quot;;&quot;&quot;;IF([.D360]=[.D359];&quot;&quot;;IF([.H359]&lt;=7;&quot;AUMENTAR&quot;;IF([.H359]=8;&quot;MANTER&quot;;IF([.H359]=9;&quot;MANTER&quot;;IF([.H35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60]=&quot;&quot;;[.$D360]=&quot;&quot;);&quot;&quot;;COUNTIFS([.$C$2:.C360];[.$C360];[.$D$2:.D360];[.$D360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60]=&quot;&quot;;&quot;&quot;;IF([.D361]=[.D360];&quot;&quot;;IF([.H360]&lt;=7;&quot;AUMENTAR&quot;;IF([.H360]=8;&quot;MANTER&quot;;IF([.H360]=9;&quot;MANTER&quot;;IF([.H36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61]=&quot;&quot;;[.$D361]=&quot;&quot;);&quot;&quot;;COUNTIFS([.$C$2:.C361];[.$C361];[.$D$2:.D361];[.$D361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61]=&quot;&quot;;&quot;&quot;;IF([.D362]=[.D361];&quot;&quot;;IF([.H361]&lt;=7;&quot;AUMENTAR&quot;;IF([.H361]=8;&quot;MANTER&quot;;IF([.H361]=9;&quot;MANTER&quot;;IF([.H36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62]=&quot;&quot;;[.$D362]=&quot;&quot;);&quot;&quot;;COUNTIFS([.$C$2:.C362];[.$C362];[.$D$2:.D362];[.$D362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62]=&quot;&quot;;&quot;&quot;;IF([.D363]=[.D362];&quot;&quot;;IF([.H362]&lt;=7;&quot;AUMENTAR&quot;;IF([.H362]=8;&quot;MANTER&quot;;IF([.H362]=9;&quot;MANTER&quot;;IF([.H36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63]=&quot;&quot;;[.$D363]=&quot;&quot;);&quot;&quot;;COUNTIFS([.$C$2:.C363];[.$C363];[.$D$2:.D363];[.$D363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63]=&quot;&quot;;&quot;&quot;;IF([.D364]=[.D363];&quot;&quot;;IF([.H363]&lt;=7;&quot;AUMENTAR&quot;;IF([.H363]=8;&quot;MANTER&quot;;IF([.H363]=9;&quot;MANTER&quot;;IF([.H36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64]=&quot;&quot;;[.$D364]=&quot;&quot;);&quot;&quot;;COUNTIFS([.$C$2:.C364];[.$C364];[.$D$2:.D364];[.$D364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64]=&quot;&quot;;&quot;&quot;;IF([.D365]=[.D364];&quot;&quot;;IF([.H364]&lt;=7;&quot;AUMENTAR&quot;;IF([.H364]=8;&quot;MANTER&quot;;IF([.H364]=9;&quot;MANTER&quot;;IF([.H36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65]=&quot;&quot;;[.$D365]=&quot;&quot;);&quot;&quot;;COUNTIFS([.$C$2:.C365];[.$C365];[.$D$2:.D365];[.$D365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65]=&quot;&quot;;&quot;&quot;;IF([.D366]=[.D365];&quot;&quot;;IF([.H365]&lt;=7;&quot;AUMENTAR&quot;;IF([.H365]=8;&quot;MANTER&quot;;IF([.H365]=9;&quot;MANTER&quot;;IF([.H36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66]=&quot;&quot;;[.$D366]=&quot;&quot;);&quot;&quot;;COUNTIFS([.$C$2:.C366];[.$C366];[.$D$2:.D366];[.$D366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66]=&quot;&quot;;&quot;&quot;;IF([.D367]=[.D366];&quot;&quot;;IF([.H366]&lt;=7;&quot;AUMENTAR&quot;;IF([.H366]=8;&quot;MANTER&quot;;IF([.H366]=9;&quot;MANTER&quot;;IF([.H36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67]=&quot;&quot;;[.$D367]=&quot;&quot;);&quot;&quot;;COUNTIFS([.$C$2:.C367];[.$C367];[.$D$2:.D367];[.$D367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67]=&quot;&quot;;&quot;&quot;;IF([.D368]=[.D367];&quot;&quot;;IF([.H367]&lt;=7;&quot;AUMENTAR&quot;;IF([.H367]=8;&quot;MANTER&quot;;IF([.H367]=9;&quot;MANTER&quot;;IF([.H36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68]=&quot;&quot;;[.$D368]=&quot;&quot;);&quot;&quot;;COUNTIFS([.$C$2:.C368];[.$C368];[.$D$2:.D368];[.$D368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68]=&quot;&quot;;&quot;&quot;;IF([.D369]=[.D368];&quot;&quot;;IF([.H368]&lt;=7;&quot;AUMENTAR&quot;;IF([.H368]=8;&quot;MANTER&quot;;IF([.H368]=9;&quot;MANTER&quot;;IF([.H36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69]=&quot;&quot;;[.$D369]=&quot;&quot;);&quot;&quot;;COUNTIFS([.$C$2:.C369];[.$C369];[.$D$2:.D369];[.$D369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69]=&quot;&quot;;&quot;&quot;;IF([.D370]=[.D369];&quot;&quot;;IF([.H369]&lt;=7;&quot;AUMENTAR&quot;;IF([.H369]=8;&quot;MANTER&quot;;IF([.H369]=9;&quot;MANTER&quot;;IF([.H36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70]=&quot;&quot;;[.$D370]=&quot;&quot;);&quot;&quot;;COUNTIFS([.$C$2:.C370];[.$C370];[.$D$2:.D370];[.$D370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70]=&quot;&quot;;&quot;&quot;;IF([.D371]=[.D370];&quot;&quot;;IF([.H370]&lt;=7;&quot;AUMENTAR&quot;;IF([.H370]=8;&quot;MANTER&quot;;IF([.H370]=9;&quot;MANTER&quot;;IF([.H37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71]=&quot;&quot;;[.$D371]=&quot;&quot;);&quot;&quot;;COUNTIFS([.$C$2:.C371];[.$C371];[.$D$2:.D371];[.$D371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71]=&quot;&quot;;&quot;&quot;;IF([.D372]=[.D371];&quot;&quot;;IF([.H371]&lt;=7;&quot;AUMENTAR&quot;;IF([.H371]=8;&quot;MANTER&quot;;IF([.H371]=9;&quot;MANTER&quot;;IF([.H37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72]=&quot;&quot;;[.$D372]=&quot;&quot;);&quot;&quot;;COUNTIFS([.$C$2:.C372];[.$C372];[.$D$2:.D372];[.$D372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72]=&quot;&quot;;&quot;&quot;;IF([.D373]=[.D372];&quot;&quot;;IF([.H372]&lt;=7;&quot;AUMENTAR&quot;;IF([.H372]=8;&quot;MANTER&quot;;IF([.H372]=9;&quot;MANTER&quot;;IF([.H37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73]=&quot;&quot;;[.$D373]=&quot;&quot;);&quot;&quot;;COUNTIFS([.$C$2:.C373];[.$C373];[.$D$2:.D373];[.$D373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73]=&quot;&quot;;&quot;&quot;;IF([.D374]=[.D373];&quot;&quot;;IF([.H373]&lt;=7;&quot;AUMENTAR&quot;;IF([.H373]=8;&quot;MANTER&quot;;IF([.H373]=9;&quot;MANTER&quot;;IF([.H37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74]=&quot;&quot;;[.$D374]=&quot;&quot;);&quot;&quot;;COUNTIFS([.$C$2:.C374];[.$C374];[.$D$2:.D374];[.$D374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74]=&quot;&quot;;&quot;&quot;;IF([.D375]=[.D374];&quot;&quot;;IF([.H374]&lt;=7;&quot;AUMENTAR&quot;;IF([.H374]=8;&quot;MANTER&quot;;IF([.H374]=9;&quot;MANTER&quot;;IF([.H37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75]=&quot;&quot;;[.$D375]=&quot;&quot;);&quot;&quot;;COUNTIFS([.$C$2:.C375];[.$C375];[.$D$2:.D375];[.$D375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75]=&quot;&quot;;&quot;&quot;;IF([.D376]=[.D375];&quot;&quot;;IF([.H375]&lt;=7;&quot;AUMENTAR&quot;;IF([.H375]=8;&quot;MANTER&quot;;IF([.H375]=9;&quot;MANTER&quot;;IF([.H37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76]=&quot;&quot;;[.$D376]=&quot;&quot;);&quot;&quot;;COUNTIFS([.$C$2:.C376];[.$C376];[.$D$2:.D376];[.$D376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76]=&quot;&quot;;&quot;&quot;;IF([.D377]=[.D376];&quot;&quot;;IF([.H376]&lt;=7;&quot;AUMENTAR&quot;;IF([.H376]=8;&quot;MANTER&quot;;IF([.H376]=9;&quot;MANTER&quot;;IF([.H37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77]=&quot;&quot;;[.$D377]=&quot;&quot;);&quot;&quot;;COUNTIFS([.$C$2:.C377];[.$C377];[.$D$2:.D377];[.$D377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77]=&quot;&quot;;&quot;&quot;;IF([.D378]=[.D377];&quot;&quot;;IF([.H377]&lt;=7;&quot;AUMENTAR&quot;;IF([.H377]=8;&quot;MANTER&quot;;IF([.H377]=9;&quot;MANTER&quot;;IF([.H37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78]=&quot;&quot;;[.$D378]=&quot;&quot;);&quot;&quot;;COUNTIFS([.$C$2:.C378];[.$C378];[.$D$2:.D378];[.$D378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78]=&quot;&quot;;&quot;&quot;;IF([.D379]=[.D378];&quot;&quot;;IF([.H378]&lt;=7;&quot;AUMENTAR&quot;;IF([.H378]=8;&quot;MANTER&quot;;IF([.H378]=9;&quot;MANTER&quot;;IF([.H37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79]=&quot;&quot;;[.$D379]=&quot;&quot;);&quot;&quot;;COUNTIFS([.$C$2:.C379];[.$C379];[.$D$2:.D379];[.$D379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79]=&quot;&quot;;&quot;&quot;;IF([.D380]=[.D379];&quot;&quot;;IF([.H379]&lt;=7;&quot;AUMENTAR&quot;;IF([.H379]=8;&quot;MANTER&quot;;IF([.H379]=9;&quot;MANTER&quot;;IF([.H37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80]=&quot;&quot;;[.$D380]=&quot;&quot;);&quot;&quot;;COUNTIFS([.$C$2:.C380];[.$C380];[.$D$2:.D380];[.$D380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80]=&quot;&quot;;&quot;&quot;;IF([.D381]=[.D380];&quot;&quot;;IF([.H380]&lt;=7;&quot;AUMENTAR&quot;;IF([.H380]=8;&quot;MANTER&quot;;IF([.H380]=9;&quot;MANTER&quot;;IF([.H38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81]=&quot;&quot;;[.$D381]=&quot;&quot;);&quot;&quot;;COUNTIFS([.$C$2:.C381];[.$C381];[.$D$2:.D381];[.$D381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81]=&quot;&quot;;&quot;&quot;;IF([.D382]=[.D381];&quot;&quot;;IF([.H381]&lt;=7;&quot;AUMENTAR&quot;;IF([.H381]=8;&quot;MANTER&quot;;IF([.H381]=9;&quot;MANTER&quot;;IF([.H38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82]=&quot;&quot;;[.$D382]=&quot;&quot;);&quot;&quot;;COUNTIFS([.$C$2:.C382];[.$C382];[.$D$2:.D382];[.$D382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82]=&quot;&quot;;&quot;&quot;;IF([.D383]=[.D382];&quot;&quot;;IF([.H382]&lt;=7;&quot;AUMENTAR&quot;;IF([.H382]=8;&quot;MANTER&quot;;IF([.H382]=9;&quot;MANTER&quot;;IF([.H38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83]=&quot;&quot;;[.$D383]=&quot;&quot;);&quot;&quot;;COUNTIFS([.$C$2:.C383];[.$C383];[.$D$2:.D383];[.$D383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83]=&quot;&quot;;&quot;&quot;;IF([.D384]=[.D383];&quot;&quot;;IF([.H383]&lt;=7;&quot;AUMENTAR&quot;;IF([.H383]=8;&quot;MANTER&quot;;IF([.H383]=9;&quot;MANTER&quot;;IF([.H38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84]=&quot;&quot;;[.$D384]=&quot;&quot;);&quot;&quot;;COUNTIFS([.$C$2:.C384];[.$C384];[.$D$2:.D384];[.$D384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84]=&quot;&quot;;&quot;&quot;;IF([.D385]=[.D384];&quot;&quot;;IF([.H384]&lt;=7;&quot;AUMENTAR&quot;;IF([.H384]=8;&quot;MANTER&quot;;IF([.H384]=9;&quot;MANTER&quot;;IF([.H38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85]=&quot;&quot;;[.$D385]=&quot;&quot;);&quot;&quot;;COUNTIFS([.$C$2:.C385];[.$C385];[.$D$2:.D385];[.$D385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85]=&quot;&quot;;&quot;&quot;;IF([.D386]=[.D385];&quot;&quot;;IF([.H385]&lt;=7;&quot;AUMENTAR&quot;;IF([.H385]=8;&quot;MANTER&quot;;IF([.H385]=9;&quot;MANTER&quot;;IF([.H38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86]=&quot;&quot;;[.$D386]=&quot;&quot;);&quot;&quot;;COUNTIFS([.$C$2:.C386];[.$C386];[.$D$2:.D386];[.$D386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86]=&quot;&quot;;&quot;&quot;;IF([.D387]=[.D386];&quot;&quot;;IF([.H386]&lt;=7;&quot;AUMENTAR&quot;;IF([.H386]=8;&quot;MANTER&quot;;IF([.H386]=9;&quot;MANTER&quot;;IF([.H38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87]=&quot;&quot;;[.$D387]=&quot;&quot;);&quot;&quot;;COUNTIFS([.$C$2:.C387];[.$C387];[.$D$2:.D387];[.$D387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87]=&quot;&quot;;&quot;&quot;;IF([.D388]=[.D387];&quot;&quot;;IF([.H387]&lt;=7;&quot;AUMENTAR&quot;;IF([.H387]=8;&quot;MANTER&quot;;IF([.H387]=9;&quot;MANTER&quot;;IF([.H38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88]=&quot;&quot;;[.$D388]=&quot;&quot;);&quot;&quot;;COUNTIFS([.$C$2:.C388];[.$C388];[.$D$2:.D388];[.$D388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88]=&quot;&quot;;&quot;&quot;;IF([.D389]=[.D388];&quot;&quot;;IF([.H388]&lt;=7;&quot;AUMENTAR&quot;;IF([.H388]=8;&quot;MANTER&quot;;IF([.H388]=9;&quot;MANTER&quot;;IF([.H38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89]=&quot;&quot;;[.$D389]=&quot;&quot;);&quot;&quot;;COUNTIFS([.$C$2:.C389];[.$C389];[.$D$2:.D389];[.$D389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89]=&quot;&quot;;&quot;&quot;;IF([.D390]=[.D389];&quot;&quot;;IF([.H389]&lt;=7;&quot;AUMENTAR&quot;;IF([.H389]=8;&quot;MANTER&quot;;IF([.H389]=9;&quot;MANTER&quot;;IF([.H38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formula="of:=IF(OR([.$C390]=&quot;&quot;;[.$D390]=&quot;&quot;);&quot;&quot;;COUNTIFS([.$C$2:.C390];[.$C390];[.$D$2:.D390];[.$D390]))">
            <text:p/>
          </table:table-cell>
          <table:table-cell table:style-name="ce7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90]=&quot;&quot;;&quot;&quot;;IF([.D391]=[.D390];&quot;&quot;;IF([.H390]&lt;=7;&quot;AUMENTAR&quot;;IF([.H390]=8;&quot;MANTER&quot;;IF([.H390]=9;&quot;MANTER&quot;;IF([.H39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91]=&quot;&quot;;&quot;&quot;;IF([.D392]=[.D391];&quot;&quot;;IF([.H391]&lt;=7;&quot;AUMENTAR&quot;;IF([.H391]=8;&quot;MANTER&quot;;IF([.H391]=9;&quot;MANTER&quot;;IF([.H39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92]=&quot;&quot;;&quot;&quot;;IF([.D393]=[.D392];&quot;&quot;;IF([.H392]&lt;=7;&quot;AUMENTAR&quot;;IF([.H392]=8;&quot;MANTER&quot;;IF([.H392]=9;&quot;MANTER&quot;;IF([.H39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93]=&quot;&quot;;&quot;&quot;;IF([.D394]=[.D393];&quot;&quot;;IF([.H393]&lt;=7;&quot;AUMENTAR&quot;;IF([.H393]=8;&quot;MANTER&quot;;IF([.H393]=9;&quot;MANTER&quot;;IF([.H39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94]=&quot;&quot;;&quot;&quot;;IF([.D395]=[.D394];&quot;&quot;;IF([.H394]&lt;=7;&quot;AUMENTAR&quot;;IF([.H394]=8;&quot;MANTER&quot;;IF([.H394]=9;&quot;MANTER&quot;;IF([.H39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95]=&quot;&quot;;&quot;&quot;;IF([.D396]=[.D395];&quot;&quot;;IF([.H395]&lt;=7;&quot;AUMENTAR&quot;;IF([.H395]=8;&quot;MANTER&quot;;IF([.H395]=9;&quot;MANTER&quot;;IF([.H39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96]=&quot;&quot;;&quot;&quot;;IF([.D397]=[.D396];&quot;&quot;;IF([.H396]&lt;=7;&quot;AUMENTAR&quot;;IF([.H396]=8;&quot;MANTER&quot;;IF([.H396]=9;&quot;MANTER&quot;;IF([.H39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97]=&quot;&quot;;&quot;&quot;;IF([.D398]=[.D397];&quot;&quot;;IF([.H397]&lt;=7;&quot;AUMENTAR&quot;;IF([.H397]=8;&quot;MANTER&quot;;IF([.H397]=9;&quot;MANTER&quot;;IF([.H39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98]=&quot;&quot;;&quot;&quot;;IF([.D399]=[.D398];&quot;&quot;;IF([.H398]&lt;=7;&quot;AUMENTAR&quot;;IF([.H398]=8;&quot;MANTER&quot;;IF([.H398]=9;&quot;MANTER&quot;;IF([.H39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399]=&quot;&quot;;&quot;&quot;;IF([.D400]=[.D399];&quot;&quot;;IF([.H399]&lt;=7;&quot;AUMENTAR&quot;;IF([.H399]=8;&quot;MANTER&quot;;IF([.H399]=9;&quot;MANTER&quot;;IF([.H39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00]=&quot;&quot;;&quot;&quot;;IF([.D401]=[.D400];&quot;&quot;;IF([.H400]&lt;=7;&quot;AUMENTAR&quot;;IF([.H400]=8;&quot;MANTER&quot;;IF([.H400]=9;&quot;MANTER&quot;;IF([.H40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01]=&quot;&quot;;&quot;&quot;;IF([.D402]=[.D401];&quot;&quot;;IF([.H401]&lt;=7;&quot;AUMENTAR&quot;;IF([.H401]=8;&quot;MANTER&quot;;IF([.H401]=9;&quot;MANTER&quot;;IF([.H40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02]=&quot;&quot;;&quot;&quot;;IF([.D403]=[.D402];&quot;&quot;;IF([.H402]&lt;=7;&quot;AUMENTAR&quot;;IF([.H402]=8;&quot;MANTER&quot;;IF([.H402]=9;&quot;MANTER&quot;;IF([.H40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03]=&quot;&quot;;&quot;&quot;;IF([.D404]=[.D403];&quot;&quot;;IF([.H403]&lt;=7;&quot;AUMENTAR&quot;;IF([.H403]=8;&quot;MANTER&quot;;IF([.H403]=9;&quot;MANTER&quot;;IF([.H40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04]=&quot;&quot;;&quot;&quot;;IF([.D405]=[.D404];&quot;&quot;;IF([.H404]&lt;=7;&quot;AUMENTAR&quot;;IF([.H404]=8;&quot;MANTER&quot;;IF([.H404]=9;&quot;MANTER&quot;;IF([.H40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05]=&quot;&quot;;&quot;&quot;;IF([.D406]=[.D405];&quot;&quot;;IF([.H405]&lt;=7;&quot;AUMENTAR&quot;;IF([.H405]=8;&quot;MANTER&quot;;IF([.H405]=9;&quot;MANTER&quot;;IF([.H40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06]=&quot;&quot;;&quot;&quot;;IF([.D407]=[.D406];&quot;&quot;;IF([.H406]&lt;=7;&quot;AUMENTAR&quot;;IF([.H406]=8;&quot;MANTER&quot;;IF([.H406]=9;&quot;MANTER&quot;;IF([.H40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07]=&quot;&quot;;&quot;&quot;;IF([.D408]=[.D407];&quot;&quot;;IF([.H407]&lt;=7;&quot;AUMENTAR&quot;;IF([.H407]=8;&quot;MANTER&quot;;IF([.H407]=9;&quot;MANTER&quot;;IF([.H40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08]=&quot;&quot;;&quot;&quot;;IF([.D409]=[.D408];&quot;&quot;;IF([.H408]&lt;=7;&quot;AUMENTAR&quot;;IF([.H408]=8;&quot;MANTER&quot;;IF([.H408]=9;&quot;MANTER&quot;;IF([.H40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09]=&quot;&quot;;&quot;&quot;;IF([.D410]=[.D409];&quot;&quot;;IF([.H409]&lt;=7;&quot;AUMENTAR&quot;;IF([.H409]=8;&quot;MANTER&quot;;IF([.H409]=9;&quot;MANTER&quot;;IF([.H40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10]=&quot;&quot;;&quot;&quot;;IF([.D411]=[.D410];&quot;&quot;;IF([.H410]&lt;=7;&quot;AUMENTAR&quot;;IF([.H410]=8;&quot;MANTER&quot;;IF([.H410]=9;&quot;MANTER&quot;;IF([.H41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11]=&quot;&quot;;&quot;&quot;;IF([.D412]=[.D411];&quot;&quot;;IF([.H411]&lt;=7;&quot;AUMENTAR&quot;;IF([.H411]=8;&quot;MANTER&quot;;IF([.H411]=9;&quot;MANTER&quot;;IF([.H41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12]=&quot;&quot;;&quot;&quot;;IF([.D413]=[.D412];&quot;&quot;;IF([.H412]&lt;=7;&quot;AUMENTAR&quot;;IF([.H412]=8;&quot;MANTER&quot;;IF([.H412]=9;&quot;MANTER&quot;;IF([.H41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13]=&quot;&quot;;&quot;&quot;;IF([.D414]=[.D413];&quot;&quot;;IF([.H413]&lt;=7;&quot;AUMENTAR&quot;;IF([.H413]=8;&quot;MANTER&quot;;IF([.H413]=9;&quot;MANTER&quot;;IF([.H41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14]=&quot;&quot;;&quot;&quot;;IF([.D415]=[.D414];&quot;&quot;;IF([.H414]&lt;=7;&quot;AUMENTAR&quot;;IF([.H414]=8;&quot;MANTER&quot;;IF([.H414]=9;&quot;MANTER&quot;;IF([.H41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15]=&quot;&quot;;&quot;&quot;;IF([.D416]=[.D415];&quot;&quot;;IF([.H415]&lt;=7;&quot;AUMENTAR&quot;;IF([.H415]=8;&quot;MANTER&quot;;IF([.H415]=9;&quot;MANTER&quot;;IF([.H41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16]=&quot;&quot;;&quot;&quot;;IF([.D417]=[.D416];&quot;&quot;;IF([.H416]&lt;=7;&quot;AUMENTAR&quot;;IF([.H416]=8;&quot;MANTER&quot;;IF([.H416]=9;&quot;MANTER&quot;;IF([.H41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17]=&quot;&quot;;&quot;&quot;;IF([.D418]=[.D417];&quot;&quot;;IF([.H417]&lt;=7;&quot;AUMENTAR&quot;;IF([.H417]=8;&quot;MANTER&quot;;IF([.H417]=9;&quot;MANTER&quot;;IF([.H41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18]=&quot;&quot;;&quot;&quot;;IF([.D419]=[.D418];&quot;&quot;;IF([.H418]&lt;=7;&quot;AUMENTAR&quot;;IF([.H418]=8;&quot;MANTER&quot;;IF([.H418]=9;&quot;MANTER&quot;;IF([.H41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19]=&quot;&quot;;&quot;&quot;;IF([.D420]=[.D419];&quot;&quot;;IF([.H419]&lt;=7;&quot;AUMENTAR&quot;;IF([.H419]=8;&quot;MANTER&quot;;IF([.H419]=9;&quot;MANTER&quot;;IF([.H41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20]=&quot;&quot;;&quot;&quot;;IF([.D421]=[.D420];&quot;&quot;;IF([.H420]&lt;=7;&quot;AUMENTAR&quot;;IF([.H420]=8;&quot;MANTER&quot;;IF([.H420]=9;&quot;MANTER&quot;;IF([.H42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21]=&quot;&quot;;&quot;&quot;;IF([.D422]=[.D421];&quot;&quot;;IF([.H421]&lt;=7;&quot;AUMENTAR&quot;;IF([.H421]=8;&quot;MANTER&quot;;IF([.H421]=9;&quot;MANTER&quot;;IF([.H42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22]=&quot;&quot;;&quot;&quot;;IF([.D423]=[.D422];&quot;&quot;;IF([.H422]&lt;=7;&quot;AUMENTAR&quot;;IF([.H422]=8;&quot;MANTER&quot;;IF([.H422]=9;&quot;MANTER&quot;;IF([.H42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23]=&quot;&quot;;&quot;&quot;;IF([.D424]=[.D423];&quot;&quot;;IF([.H423]&lt;=7;&quot;AUMENTAR&quot;;IF([.H423]=8;&quot;MANTER&quot;;IF([.H423]=9;&quot;MANTER&quot;;IF([.H42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24]=&quot;&quot;;&quot;&quot;;IF([.D425]=[.D424];&quot;&quot;;IF([.H424]&lt;=7;&quot;AUMENTAR&quot;;IF([.H424]=8;&quot;MANTER&quot;;IF([.H424]=9;&quot;MANTER&quot;;IF([.H42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25]=&quot;&quot;;&quot;&quot;;IF([.D426]=[.D425];&quot;&quot;;IF([.H425]&lt;=7;&quot;AUMENTAR&quot;;IF([.H425]=8;&quot;MANTER&quot;;IF([.H425]=9;&quot;MANTER&quot;;IF([.H42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26]=&quot;&quot;;&quot;&quot;;IF([.D427]=[.D426];&quot;&quot;;IF([.H426]&lt;=7;&quot;AUMENTAR&quot;;IF([.H426]=8;&quot;MANTER&quot;;IF([.H426]=9;&quot;MANTER&quot;;IF([.H42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27]=&quot;&quot;;&quot;&quot;;IF([.D428]=[.D427];&quot;&quot;;IF([.H427]&lt;=7;&quot;AUMENTAR&quot;;IF([.H427]=8;&quot;MANTER&quot;;IF([.H427]=9;&quot;MANTER&quot;;IF([.H42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28]=&quot;&quot;;&quot;&quot;;IF([.D429]=[.D428];&quot;&quot;;IF([.H428]&lt;=7;&quot;AUMENTAR&quot;;IF([.H428]=8;&quot;MANTER&quot;;IF([.H428]=9;&quot;MANTER&quot;;IF([.H42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29]=&quot;&quot;;&quot;&quot;;IF([.D430]=[.D429];&quot;&quot;;IF([.H429]&lt;=7;&quot;AUMENTAR&quot;;IF([.H429]=8;&quot;MANTER&quot;;IF([.H429]=9;&quot;MANTER&quot;;IF([.H42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30]=&quot;&quot;;&quot;&quot;;IF([.D431]=[.D430];&quot;&quot;;IF([.H430]&lt;=7;&quot;AUMENTAR&quot;;IF([.H430]=8;&quot;MANTER&quot;;IF([.H430]=9;&quot;MANTER&quot;;IF([.H43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31]=&quot;&quot;;&quot;&quot;;IF([.D432]=[.D431];&quot;&quot;;IF([.H431]&lt;=7;&quot;AUMENTAR&quot;;IF([.H431]=8;&quot;MANTER&quot;;IF([.H431]=9;&quot;MANTER&quot;;IF([.H43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32]=&quot;&quot;;&quot;&quot;;IF([.D433]=[.D432];&quot;&quot;;IF([.H432]&lt;=7;&quot;AUMENTAR&quot;;IF([.H432]=8;&quot;MANTER&quot;;IF([.H432]=9;&quot;MANTER&quot;;IF([.H43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33]=&quot;&quot;;&quot;&quot;;IF([.D434]=[.D433];&quot;&quot;;IF([.H433]&lt;=7;&quot;AUMENTAR&quot;;IF([.H433]=8;&quot;MANTER&quot;;IF([.H433]=9;&quot;MANTER&quot;;IF([.H43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34]=&quot;&quot;;&quot;&quot;;IF([.D435]=[.D434];&quot;&quot;;IF([.H434]&lt;=7;&quot;AUMENTAR&quot;;IF([.H434]=8;&quot;MANTER&quot;;IF([.H434]=9;&quot;MANTER&quot;;IF([.H43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35]=&quot;&quot;;&quot;&quot;;IF([.D436]=[.D435];&quot;&quot;;IF([.H435]&lt;=7;&quot;AUMENTAR&quot;;IF([.H435]=8;&quot;MANTER&quot;;IF([.H435]=9;&quot;MANTER&quot;;IF([.H43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36]=&quot;&quot;;&quot;&quot;;IF([.D437]=[.D436];&quot;&quot;;IF([.H436]&lt;=7;&quot;AUMENTAR&quot;;IF([.H436]=8;&quot;MANTER&quot;;IF([.H436]=9;&quot;MANTER&quot;;IF([.H43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37]=&quot;&quot;;&quot;&quot;;IF([.D438]=[.D437];&quot;&quot;;IF([.H437]&lt;=7;&quot;AUMENTAR&quot;;IF([.H437]=8;&quot;MANTER&quot;;IF([.H437]=9;&quot;MANTER&quot;;IF([.H43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38]=&quot;&quot;;&quot;&quot;;IF([.D439]=[.D438];&quot;&quot;;IF([.H438]&lt;=7;&quot;AUMENTAR&quot;;IF([.H438]=8;&quot;MANTER&quot;;IF([.H438]=9;&quot;MANTER&quot;;IF([.H43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39]=&quot;&quot;;&quot;&quot;;IF([.D440]=[.D439];&quot;&quot;;IF([.H439]&lt;=7;&quot;AUMENTAR&quot;;IF([.H439]=8;&quot;MANTER&quot;;IF([.H439]=9;&quot;MANTER&quot;;IF([.H43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40]=&quot;&quot;;&quot;&quot;;IF([.D441]=[.D440];&quot;&quot;;IF([.H440]&lt;=7;&quot;AUMENTAR&quot;;IF([.H440]=8;&quot;MANTER&quot;;IF([.H440]=9;&quot;MANTER&quot;;IF([.H44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41]=&quot;&quot;;&quot;&quot;;IF([.D442]=[.D441];&quot;&quot;;IF([.H441]&lt;=7;&quot;AUMENTAR&quot;;IF([.H441]=8;&quot;MANTER&quot;;IF([.H441]=9;&quot;MANTER&quot;;IF([.H44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42]=&quot;&quot;;&quot;&quot;;IF([.D443]=[.D442];&quot;&quot;;IF([.H442]&lt;=7;&quot;AUMENTAR&quot;;IF([.H442]=8;&quot;MANTER&quot;;IF([.H442]=9;&quot;MANTER&quot;;IF([.H44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43]=&quot;&quot;;&quot;&quot;;IF([.D444]=[.D443];&quot;&quot;;IF([.H443]&lt;=7;&quot;AUMENTAR&quot;;IF([.H443]=8;&quot;MANTER&quot;;IF([.H443]=9;&quot;MANTER&quot;;IF([.H44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44]=&quot;&quot;;&quot;&quot;;IF([.D445]=[.D444];&quot;&quot;;IF([.H444]&lt;=7;&quot;AUMENTAR&quot;;IF([.H444]=8;&quot;MANTER&quot;;IF([.H444]=9;&quot;MANTER&quot;;IF([.H44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45]=&quot;&quot;;&quot;&quot;;IF([.D446]=[.D445];&quot;&quot;;IF([.H445]&lt;=7;&quot;AUMENTAR&quot;;IF([.H445]=8;&quot;MANTER&quot;;IF([.H445]=9;&quot;MANTER&quot;;IF([.H44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46]=&quot;&quot;;&quot;&quot;;IF([.D447]=[.D446];&quot;&quot;;IF([.H446]&lt;=7;&quot;AUMENTAR&quot;;IF([.H446]=8;&quot;MANTER&quot;;IF([.H446]=9;&quot;MANTER&quot;;IF([.H44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47]=&quot;&quot;;&quot;&quot;;IF([.D448]=[.D447];&quot;&quot;;IF([.H447]&lt;=7;&quot;AUMENTAR&quot;;IF([.H447]=8;&quot;MANTER&quot;;IF([.H447]=9;&quot;MANTER&quot;;IF([.H44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48]=&quot;&quot;;&quot;&quot;;IF([.D449]=[.D448];&quot;&quot;;IF([.H448]&lt;=7;&quot;AUMENTAR&quot;;IF([.H448]=8;&quot;MANTER&quot;;IF([.H448]=9;&quot;MANTER&quot;;IF([.H44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49]=&quot;&quot;;&quot;&quot;;IF([.D450]=[.D449];&quot;&quot;;IF([.H449]&lt;=7;&quot;AUMENTAR&quot;;IF([.H449]=8;&quot;MANTER&quot;;IF([.H449]=9;&quot;MANTER&quot;;IF([.H44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50]=&quot;&quot;;&quot;&quot;;IF([.D451]=[.D450];&quot;&quot;;IF([.H450]&lt;=7;&quot;AUMENTAR&quot;;IF([.H450]=8;&quot;MANTER&quot;;IF([.H450]=9;&quot;MANTER&quot;;IF([.H45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51]=&quot;&quot;;&quot;&quot;;IF([.D452]=[.D451];&quot;&quot;;IF([.H451]&lt;=7;&quot;AUMENTAR&quot;;IF([.H451]=8;&quot;MANTER&quot;;IF([.H451]=9;&quot;MANTER&quot;;IF([.H45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52]=&quot;&quot;;&quot;&quot;;IF([.D453]=[.D452];&quot;&quot;;IF([.H452]&lt;=7;&quot;AUMENTAR&quot;;IF([.H452]=8;&quot;MANTER&quot;;IF([.H452]=9;&quot;MANTER&quot;;IF([.H45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53]=&quot;&quot;;&quot;&quot;;IF([.D454]=[.D453];&quot;&quot;;IF([.H453]&lt;=7;&quot;AUMENTAR&quot;;IF([.H453]=8;&quot;MANTER&quot;;IF([.H453]=9;&quot;MANTER&quot;;IF([.H45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54]=&quot;&quot;;&quot;&quot;;IF([.D455]=[.D454];&quot;&quot;;IF([.H454]&lt;=7;&quot;AUMENTAR&quot;;IF([.H454]=8;&quot;MANTER&quot;;IF([.H454]=9;&quot;MANTER&quot;;IF([.H45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55]=&quot;&quot;;&quot;&quot;;IF([.D456]=[.D455];&quot;&quot;;IF([.H455]&lt;=7;&quot;AUMENTAR&quot;;IF([.H455]=8;&quot;MANTER&quot;;IF([.H455]=9;&quot;MANTER&quot;;IF([.H45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56]=&quot;&quot;;&quot;&quot;;IF([.D457]=[.D456];&quot;&quot;;IF([.H456]&lt;=7;&quot;AUMENTAR&quot;;IF([.H456]=8;&quot;MANTER&quot;;IF([.H456]=9;&quot;MANTER&quot;;IF([.H45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57]=&quot;&quot;;&quot;&quot;;IF([.D458]=[.D457];&quot;&quot;;IF([.H457]&lt;=7;&quot;AUMENTAR&quot;;IF([.H457]=8;&quot;MANTER&quot;;IF([.H457]=9;&quot;MANTER&quot;;IF([.H45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58]=&quot;&quot;;&quot;&quot;;IF([.D459]=[.D458];&quot;&quot;;IF([.H458]&lt;=7;&quot;AUMENTAR&quot;;IF([.H458]=8;&quot;MANTER&quot;;IF([.H458]=9;&quot;MANTER&quot;;IF([.H45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59]=&quot;&quot;;&quot;&quot;;IF([.D460]=[.D459];&quot;&quot;;IF([.H459]&lt;=7;&quot;AUMENTAR&quot;;IF([.H459]=8;&quot;MANTER&quot;;IF([.H459]=9;&quot;MANTER&quot;;IF([.H45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60]=&quot;&quot;;&quot;&quot;;IF([.D461]=[.D460];&quot;&quot;;IF([.H460]&lt;=7;&quot;AUMENTAR&quot;;IF([.H460]=8;&quot;MANTER&quot;;IF([.H460]=9;&quot;MANTER&quot;;IF([.H46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61]=&quot;&quot;;&quot;&quot;;IF([.D462]=[.D461];&quot;&quot;;IF([.H461]&lt;=7;&quot;AUMENTAR&quot;;IF([.H461]=8;&quot;MANTER&quot;;IF([.H461]=9;&quot;MANTER&quot;;IF([.H46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62]=&quot;&quot;;&quot;&quot;;IF([.D463]=[.D462];&quot;&quot;;IF([.H462]&lt;=7;&quot;AUMENTAR&quot;;IF([.H462]=8;&quot;MANTER&quot;;IF([.H462]=9;&quot;MANTER&quot;;IF([.H46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63]=&quot;&quot;;&quot;&quot;;IF([.D464]=[.D463];&quot;&quot;;IF([.H463]&lt;=7;&quot;AUMENTAR&quot;;IF([.H463]=8;&quot;MANTER&quot;;IF([.H463]=9;&quot;MANTER&quot;;IF([.H46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64]=&quot;&quot;;&quot;&quot;;IF([.D465]=[.D464];&quot;&quot;;IF([.H464]&lt;=7;&quot;AUMENTAR&quot;;IF([.H464]=8;&quot;MANTER&quot;;IF([.H464]=9;&quot;MANTER&quot;;IF([.H46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65]=&quot;&quot;;&quot;&quot;;IF([.D466]=[.D465];&quot;&quot;;IF([.H465]&lt;=7;&quot;AUMENTAR&quot;;IF([.H465]=8;&quot;MANTER&quot;;IF([.H465]=9;&quot;MANTER&quot;;IF([.H46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66]=&quot;&quot;;&quot;&quot;;IF([.D467]=[.D466];&quot;&quot;;IF([.H466]&lt;=7;&quot;AUMENTAR&quot;;IF([.H466]=8;&quot;MANTER&quot;;IF([.H466]=9;&quot;MANTER&quot;;IF([.H46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67]=&quot;&quot;;&quot;&quot;;IF([.D468]=[.D467];&quot;&quot;;IF([.H467]&lt;=7;&quot;AUMENTAR&quot;;IF([.H467]=8;&quot;MANTER&quot;;IF([.H467]=9;&quot;MANTER&quot;;IF([.H46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68]=&quot;&quot;;&quot;&quot;;IF([.D469]=[.D468];&quot;&quot;;IF([.H468]&lt;=7;&quot;AUMENTAR&quot;;IF([.H468]=8;&quot;MANTER&quot;;IF([.H468]=9;&quot;MANTER&quot;;IF([.H46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69]=&quot;&quot;;&quot;&quot;;IF([.D470]=[.D469];&quot;&quot;;IF([.H469]&lt;=7;&quot;AUMENTAR&quot;;IF([.H469]=8;&quot;MANTER&quot;;IF([.H469]=9;&quot;MANTER&quot;;IF([.H46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70]=&quot;&quot;;&quot;&quot;;IF([.D471]=[.D470];&quot;&quot;;IF([.H470]&lt;=7;&quot;AUMENTAR&quot;;IF([.H470]=8;&quot;MANTER&quot;;IF([.H470]=9;&quot;MANTER&quot;;IF([.H47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71]=&quot;&quot;;&quot;&quot;;IF([.D472]=[.D471];&quot;&quot;;IF([.H471]&lt;=7;&quot;AUMENTAR&quot;;IF([.H471]=8;&quot;MANTER&quot;;IF([.H471]=9;&quot;MANTER&quot;;IF([.H47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72]=&quot;&quot;;&quot;&quot;;IF([.D473]=[.D472];&quot;&quot;;IF([.H472]&lt;=7;&quot;AUMENTAR&quot;;IF([.H472]=8;&quot;MANTER&quot;;IF([.H472]=9;&quot;MANTER&quot;;IF([.H47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73]=&quot;&quot;;&quot;&quot;;IF([.D474]=[.D473];&quot;&quot;;IF([.H473]&lt;=7;&quot;AUMENTAR&quot;;IF([.H473]=8;&quot;MANTER&quot;;IF([.H473]=9;&quot;MANTER&quot;;IF([.H47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74]=&quot;&quot;;&quot;&quot;;IF([.D475]=[.D474];&quot;&quot;;IF([.H474]&lt;=7;&quot;AUMENTAR&quot;;IF([.H474]=8;&quot;MANTER&quot;;IF([.H474]=9;&quot;MANTER&quot;;IF([.H47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75]=&quot;&quot;;&quot;&quot;;IF([.D476]=[.D475];&quot;&quot;;IF([.H475]&lt;=7;&quot;AUMENTAR&quot;;IF([.H475]=8;&quot;MANTER&quot;;IF([.H475]=9;&quot;MANTER&quot;;IF([.H47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76]=&quot;&quot;;&quot;&quot;;IF([.D477]=[.D476];&quot;&quot;;IF([.H476]&lt;=7;&quot;AUMENTAR&quot;;IF([.H476]=8;&quot;MANTER&quot;;IF([.H476]=9;&quot;MANTER&quot;;IF([.H47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77]=&quot;&quot;;&quot;&quot;;IF([.D478]=[.D477];&quot;&quot;;IF([.H477]&lt;=7;&quot;AUMENTAR&quot;;IF([.H477]=8;&quot;MANTER&quot;;IF([.H477]=9;&quot;MANTER&quot;;IF([.H47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78]=&quot;&quot;;&quot;&quot;;IF([.D479]=[.D478];&quot;&quot;;IF([.H478]&lt;=7;&quot;AUMENTAR&quot;;IF([.H478]=8;&quot;MANTER&quot;;IF([.H478]=9;&quot;MANTER&quot;;IF([.H47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79]=&quot;&quot;;&quot;&quot;;IF([.D480]=[.D479];&quot;&quot;;IF([.H479]&lt;=7;&quot;AUMENTAR&quot;;IF([.H479]=8;&quot;MANTER&quot;;IF([.H479]=9;&quot;MANTER&quot;;IF([.H47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80]=&quot;&quot;;&quot;&quot;;IF([.D481]=[.D480];&quot;&quot;;IF([.H480]&lt;=7;&quot;AUMENTAR&quot;;IF([.H480]=8;&quot;MANTER&quot;;IF([.H480]=9;&quot;MANTER&quot;;IF([.H48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81]=&quot;&quot;;&quot;&quot;;IF([.D482]=[.D481];&quot;&quot;;IF([.H481]&lt;=7;&quot;AUMENTAR&quot;;IF([.H481]=8;&quot;MANTER&quot;;IF([.H481]=9;&quot;MANTER&quot;;IF([.H48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82]=&quot;&quot;;&quot;&quot;;IF([.D483]=[.D482];&quot;&quot;;IF([.H482]&lt;=7;&quot;AUMENTAR&quot;;IF([.H482]=8;&quot;MANTER&quot;;IF([.H482]=9;&quot;MANTER&quot;;IF([.H48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83]=&quot;&quot;;&quot;&quot;;IF([.D484]=[.D483];&quot;&quot;;IF([.H483]&lt;=7;&quot;AUMENTAR&quot;;IF([.H483]=8;&quot;MANTER&quot;;IF([.H483]=9;&quot;MANTER&quot;;IF([.H48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84]=&quot;&quot;;&quot;&quot;;IF([.D485]=[.D484];&quot;&quot;;IF([.H484]&lt;=7;&quot;AUMENTAR&quot;;IF([.H484]=8;&quot;MANTER&quot;;IF([.H484]=9;&quot;MANTER&quot;;IF([.H48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85]=&quot;&quot;;&quot;&quot;;IF([.D486]=[.D485];&quot;&quot;;IF([.H485]&lt;=7;&quot;AUMENTAR&quot;;IF([.H485]=8;&quot;MANTER&quot;;IF([.H485]=9;&quot;MANTER&quot;;IF([.H48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86]=&quot;&quot;;&quot;&quot;;IF([.D487]=[.D486];&quot;&quot;;IF([.H486]&lt;=7;&quot;AUMENTAR&quot;;IF([.H486]=8;&quot;MANTER&quot;;IF([.H486]=9;&quot;MANTER&quot;;IF([.H48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87]=&quot;&quot;;&quot;&quot;;IF([.D488]=[.D487];&quot;&quot;;IF([.H487]&lt;=7;&quot;AUMENTAR&quot;;IF([.H487]=8;&quot;MANTER&quot;;IF([.H487]=9;&quot;MANTER&quot;;IF([.H48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88]=&quot;&quot;;&quot;&quot;;IF([.D489]=[.D488];&quot;&quot;;IF([.H488]&lt;=7;&quot;AUMENTAR&quot;;IF([.H488]=8;&quot;MANTER&quot;;IF([.H488]=9;&quot;MANTER&quot;;IF([.H48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89]=&quot;&quot;;&quot;&quot;;IF([.D490]=[.D489];&quot;&quot;;IF([.H489]&lt;=7;&quot;AUMENTAR&quot;;IF([.H489]=8;&quot;MANTER&quot;;IF([.H489]=9;&quot;MANTER&quot;;IF([.H48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90]=&quot;&quot;;&quot;&quot;;IF([.D491]=[.D490];&quot;&quot;;IF([.H490]&lt;=7;&quot;AUMENTAR&quot;;IF([.H490]=8;&quot;MANTER&quot;;IF([.H490]=9;&quot;MANTER&quot;;IF([.H49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91]=&quot;&quot;;&quot;&quot;;IF([.D492]=[.D491];&quot;&quot;;IF([.H491]&lt;=7;&quot;AUMENTAR&quot;;IF([.H491]=8;&quot;MANTER&quot;;IF([.H491]=9;&quot;MANTER&quot;;IF([.H49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92]=&quot;&quot;;&quot;&quot;;IF([.D493]=[.D492];&quot;&quot;;IF([.H492]&lt;=7;&quot;AUMENTAR&quot;;IF([.H492]=8;&quot;MANTER&quot;;IF([.H492]=9;&quot;MANTER&quot;;IF([.H49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93]=&quot;&quot;;&quot;&quot;;IF([.D494]=[.D493];&quot;&quot;;IF([.H493]&lt;=7;&quot;AUMENTAR&quot;;IF([.H493]=8;&quot;MANTER&quot;;IF([.H493]=9;&quot;MANTER&quot;;IF([.H49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94]=&quot;&quot;;&quot;&quot;;IF([.D495]=[.D494];&quot;&quot;;IF([.H494]&lt;=7;&quot;AUMENTAR&quot;;IF([.H494]=8;&quot;MANTER&quot;;IF([.H494]=9;&quot;MANTER&quot;;IF([.H49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95]=&quot;&quot;;&quot;&quot;;IF([.D496]=[.D495];&quot;&quot;;IF([.H495]&lt;=7;&quot;AUMENTAR&quot;;IF([.H495]=8;&quot;MANTER&quot;;IF([.H495]=9;&quot;MANTER&quot;;IF([.H49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96]=&quot;&quot;;&quot;&quot;;IF([.D497]=[.D496];&quot;&quot;;IF([.H496]&lt;=7;&quot;AUMENTAR&quot;;IF([.H496]=8;&quot;MANTER&quot;;IF([.H496]=9;&quot;MANTER&quot;;IF([.H49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97]=&quot;&quot;;&quot;&quot;;IF([.D498]=[.D497];&quot;&quot;;IF([.H497]&lt;=7;&quot;AUMENTAR&quot;;IF([.H497]=8;&quot;MANTER&quot;;IF([.H497]=9;&quot;MANTER&quot;;IF([.H49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98]=&quot;&quot;;&quot;&quot;;IF([.D499]=[.D498];&quot;&quot;;IF([.H498]&lt;=7;&quot;AUMENTAR&quot;;IF([.H498]=8;&quot;MANTER&quot;;IF([.H498]=9;&quot;MANTER&quot;;IF([.H49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499]=&quot;&quot;;&quot;&quot;;IF([.D500]=[.D499];&quot;&quot;;IF([.H499]&lt;=7;&quot;AUMENTAR&quot;;IF([.H499]=8;&quot;MANTER&quot;;IF([.H499]=9;&quot;MANTER&quot;;IF([.H49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00]=&quot;&quot;;&quot;&quot;;IF([.D501]=[.D500];&quot;&quot;;IF([.H500]&lt;=7;&quot;AUMENTAR&quot;;IF([.H500]=8;&quot;MANTER&quot;;IF([.H500]=9;&quot;MANTER&quot;;IF([.H50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01]=&quot;&quot;;&quot;&quot;;IF([.D502]=[.D501];&quot;&quot;;IF([.H501]&lt;=7;&quot;AUMENTAR&quot;;IF([.H501]=8;&quot;MANTER&quot;;IF([.H501]=9;&quot;MANTER&quot;;IF([.H50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02]=&quot;&quot;;&quot;&quot;;IF([.D503]=[.D502];&quot;&quot;;IF([.H502]&lt;=7;&quot;AUMENTAR&quot;;IF([.H502]=8;&quot;MANTER&quot;;IF([.H502]=9;&quot;MANTER&quot;;IF([.H50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03]=&quot;&quot;;&quot;&quot;;IF([.D504]=[.D503];&quot;&quot;;IF([.H503]&lt;=7;&quot;AUMENTAR&quot;;IF([.H503]=8;&quot;MANTER&quot;;IF([.H503]=9;&quot;MANTER&quot;;IF([.H50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04]=&quot;&quot;;&quot;&quot;;IF([.D505]=[.D504];&quot;&quot;;IF([.H504]&lt;=7;&quot;AUMENTAR&quot;;IF([.H504]=8;&quot;MANTER&quot;;IF([.H504]=9;&quot;MANTER&quot;;IF([.H50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05]=&quot;&quot;;&quot;&quot;;IF([.D506]=[.D505];&quot;&quot;;IF([.H505]&lt;=7;&quot;AUMENTAR&quot;;IF([.H505]=8;&quot;MANTER&quot;;IF([.H505]=9;&quot;MANTER&quot;;IF([.H50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06]=&quot;&quot;;&quot;&quot;;IF([.D507]=[.D506];&quot;&quot;;IF([.H506]&lt;=7;&quot;AUMENTAR&quot;;IF([.H506]=8;&quot;MANTER&quot;;IF([.H506]=9;&quot;MANTER&quot;;IF([.H50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07]=&quot;&quot;;&quot;&quot;;IF([.D508]=[.D507];&quot;&quot;;IF([.H507]&lt;=7;&quot;AUMENTAR&quot;;IF([.H507]=8;&quot;MANTER&quot;;IF([.H507]=9;&quot;MANTER&quot;;IF([.H50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08]=&quot;&quot;;&quot;&quot;;IF([.D509]=[.D508];&quot;&quot;;IF([.H508]&lt;=7;&quot;AUMENTAR&quot;;IF([.H508]=8;&quot;MANTER&quot;;IF([.H508]=9;&quot;MANTER&quot;;IF([.H50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09]=&quot;&quot;;&quot;&quot;;IF([.D510]=[.D509];&quot;&quot;;IF([.H509]&lt;=7;&quot;AUMENTAR&quot;;IF([.H509]=8;&quot;MANTER&quot;;IF([.H509]=9;&quot;MANTER&quot;;IF([.H50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10]=&quot;&quot;;&quot;&quot;;IF([.D511]=[.D510];&quot;&quot;;IF([.H510]&lt;=7;&quot;AUMENTAR&quot;;IF([.H510]=8;&quot;MANTER&quot;;IF([.H510]=9;&quot;MANTER&quot;;IF([.H51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11]=&quot;&quot;;&quot;&quot;;IF([.D512]=[.D511];&quot;&quot;;IF([.H511]&lt;=7;&quot;AUMENTAR&quot;;IF([.H511]=8;&quot;MANTER&quot;;IF([.H511]=9;&quot;MANTER&quot;;IF([.H51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12]=&quot;&quot;;&quot;&quot;;IF([.D513]=[.D512];&quot;&quot;;IF([.H512]&lt;=7;&quot;AUMENTAR&quot;;IF([.H512]=8;&quot;MANTER&quot;;IF([.H512]=9;&quot;MANTER&quot;;IF([.H51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13]=&quot;&quot;;&quot;&quot;;IF([.D514]=[.D513];&quot;&quot;;IF([.H513]&lt;=7;&quot;AUMENTAR&quot;;IF([.H513]=8;&quot;MANTER&quot;;IF([.H513]=9;&quot;MANTER&quot;;IF([.H51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14]=&quot;&quot;;&quot;&quot;;IF([.D515]=[.D514];&quot;&quot;;IF([.H514]&lt;=7;&quot;AUMENTAR&quot;;IF([.H514]=8;&quot;MANTER&quot;;IF([.H514]=9;&quot;MANTER&quot;;IF([.H51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15]=&quot;&quot;;&quot;&quot;;IF([.D516]=[.D515];&quot;&quot;;IF([.H515]&lt;=7;&quot;AUMENTAR&quot;;IF([.H515]=8;&quot;MANTER&quot;;IF([.H515]=9;&quot;MANTER&quot;;IF([.H51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16]=&quot;&quot;;&quot;&quot;;IF([.D517]=[.D516];&quot;&quot;;IF([.H516]&lt;=7;&quot;AUMENTAR&quot;;IF([.H516]=8;&quot;MANTER&quot;;IF([.H516]=9;&quot;MANTER&quot;;IF([.H51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17]=&quot;&quot;;&quot;&quot;;IF([.D518]=[.D517];&quot;&quot;;IF([.H517]&lt;=7;&quot;AUMENTAR&quot;;IF([.H517]=8;&quot;MANTER&quot;;IF([.H517]=9;&quot;MANTER&quot;;IF([.H51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18]=&quot;&quot;;&quot;&quot;;IF([.D519]=[.D518];&quot;&quot;;IF([.H518]&lt;=7;&quot;AUMENTAR&quot;;IF([.H518]=8;&quot;MANTER&quot;;IF([.H518]=9;&quot;MANTER&quot;;IF([.H51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19]=&quot;&quot;;&quot;&quot;;IF([.D520]=[.D519];&quot;&quot;;IF([.H519]&lt;=7;&quot;AUMENTAR&quot;;IF([.H519]=8;&quot;MANTER&quot;;IF([.H519]=9;&quot;MANTER&quot;;IF([.H51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20]=&quot;&quot;;&quot;&quot;;IF([.D521]=[.D520];&quot;&quot;;IF([.H520]&lt;=7;&quot;AUMENTAR&quot;;IF([.H520]=8;&quot;MANTER&quot;;IF([.H520]=9;&quot;MANTER&quot;;IF([.H52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21]=&quot;&quot;;&quot;&quot;;IF([.D522]=[.D521];&quot;&quot;;IF([.H521]&lt;=7;&quot;AUMENTAR&quot;;IF([.H521]=8;&quot;MANTER&quot;;IF([.H521]=9;&quot;MANTER&quot;;IF([.H52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22]=&quot;&quot;;&quot;&quot;;IF([.D523]=[.D522];&quot;&quot;;IF([.H522]&lt;=7;&quot;AUMENTAR&quot;;IF([.H522]=8;&quot;MANTER&quot;;IF([.H522]=9;&quot;MANTER&quot;;IF([.H52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23]=&quot;&quot;;&quot;&quot;;IF([.D524]=[.D523];&quot;&quot;;IF([.H523]&lt;=7;&quot;AUMENTAR&quot;;IF([.H523]=8;&quot;MANTER&quot;;IF([.H523]=9;&quot;MANTER&quot;;IF([.H52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24]=&quot;&quot;;&quot;&quot;;IF([.D525]=[.D524];&quot;&quot;;IF([.H524]&lt;=7;&quot;AUMENTAR&quot;;IF([.H524]=8;&quot;MANTER&quot;;IF([.H524]=9;&quot;MANTER&quot;;IF([.H52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25]=&quot;&quot;;&quot;&quot;;IF([.D526]=[.D525];&quot;&quot;;IF([.H525]&lt;=7;&quot;AUMENTAR&quot;;IF([.H525]=8;&quot;MANTER&quot;;IF([.H525]=9;&quot;MANTER&quot;;IF([.H52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26]=&quot;&quot;;&quot;&quot;;IF([.D527]=[.D526];&quot;&quot;;IF([.H526]&lt;=7;&quot;AUMENTAR&quot;;IF([.H526]=8;&quot;MANTER&quot;;IF([.H526]=9;&quot;MANTER&quot;;IF([.H52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27]=&quot;&quot;;&quot;&quot;;IF([.D528]=[.D527];&quot;&quot;;IF([.H527]&lt;=7;&quot;AUMENTAR&quot;;IF([.H527]=8;&quot;MANTER&quot;;IF([.H527]=9;&quot;MANTER&quot;;IF([.H52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28]=&quot;&quot;;&quot;&quot;;IF([.D529]=[.D528];&quot;&quot;;IF([.H528]&lt;=7;&quot;AUMENTAR&quot;;IF([.H528]=8;&quot;MANTER&quot;;IF([.H528]=9;&quot;MANTER&quot;;IF([.H52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29]=&quot;&quot;;&quot;&quot;;IF([.D530]=[.D529];&quot;&quot;;IF([.H529]&lt;=7;&quot;AUMENTAR&quot;;IF([.H529]=8;&quot;MANTER&quot;;IF([.H529]=9;&quot;MANTER&quot;;IF([.H52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30]=&quot;&quot;;&quot;&quot;;IF([.D531]=[.D530];&quot;&quot;;IF([.H530]&lt;=7;&quot;AUMENTAR&quot;;IF([.H530]=8;&quot;MANTER&quot;;IF([.H530]=9;&quot;MANTER&quot;;IF([.H53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31]=&quot;&quot;;&quot;&quot;;IF([.D532]=[.D531];&quot;&quot;;IF([.H531]&lt;=7;&quot;AUMENTAR&quot;;IF([.H531]=8;&quot;MANTER&quot;;IF([.H531]=9;&quot;MANTER&quot;;IF([.H53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32]=&quot;&quot;;&quot;&quot;;IF([.D533]=[.D532];&quot;&quot;;IF([.H532]&lt;=7;&quot;AUMENTAR&quot;;IF([.H532]=8;&quot;MANTER&quot;;IF([.H532]=9;&quot;MANTER&quot;;IF([.H53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33]=&quot;&quot;;&quot;&quot;;IF([.D534]=[.D533];&quot;&quot;;IF([.H533]&lt;=7;&quot;AUMENTAR&quot;;IF([.H533]=8;&quot;MANTER&quot;;IF([.H533]=9;&quot;MANTER&quot;;IF([.H53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34]=&quot;&quot;;&quot;&quot;;IF([.D535]=[.D534];&quot;&quot;;IF([.H534]&lt;=7;&quot;AUMENTAR&quot;;IF([.H534]=8;&quot;MANTER&quot;;IF([.H534]=9;&quot;MANTER&quot;;IF([.H53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35]=&quot;&quot;;&quot;&quot;;IF([.D536]=[.D535];&quot;&quot;;IF([.H535]&lt;=7;&quot;AUMENTAR&quot;;IF([.H535]=8;&quot;MANTER&quot;;IF([.H535]=9;&quot;MANTER&quot;;IF([.H53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36]=&quot;&quot;;&quot;&quot;;IF([.D537]=[.D536];&quot;&quot;;IF([.H536]&lt;=7;&quot;AUMENTAR&quot;;IF([.H536]=8;&quot;MANTER&quot;;IF([.H536]=9;&quot;MANTER&quot;;IF([.H53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37]=&quot;&quot;;&quot;&quot;;IF([.D538]=[.D537];&quot;&quot;;IF([.H537]&lt;=7;&quot;AUMENTAR&quot;;IF([.H537]=8;&quot;MANTER&quot;;IF([.H537]=9;&quot;MANTER&quot;;IF([.H53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38]=&quot;&quot;;&quot;&quot;;IF([.D539]=[.D538];&quot;&quot;;IF([.H538]&lt;=7;&quot;AUMENTAR&quot;;IF([.H538]=8;&quot;MANTER&quot;;IF([.H538]=9;&quot;MANTER&quot;;IF([.H53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39]=&quot;&quot;;&quot;&quot;;IF([.D540]=[.D539];&quot;&quot;;IF([.H539]&lt;=7;&quot;AUMENTAR&quot;;IF([.H539]=8;&quot;MANTER&quot;;IF([.H539]=9;&quot;MANTER&quot;;IF([.H53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40]=&quot;&quot;;&quot;&quot;;IF([.D541]=[.D540];&quot;&quot;;IF([.H540]&lt;=7;&quot;AUMENTAR&quot;;IF([.H540]=8;&quot;MANTER&quot;;IF([.H540]=9;&quot;MANTER&quot;;IF([.H54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41]=&quot;&quot;;&quot;&quot;;IF([.D542]=[.D541];&quot;&quot;;IF([.H541]&lt;=7;&quot;AUMENTAR&quot;;IF([.H541]=8;&quot;MANTER&quot;;IF([.H541]=9;&quot;MANTER&quot;;IF([.H54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42]=&quot;&quot;;&quot;&quot;;IF([.D543]=[.D542];&quot;&quot;;IF([.H542]&lt;=7;&quot;AUMENTAR&quot;;IF([.H542]=8;&quot;MANTER&quot;;IF([.H542]=9;&quot;MANTER&quot;;IF([.H54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43]=&quot;&quot;;&quot;&quot;;IF([.D544]=[.D543];&quot;&quot;;IF([.H543]&lt;=7;&quot;AUMENTAR&quot;;IF([.H543]=8;&quot;MANTER&quot;;IF([.H543]=9;&quot;MANTER&quot;;IF([.H54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44]=&quot;&quot;;&quot;&quot;;IF([.D545]=[.D544];&quot;&quot;;IF([.H544]&lt;=7;&quot;AUMENTAR&quot;;IF([.H544]=8;&quot;MANTER&quot;;IF([.H544]=9;&quot;MANTER&quot;;IF([.H54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45]=&quot;&quot;;&quot;&quot;;IF([.D546]=[.D545];&quot;&quot;;IF([.H545]&lt;=7;&quot;AUMENTAR&quot;;IF([.H545]=8;&quot;MANTER&quot;;IF([.H545]=9;&quot;MANTER&quot;;IF([.H54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46]=&quot;&quot;;&quot;&quot;;IF([.D547]=[.D546];&quot;&quot;;IF([.H546]&lt;=7;&quot;AUMENTAR&quot;;IF([.H546]=8;&quot;MANTER&quot;;IF([.H546]=9;&quot;MANTER&quot;;IF([.H54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47]=&quot;&quot;;&quot;&quot;;IF([.D548]=[.D547];&quot;&quot;;IF([.H547]&lt;=7;&quot;AUMENTAR&quot;;IF([.H547]=8;&quot;MANTER&quot;;IF([.H547]=9;&quot;MANTER&quot;;IF([.H54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48]=&quot;&quot;;&quot;&quot;;IF([.D549]=[.D548];&quot;&quot;;IF([.H548]&lt;=7;&quot;AUMENTAR&quot;;IF([.H548]=8;&quot;MANTER&quot;;IF([.H548]=9;&quot;MANTER&quot;;IF([.H54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49]=&quot;&quot;;&quot;&quot;;IF([.D550]=[.D549];&quot;&quot;;IF([.H549]&lt;=7;&quot;AUMENTAR&quot;;IF([.H549]=8;&quot;MANTER&quot;;IF([.H549]=9;&quot;MANTER&quot;;IF([.H54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50]=&quot;&quot;;&quot;&quot;;IF([.D551]=[.D550];&quot;&quot;;IF([.H550]&lt;=7;&quot;AUMENTAR&quot;;IF([.H550]=8;&quot;MANTER&quot;;IF([.H550]=9;&quot;MANTER&quot;;IF([.H55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51]=&quot;&quot;;&quot;&quot;;IF([.D552]=[.D551];&quot;&quot;;IF([.H551]&lt;=7;&quot;AUMENTAR&quot;;IF([.H551]=8;&quot;MANTER&quot;;IF([.H551]=9;&quot;MANTER&quot;;IF([.H55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52]=&quot;&quot;;&quot;&quot;;IF([.D553]=[.D552];&quot;&quot;;IF([.H552]&lt;=7;&quot;AUMENTAR&quot;;IF([.H552]=8;&quot;MANTER&quot;;IF([.H552]=9;&quot;MANTER&quot;;IF([.H55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53]=&quot;&quot;;&quot;&quot;;IF([.D554]=[.D553];&quot;&quot;;IF([.H553]&lt;=7;&quot;AUMENTAR&quot;;IF([.H553]=8;&quot;MANTER&quot;;IF([.H553]=9;&quot;MANTER&quot;;IF([.H55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54]=&quot;&quot;;&quot;&quot;;IF([.D555]=[.D554];&quot;&quot;;IF([.H554]&lt;=7;&quot;AUMENTAR&quot;;IF([.H554]=8;&quot;MANTER&quot;;IF([.H554]=9;&quot;MANTER&quot;;IF([.H55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55]=&quot;&quot;;&quot;&quot;;IF([.D556]=[.D555];&quot;&quot;;IF([.H555]&lt;=7;&quot;AUMENTAR&quot;;IF([.H555]=8;&quot;MANTER&quot;;IF([.H555]=9;&quot;MANTER&quot;;IF([.H55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56]=&quot;&quot;;&quot;&quot;;IF([.D557]=[.D556];&quot;&quot;;IF([.H556]&lt;=7;&quot;AUMENTAR&quot;;IF([.H556]=8;&quot;MANTER&quot;;IF([.H556]=9;&quot;MANTER&quot;;IF([.H55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57]=&quot;&quot;;&quot;&quot;;IF([.D558]=[.D557];&quot;&quot;;IF([.H557]&lt;=7;&quot;AUMENTAR&quot;;IF([.H557]=8;&quot;MANTER&quot;;IF([.H557]=9;&quot;MANTER&quot;;IF([.H55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58]=&quot;&quot;;&quot;&quot;;IF([.D559]=[.D558];&quot;&quot;;IF([.H558]&lt;=7;&quot;AUMENTAR&quot;;IF([.H558]=8;&quot;MANTER&quot;;IF([.H558]=9;&quot;MANTER&quot;;IF([.H55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59]=&quot;&quot;;&quot;&quot;;IF([.D560]=[.D559];&quot;&quot;;IF([.H559]&lt;=7;&quot;AUMENTAR&quot;;IF([.H559]=8;&quot;MANTER&quot;;IF([.H559]=9;&quot;MANTER&quot;;IF([.H55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60]=&quot;&quot;;&quot;&quot;;IF([.D561]=[.D560];&quot;&quot;;IF([.H560]&lt;=7;&quot;AUMENTAR&quot;;IF([.H560]=8;&quot;MANTER&quot;;IF([.H560]=9;&quot;MANTER&quot;;IF([.H56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61]=&quot;&quot;;&quot;&quot;;IF([.D562]=[.D561];&quot;&quot;;IF([.H561]&lt;=7;&quot;AUMENTAR&quot;;IF([.H561]=8;&quot;MANTER&quot;;IF([.H561]=9;&quot;MANTER&quot;;IF([.H56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62]=&quot;&quot;;&quot;&quot;;IF([.D563]=[.D562];&quot;&quot;;IF([.H562]&lt;=7;&quot;AUMENTAR&quot;;IF([.H562]=8;&quot;MANTER&quot;;IF([.H562]=9;&quot;MANTER&quot;;IF([.H56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63]=&quot;&quot;;&quot;&quot;;IF([.D564]=[.D563];&quot;&quot;;IF([.H563]&lt;=7;&quot;AUMENTAR&quot;;IF([.H563]=8;&quot;MANTER&quot;;IF([.H563]=9;&quot;MANTER&quot;;IF([.H56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64]=&quot;&quot;;&quot;&quot;;IF([.D565]=[.D564];&quot;&quot;;IF([.H564]&lt;=7;&quot;AUMENTAR&quot;;IF([.H564]=8;&quot;MANTER&quot;;IF([.H564]=9;&quot;MANTER&quot;;IF([.H56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65]=&quot;&quot;;&quot;&quot;;IF([.D566]=[.D565];&quot;&quot;;IF([.H565]&lt;=7;&quot;AUMENTAR&quot;;IF([.H565]=8;&quot;MANTER&quot;;IF([.H565]=9;&quot;MANTER&quot;;IF([.H56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66]=&quot;&quot;;&quot;&quot;;IF([.D567]=[.D566];&quot;&quot;;IF([.H566]&lt;=7;&quot;AUMENTAR&quot;;IF([.H566]=8;&quot;MANTER&quot;;IF([.H566]=9;&quot;MANTER&quot;;IF([.H56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67]=&quot;&quot;;&quot;&quot;;IF([.D568]=[.D567];&quot;&quot;;IF([.H567]&lt;=7;&quot;AUMENTAR&quot;;IF([.H567]=8;&quot;MANTER&quot;;IF([.H567]=9;&quot;MANTER&quot;;IF([.H56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68]=&quot;&quot;;&quot;&quot;;IF([.D569]=[.D568];&quot;&quot;;IF([.H568]&lt;=7;&quot;AUMENTAR&quot;;IF([.H568]=8;&quot;MANTER&quot;;IF([.H568]=9;&quot;MANTER&quot;;IF([.H56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69]=&quot;&quot;;&quot;&quot;;IF([.D570]=[.D569];&quot;&quot;;IF([.H569]&lt;=7;&quot;AUMENTAR&quot;;IF([.H569]=8;&quot;MANTER&quot;;IF([.H569]=9;&quot;MANTER&quot;;IF([.H56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70]=&quot;&quot;;&quot;&quot;;IF([.D571]=[.D570];&quot;&quot;;IF([.H570]&lt;=7;&quot;AUMENTAR&quot;;IF([.H570]=8;&quot;MANTER&quot;;IF([.H570]=9;&quot;MANTER&quot;;IF([.H57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71]=&quot;&quot;;&quot;&quot;;IF([.D572]=[.D571];&quot;&quot;;IF([.H571]&lt;=7;&quot;AUMENTAR&quot;;IF([.H571]=8;&quot;MANTER&quot;;IF([.H571]=9;&quot;MANTER&quot;;IF([.H57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72]=&quot;&quot;;&quot;&quot;;IF([.D573]=[.D572];&quot;&quot;;IF([.H572]&lt;=7;&quot;AUMENTAR&quot;;IF([.H572]=8;&quot;MANTER&quot;;IF([.H572]=9;&quot;MANTER&quot;;IF([.H57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73]=&quot;&quot;;&quot;&quot;;IF([.D574]=[.D573];&quot;&quot;;IF([.H573]&lt;=7;&quot;AUMENTAR&quot;;IF([.H573]=8;&quot;MANTER&quot;;IF([.H573]=9;&quot;MANTER&quot;;IF([.H57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74]=&quot;&quot;;&quot;&quot;;IF([.D575]=[.D574];&quot;&quot;;IF([.H574]&lt;=7;&quot;AUMENTAR&quot;;IF([.H574]=8;&quot;MANTER&quot;;IF([.H574]=9;&quot;MANTER&quot;;IF([.H57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75]=&quot;&quot;;&quot;&quot;;IF([.D576]=[.D575];&quot;&quot;;IF([.H575]&lt;=7;&quot;AUMENTAR&quot;;IF([.H575]=8;&quot;MANTER&quot;;IF([.H575]=9;&quot;MANTER&quot;;IF([.H57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76]=&quot;&quot;;&quot;&quot;;IF([.D577]=[.D576];&quot;&quot;;IF([.H576]&lt;=7;&quot;AUMENTAR&quot;;IF([.H576]=8;&quot;MANTER&quot;;IF([.H576]=9;&quot;MANTER&quot;;IF([.H57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77]=&quot;&quot;;&quot;&quot;;IF([.D578]=[.D577];&quot;&quot;;IF([.H577]&lt;=7;&quot;AUMENTAR&quot;;IF([.H577]=8;&quot;MANTER&quot;;IF([.H577]=9;&quot;MANTER&quot;;IF([.H57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78]=&quot;&quot;;&quot;&quot;;IF([.D579]=[.D578];&quot;&quot;;IF([.H578]&lt;=7;&quot;AUMENTAR&quot;;IF([.H578]=8;&quot;MANTER&quot;;IF([.H578]=9;&quot;MANTER&quot;;IF([.H57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79]=&quot;&quot;;&quot;&quot;;IF([.D580]=[.D579];&quot;&quot;;IF([.H579]&lt;=7;&quot;AUMENTAR&quot;;IF([.H579]=8;&quot;MANTER&quot;;IF([.H579]=9;&quot;MANTER&quot;;IF([.H57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80]=&quot;&quot;;&quot;&quot;;IF([.D581]=[.D580];&quot;&quot;;IF([.H580]&lt;=7;&quot;AUMENTAR&quot;;IF([.H580]=8;&quot;MANTER&quot;;IF([.H580]=9;&quot;MANTER&quot;;IF([.H58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81]=&quot;&quot;;&quot;&quot;;IF([.D582]=[.D581];&quot;&quot;;IF([.H581]&lt;=7;&quot;AUMENTAR&quot;;IF([.H581]=8;&quot;MANTER&quot;;IF([.H581]=9;&quot;MANTER&quot;;IF([.H58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82]=&quot;&quot;;&quot;&quot;;IF([.D583]=[.D582];&quot;&quot;;IF([.H582]&lt;=7;&quot;AUMENTAR&quot;;IF([.H582]=8;&quot;MANTER&quot;;IF([.H582]=9;&quot;MANTER&quot;;IF([.H58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83]=&quot;&quot;;&quot;&quot;;IF([.D584]=[.D583];&quot;&quot;;IF([.H583]&lt;=7;&quot;AUMENTAR&quot;;IF([.H583]=8;&quot;MANTER&quot;;IF([.H583]=9;&quot;MANTER&quot;;IF([.H58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84]=&quot;&quot;;&quot;&quot;;IF([.D585]=[.D584];&quot;&quot;;IF([.H584]&lt;=7;&quot;AUMENTAR&quot;;IF([.H584]=8;&quot;MANTER&quot;;IF([.H584]=9;&quot;MANTER&quot;;IF([.H58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85]=&quot;&quot;;&quot;&quot;;IF([.D586]=[.D585];&quot;&quot;;IF([.H585]&lt;=7;&quot;AUMENTAR&quot;;IF([.H585]=8;&quot;MANTER&quot;;IF([.H585]=9;&quot;MANTER&quot;;IF([.H58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86]=&quot;&quot;;&quot;&quot;;IF([.D587]=[.D586];&quot;&quot;;IF([.H586]&lt;=7;&quot;AUMENTAR&quot;;IF([.H586]=8;&quot;MANTER&quot;;IF([.H586]=9;&quot;MANTER&quot;;IF([.H58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87]=&quot;&quot;;&quot;&quot;;IF([.D588]=[.D587];&quot;&quot;;IF([.H587]&lt;=7;&quot;AUMENTAR&quot;;IF([.H587]=8;&quot;MANTER&quot;;IF([.H587]=9;&quot;MANTER&quot;;IF([.H58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88]=&quot;&quot;;&quot;&quot;;IF([.D589]=[.D588];&quot;&quot;;IF([.H588]&lt;=7;&quot;AUMENTAR&quot;;IF([.H588]=8;&quot;MANTER&quot;;IF([.H588]=9;&quot;MANTER&quot;;IF([.H58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89]=&quot;&quot;;&quot;&quot;;IF([.D590]=[.D589];&quot;&quot;;IF([.H589]&lt;=7;&quot;AUMENTAR&quot;;IF([.H589]=8;&quot;MANTER&quot;;IF([.H589]=9;&quot;MANTER&quot;;IF([.H58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90]=&quot;&quot;;&quot;&quot;;IF([.D591]=[.D590];&quot;&quot;;IF([.H590]&lt;=7;&quot;AUMENTAR&quot;;IF([.H590]=8;&quot;MANTER&quot;;IF([.H590]=9;&quot;MANTER&quot;;IF([.H59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91]=&quot;&quot;;&quot;&quot;;IF([.D592]=[.D591];&quot;&quot;;IF([.H591]&lt;=7;&quot;AUMENTAR&quot;;IF([.H591]=8;&quot;MANTER&quot;;IF([.H591]=9;&quot;MANTER&quot;;IF([.H59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92]=&quot;&quot;;&quot;&quot;;IF([.D593]=[.D592];&quot;&quot;;IF([.H592]&lt;=7;&quot;AUMENTAR&quot;;IF([.H592]=8;&quot;MANTER&quot;;IF([.H592]=9;&quot;MANTER&quot;;IF([.H59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93]=&quot;&quot;;&quot;&quot;;IF([.D594]=[.D593];&quot;&quot;;IF([.H593]&lt;=7;&quot;AUMENTAR&quot;;IF([.H593]=8;&quot;MANTER&quot;;IF([.H593]=9;&quot;MANTER&quot;;IF([.H59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94]=&quot;&quot;;&quot;&quot;;IF([.D595]=[.D594];&quot;&quot;;IF([.H594]&lt;=7;&quot;AUMENTAR&quot;;IF([.H594]=8;&quot;MANTER&quot;;IF([.H594]=9;&quot;MANTER&quot;;IF([.H59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95]=&quot;&quot;;&quot;&quot;;IF([.D596]=[.D595];&quot;&quot;;IF([.H595]&lt;=7;&quot;AUMENTAR&quot;;IF([.H595]=8;&quot;MANTER&quot;;IF([.H595]=9;&quot;MANTER&quot;;IF([.H59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96]=&quot;&quot;;&quot;&quot;;IF([.D597]=[.D596];&quot;&quot;;IF([.H596]&lt;=7;&quot;AUMENTAR&quot;;IF([.H596]=8;&quot;MANTER&quot;;IF([.H596]=9;&quot;MANTER&quot;;IF([.H59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97]=&quot;&quot;;&quot;&quot;;IF([.D598]=[.D597];&quot;&quot;;IF([.H597]&lt;=7;&quot;AUMENTAR&quot;;IF([.H597]=8;&quot;MANTER&quot;;IF([.H597]=9;&quot;MANTER&quot;;IF([.H59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98]=&quot;&quot;;&quot;&quot;;IF([.D599]=[.D598];&quot;&quot;;IF([.H598]&lt;=7;&quot;AUMENTAR&quot;;IF([.H598]=8;&quot;MANTER&quot;;IF([.H598]=9;&quot;MANTER&quot;;IF([.H59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599]=&quot;&quot;;&quot;&quot;;IF([.D600]=[.D599];&quot;&quot;;IF([.H599]&lt;=7;&quot;AUMENTAR&quot;;IF([.H599]=8;&quot;MANTER&quot;;IF([.H599]=9;&quot;MANTER&quot;;IF([.H59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00]=&quot;&quot;;&quot;&quot;;IF([.D601]=[.D600];&quot;&quot;;IF([.H600]&lt;=7;&quot;AUMENTAR&quot;;IF([.H600]=8;&quot;MANTER&quot;;IF([.H600]=9;&quot;MANTER&quot;;IF([.H60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01]=&quot;&quot;;&quot;&quot;;IF([.D602]=[.D601];&quot;&quot;;IF([.H601]&lt;=7;&quot;AUMENTAR&quot;;IF([.H601]=8;&quot;MANTER&quot;;IF([.H601]=9;&quot;MANTER&quot;;IF([.H60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02]=&quot;&quot;;&quot;&quot;;IF([.D603]=[.D602];&quot;&quot;;IF([.H602]&lt;=7;&quot;AUMENTAR&quot;;IF([.H602]=8;&quot;MANTER&quot;;IF([.H602]=9;&quot;MANTER&quot;;IF([.H60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03]=&quot;&quot;;&quot;&quot;;IF([.D604]=[.D603];&quot;&quot;;IF([.H603]&lt;=7;&quot;AUMENTAR&quot;;IF([.H603]=8;&quot;MANTER&quot;;IF([.H603]=9;&quot;MANTER&quot;;IF([.H60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04]=&quot;&quot;;&quot;&quot;;IF([.D605]=[.D604];&quot;&quot;;IF([.H604]&lt;=7;&quot;AUMENTAR&quot;;IF([.H604]=8;&quot;MANTER&quot;;IF([.H604]=9;&quot;MANTER&quot;;IF([.H60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05]=&quot;&quot;;&quot;&quot;;IF([.D606]=[.D605];&quot;&quot;;IF([.H605]&lt;=7;&quot;AUMENTAR&quot;;IF([.H605]=8;&quot;MANTER&quot;;IF([.H605]=9;&quot;MANTER&quot;;IF([.H60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06]=&quot;&quot;;&quot;&quot;;IF([.D607]=[.D606];&quot;&quot;;IF([.H606]&lt;=7;&quot;AUMENTAR&quot;;IF([.H606]=8;&quot;MANTER&quot;;IF([.H606]=9;&quot;MANTER&quot;;IF([.H60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07]=&quot;&quot;;&quot;&quot;;IF([.D608]=[.D607];&quot;&quot;;IF([.H607]&lt;=7;&quot;AUMENTAR&quot;;IF([.H607]=8;&quot;MANTER&quot;;IF([.H607]=9;&quot;MANTER&quot;;IF([.H60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08]=&quot;&quot;;&quot;&quot;;IF([.D609]=[.D608];&quot;&quot;;IF([.H608]&lt;=7;&quot;AUMENTAR&quot;;IF([.H608]=8;&quot;MANTER&quot;;IF([.H608]=9;&quot;MANTER&quot;;IF([.H60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09]=&quot;&quot;;&quot;&quot;;IF([.D610]=[.D609];&quot;&quot;;IF([.H609]&lt;=7;&quot;AUMENTAR&quot;;IF([.H609]=8;&quot;MANTER&quot;;IF([.H609]=9;&quot;MANTER&quot;;IF([.H60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10]=&quot;&quot;;&quot;&quot;;IF([.D611]=[.D610];&quot;&quot;;IF([.H610]&lt;=7;&quot;AUMENTAR&quot;;IF([.H610]=8;&quot;MANTER&quot;;IF([.H610]=9;&quot;MANTER&quot;;IF([.H61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11]=&quot;&quot;;&quot;&quot;;IF([.D612]=[.D611];&quot;&quot;;IF([.H611]&lt;=7;&quot;AUMENTAR&quot;;IF([.H611]=8;&quot;MANTER&quot;;IF([.H611]=9;&quot;MANTER&quot;;IF([.H61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12]=&quot;&quot;;&quot;&quot;;IF([.D613]=[.D612];&quot;&quot;;IF([.H612]&lt;=7;&quot;AUMENTAR&quot;;IF([.H612]=8;&quot;MANTER&quot;;IF([.H612]=9;&quot;MANTER&quot;;IF([.H61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13]=&quot;&quot;;&quot;&quot;;IF([.D614]=[.D613];&quot;&quot;;IF([.H613]&lt;=7;&quot;AUMENTAR&quot;;IF([.H613]=8;&quot;MANTER&quot;;IF([.H613]=9;&quot;MANTER&quot;;IF([.H61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14]=&quot;&quot;;&quot;&quot;;IF([.D615]=[.D614];&quot;&quot;;IF([.H614]&lt;=7;&quot;AUMENTAR&quot;;IF([.H614]=8;&quot;MANTER&quot;;IF([.H614]=9;&quot;MANTER&quot;;IF([.H61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15]=&quot;&quot;;&quot;&quot;;IF([.D616]=[.D615];&quot;&quot;;IF([.H615]&lt;=7;&quot;AUMENTAR&quot;;IF([.H615]=8;&quot;MANTER&quot;;IF([.H615]=9;&quot;MANTER&quot;;IF([.H61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16]=&quot;&quot;;&quot;&quot;;IF([.D617]=[.D616];&quot;&quot;;IF([.H616]&lt;=7;&quot;AUMENTAR&quot;;IF([.H616]=8;&quot;MANTER&quot;;IF([.H616]=9;&quot;MANTER&quot;;IF([.H61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17]=&quot;&quot;;&quot;&quot;;IF([.D618]=[.D617];&quot;&quot;;IF([.H617]&lt;=7;&quot;AUMENTAR&quot;;IF([.H617]=8;&quot;MANTER&quot;;IF([.H617]=9;&quot;MANTER&quot;;IF([.H61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18]=&quot;&quot;;&quot;&quot;;IF([.D619]=[.D618];&quot;&quot;;IF([.H618]&lt;=7;&quot;AUMENTAR&quot;;IF([.H618]=8;&quot;MANTER&quot;;IF([.H618]=9;&quot;MANTER&quot;;IF([.H61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19]=&quot;&quot;;&quot;&quot;;IF([.D620]=[.D619];&quot;&quot;;IF([.H619]&lt;=7;&quot;AUMENTAR&quot;;IF([.H619]=8;&quot;MANTER&quot;;IF([.H619]=9;&quot;MANTER&quot;;IF([.H61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20]=&quot;&quot;;&quot;&quot;;IF([.D621]=[.D620];&quot;&quot;;IF([.H620]&lt;=7;&quot;AUMENTAR&quot;;IF([.H620]=8;&quot;MANTER&quot;;IF([.H620]=9;&quot;MANTER&quot;;IF([.H62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21]=&quot;&quot;;&quot;&quot;;IF([.D622]=[.D621];&quot;&quot;;IF([.H621]&lt;=7;&quot;AUMENTAR&quot;;IF([.H621]=8;&quot;MANTER&quot;;IF([.H621]=9;&quot;MANTER&quot;;IF([.H62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22]=&quot;&quot;;&quot;&quot;;IF([.D623]=[.D622];&quot;&quot;;IF([.H622]&lt;=7;&quot;AUMENTAR&quot;;IF([.H622]=8;&quot;MANTER&quot;;IF([.H622]=9;&quot;MANTER&quot;;IF([.H62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23]=&quot;&quot;;&quot;&quot;;IF([.D624]=[.D623];&quot;&quot;;IF([.H623]&lt;=7;&quot;AUMENTAR&quot;;IF([.H623]=8;&quot;MANTER&quot;;IF([.H623]=9;&quot;MANTER&quot;;IF([.H62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24]=&quot;&quot;;&quot;&quot;;IF([.D625]=[.D624];&quot;&quot;;IF([.H624]&lt;=7;&quot;AUMENTAR&quot;;IF([.H624]=8;&quot;MANTER&quot;;IF([.H624]=9;&quot;MANTER&quot;;IF([.H62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25]=&quot;&quot;;&quot;&quot;;IF([.D626]=[.D625];&quot;&quot;;IF([.H625]&lt;=7;&quot;AUMENTAR&quot;;IF([.H625]=8;&quot;MANTER&quot;;IF([.H625]=9;&quot;MANTER&quot;;IF([.H62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26]=&quot;&quot;;&quot;&quot;;IF([.D627]=[.D626];&quot;&quot;;IF([.H626]&lt;=7;&quot;AUMENTAR&quot;;IF([.H626]=8;&quot;MANTER&quot;;IF([.H626]=9;&quot;MANTER&quot;;IF([.H62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27]=&quot;&quot;;&quot;&quot;;IF([.D628]=[.D627];&quot;&quot;;IF([.H627]&lt;=7;&quot;AUMENTAR&quot;;IF([.H627]=8;&quot;MANTER&quot;;IF([.H627]=9;&quot;MANTER&quot;;IF([.H62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28]=&quot;&quot;;&quot;&quot;;IF([.D629]=[.D628];&quot;&quot;;IF([.H628]&lt;=7;&quot;AUMENTAR&quot;;IF([.H628]=8;&quot;MANTER&quot;;IF([.H628]=9;&quot;MANTER&quot;;IF([.H62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29]=&quot;&quot;;&quot;&quot;;IF([.D630]=[.D629];&quot;&quot;;IF([.H629]&lt;=7;&quot;AUMENTAR&quot;;IF([.H629]=8;&quot;MANTER&quot;;IF([.H629]=9;&quot;MANTER&quot;;IF([.H62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30]=&quot;&quot;;&quot;&quot;;IF([.D631]=[.D630];&quot;&quot;;IF([.H630]&lt;=7;&quot;AUMENTAR&quot;;IF([.H630]=8;&quot;MANTER&quot;;IF([.H630]=9;&quot;MANTER&quot;;IF([.H63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31]=&quot;&quot;;&quot;&quot;;IF([.D632]=[.D631];&quot;&quot;;IF([.H631]&lt;=7;&quot;AUMENTAR&quot;;IF([.H631]=8;&quot;MANTER&quot;;IF([.H631]=9;&quot;MANTER&quot;;IF([.H63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32]=&quot;&quot;;&quot;&quot;;IF([.D633]=[.D632];&quot;&quot;;IF([.H632]&lt;=7;&quot;AUMENTAR&quot;;IF([.H632]=8;&quot;MANTER&quot;;IF([.H632]=9;&quot;MANTER&quot;;IF([.H63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33]=&quot;&quot;;&quot;&quot;;IF([.D634]=[.D633];&quot;&quot;;IF([.H633]&lt;=7;&quot;AUMENTAR&quot;;IF([.H633]=8;&quot;MANTER&quot;;IF([.H633]=9;&quot;MANTER&quot;;IF([.H63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34]=&quot;&quot;;&quot;&quot;;IF([.D635]=[.D634];&quot;&quot;;IF([.H634]&lt;=7;&quot;AUMENTAR&quot;;IF([.H634]=8;&quot;MANTER&quot;;IF([.H634]=9;&quot;MANTER&quot;;IF([.H63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35]=&quot;&quot;;&quot;&quot;;IF([.D636]=[.D635];&quot;&quot;;IF([.H635]&lt;=7;&quot;AUMENTAR&quot;;IF([.H635]=8;&quot;MANTER&quot;;IF([.H635]=9;&quot;MANTER&quot;;IF([.H63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36]=&quot;&quot;;&quot;&quot;;IF([.D637]=[.D636];&quot;&quot;;IF([.H636]&lt;=7;&quot;AUMENTAR&quot;;IF([.H636]=8;&quot;MANTER&quot;;IF([.H636]=9;&quot;MANTER&quot;;IF([.H63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37]=&quot;&quot;;&quot;&quot;;IF([.D638]=[.D637];&quot;&quot;;IF([.H637]&lt;=7;&quot;AUMENTAR&quot;;IF([.H637]=8;&quot;MANTER&quot;;IF([.H637]=9;&quot;MANTER&quot;;IF([.H63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38]=&quot;&quot;;&quot;&quot;;IF([.D639]=[.D638];&quot;&quot;;IF([.H638]&lt;=7;&quot;AUMENTAR&quot;;IF([.H638]=8;&quot;MANTER&quot;;IF([.H638]=9;&quot;MANTER&quot;;IF([.H63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39]=&quot;&quot;;&quot;&quot;;IF([.D640]=[.D639];&quot;&quot;;IF([.H639]&lt;=7;&quot;AUMENTAR&quot;;IF([.H639]=8;&quot;MANTER&quot;;IF([.H639]=9;&quot;MANTER&quot;;IF([.H63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40]=&quot;&quot;;&quot;&quot;;IF([.D641]=[.D640];&quot;&quot;;IF([.H640]&lt;=7;&quot;AUMENTAR&quot;;IF([.H640]=8;&quot;MANTER&quot;;IF([.H640]=9;&quot;MANTER&quot;;IF([.H64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41]=&quot;&quot;;&quot;&quot;;IF([.D642]=[.D641];&quot;&quot;;IF([.H641]&lt;=7;&quot;AUMENTAR&quot;;IF([.H641]=8;&quot;MANTER&quot;;IF([.H641]=9;&quot;MANTER&quot;;IF([.H64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42]=&quot;&quot;;&quot;&quot;;IF([.D643]=[.D642];&quot;&quot;;IF([.H642]&lt;=7;&quot;AUMENTAR&quot;;IF([.H642]=8;&quot;MANTER&quot;;IF([.H642]=9;&quot;MANTER&quot;;IF([.H64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43]=&quot;&quot;;&quot;&quot;;IF([.D644]=[.D643];&quot;&quot;;IF([.H643]&lt;=7;&quot;AUMENTAR&quot;;IF([.H643]=8;&quot;MANTER&quot;;IF([.H643]=9;&quot;MANTER&quot;;IF([.H64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44]=&quot;&quot;;&quot;&quot;;IF([.D645]=[.D644];&quot;&quot;;IF([.H644]&lt;=7;&quot;AUMENTAR&quot;;IF([.H644]=8;&quot;MANTER&quot;;IF([.H644]=9;&quot;MANTER&quot;;IF([.H64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45]=&quot;&quot;;&quot;&quot;;IF([.D646]=[.D645];&quot;&quot;;IF([.H645]&lt;=7;&quot;AUMENTAR&quot;;IF([.H645]=8;&quot;MANTER&quot;;IF([.H645]=9;&quot;MANTER&quot;;IF([.H64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46]=&quot;&quot;;&quot;&quot;;IF([.D647]=[.D646];&quot;&quot;;IF([.H646]&lt;=7;&quot;AUMENTAR&quot;;IF([.H646]=8;&quot;MANTER&quot;;IF([.H646]=9;&quot;MANTER&quot;;IF([.H64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47]=&quot;&quot;;&quot;&quot;;IF([.D648]=[.D647];&quot;&quot;;IF([.H647]&lt;=7;&quot;AUMENTAR&quot;;IF([.H647]=8;&quot;MANTER&quot;;IF([.H647]=9;&quot;MANTER&quot;;IF([.H64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48]=&quot;&quot;;&quot;&quot;;IF([.D649]=[.D648];&quot;&quot;;IF([.H648]&lt;=7;&quot;AUMENTAR&quot;;IF([.H648]=8;&quot;MANTER&quot;;IF([.H648]=9;&quot;MANTER&quot;;IF([.H64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49]=&quot;&quot;;&quot;&quot;;IF([.D650]=[.D649];&quot;&quot;;IF([.H649]&lt;=7;&quot;AUMENTAR&quot;;IF([.H649]=8;&quot;MANTER&quot;;IF([.H649]=9;&quot;MANTER&quot;;IF([.H64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50]=&quot;&quot;;&quot;&quot;;IF([.D651]=[.D650];&quot;&quot;;IF([.H650]&lt;=7;&quot;AUMENTAR&quot;;IF([.H650]=8;&quot;MANTER&quot;;IF([.H650]=9;&quot;MANTER&quot;;IF([.H65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51]=&quot;&quot;;&quot;&quot;;IF([.D652]=[.D651];&quot;&quot;;IF([.H651]&lt;=7;&quot;AUMENTAR&quot;;IF([.H651]=8;&quot;MANTER&quot;;IF([.H651]=9;&quot;MANTER&quot;;IF([.H65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52]=&quot;&quot;;&quot;&quot;;IF([.D653]=[.D652];&quot;&quot;;IF([.H652]&lt;=7;&quot;AUMENTAR&quot;;IF([.H652]=8;&quot;MANTER&quot;;IF([.H652]=9;&quot;MANTER&quot;;IF([.H65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53]=&quot;&quot;;&quot;&quot;;IF([.D654]=[.D653];&quot;&quot;;IF([.H653]&lt;=7;&quot;AUMENTAR&quot;;IF([.H653]=8;&quot;MANTER&quot;;IF([.H653]=9;&quot;MANTER&quot;;IF([.H65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54]=&quot;&quot;;&quot;&quot;;IF([.D655]=[.D654];&quot;&quot;;IF([.H654]&lt;=7;&quot;AUMENTAR&quot;;IF([.H654]=8;&quot;MANTER&quot;;IF([.H654]=9;&quot;MANTER&quot;;IF([.H65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55]=&quot;&quot;;&quot;&quot;;IF([.D656]=[.D655];&quot;&quot;;IF([.H655]&lt;=7;&quot;AUMENTAR&quot;;IF([.H655]=8;&quot;MANTER&quot;;IF([.H655]=9;&quot;MANTER&quot;;IF([.H65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56]=&quot;&quot;;&quot;&quot;;IF([.D657]=[.D656];&quot;&quot;;IF([.H656]&lt;=7;&quot;AUMENTAR&quot;;IF([.H656]=8;&quot;MANTER&quot;;IF([.H656]=9;&quot;MANTER&quot;;IF([.H65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57]=&quot;&quot;;&quot;&quot;;IF([.D658]=[.D657];&quot;&quot;;IF([.H657]&lt;=7;&quot;AUMENTAR&quot;;IF([.H657]=8;&quot;MANTER&quot;;IF([.H657]=9;&quot;MANTER&quot;;IF([.H65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58]=&quot;&quot;;&quot;&quot;;IF([.D659]=[.D658];&quot;&quot;;IF([.H658]&lt;=7;&quot;AUMENTAR&quot;;IF([.H658]=8;&quot;MANTER&quot;;IF([.H658]=9;&quot;MANTER&quot;;IF([.H65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59]=&quot;&quot;;&quot;&quot;;IF([.D660]=[.D659];&quot;&quot;;IF([.H659]&lt;=7;&quot;AUMENTAR&quot;;IF([.H659]=8;&quot;MANTER&quot;;IF([.H659]=9;&quot;MANTER&quot;;IF([.H65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60]=&quot;&quot;;&quot;&quot;;IF([.D661]=[.D660];&quot;&quot;;IF([.H660]&lt;=7;&quot;AUMENTAR&quot;;IF([.H660]=8;&quot;MANTER&quot;;IF([.H660]=9;&quot;MANTER&quot;;IF([.H66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61]=&quot;&quot;;&quot;&quot;;IF([.D662]=[.D661];&quot;&quot;;IF([.H661]&lt;=7;&quot;AUMENTAR&quot;;IF([.H661]=8;&quot;MANTER&quot;;IF([.H661]=9;&quot;MANTER&quot;;IF([.H66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62]=&quot;&quot;;&quot;&quot;;IF([.D663]=[.D662];&quot;&quot;;IF([.H662]&lt;=7;&quot;AUMENTAR&quot;;IF([.H662]=8;&quot;MANTER&quot;;IF([.H662]=9;&quot;MANTER&quot;;IF([.H66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63]=&quot;&quot;;&quot;&quot;;IF([.D664]=[.D663];&quot;&quot;;IF([.H663]&lt;=7;&quot;AUMENTAR&quot;;IF([.H663]=8;&quot;MANTER&quot;;IF([.H663]=9;&quot;MANTER&quot;;IF([.H66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64]=&quot;&quot;;&quot;&quot;;IF([.D665]=[.D664];&quot;&quot;;IF([.H664]&lt;=7;&quot;AUMENTAR&quot;;IF([.H664]=8;&quot;MANTER&quot;;IF([.H664]=9;&quot;MANTER&quot;;IF([.H66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65]=&quot;&quot;;&quot;&quot;;IF([.D666]=[.D665];&quot;&quot;;IF([.H665]&lt;=7;&quot;AUMENTAR&quot;;IF([.H665]=8;&quot;MANTER&quot;;IF([.H665]=9;&quot;MANTER&quot;;IF([.H66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66]=&quot;&quot;;&quot;&quot;;IF([.D667]=[.D666];&quot;&quot;;IF([.H666]&lt;=7;&quot;AUMENTAR&quot;;IF([.H666]=8;&quot;MANTER&quot;;IF([.H666]=9;&quot;MANTER&quot;;IF([.H66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67]=&quot;&quot;;&quot;&quot;;IF([.D668]=[.D667];&quot;&quot;;IF([.H667]&lt;=7;&quot;AUMENTAR&quot;;IF([.H667]=8;&quot;MANTER&quot;;IF([.H667]=9;&quot;MANTER&quot;;IF([.H66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68]=&quot;&quot;;&quot;&quot;;IF([.D669]=[.D668];&quot;&quot;;IF([.H668]&lt;=7;&quot;AUMENTAR&quot;;IF([.H668]=8;&quot;MANTER&quot;;IF([.H668]=9;&quot;MANTER&quot;;IF([.H66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69]=&quot;&quot;;&quot;&quot;;IF([.D670]=[.D669];&quot;&quot;;IF([.H669]&lt;=7;&quot;AUMENTAR&quot;;IF([.H669]=8;&quot;MANTER&quot;;IF([.H669]=9;&quot;MANTER&quot;;IF([.H66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70]=&quot;&quot;;&quot;&quot;;IF([.D671]=[.D670];&quot;&quot;;IF([.H670]&lt;=7;&quot;AUMENTAR&quot;;IF([.H670]=8;&quot;MANTER&quot;;IF([.H670]=9;&quot;MANTER&quot;;IF([.H67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71]=&quot;&quot;;&quot;&quot;;IF([.D672]=[.D671];&quot;&quot;;IF([.H671]&lt;=7;&quot;AUMENTAR&quot;;IF([.H671]=8;&quot;MANTER&quot;;IF([.H671]=9;&quot;MANTER&quot;;IF([.H67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72]=&quot;&quot;;&quot;&quot;;IF([.D673]=[.D672];&quot;&quot;;IF([.H672]&lt;=7;&quot;AUMENTAR&quot;;IF([.H672]=8;&quot;MANTER&quot;;IF([.H672]=9;&quot;MANTER&quot;;IF([.H67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73]=&quot;&quot;;&quot;&quot;;IF([.D674]=[.D673];&quot;&quot;;IF([.H673]&lt;=7;&quot;AUMENTAR&quot;;IF([.H673]=8;&quot;MANTER&quot;;IF([.H673]=9;&quot;MANTER&quot;;IF([.H67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74]=&quot;&quot;;&quot;&quot;;IF([.D675]=[.D674];&quot;&quot;;IF([.H674]&lt;=7;&quot;AUMENTAR&quot;;IF([.H674]=8;&quot;MANTER&quot;;IF([.H674]=9;&quot;MANTER&quot;;IF([.H67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75]=&quot;&quot;;&quot;&quot;;IF([.D676]=[.D675];&quot;&quot;;IF([.H675]&lt;=7;&quot;AUMENTAR&quot;;IF([.H675]=8;&quot;MANTER&quot;;IF([.H675]=9;&quot;MANTER&quot;;IF([.H67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76]=&quot;&quot;;&quot;&quot;;IF([.D677]=[.D676];&quot;&quot;;IF([.H676]&lt;=7;&quot;AUMENTAR&quot;;IF([.H676]=8;&quot;MANTER&quot;;IF([.H676]=9;&quot;MANTER&quot;;IF([.H67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77]=&quot;&quot;;&quot;&quot;;IF([.D678]=[.D677];&quot;&quot;;IF([.H677]&lt;=7;&quot;AUMENTAR&quot;;IF([.H677]=8;&quot;MANTER&quot;;IF([.H677]=9;&quot;MANTER&quot;;IF([.H67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78]=&quot;&quot;;&quot;&quot;;IF([.D679]=[.D678];&quot;&quot;;IF([.H678]&lt;=7;&quot;AUMENTAR&quot;;IF([.H678]=8;&quot;MANTER&quot;;IF([.H678]=9;&quot;MANTER&quot;;IF([.H67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79]=&quot;&quot;;&quot;&quot;;IF([.D680]=[.D679];&quot;&quot;;IF([.H679]&lt;=7;&quot;AUMENTAR&quot;;IF([.H679]=8;&quot;MANTER&quot;;IF([.H679]=9;&quot;MANTER&quot;;IF([.H67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80]=&quot;&quot;;&quot;&quot;;IF([.D681]=[.D680];&quot;&quot;;IF([.H680]&lt;=7;&quot;AUMENTAR&quot;;IF([.H680]=8;&quot;MANTER&quot;;IF([.H680]=9;&quot;MANTER&quot;;IF([.H68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81]=&quot;&quot;;&quot;&quot;;IF([.D682]=[.D681];&quot;&quot;;IF([.H681]&lt;=7;&quot;AUMENTAR&quot;;IF([.H681]=8;&quot;MANTER&quot;;IF([.H681]=9;&quot;MANTER&quot;;IF([.H68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82]=&quot;&quot;;&quot;&quot;;IF([.D683]=[.D682];&quot;&quot;;IF([.H682]&lt;=7;&quot;AUMENTAR&quot;;IF([.H682]=8;&quot;MANTER&quot;;IF([.H682]=9;&quot;MANTER&quot;;IF([.H68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83]=&quot;&quot;;&quot;&quot;;IF([.D684]=[.D683];&quot;&quot;;IF([.H683]&lt;=7;&quot;AUMENTAR&quot;;IF([.H683]=8;&quot;MANTER&quot;;IF([.H683]=9;&quot;MANTER&quot;;IF([.H68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84]=&quot;&quot;;&quot;&quot;;IF([.D685]=[.D684];&quot;&quot;;IF([.H684]&lt;=7;&quot;AUMENTAR&quot;;IF([.H684]=8;&quot;MANTER&quot;;IF([.H684]=9;&quot;MANTER&quot;;IF([.H68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85]=&quot;&quot;;&quot;&quot;;IF([.D686]=[.D685];&quot;&quot;;IF([.H685]&lt;=7;&quot;AUMENTAR&quot;;IF([.H685]=8;&quot;MANTER&quot;;IF([.H685]=9;&quot;MANTER&quot;;IF([.H68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86]=&quot;&quot;;&quot;&quot;;IF([.D687]=[.D686];&quot;&quot;;IF([.H686]&lt;=7;&quot;AUMENTAR&quot;;IF([.H686]=8;&quot;MANTER&quot;;IF([.H686]=9;&quot;MANTER&quot;;IF([.H68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87]=&quot;&quot;;&quot;&quot;;IF([.D688]=[.D687];&quot;&quot;;IF([.H687]&lt;=7;&quot;AUMENTAR&quot;;IF([.H687]=8;&quot;MANTER&quot;;IF([.H687]=9;&quot;MANTER&quot;;IF([.H68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88]=&quot;&quot;;&quot;&quot;;IF([.D689]=[.D688];&quot;&quot;;IF([.H688]&lt;=7;&quot;AUMENTAR&quot;;IF([.H688]=8;&quot;MANTER&quot;;IF([.H688]=9;&quot;MANTER&quot;;IF([.H68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89]=&quot;&quot;;&quot;&quot;;IF([.D690]=[.D689];&quot;&quot;;IF([.H689]&lt;=7;&quot;AUMENTAR&quot;;IF([.H689]=8;&quot;MANTER&quot;;IF([.H689]=9;&quot;MANTER&quot;;IF([.H68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90]=&quot;&quot;;&quot;&quot;;IF([.D691]=[.D690];&quot;&quot;;IF([.H690]&lt;=7;&quot;AUMENTAR&quot;;IF([.H690]=8;&quot;MANTER&quot;;IF([.H690]=9;&quot;MANTER&quot;;IF([.H69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91]=&quot;&quot;;&quot;&quot;;IF([.D692]=[.D691];&quot;&quot;;IF([.H691]&lt;=7;&quot;AUMENTAR&quot;;IF([.H691]=8;&quot;MANTER&quot;;IF([.H691]=9;&quot;MANTER&quot;;IF([.H69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92]=&quot;&quot;;&quot;&quot;;IF([.D693]=[.D692];&quot;&quot;;IF([.H692]&lt;=7;&quot;AUMENTAR&quot;;IF([.H692]=8;&quot;MANTER&quot;;IF([.H692]=9;&quot;MANTER&quot;;IF([.H69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93]=&quot;&quot;;&quot;&quot;;IF([.D694]=[.D693];&quot;&quot;;IF([.H693]&lt;=7;&quot;AUMENTAR&quot;;IF([.H693]=8;&quot;MANTER&quot;;IF([.H693]=9;&quot;MANTER&quot;;IF([.H69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94]=&quot;&quot;;&quot;&quot;;IF([.D695]=[.D694];&quot;&quot;;IF([.H694]&lt;=7;&quot;AUMENTAR&quot;;IF([.H694]=8;&quot;MANTER&quot;;IF([.H694]=9;&quot;MANTER&quot;;IF([.H69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95]=&quot;&quot;;&quot;&quot;;IF([.D696]=[.D695];&quot;&quot;;IF([.H695]&lt;=7;&quot;AUMENTAR&quot;;IF([.H695]=8;&quot;MANTER&quot;;IF([.H695]=9;&quot;MANTER&quot;;IF([.H69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96]=&quot;&quot;;&quot;&quot;;IF([.D697]=[.D696];&quot;&quot;;IF([.H696]&lt;=7;&quot;AUMENTAR&quot;;IF([.H696]=8;&quot;MANTER&quot;;IF([.H696]=9;&quot;MANTER&quot;;IF([.H69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97]=&quot;&quot;;&quot;&quot;;IF([.D698]=[.D697];&quot;&quot;;IF([.H697]&lt;=7;&quot;AUMENTAR&quot;;IF([.H697]=8;&quot;MANTER&quot;;IF([.H697]=9;&quot;MANTER&quot;;IF([.H69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98]=&quot;&quot;;&quot;&quot;;IF([.D699]=[.D698];&quot;&quot;;IF([.H698]&lt;=7;&quot;AUMENTAR&quot;;IF([.H698]=8;&quot;MANTER&quot;;IF([.H698]=9;&quot;MANTER&quot;;IF([.H69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699]=&quot;&quot;;&quot;&quot;;IF([.D700]=[.D699];&quot;&quot;;IF([.H699]&lt;=7;&quot;AUMENTAR&quot;;IF([.H699]=8;&quot;MANTER&quot;;IF([.H699]=9;&quot;MANTER&quot;;IF([.H69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00]=&quot;&quot;;&quot;&quot;;IF([.D701]=[.D700];&quot;&quot;;IF([.H700]&lt;=7;&quot;AUMENTAR&quot;;IF([.H700]=8;&quot;MANTER&quot;;IF([.H700]=9;&quot;MANTER&quot;;IF([.H70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01]=&quot;&quot;;&quot;&quot;;IF([.D702]=[.D701];&quot;&quot;;IF([.H701]&lt;=7;&quot;AUMENTAR&quot;;IF([.H701]=8;&quot;MANTER&quot;;IF([.H701]=9;&quot;MANTER&quot;;IF([.H70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02]=&quot;&quot;;&quot;&quot;;IF([.D703]=[.D702];&quot;&quot;;IF([.H702]&lt;=7;&quot;AUMENTAR&quot;;IF([.H702]=8;&quot;MANTER&quot;;IF([.H702]=9;&quot;MANTER&quot;;IF([.H70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03]=&quot;&quot;;&quot;&quot;;IF([.D704]=[.D703];&quot;&quot;;IF([.H703]&lt;=7;&quot;AUMENTAR&quot;;IF([.H703]=8;&quot;MANTER&quot;;IF([.H703]=9;&quot;MANTER&quot;;IF([.H70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04]=&quot;&quot;;&quot;&quot;;IF([.D705]=[.D704];&quot;&quot;;IF([.H704]&lt;=7;&quot;AUMENTAR&quot;;IF([.H704]=8;&quot;MANTER&quot;;IF([.H704]=9;&quot;MANTER&quot;;IF([.H70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05]=&quot;&quot;;&quot;&quot;;IF([.D706]=[.D705];&quot;&quot;;IF([.H705]&lt;=7;&quot;AUMENTAR&quot;;IF([.H705]=8;&quot;MANTER&quot;;IF([.H705]=9;&quot;MANTER&quot;;IF([.H70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06]=&quot;&quot;;&quot;&quot;;IF([.D707]=[.D706];&quot;&quot;;IF([.H706]&lt;=7;&quot;AUMENTAR&quot;;IF([.H706]=8;&quot;MANTER&quot;;IF([.H706]=9;&quot;MANTER&quot;;IF([.H70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07]=&quot;&quot;;&quot;&quot;;IF([.D708]=[.D707];&quot;&quot;;IF([.H707]&lt;=7;&quot;AUMENTAR&quot;;IF([.H707]=8;&quot;MANTER&quot;;IF([.H707]=9;&quot;MANTER&quot;;IF([.H70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08]=&quot;&quot;;&quot;&quot;;IF([.D709]=[.D708];&quot;&quot;;IF([.H708]&lt;=7;&quot;AUMENTAR&quot;;IF([.H708]=8;&quot;MANTER&quot;;IF([.H708]=9;&quot;MANTER&quot;;IF([.H70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09]=&quot;&quot;;&quot;&quot;;IF([.D710]=[.D709];&quot;&quot;;IF([.H709]&lt;=7;&quot;AUMENTAR&quot;;IF([.H709]=8;&quot;MANTER&quot;;IF([.H709]=9;&quot;MANTER&quot;;IF([.H70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10]=&quot;&quot;;&quot;&quot;;IF([.D711]=[.D710];&quot;&quot;;IF([.H710]&lt;=7;&quot;AUMENTAR&quot;;IF([.H710]=8;&quot;MANTER&quot;;IF([.H710]=9;&quot;MANTER&quot;;IF([.H71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11]=&quot;&quot;;&quot;&quot;;IF([.D712]=[.D711];&quot;&quot;;IF([.H711]&lt;=7;&quot;AUMENTAR&quot;;IF([.H711]=8;&quot;MANTER&quot;;IF([.H711]=9;&quot;MANTER&quot;;IF([.H71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12]=&quot;&quot;;&quot;&quot;;IF([.D713]=[.D712];&quot;&quot;;IF([.H712]&lt;=7;&quot;AUMENTAR&quot;;IF([.H712]=8;&quot;MANTER&quot;;IF([.H712]=9;&quot;MANTER&quot;;IF([.H71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13]=&quot;&quot;;&quot;&quot;;IF([.D714]=[.D713];&quot;&quot;;IF([.H713]&lt;=7;&quot;AUMENTAR&quot;;IF([.H713]=8;&quot;MANTER&quot;;IF([.H713]=9;&quot;MANTER&quot;;IF([.H71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14]=&quot;&quot;;&quot;&quot;;IF([.D715]=[.D714];&quot;&quot;;IF([.H714]&lt;=7;&quot;AUMENTAR&quot;;IF([.H714]=8;&quot;MANTER&quot;;IF([.H714]=9;&quot;MANTER&quot;;IF([.H71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15]=&quot;&quot;;&quot;&quot;;IF([.D716]=[.D715];&quot;&quot;;IF([.H715]&lt;=7;&quot;AUMENTAR&quot;;IF([.H715]=8;&quot;MANTER&quot;;IF([.H715]=9;&quot;MANTER&quot;;IF([.H71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16]=&quot;&quot;;&quot;&quot;;IF([.D717]=[.D716];&quot;&quot;;IF([.H716]&lt;=7;&quot;AUMENTAR&quot;;IF([.H716]=8;&quot;MANTER&quot;;IF([.H716]=9;&quot;MANTER&quot;;IF([.H71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17]=&quot;&quot;;&quot;&quot;;IF([.D718]=[.D717];&quot;&quot;;IF([.H717]&lt;=7;&quot;AUMENTAR&quot;;IF([.H717]=8;&quot;MANTER&quot;;IF([.H717]=9;&quot;MANTER&quot;;IF([.H71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18]=&quot;&quot;;&quot;&quot;;IF([.D719]=[.D718];&quot;&quot;;IF([.H718]&lt;=7;&quot;AUMENTAR&quot;;IF([.H718]=8;&quot;MANTER&quot;;IF([.H718]=9;&quot;MANTER&quot;;IF([.H71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19]=&quot;&quot;;&quot;&quot;;IF([.D720]=[.D719];&quot;&quot;;IF([.H719]&lt;=7;&quot;AUMENTAR&quot;;IF([.H719]=8;&quot;MANTER&quot;;IF([.H719]=9;&quot;MANTER&quot;;IF([.H71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20]=&quot;&quot;;&quot;&quot;;IF([.D721]=[.D720];&quot;&quot;;IF([.H720]&lt;=7;&quot;AUMENTAR&quot;;IF([.H720]=8;&quot;MANTER&quot;;IF([.H720]=9;&quot;MANTER&quot;;IF([.H72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21]=&quot;&quot;;&quot;&quot;;IF([.D722]=[.D721];&quot;&quot;;IF([.H721]&lt;=7;&quot;AUMENTAR&quot;;IF([.H721]=8;&quot;MANTER&quot;;IF([.H721]=9;&quot;MANTER&quot;;IF([.H72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22]=&quot;&quot;;&quot;&quot;;IF([.D723]=[.D722];&quot;&quot;;IF([.H722]&lt;=7;&quot;AUMENTAR&quot;;IF([.H722]=8;&quot;MANTER&quot;;IF([.H722]=9;&quot;MANTER&quot;;IF([.H72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23]=&quot;&quot;;&quot;&quot;;IF([.D724]=[.D723];&quot;&quot;;IF([.H723]&lt;=7;&quot;AUMENTAR&quot;;IF([.H723]=8;&quot;MANTER&quot;;IF([.H723]=9;&quot;MANTER&quot;;IF([.H72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24]=&quot;&quot;;&quot;&quot;;IF([.D725]=[.D724];&quot;&quot;;IF([.H724]&lt;=7;&quot;AUMENTAR&quot;;IF([.H724]=8;&quot;MANTER&quot;;IF([.H724]=9;&quot;MANTER&quot;;IF([.H72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25]=&quot;&quot;;&quot;&quot;;IF([.D726]=[.D725];&quot;&quot;;IF([.H725]&lt;=7;&quot;AUMENTAR&quot;;IF([.H725]=8;&quot;MANTER&quot;;IF([.H725]=9;&quot;MANTER&quot;;IF([.H72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26]=&quot;&quot;;&quot;&quot;;IF([.D727]=[.D726];&quot;&quot;;IF([.H726]&lt;=7;&quot;AUMENTAR&quot;;IF([.H726]=8;&quot;MANTER&quot;;IF([.H726]=9;&quot;MANTER&quot;;IF([.H72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27]=&quot;&quot;;&quot;&quot;;IF([.D728]=[.D727];&quot;&quot;;IF([.H727]&lt;=7;&quot;AUMENTAR&quot;;IF([.H727]=8;&quot;MANTER&quot;;IF([.H727]=9;&quot;MANTER&quot;;IF([.H72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28]=&quot;&quot;;&quot;&quot;;IF([.D729]=[.D728];&quot;&quot;;IF([.H728]&lt;=7;&quot;AUMENTAR&quot;;IF([.H728]=8;&quot;MANTER&quot;;IF([.H728]=9;&quot;MANTER&quot;;IF([.H72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29]=&quot;&quot;;&quot;&quot;;IF([.D730]=[.D729];&quot;&quot;;IF([.H729]&lt;=7;&quot;AUMENTAR&quot;;IF([.H729]=8;&quot;MANTER&quot;;IF([.H729]=9;&quot;MANTER&quot;;IF([.H72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30]=&quot;&quot;;&quot;&quot;;IF([.D731]=[.D730];&quot;&quot;;IF([.H730]&lt;=7;&quot;AUMENTAR&quot;;IF([.H730]=8;&quot;MANTER&quot;;IF([.H730]=9;&quot;MANTER&quot;;IF([.H73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31]=&quot;&quot;;&quot;&quot;;IF([.D732]=[.D731];&quot;&quot;;IF([.H731]&lt;=7;&quot;AUMENTAR&quot;;IF([.H731]=8;&quot;MANTER&quot;;IF([.H731]=9;&quot;MANTER&quot;;IF([.H73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32]=&quot;&quot;;&quot;&quot;;IF([.D733]=[.D732];&quot;&quot;;IF([.H732]&lt;=7;&quot;AUMENTAR&quot;;IF([.H732]=8;&quot;MANTER&quot;;IF([.H732]=9;&quot;MANTER&quot;;IF([.H73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33]=&quot;&quot;;&quot;&quot;;IF([.D734]=[.D733];&quot;&quot;;IF([.H733]&lt;=7;&quot;AUMENTAR&quot;;IF([.H733]=8;&quot;MANTER&quot;;IF([.H733]=9;&quot;MANTER&quot;;IF([.H73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34]=&quot;&quot;;&quot;&quot;;IF([.D735]=[.D734];&quot;&quot;;IF([.H734]&lt;=7;&quot;AUMENTAR&quot;;IF([.H734]=8;&quot;MANTER&quot;;IF([.H734]=9;&quot;MANTER&quot;;IF([.H73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35]=&quot;&quot;;&quot;&quot;;IF([.D736]=[.D735];&quot;&quot;;IF([.H735]&lt;=7;&quot;AUMENTAR&quot;;IF([.H735]=8;&quot;MANTER&quot;;IF([.H735]=9;&quot;MANTER&quot;;IF([.H73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36]=&quot;&quot;;&quot;&quot;;IF([.D737]=[.D736];&quot;&quot;;IF([.H736]&lt;=7;&quot;AUMENTAR&quot;;IF([.H736]=8;&quot;MANTER&quot;;IF([.H736]=9;&quot;MANTER&quot;;IF([.H73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37]=&quot;&quot;;&quot;&quot;;IF([.D738]=[.D737];&quot;&quot;;IF([.H737]&lt;=7;&quot;AUMENTAR&quot;;IF([.H737]=8;&quot;MANTER&quot;;IF([.H737]=9;&quot;MANTER&quot;;IF([.H73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38]=&quot;&quot;;&quot;&quot;;IF([.D739]=[.D738];&quot;&quot;;IF([.H738]&lt;=7;&quot;AUMENTAR&quot;;IF([.H738]=8;&quot;MANTER&quot;;IF([.H738]=9;&quot;MANTER&quot;;IF([.H73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39]=&quot;&quot;;&quot;&quot;;IF([.D740]=[.D739];&quot;&quot;;IF([.H739]&lt;=7;&quot;AUMENTAR&quot;;IF([.H739]=8;&quot;MANTER&quot;;IF([.H739]=9;&quot;MANTER&quot;;IF([.H73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40]=&quot;&quot;;&quot;&quot;;IF([.D741]=[.D740];&quot;&quot;;IF([.H740]&lt;=7;&quot;AUMENTAR&quot;;IF([.H740]=8;&quot;MANTER&quot;;IF([.H740]=9;&quot;MANTER&quot;;IF([.H74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41]=&quot;&quot;;&quot;&quot;;IF([.D742]=[.D741];&quot;&quot;;IF([.H741]&lt;=7;&quot;AUMENTAR&quot;;IF([.H741]=8;&quot;MANTER&quot;;IF([.H741]=9;&quot;MANTER&quot;;IF([.H74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42]=&quot;&quot;;&quot;&quot;;IF([.D743]=[.D742];&quot;&quot;;IF([.H742]&lt;=7;&quot;AUMENTAR&quot;;IF([.H742]=8;&quot;MANTER&quot;;IF([.H742]=9;&quot;MANTER&quot;;IF([.H74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43]=&quot;&quot;;&quot;&quot;;IF([.D744]=[.D743];&quot;&quot;;IF([.H743]&lt;=7;&quot;AUMENTAR&quot;;IF([.H743]=8;&quot;MANTER&quot;;IF([.H743]=9;&quot;MANTER&quot;;IF([.H74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44]=&quot;&quot;;&quot;&quot;;IF([.D745]=[.D744];&quot;&quot;;IF([.H744]&lt;=7;&quot;AUMENTAR&quot;;IF([.H744]=8;&quot;MANTER&quot;;IF([.H744]=9;&quot;MANTER&quot;;IF([.H74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45]=&quot;&quot;;&quot;&quot;;IF([.D746]=[.D745];&quot;&quot;;IF([.H745]&lt;=7;&quot;AUMENTAR&quot;;IF([.H745]=8;&quot;MANTER&quot;;IF([.H745]=9;&quot;MANTER&quot;;IF([.H74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46]=&quot;&quot;;&quot;&quot;;IF([.D747]=[.D746];&quot;&quot;;IF([.H746]&lt;=7;&quot;AUMENTAR&quot;;IF([.H746]=8;&quot;MANTER&quot;;IF([.H746]=9;&quot;MANTER&quot;;IF([.H74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47]=&quot;&quot;;&quot;&quot;;IF([.D748]=[.D747];&quot;&quot;;IF([.H747]&lt;=7;&quot;AUMENTAR&quot;;IF([.H747]=8;&quot;MANTER&quot;;IF([.H747]=9;&quot;MANTER&quot;;IF([.H74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48]=&quot;&quot;;&quot;&quot;;IF([.D749]=[.D748];&quot;&quot;;IF([.H748]&lt;=7;&quot;AUMENTAR&quot;;IF([.H748]=8;&quot;MANTER&quot;;IF([.H748]=9;&quot;MANTER&quot;;IF([.H74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49]=&quot;&quot;;&quot;&quot;;IF([.D750]=[.D749];&quot;&quot;;IF([.H749]&lt;=7;&quot;AUMENTAR&quot;;IF([.H749]=8;&quot;MANTER&quot;;IF([.H749]=9;&quot;MANTER&quot;;IF([.H74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50]=&quot;&quot;;&quot;&quot;;IF([.D751]=[.D750];&quot;&quot;;IF([.H750]&lt;=7;&quot;AUMENTAR&quot;;IF([.H750]=8;&quot;MANTER&quot;;IF([.H750]=9;&quot;MANTER&quot;;IF([.H75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51]=&quot;&quot;;&quot;&quot;;IF([.D752]=[.D751];&quot;&quot;;IF([.H751]&lt;=7;&quot;AUMENTAR&quot;;IF([.H751]=8;&quot;MANTER&quot;;IF([.H751]=9;&quot;MANTER&quot;;IF([.H75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52]=&quot;&quot;;&quot;&quot;;IF([.D753]=[.D752];&quot;&quot;;IF([.H752]&lt;=7;&quot;AUMENTAR&quot;;IF([.H752]=8;&quot;MANTER&quot;;IF([.H752]=9;&quot;MANTER&quot;;IF([.H75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53]=&quot;&quot;;&quot;&quot;;IF([.D754]=[.D753];&quot;&quot;;IF([.H753]&lt;=7;&quot;AUMENTAR&quot;;IF([.H753]=8;&quot;MANTER&quot;;IF([.H753]=9;&quot;MANTER&quot;;IF([.H75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54]=&quot;&quot;;&quot;&quot;;IF([.D755]=[.D754];&quot;&quot;;IF([.H754]&lt;=7;&quot;AUMENTAR&quot;;IF([.H754]=8;&quot;MANTER&quot;;IF([.H754]=9;&quot;MANTER&quot;;IF([.H75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55]=&quot;&quot;;&quot;&quot;;IF([.D756]=[.D755];&quot;&quot;;IF([.H755]&lt;=7;&quot;AUMENTAR&quot;;IF([.H755]=8;&quot;MANTER&quot;;IF([.H755]=9;&quot;MANTER&quot;;IF([.H75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56]=&quot;&quot;;&quot;&quot;;IF([.D757]=[.D756];&quot;&quot;;IF([.H756]&lt;=7;&quot;AUMENTAR&quot;;IF([.H756]=8;&quot;MANTER&quot;;IF([.H756]=9;&quot;MANTER&quot;;IF([.H75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57]=&quot;&quot;;&quot;&quot;;IF([.D758]=[.D757];&quot;&quot;;IF([.H757]&lt;=7;&quot;AUMENTAR&quot;;IF([.H757]=8;&quot;MANTER&quot;;IF([.H757]=9;&quot;MANTER&quot;;IF([.H75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58]=&quot;&quot;;&quot;&quot;;IF([.D759]=[.D758];&quot;&quot;;IF([.H758]&lt;=7;&quot;AUMENTAR&quot;;IF([.H758]=8;&quot;MANTER&quot;;IF([.H758]=9;&quot;MANTER&quot;;IF([.H75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59]=&quot;&quot;;&quot;&quot;;IF([.D760]=[.D759];&quot;&quot;;IF([.H759]&lt;=7;&quot;AUMENTAR&quot;;IF([.H759]=8;&quot;MANTER&quot;;IF([.H759]=9;&quot;MANTER&quot;;IF([.H75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60]=&quot;&quot;;&quot;&quot;;IF([.D761]=[.D760];&quot;&quot;;IF([.H760]&lt;=7;&quot;AUMENTAR&quot;;IF([.H760]=8;&quot;MANTER&quot;;IF([.H760]=9;&quot;MANTER&quot;;IF([.H76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61]=&quot;&quot;;&quot;&quot;;IF([.D762]=[.D761];&quot;&quot;;IF([.H761]&lt;=7;&quot;AUMENTAR&quot;;IF([.H761]=8;&quot;MANTER&quot;;IF([.H761]=9;&quot;MANTER&quot;;IF([.H76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62]=&quot;&quot;;&quot;&quot;;IF([.D763]=[.D762];&quot;&quot;;IF([.H762]&lt;=7;&quot;AUMENTAR&quot;;IF([.H762]=8;&quot;MANTER&quot;;IF([.H762]=9;&quot;MANTER&quot;;IF([.H76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63]=&quot;&quot;;&quot;&quot;;IF([.D764]=[.D763];&quot;&quot;;IF([.H763]&lt;=7;&quot;AUMENTAR&quot;;IF([.H763]=8;&quot;MANTER&quot;;IF([.H763]=9;&quot;MANTER&quot;;IF([.H76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64]=&quot;&quot;;&quot;&quot;;IF([.D765]=[.D764];&quot;&quot;;IF([.H764]&lt;=7;&quot;AUMENTAR&quot;;IF([.H764]=8;&quot;MANTER&quot;;IF([.H764]=9;&quot;MANTER&quot;;IF([.H76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65]=&quot;&quot;;&quot;&quot;;IF([.D766]=[.D765];&quot;&quot;;IF([.H765]&lt;=7;&quot;AUMENTAR&quot;;IF([.H765]=8;&quot;MANTER&quot;;IF([.H765]=9;&quot;MANTER&quot;;IF([.H76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66]=&quot;&quot;;&quot;&quot;;IF([.D767]=[.D766];&quot;&quot;;IF([.H766]&lt;=7;&quot;AUMENTAR&quot;;IF([.H766]=8;&quot;MANTER&quot;;IF([.H766]=9;&quot;MANTER&quot;;IF([.H76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67]=&quot;&quot;;&quot;&quot;;IF([.D768]=[.D767];&quot;&quot;;IF([.H767]&lt;=7;&quot;AUMENTAR&quot;;IF([.H767]=8;&quot;MANTER&quot;;IF([.H767]=9;&quot;MANTER&quot;;IF([.H76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68]=&quot;&quot;;&quot;&quot;;IF([.D769]=[.D768];&quot;&quot;;IF([.H768]&lt;=7;&quot;AUMENTAR&quot;;IF([.H768]=8;&quot;MANTER&quot;;IF([.H768]=9;&quot;MANTER&quot;;IF([.H76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69]=&quot;&quot;;&quot;&quot;;IF([.D770]=[.D769];&quot;&quot;;IF([.H769]&lt;=7;&quot;AUMENTAR&quot;;IF([.H769]=8;&quot;MANTER&quot;;IF([.H769]=9;&quot;MANTER&quot;;IF([.H76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70]=&quot;&quot;;&quot;&quot;;IF([.D771]=[.D770];&quot;&quot;;IF([.H770]&lt;=7;&quot;AUMENTAR&quot;;IF([.H770]=8;&quot;MANTER&quot;;IF([.H770]=9;&quot;MANTER&quot;;IF([.H77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71]=&quot;&quot;;&quot;&quot;;IF([.D772]=[.D771];&quot;&quot;;IF([.H771]&lt;=7;&quot;AUMENTAR&quot;;IF([.H771]=8;&quot;MANTER&quot;;IF([.H771]=9;&quot;MANTER&quot;;IF([.H77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72]=&quot;&quot;;&quot;&quot;;IF([.D773]=[.D772];&quot;&quot;;IF([.H772]&lt;=7;&quot;AUMENTAR&quot;;IF([.H772]=8;&quot;MANTER&quot;;IF([.H772]=9;&quot;MANTER&quot;;IF([.H77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73]=&quot;&quot;;&quot;&quot;;IF([.D774]=[.D773];&quot;&quot;;IF([.H773]&lt;=7;&quot;AUMENTAR&quot;;IF([.H773]=8;&quot;MANTER&quot;;IF([.H773]=9;&quot;MANTER&quot;;IF([.H77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74]=&quot;&quot;;&quot;&quot;;IF([.D775]=[.D774];&quot;&quot;;IF([.H774]&lt;=7;&quot;AUMENTAR&quot;;IF([.H774]=8;&quot;MANTER&quot;;IF([.H774]=9;&quot;MANTER&quot;;IF([.H77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75]=&quot;&quot;;&quot;&quot;;IF([.D776]=[.D775];&quot;&quot;;IF([.H775]&lt;=7;&quot;AUMENTAR&quot;;IF([.H775]=8;&quot;MANTER&quot;;IF([.H775]=9;&quot;MANTER&quot;;IF([.H77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76]=&quot;&quot;;&quot;&quot;;IF([.D777]=[.D776];&quot;&quot;;IF([.H776]&lt;=7;&quot;AUMENTAR&quot;;IF([.H776]=8;&quot;MANTER&quot;;IF([.H776]=9;&quot;MANTER&quot;;IF([.H77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77]=&quot;&quot;;&quot;&quot;;IF([.D778]=[.D777];&quot;&quot;;IF([.H777]&lt;=7;&quot;AUMENTAR&quot;;IF([.H777]=8;&quot;MANTER&quot;;IF([.H777]=9;&quot;MANTER&quot;;IF([.H77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78]=&quot;&quot;;&quot;&quot;;IF([.D779]=[.D778];&quot;&quot;;IF([.H778]&lt;=7;&quot;AUMENTAR&quot;;IF([.H778]=8;&quot;MANTER&quot;;IF([.H778]=9;&quot;MANTER&quot;;IF([.H77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79]=&quot;&quot;;&quot;&quot;;IF([.D780]=[.D779];&quot;&quot;;IF([.H779]&lt;=7;&quot;AUMENTAR&quot;;IF([.H779]=8;&quot;MANTER&quot;;IF([.H779]=9;&quot;MANTER&quot;;IF([.H77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80]=&quot;&quot;;&quot;&quot;;IF([.D781]=[.D780];&quot;&quot;;IF([.H780]&lt;=7;&quot;AUMENTAR&quot;;IF([.H780]=8;&quot;MANTER&quot;;IF([.H780]=9;&quot;MANTER&quot;;IF([.H78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81]=&quot;&quot;;&quot;&quot;;IF([.D782]=[.D781];&quot;&quot;;IF([.H781]&lt;=7;&quot;AUMENTAR&quot;;IF([.H781]=8;&quot;MANTER&quot;;IF([.H781]=9;&quot;MANTER&quot;;IF([.H78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82]=&quot;&quot;;&quot;&quot;;IF([.D783]=[.D782];&quot;&quot;;IF([.H782]&lt;=7;&quot;AUMENTAR&quot;;IF([.H782]=8;&quot;MANTER&quot;;IF([.H782]=9;&quot;MANTER&quot;;IF([.H78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83]=&quot;&quot;;&quot;&quot;;IF([.D784]=[.D783];&quot;&quot;;IF([.H783]&lt;=7;&quot;AUMENTAR&quot;;IF([.H783]=8;&quot;MANTER&quot;;IF([.H783]=9;&quot;MANTER&quot;;IF([.H78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84]=&quot;&quot;;&quot;&quot;;IF([.D785]=[.D784];&quot;&quot;;IF([.H784]&lt;=7;&quot;AUMENTAR&quot;;IF([.H784]=8;&quot;MANTER&quot;;IF([.H784]=9;&quot;MANTER&quot;;IF([.H78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85]=&quot;&quot;;&quot;&quot;;IF([.D786]=[.D785];&quot;&quot;;IF([.H785]&lt;=7;&quot;AUMENTAR&quot;;IF([.H785]=8;&quot;MANTER&quot;;IF([.H785]=9;&quot;MANTER&quot;;IF([.H78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86]=&quot;&quot;;&quot;&quot;;IF([.D787]=[.D786];&quot;&quot;;IF([.H786]&lt;=7;&quot;AUMENTAR&quot;;IF([.H786]=8;&quot;MANTER&quot;;IF([.H786]=9;&quot;MANTER&quot;;IF([.H78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87]=&quot;&quot;;&quot;&quot;;IF([.D788]=[.D787];&quot;&quot;;IF([.H787]&lt;=7;&quot;AUMENTAR&quot;;IF([.H787]=8;&quot;MANTER&quot;;IF([.H787]=9;&quot;MANTER&quot;;IF([.H78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88]=&quot;&quot;;&quot;&quot;;IF([.D789]=[.D788];&quot;&quot;;IF([.H788]&lt;=7;&quot;AUMENTAR&quot;;IF([.H788]=8;&quot;MANTER&quot;;IF([.H788]=9;&quot;MANTER&quot;;IF([.H78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89]=&quot;&quot;;&quot;&quot;;IF([.D790]=[.D789];&quot;&quot;;IF([.H789]&lt;=7;&quot;AUMENTAR&quot;;IF([.H789]=8;&quot;MANTER&quot;;IF([.H789]=9;&quot;MANTER&quot;;IF([.H78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90]=&quot;&quot;;&quot;&quot;;IF([.D791]=[.D790];&quot;&quot;;IF([.H790]&lt;=7;&quot;AUMENTAR&quot;;IF([.H790]=8;&quot;MANTER&quot;;IF([.H790]=9;&quot;MANTER&quot;;IF([.H79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91]=&quot;&quot;;&quot;&quot;;IF([.D792]=[.D791];&quot;&quot;;IF([.H791]&lt;=7;&quot;AUMENTAR&quot;;IF([.H791]=8;&quot;MANTER&quot;;IF([.H791]=9;&quot;MANTER&quot;;IF([.H79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92]=&quot;&quot;;&quot;&quot;;IF([.D793]=[.D792];&quot;&quot;;IF([.H792]&lt;=7;&quot;AUMENTAR&quot;;IF([.H792]=8;&quot;MANTER&quot;;IF([.H792]=9;&quot;MANTER&quot;;IF([.H79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93]=&quot;&quot;;&quot;&quot;;IF([.D794]=[.D793];&quot;&quot;;IF([.H793]&lt;=7;&quot;AUMENTAR&quot;;IF([.H793]=8;&quot;MANTER&quot;;IF([.H793]=9;&quot;MANTER&quot;;IF([.H79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94]=&quot;&quot;;&quot;&quot;;IF([.D795]=[.D794];&quot;&quot;;IF([.H794]&lt;=7;&quot;AUMENTAR&quot;;IF([.H794]=8;&quot;MANTER&quot;;IF([.H794]=9;&quot;MANTER&quot;;IF([.H79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95]=&quot;&quot;;&quot;&quot;;IF([.D796]=[.D795];&quot;&quot;;IF([.H795]&lt;=7;&quot;AUMENTAR&quot;;IF([.H795]=8;&quot;MANTER&quot;;IF([.H795]=9;&quot;MANTER&quot;;IF([.H79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96]=&quot;&quot;;&quot;&quot;;IF([.D797]=[.D796];&quot;&quot;;IF([.H796]&lt;=7;&quot;AUMENTAR&quot;;IF([.H796]=8;&quot;MANTER&quot;;IF([.H796]=9;&quot;MANTER&quot;;IF([.H79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97]=&quot;&quot;;&quot;&quot;;IF([.D798]=[.D797];&quot;&quot;;IF([.H797]&lt;=7;&quot;AUMENTAR&quot;;IF([.H797]=8;&quot;MANTER&quot;;IF([.H797]=9;&quot;MANTER&quot;;IF([.H79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98]=&quot;&quot;;&quot;&quot;;IF([.D799]=[.D798];&quot;&quot;;IF([.H798]&lt;=7;&quot;AUMENTAR&quot;;IF([.H798]=8;&quot;MANTER&quot;;IF([.H798]=9;&quot;MANTER&quot;;IF([.H79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799]=&quot;&quot;;&quot;&quot;;IF([.D800]=[.D799];&quot;&quot;;IF([.H799]&lt;=7;&quot;AUMENTAR&quot;;IF([.H799]=8;&quot;MANTER&quot;;IF([.H799]=9;&quot;MANTER&quot;;IF([.H79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00]=&quot;&quot;;&quot;&quot;;IF([.D801]=[.D800];&quot;&quot;;IF([.H800]&lt;=7;&quot;AUMENTAR&quot;;IF([.H800]=8;&quot;MANTER&quot;;IF([.H800]=9;&quot;MANTER&quot;;IF([.H80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01]=&quot;&quot;;&quot;&quot;;IF([.D802]=[.D801];&quot;&quot;;IF([.H801]&lt;=7;&quot;AUMENTAR&quot;;IF([.H801]=8;&quot;MANTER&quot;;IF([.H801]=9;&quot;MANTER&quot;;IF([.H80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02]=&quot;&quot;;&quot;&quot;;IF([.D803]=[.D802];&quot;&quot;;IF([.H802]&lt;=7;&quot;AUMENTAR&quot;;IF([.H802]=8;&quot;MANTER&quot;;IF([.H802]=9;&quot;MANTER&quot;;IF([.H80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03]=&quot;&quot;;&quot;&quot;;IF([.D804]=[.D803];&quot;&quot;;IF([.H803]&lt;=7;&quot;AUMENTAR&quot;;IF([.H803]=8;&quot;MANTER&quot;;IF([.H803]=9;&quot;MANTER&quot;;IF([.H80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04]=&quot;&quot;;&quot;&quot;;IF([.D805]=[.D804];&quot;&quot;;IF([.H804]&lt;=7;&quot;AUMENTAR&quot;;IF([.H804]=8;&quot;MANTER&quot;;IF([.H804]=9;&quot;MANTER&quot;;IF([.H80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05]=&quot;&quot;;&quot;&quot;;IF([.D806]=[.D805];&quot;&quot;;IF([.H805]&lt;=7;&quot;AUMENTAR&quot;;IF([.H805]=8;&quot;MANTER&quot;;IF([.H805]=9;&quot;MANTER&quot;;IF([.H80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06]=&quot;&quot;;&quot;&quot;;IF([.D807]=[.D806];&quot;&quot;;IF([.H806]&lt;=7;&quot;AUMENTAR&quot;;IF([.H806]=8;&quot;MANTER&quot;;IF([.H806]=9;&quot;MANTER&quot;;IF([.H80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07]=&quot;&quot;;&quot;&quot;;IF([.D808]=[.D807];&quot;&quot;;IF([.H807]&lt;=7;&quot;AUMENTAR&quot;;IF([.H807]=8;&quot;MANTER&quot;;IF([.H807]=9;&quot;MANTER&quot;;IF([.H80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08]=&quot;&quot;;&quot;&quot;;IF([.D809]=[.D808];&quot;&quot;;IF([.H808]&lt;=7;&quot;AUMENTAR&quot;;IF([.H808]=8;&quot;MANTER&quot;;IF([.H808]=9;&quot;MANTER&quot;;IF([.H80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09]=&quot;&quot;;&quot;&quot;;IF([.D810]=[.D809];&quot;&quot;;IF([.H809]&lt;=7;&quot;AUMENTAR&quot;;IF([.H809]=8;&quot;MANTER&quot;;IF([.H809]=9;&quot;MANTER&quot;;IF([.H80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10]=&quot;&quot;;&quot;&quot;;IF([.D811]=[.D810];&quot;&quot;;IF([.H810]&lt;=7;&quot;AUMENTAR&quot;;IF([.H810]=8;&quot;MANTER&quot;;IF([.H810]=9;&quot;MANTER&quot;;IF([.H81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11]=&quot;&quot;;&quot;&quot;;IF([.D812]=[.D811];&quot;&quot;;IF([.H811]&lt;=7;&quot;AUMENTAR&quot;;IF([.H811]=8;&quot;MANTER&quot;;IF([.H811]=9;&quot;MANTER&quot;;IF([.H81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12]=&quot;&quot;;&quot;&quot;;IF([.D813]=[.D812];&quot;&quot;;IF([.H812]&lt;=7;&quot;AUMENTAR&quot;;IF([.H812]=8;&quot;MANTER&quot;;IF([.H812]=9;&quot;MANTER&quot;;IF([.H81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13]=&quot;&quot;;&quot;&quot;;IF([.D814]=[.D813];&quot;&quot;;IF([.H813]&lt;=7;&quot;AUMENTAR&quot;;IF([.H813]=8;&quot;MANTER&quot;;IF([.H813]=9;&quot;MANTER&quot;;IF([.H81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14]=&quot;&quot;;&quot;&quot;;IF([.D815]=[.D814];&quot;&quot;;IF([.H814]&lt;=7;&quot;AUMENTAR&quot;;IF([.H814]=8;&quot;MANTER&quot;;IF([.H814]=9;&quot;MANTER&quot;;IF([.H81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15]=&quot;&quot;;&quot;&quot;;IF([.D816]=[.D815];&quot;&quot;;IF([.H815]&lt;=7;&quot;AUMENTAR&quot;;IF([.H815]=8;&quot;MANTER&quot;;IF([.H815]=9;&quot;MANTER&quot;;IF([.H81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16]=&quot;&quot;;&quot;&quot;;IF([.D817]=[.D816];&quot;&quot;;IF([.H816]&lt;=7;&quot;AUMENTAR&quot;;IF([.H816]=8;&quot;MANTER&quot;;IF([.H816]=9;&quot;MANTER&quot;;IF([.H81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17]=&quot;&quot;;&quot;&quot;;IF([.D818]=[.D817];&quot;&quot;;IF([.H817]&lt;=7;&quot;AUMENTAR&quot;;IF([.H817]=8;&quot;MANTER&quot;;IF([.H817]=9;&quot;MANTER&quot;;IF([.H81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18]=&quot;&quot;;&quot;&quot;;IF([.D819]=[.D818];&quot;&quot;;IF([.H818]&lt;=7;&quot;AUMENTAR&quot;;IF([.H818]=8;&quot;MANTER&quot;;IF([.H818]=9;&quot;MANTER&quot;;IF([.H81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19]=&quot;&quot;;&quot;&quot;;IF([.D820]=[.D819];&quot;&quot;;IF([.H819]&lt;=7;&quot;AUMENTAR&quot;;IF([.H819]=8;&quot;MANTER&quot;;IF([.H819]=9;&quot;MANTER&quot;;IF([.H81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20]=&quot;&quot;;&quot;&quot;;IF([.D821]=[.D820];&quot;&quot;;IF([.H820]&lt;=7;&quot;AUMENTAR&quot;;IF([.H820]=8;&quot;MANTER&quot;;IF([.H820]=9;&quot;MANTER&quot;;IF([.H82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21]=&quot;&quot;;&quot;&quot;;IF([.D822]=[.D821];&quot;&quot;;IF([.H821]&lt;=7;&quot;AUMENTAR&quot;;IF([.H821]=8;&quot;MANTER&quot;;IF([.H821]=9;&quot;MANTER&quot;;IF([.H82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22]=&quot;&quot;;&quot;&quot;;IF([.D823]=[.D822];&quot;&quot;;IF([.H822]&lt;=7;&quot;AUMENTAR&quot;;IF([.H822]=8;&quot;MANTER&quot;;IF([.H822]=9;&quot;MANTER&quot;;IF([.H82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23]=&quot;&quot;;&quot;&quot;;IF([.D824]=[.D823];&quot;&quot;;IF([.H823]&lt;=7;&quot;AUMENTAR&quot;;IF([.H823]=8;&quot;MANTER&quot;;IF([.H823]=9;&quot;MANTER&quot;;IF([.H82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24]=&quot;&quot;;&quot;&quot;;IF([.D825]=[.D824];&quot;&quot;;IF([.H824]&lt;=7;&quot;AUMENTAR&quot;;IF([.H824]=8;&quot;MANTER&quot;;IF([.H824]=9;&quot;MANTER&quot;;IF([.H82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25]=&quot;&quot;;&quot;&quot;;IF([.D826]=[.D825];&quot;&quot;;IF([.H825]&lt;=7;&quot;AUMENTAR&quot;;IF([.H825]=8;&quot;MANTER&quot;;IF([.H825]=9;&quot;MANTER&quot;;IF([.H82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26]=&quot;&quot;;&quot;&quot;;IF([.D827]=[.D826];&quot;&quot;;IF([.H826]&lt;=7;&quot;AUMENTAR&quot;;IF([.H826]=8;&quot;MANTER&quot;;IF([.H826]=9;&quot;MANTER&quot;;IF([.H82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27]=&quot;&quot;;&quot;&quot;;IF([.D828]=[.D827];&quot;&quot;;IF([.H827]&lt;=7;&quot;AUMENTAR&quot;;IF([.H827]=8;&quot;MANTER&quot;;IF([.H827]=9;&quot;MANTER&quot;;IF([.H82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28]=&quot;&quot;;&quot;&quot;;IF([.D829]=[.D828];&quot;&quot;;IF([.H828]&lt;=7;&quot;AUMENTAR&quot;;IF([.H828]=8;&quot;MANTER&quot;;IF([.H828]=9;&quot;MANTER&quot;;IF([.H82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29]=&quot;&quot;;&quot;&quot;;IF([.D830]=[.D829];&quot;&quot;;IF([.H829]&lt;=7;&quot;AUMENTAR&quot;;IF([.H829]=8;&quot;MANTER&quot;;IF([.H829]=9;&quot;MANTER&quot;;IF([.H82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30]=&quot;&quot;;&quot;&quot;;IF([.D831]=[.D830];&quot;&quot;;IF([.H830]&lt;=7;&quot;AUMENTAR&quot;;IF([.H830]=8;&quot;MANTER&quot;;IF([.H830]=9;&quot;MANTER&quot;;IF([.H83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31]=&quot;&quot;;&quot;&quot;;IF([.D832]=[.D831];&quot;&quot;;IF([.H831]&lt;=7;&quot;AUMENTAR&quot;;IF([.H831]=8;&quot;MANTER&quot;;IF([.H831]=9;&quot;MANTER&quot;;IF([.H83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32]=&quot;&quot;;&quot;&quot;;IF([.D833]=[.D832];&quot;&quot;;IF([.H832]&lt;=7;&quot;AUMENTAR&quot;;IF([.H832]=8;&quot;MANTER&quot;;IF([.H832]=9;&quot;MANTER&quot;;IF([.H83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33]=&quot;&quot;;&quot;&quot;;IF([.D834]=[.D833];&quot;&quot;;IF([.H833]&lt;=7;&quot;AUMENTAR&quot;;IF([.H833]=8;&quot;MANTER&quot;;IF([.H833]=9;&quot;MANTER&quot;;IF([.H83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34]=&quot;&quot;;&quot;&quot;;IF([.D835]=[.D834];&quot;&quot;;IF([.H834]&lt;=7;&quot;AUMENTAR&quot;;IF([.H834]=8;&quot;MANTER&quot;;IF([.H834]=9;&quot;MANTER&quot;;IF([.H83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35]=&quot;&quot;;&quot;&quot;;IF([.D836]=[.D835];&quot;&quot;;IF([.H835]&lt;=7;&quot;AUMENTAR&quot;;IF([.H835]=8;&quot;MANTER&quot;;IF([.H835]=9;&quot;MANTER&quot;;IF([.H83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36]=&quot;&quot;;&quot;&quot;;IF([.D837]=[.D836];&quot;&quot;;IF([.H836]&lt;=7;&quot;AUMENTAR&quot;;IF([.H836]=8;&quot;MANTER&quot;;IF([.H836]=9;&quot;MANTER&quot;;IF([.H83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37]=&quot;&quot;;&quot;&quot;;IF([.D838]=[.D837];&quot;&quot;;IF([.H837]&lt;=7;&quot;AUMENTAR&quot;;IF([.H837]=8;&quot;MANTER&quot;;IF([.H837]=9;&quot;MANTER&quot;;IF([.H83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38]=&quot;&quot;;&quot;&quot;;IF([.D839]=[.D838];&quot;&quot;;IF([.H838]&lt;=7;&quot;AUMENTAR&quot;;IF([.H838]=8;&quot;MANTER&quot;;IF([.H838]=9;&quot;MANTER&quot;;IF([.H83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39]=&quot;&quot;;&quot;&quot;;IF([.D840]=[.D839];&quot;&quot;;IF([.H839]&lt;=7;&quot;AUMENTAR&quot;;IF([.H839]=8;&quot;MANTER&quot;;IF([.H839]=9;&quot;MANTER&quot;;IF([.H83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40]=&quot;&quot;;&quot;&quot;;IF([.D841]=[.D840];&quot;&quot;;IF([.H840]&lt;=7;&quot;AUMENTAR&quot;;IF([.H840]=8;&quot;MANTER&quot;;IF([.H840]=9;&quot;MANTER&quot;;IF([.H84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41]=&quot;&quot;;&quot;&quot;;IF([.D842]=[.D841];&quot;&quot;;IF([.H841]&lt;=7;&quot;AUMENTAR&quot;;IF([.H841]=8;&quot;MANTER&quot;;IF([.H841]=9;&quot;MANTER&quot;;IF([.H84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42]=&quot;&quot;;&quot;&quot;;IF([.D843]=[.D842];&quot;&quot;;IF([.H842]&lt;=7;&quot;AUMENTAR&quot;;IF([.H842]=8;&quot;MANTER&quot;;IF([.H842]=9;&quot;MANTER&quot;;IF([.H84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43]=&quot;&quot;;&quot;&quot;;IF([.D844]=[.D843];&quot;&quot;;IF([.H843]&lt;=7;&quot;AUMENTAR&quot;;IF([.H843]=8;&quot;MANTER&quot;;IF([.H843]=9;&quot;MANTER&quot;;IF([.H84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44]=&quot;&quot;;&quot;&quot;;IF([.D845]=[.D844];&quot;&quot;;IF([.H844]&lt;=7;&quot;AUMENTAR&quot;;IF([.H844]=8;&quot;MANTER&quot;;IF([.H844]=9;&quot;MANTER&quot;;IF([.H84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45]=&quot;&quot;;&quot;&quot;;IF([.D846]=[.D845];&quot;&quot;;IF([.H845]&lt;=7;&quot;AUMENTAR&quot;;IF([.H845]=8;&quot;MANTER&quot;;IF([.H845]=9;&quot;MANTER&quot;;IF([.H84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46]=&quot;&quot;;&quot;&quot;;IF([.D847]=[.D846];&quot;&quot;;IF([.H846]&lt;=7;&quot;AUMENTAR&quot;;IF([.H846]=8;&quot;MANTER&quot;;IF([.H846]=9;&quot;MANTER&quot;;IF([.H84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47]=&quot;&quot;;&quot;&quot;;IF([.D848]=[.D847];&quot;&quot;;IF([.H847]&lt;=7;&quot;AUMENTAR&quot;;IF([.H847]=8;&quot;MANTER&quot;;IF([.H847]=9;&quot;MANTER&quot;;IF([.H84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48]=&quot;&quot;;&quot;&quot;;IF([.D849]=[.D848];&quot;&quot;;IF([.H848]&lt;=7;&quot;AUMENTAR&quot;;IF([.H848]=8;&quot;MANTER&quot;;IF([.H848]=9;&quot;MANTER&quot;;IF([.H84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49]=&quot;&quot;;&quot;&quot;;IF([.D850]=[.D849];&quot;&quot;;IF([.H849]&lt;=7;&quot;AUMENTAR&quot;;IF([.H849]=8;&quot;MANTER&quot;;IF([.H849]=9;&quot;MANTER&quot;;IF([.H84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50]=&quot;&quot;;&quot;&quot;;IF([.D851]=[.D850];&quot;&quot;;IF([.H850]&lt;=7;&quot;AUMENTAR&quot;;IF([.H850]=8;&quot;MANTER&quot;;IF([.H850]=9;&quot;MANTER&quot;;IF([.H85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51]=&quot;&quot;;&quot;&quot;;IF([.D852]=[.D851];&quot;&quot;;IF([.H851]&lt;=7;&quot;AUMENTAR&quot;;IF([.H851]=8;&quot;MANTER&quot;;IF([.H851]=9;&quot;MANTER&quot;;IF([.H85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52]=&quot;&quot;;&quot;&quot;;IF([.D853]=[.D852];&quot;&quot;;IF([.H852]&lt;=7;&quot;AUMENTAR&quot;;IF([.H852]=8;&quot;MANTER&quot;;IF([.H852]=9;&quot;MANTER&quot;;IF([.H85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53]=&quot;&quot;;&quot;&quot;;IF([.D854]=[.D853];&quot;&quot;;IF([.H853]&lt;=7;&quot;AUMENTAR&quot;;IF([.H853]=8;&quot;MANTER&quot;;IF([.H853]=9;&quot;MANTER&quot;;IF([.H85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54]=&quot;&quot;;&quot;&quot;;IF([.D855]=[.D854];&quot;&quot;;IF([.H854]&lt;=7;&quot;AUMENTAR&quot;;IF([.H854]=8;&quot;MANTER&quot;;IF([.H854]=9;&quot;MANTER&quot;;IF([.H85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55]=&quot;&quot;;&quot;&quot;;IF([.D856]=[.D855];&quot;&quot;;IF([.H855]&lt;=7;&quot;AUMENTAR&quot;;IF([.H855]=8;&quot;MANTER&quot;;IF([.H855]=9;&quot;MANTER&quot;;IF([.H85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56]=&quot;&quot;;&quot;&quot;;IF([.D857]=[.D856];&quot;&quot;;IF([.H856]&lt;=7;&quot;AUMENTAR&quot;;IF([.H856]=8;&quot;MANTER&quot;;IF([.H856]=9;&quot;MANTER&quot;;IF([.H85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57]=&quot;&quot;;&quot;&quot;;IF([.D858]=[.D857];&quot;&quot;;IF([.H857]&lt;=7;&quot;AUMENTAR&quot;;IF([.H857]=8;&quot;MANTER&quot;;IF([.H857]=9;&quot;MANTER&quot;;IF([.H85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58]=&quot;&quot;;&quot;&quot;;IF([.D859]=[.D858];&quot;&quot;;IF([.H858]&lt;=7;&quot;AUMENTAR&quot;;IF([.H858]=8;&quot;MANTER&quot;;IF([.H858]=9;&quot;MANTER&quot;;IF([.H85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59]=&quot;&quot;;&quot;&quot;;IF([.D860]=[.D859];&quot;&quot;;IF([.H859]&lt;=7;&quot;AUMENTAR&quot;;IF([.H859]=8;&quot;MANTER&quot;;IF([.H859]=9;&quot;MANTER&quot;;IF([.H85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60]=&quot;&quot;;&quot;&quot;;IF([.D861]=[.D860];&quot;&quot;;IF([.H860]&lt;=7;&quot;AUMENTAR&quot;;IF([.H860]=8;&quot;MANTER&quot;;IF([.H860]=9;&quot;MANTER&quot;;IF([.H86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61]=&quot;&quot;;&quot;&quot;;IF([.D862]=[.D861];&quot;&quot;;IF([.H861]&lt;=7;&quot;AUMENTAR&quot;;IF([.H861]=8;&quot;MANTER&quot;;IF([.H861]=9;&quot;MANTER&quot;;IF([.H86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62]=&quot;&quot;;&quot;&quot;;IF([.D863]=[.D862];&quot;&quot;;IF([.H862]&lt;=7;&quot;AUMENTAR&quot;;IF([.H862]=8;&quot;MANTER&quot;;IF([.H862]=9;&quot;MANTER&quot;;IF([.H86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63]=&quot;&quot;;&quot;&quot;;IF([.D864]=[.D863];&quot;&quot;;IF([.H863]&lt;=7;&quot;AUMENTAR&quot;;IF([.H863]=8;&quot;MANTER&quot;;IF([.H863]=9;&quot;MANTER&quot;;IF([.H86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64]=&quot;&quot;;&quot;&quot;;IF([.D865]=[.D864];&quot;&quot;;IF([.H864]&lt;=7;&quot;AUMENTAR&quot;;IF([.H864]=8;&quot;MANTER&quot;;IF([.H864]=9;&quot;MANTER&quot;;IF([.H86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65]=&quot;&quot;;&quot;&quot;;IF([.D866]=[.D865];&quot;&quot;;IF([.H865]&lt;=7;&quot;AUMENTAR&quot;;IF([.H865]=8;&quot;MANTER&quot;;IF([.H865]=9;&quot;MANTER&quot;;IF([.H86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66]=&quot;&quot;;&quot;&quot;;IF([.D867]=[.D866];&quot;&quot;;IF([.H866]&lt;=7;&quot;AUMENTAR&quot;;IF([.H866]=8;&quot;MANTER&quot;;IF([.H866]=9;&quot;MANTER&quot;;IF([.H86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67]=&quot;&quot;;&quot;&quot;;IF([.D868]=[.D867];&quot;&quot;;IF([.H867]&lt;=7;&quot;AUMENTAR&quot;;IF([.H867]=8;&quot;MANTER&quot;;IF([.H867]=9;&quot;MANTER&quot;;IF([.H86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68]=&quot;&quot;;&quot;&quot;;IF([.D869]=[.D868];&quot;&quot;;IF([.H868]&lt;=7;&quot;AUMENTAR&quot;;IF([.H868]=8;&quot;MANTER&quot;;IF([.H868]=9;&quot;MANTER&quot;;IF([.H86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69]=&quot;&quot;;&quot;&quot;;IF([.D870]=[.D869];&quot;&quot;;IF([.H869]&lt;=7;&quot;AUMENTAR&quot;;IF([.H869]=8;&quot;MANTER&quot;;IF([.H869]=9;&quot;MANTER&quot;;IF([.H86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70]=&quot;&quot;;&quot;&quot;;IF([.D871]=[.D870];&quot;&quot;;IF([.H870]&lt;=7;&quot;AUMENTAR&quot;;IF([.H870]=8;&quot;MANTER&quot;;IF([.H870]=9;&quot;MANTER&quot;;IF([.H87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71]=&quot;&quot;;&quot;&quot;;IF([.D872]=[.D871];&quot;&quot;;IF([.H871]&lt;=7;&quot;AUMENTAR&quot;;IF([.H871]=8;&quot;MANTER&quot;;IF([.H871]=9;&quot;MANTER&quot;;IF([.H87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72]=&quot;&quot;;&quot;&quot;;IF([.D873]=[.D872];&quot;&quot;;IF([.H872]&lt;=7;&quot;AUMENTAR&quot;;IF([.H872]=8;&quot;MANTER&quot;;IF([.H872]=9;&quot;MANTER&quot;;IF([.H87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73]=&quot;&quot;;&quot;&quot;;IF([.D874]=[.D873];&quot;&quot;;IF([.H873]&lt;=7;&quot;AUMENTAR&quot;;IF([.H873]=8;&quot;MANTER&quot;;IF([.H873]=9;&quot;MANTER&quot;;IF([.H87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74]=&quot;&quot;;&quot;&quot;;IF([.D875]=[.D874];&quot;&quot;;IF([.H874]&lt;=7;&quot;AUMENTAR&quot;;IF([.H874]=8;&quot;MANTER&quot;;IF([.H874]=9;&quot;MANTER&quot;;IF([.H87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75]=&quot;&quot;;&quot;&quot;;IF([.D876]=[.D875];&quot;&quot;;IF([.H875]&lt;=7;&quot;AUMENTAR&quot;;IF([.H875]=8;&quot;MANTER&quot;;IF([.H875]=9;&quot;MANTER&quot;;IF([.H87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76]=&quot;&quot;;&quot;&quot;;IF([.D877]=[.D876];&quot;&quot;;IF([.H876]&lt;=7;&quot;AUMENTAR&quot;;IF([.H876]=8;&quot;MANTER&quot;;IF([.H876]=9;&quot;MANTER&quot;;IF([.H87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77]=&quot;&quot;;&quot;&quot;;IF([.D878]=[.D877];&quot;&quot;;IF([.H877]&lt;=7;&quot;AUMENTAR&quot;;IF([.H877]=8;&quot;MANTER&quot;;IF([.H877]=9;&quot;MANTER&quot;;IF([.H87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78]=&quot;&quot;;&quot;&quot;;IF([.D879]=[.D878];&quot;&quot;;IF([.H878]&lt;=7;&quot;AUMENTAR&quot;;IF([.H878]=8;&quot;MANTER&quot;;IF([.H878]=9;&quot;MANTER&quot;;IF([.H87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79]=&quot;&quot;;&quot;&quot;;IF([.D880]=[.D879];&quot;&quot;;IF([.H879]&lt;=7;&quot;AUMENTAR&quot;;IF([.H879]=8;&quot;MANTER&quot;;IF([.H879]=9;&quot;MANTER&quot;;IF([.H87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80]=&quot;&quot;;&quot;&quot;;IF([.D881]=[.D880];&quot;&quot;;IF([.H880]&lt;=7;&quot;AUMENTAR&quot;;IF([.H880]=8;&quot;MANTER&quot;;IF([.H880]=9;&quot;MANTER&quot;;IF([.H88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81]=&quot;&quot;;&quot;&quot;;IF([.D882]=[.D881];&quot;&quot;;IF([.H881]&lt;=7;&quot;AUMENTAR&quot;;IF([.H881]=8;&quot;MANTER&quot;;IF([.H881]=9;&quot;MANTER&quot;;IF([.H88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82]=&quot;&quot;;&quot;&quot;;IF([.D883]=[.D882];&quot;&quot;;IF([.H882]&lt;=7;&quot;AUMENTAR&quot;;IF([.H882]=8;&quot;MANTER&quot;;IF([.H882]=9;&quot;MANTER&quot;;IF([.H88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83]=&quot;&quot;;&quot;&quot;;IF([.D884]=[.D883];&quot;&quot;;IF([.H883]&lt;=7;&quot;AUMENTAR&quot;;IF([.H883]=8;&quot;MANTER&quot;;IF([.H883]=9;&quot;MANTER&quot;;IF([.H88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84]=&quot;&quot;;&quot;&quot;;IF([.D885]=[.D884];&quot;&quot;;IF([.H884]&lt;=7;&quot;AUMENTAR&quot;;IF([.H884]=8;&quot;MANTER&quot;;IF([.H884]=9;&quot;MANTER&quot;;IF([.H88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85]=&quot;&quot;;&quot;&quot;;IF([.D886]=[.D885];&quot;&quot;;IF([.H885]&lt;=7;&quot;AUMENTAR&quot;;IF([.H885]=8;&quot;MANTER&quot;;IF([.H885]=9;&quot;MANTER&quot;;IF([.H88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86]=&quot;&quot;;&quot;&quot;;IF([.D887]=[.D886];&quot;&quot;;IF([.H886]&lt;=7;&quot;AUMENTAR&quot;;IF([.H886]=8;&quot;MANTER&quot;;IF([.H886]=9;&quot;MANTER&quot;;IF([.H88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87]=&quot;&quot;;&quot;&quot;;IF([.D888]=[.D887];&quot;&quot;;IF([.H887]&lt;=7;&quot;AUMENTAR&quot;;IF([.H887]=8;&quot;MANTER&quot;;IF([.H887]=9;&quot;MANTER&quot;;IF([.H88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88]=&quot;&quot;;&quot;&quot;;IF([.D889]=[.D888];&quot;&quot;;IF([.H888]&lt;=7;&quot;AUMENTAR&quot;;IF([.H888]=8;&quot;MANTER&quot;;IF([.H888]=9;&quot;MANTER&quot;;IF([.H88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89]=&quot;&quot;;&quot;&quot;;IF([.D890]=[.D889];&quot;&quot;;IF([.H889]&lt;=7;&quot;AUMENTAR&quot;;IF([.H889]=8;&quot;MANTER&quot;;IF([.H889]=9;&quot;MANTER&quot;;IF([.H88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90]=&quot;&quot;;&quot;&quot;;IF([.D891]=[.D890];&quot;&quot;;IF([.H890]&lt;=7;&quot;AUMENTAR&quot;;IF([.H890]=8;&quot;MANTER&quot;;IF([.H890]=9;&quot;MANTER&quot;;IF([.H89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91]=&quot;&quot;;&quot;&quot;;IF([.D892]=[.D891];&quot;&quot;;IF([.H891]&lt;=7;&quot;AUMENTAR&quot;;IF([.H891]=8;&quot;MANTER&quot;;IF([.H891]=9;&quot;MANTER&quot;;IF([.H89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92]=&quot;&quot;;&quot;&quot;;IF([.D893]=[.D892];&quot;&quot;;IF([.H892]&lt;=7;&quot;AUMENTAR&quot;;IF([.H892]=8;&quot;MANTER&quot;;IF([.H892]=9;&quot;MANTER&quot;;IF([.H89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93]=&quot;&quot;;&quot;&quot;;IF([.D894]=[.D893];&quot;&quot;;IF([.H893]&lt;=7;&quot;AUMENTAR&quot;;IF([.H893]=8;&quot;MANTER&quot;;IF([.H893]=9;&quot;MANTER&quot;;IF([.H89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94]=&quot;&quot;;&quot;&quot;;IF([.D895]=[.D894];&quot;&quot;;IF([.H894]&lt;=7;&quot;AUMENTAR&quot;;IF([.H894]=8;&quot;MANTER&quot;;IF([.H894]=9;&quot;MANTER&quot;;IF([.H89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95]=&quot;&quot;;&quot;&quot;;IF([.D896]=[.D895];&quot;&quot;;IF([.H895]&lt;=7;&quot;AUMENTAR&quot;;IF([.H895]=8;&quot;MANTER&quot;;IF([.H895]=9;&quot;MANTER&quot;;IF([.H89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96]=&quot;&quot;;&quot;&quot;;IF([.D897]=[.D896];&quot;&quot;;IF([.H896]&lt;=7;&quot;AUMENTAR&quot;;IF([.H896]=8;&quot;MANTER&quot;;IF([.H896]=9;&quot;MANTER&quot;;IF([.H89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97]=&quot;&quot;;&quot;&quot;;IF([.D898]=[.D897];&quot;&quot;;IF([.H897]&lt;=7;&quot;AUMENTAR&quot;;IF([.H897]=8;&quot;MANTER&quot;;IF([.H897]=9;&quot;MANTER&quot;;IF([.H89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98]=&quot;&quot;;&quot;&quot;;IF([.D899]=[.D898];&quot;&quot;;IF([.H898]&lt;=7;&quot;AUMENTAR&quot;;IF([.H898]=8;&quot;MANTER&quot;;IF([.H898]=9;&quot;MANTER&quot;;IF([.H89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899]=&quot;&quot;;&quot;&quot;;IF([.D900]=[.D899];&quot;&quot;;IF([.H899]&lt;=7;&quot;AUMENTAR&quot;;IF([.H899]=8;&quot;MANTER&quot;;IF([.H899]=9;&quot;MANTER&quot;;IF([.H89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00]=&quot;&quot;;&quot;&quot;;IF([.D901]=[.D900];&quot;&quot;;IF([.H900]&lt;=7;&quot;AUMENTAR&quot;;IF([.H900]=8;&quot;MANTER&quot;;IF([.H900]=9;&quot;MANTER&quot;;IF([.H90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01]=&quot;&quot;;&quot;&quot;;IF([.D902]=[.D901];&quot;&quot;;IF([.H901]&lt;=7;&quot;AUMENTAR&quot;;IF([.H901]=8;&quot;MANTER&quot;;IF([.H901]=9;&quot;MANTER&quot;;IF([.H90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02]=&quot;&quot;;&quot;&quot;;IF([.D903]=[.D902];&quot;&quot;;IF([.H902]&lt;=7;&quot;AUMENTAR&quot;;IF([.H902]=8;&quot;MANTER&quot;;IF([.H902]=9;&quot;MANTER&quot;;IF([.H90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03]=&quot;&quot;;&quot;&quot;;IF([.D904]=[.D903];&quot;&quot;;IF([.H903]&lt;=7;&quot;AUMENTAR&quot;;IF([.H903]=8;&quot;MANTER&quot;;IF([.H903]=9;&quot;MANTER&quot;;IF([.H90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04]=&quot;&quot;;&quot;&quot;;IF([.D905]=[.D904];&quot;&quot;;IF([.H904]&lt;=7;&quot;AUMENTAR&quot;;IF([.H904]=8;&quot;MANTER&quot;;IF([.H904]=9;&quot;MANTER&quot;;IF([.H90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05]=&quot;&quot;;&quot;&quot;;IF([.D906]=[.D905];&quot;&quot;;IF([.H905]&lt;=7;&quot;AUMENTAR&quot;;IF([.H905]=8;&quot;MANTER&quot;;IF([.H905]=9;&quot;MANTER&quot;;IF([.H90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06]=&quot;&quot;;&quot;&quot;;IF([.D907]=[.D906];&quot;&quot;;IF([.H906]&lt;=7;&quot;AUMENTAR&quot;;IF([.H906]=8;&quot;MANTER&quot;;IF([.H906]=9;&quot;MANTER&quot;;IF([.H90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07]=&quot;&quot;;&quot;&quot;;IF([.D908]=[.D907];&quot;&quot;;IF([.H907]&lt;=7;&quot;AUMENTAR&quot;;IF([.H907]=8;&quot;MANTER&quot;;IF([.H907]=9;&quot;MANTER&quot;;IF([.H90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08]=&quot;&quot;;&quot;&quot;;IF([.D909]=[.D908];&quot;&quot;;IF([.H908]&lt;=7;&quot;AUMENTAR&quot;;IF([.H908]=8;&quot;MANTER&quot;;IF([.H908]=9;&quot;MANTER&quot;;IF([.H90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09]=&quot;&quot;;&quot;&quot;;IF([.D910]=[.D909];&quot;&quot;;IF([.H909]&lt;=7;&quot;AUMENTAR&quot;;IF([.H909]=8;&quot;MANTER&quot;;IF([.H909]=9;&quot;MANTER&quot;;IF([.H90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10]=&quot;&quot;;&quot;&quot;;IF([.D911]=[.D910];&quot;&quot;;IF([.H910]&lt;=7;&quot;AUMENTAR&quot;;IF([.H910]=8;&quot;MANTER&quot;;IF([.H910]=9;&quot;MANTER&quot;;IF([.H91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11]=&quot;&quot;;&quot;&quot;;IF([.D912]=[.D911];&quot;&quot;;IF([.H911]&lt;=7;&quot;AUMENTAR&quot;;IF([.H911]=8;&quot;MANTER&quot;;IF([.H911]=9;&quot;MANTER&quot;;IF([.H91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12]=&quot;&quot;;&quot;&quot;;IF([.D913]=[.D912];&quot;&quot;;IF([.H912]&lt;=7;&quot;AUMENTAR&quot;;IF([.H912]=8;&quot;MANTER&quot;;IF([.H912]=9;&quot;MANTER&quot;;IF([.H91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13]=&quot;&quot;;&quot;&quot;;IF([.D914]=[.D913];&quot;&quot;;IF([.H913]&lt;=7;&quot;AUMENTAR&quot;;IF([.H913]=8;&quot;MANTER&quot;;IF([.H913]=9;&quot;MANTER&quot;;IF([.H91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14]=&quot;&quot;;&quot;&quot;;IF([.D915]=[.D914];&quot;&quot;;IF([.H914]&lt;=7;&quot;AUMENTAR&quot;;IF([.H914]=8;&quot;MANTER&quot;;IF([.H914]=9;&quot;MANTER&quot;;IF([.H91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15]=&quot;&quot;;&quot;&quot;;IF([.D916]=[.D915];&quot;&quot;;IF([.H915]&lt;=7;&quot;AUMENTAR&quot;;IF([.H915]=8;&quot;MANTER&quot;;IF([.H915]=9;&quot;MANTER&quot;;IF([.H91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16]=&quot;&quot;;&quot;&quot;;IF([.D917]=[.D916];&quot;&quot;;IF([.H916]&lt;=7;&quot;AUMENTAR&quot;;IF([.H916]=8;&quot;MANTER&quot;;IF([.H916]=9;&quot;MANTER&quot;;IF([.H91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17]=&quot;&quot;;&quot;&quot;;IF([.D918]=[.D917];&quot;&quot;;IF([.H917]&lt;=7;&quot;AUMENTAR&quot;;IF([.H917]=8;&quot;MANTER&quot;;IF([.H917]=9;&quot;MANTER&quot;;IF([.H91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18]=&quot;&quot;;&quot;&quot;;IF([.D919]=[.D918];&quot;&quot;;IF([.H918]&lt;=7;&quot;AUMENTAR&quot;;IF([.H918]=8;&quot;MANTER&quot;;IF([.H918]=9;&quot;MANTER&quot;;IF([.H91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19]=&quot;&quot;;&quot;&quot;;IF([.D920]=[.D919];&quot;&quot;;IF([.H919]&lt;=7;&quot;AUMENTAR&quot;;IF([.H919]=8;&quot;MANTER&quot;;IF([.H919]=9;&quot;MANTER&quot;;IF([.H91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20]=&quot;&quot;;&quot;&quot;;IF([.D921]=[.D920];&quot;&quot;;IF([.H920]&lt;=7;&quot;AUMENTAR&quot;;IF([.H920]=8;&quot;MANTER&quot;;IF([.H920]=9;&quot;MANTER&quot;;IF([.H92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21]=&quot;&quot;;&quot;&quot;;IF([.D922]=[.D921];&quot;&quot;;IF([.H921]&lt;=7;&quot;AUMENTAR&quot;;IF([.H921]=8;&quot;MANTER&quot;;IF([.H921]=9;&quot;MANTER&quot;;IF([.H92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22]=&quot;&quot;;&quot;&quot;;IF([.D923]=[.D922];&quot;&quot;;IF([.H922]&lt;=7;&quot;AUMENTAR&quot;;IF([.H922]=8;&quot;MANTER&quot;;IF([.H922]=9;&quot;MANTER&quot;;IF([.H92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23]=&quot;&quot;;&quot;&quot;;IF([.D924]=[.D923];&quot;&quot;;IF([.H923]&lt;=7;&quot;AUMENTAR&quot;;IF([.H923]=8;&quot;MANTER&quot;;IF([.H923]=9;&quot;MANTER&quot;;IF([.H92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24]=&quot;&quot;;&quot;&quot;;IF([.D925]=[.D924];&quot;&quot;;IF([.H924]&lt;=7;&quot;AUMENTAR&quot;;IF([.H924]=8;&quot;MANTER&quot;;IF([.H924]=9;&quot;MANTER&quot;;IF([.H92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25]=&quot;&quot;;&quot;&quot;;IF([.D926]=[.D925];&quot;&quot;;IF([.H925]&lt;=7;&quot;AUMENTAR&quot;;IF([.H925]=8;&quot;MANTER&quot;;IF([.H925]=9;&quot;MANTER&quot;;IF([.H92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26]=&quot;&quot;;&quot;&quot;;IF([.D927]=[.D926];&quot;&quot;;IF([.H926]&lt;=7;&quot;AUMENTAR&quot;;IF([.H926]=8;&quot;MANTER&quot;;IF([.H926]=9;&quot;MANTER&quot;;IF([.H92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27]=&quot;&quot;;&quot;&quot;;IF([.D928]=[.D927];&quot;&quot;;IF([.H927]&lt;=7;&quot;AUMENTAR&quot;;IF([.H927]=8;&quot;MANTER&quot;;IF([.H927]=9;&quot;MANTER&quot;;IF([.H92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28]=&quot;&quot;;&quot;&quot;;IF([.D929]=[.D928];&quot;&quot;;IF([.H928]&lt;=7;&quot;AUMENTAR&quot;;IF([.H928]=8;&quot;MANTER&quot;;IF([.H928]=9;&quot;MANTER&quot;;IF([.H92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29]=&quot;&quot;;&quot;&quot;;IF([.D930]=[.D929];&quot;&quot;;IF([.H929]&lt;=7;&quot;AUMENTAR&quot;;IF([.H929]=8;&quot;MANTER&quot;;IF([.H929]=9;&quot;MANTER&quot;;IF([.H92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30]=&quot;&quot;;&quot;&quot;;IF([.D931]=[.D930];&quot;&quot;;IF([.H930]&lt;=7;&quot;AUMENTAR&quot;;IF([.H930]=8;&quot;MANTER&quot;;IF([.H930]=9;&quot;MANTER&quot;;IF([.H93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31]=&quot;&quot;;&quot;&quot;;IF([.D932]=[.D931];&quot;&quot;;IF([.H931]&lt;=7;&quot;AUMENTAR&quot;;IF([.H931]=8;&quot;MANTER&quot;;IF([.H931]=9;&quot;MANTER&quot;;IF([.H93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32]=&quot;&quot;;&quot;&quot;;IF([.D933]=[.D932];&quot;&quot;;IF([.H932]&lt;=7;&quot;AUMENTAR&quot;;IF([.H932]=8;&quot;MANTER&quot;;IF([.H932]=9;&quot;MANTER&quot;;IF([.H93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33]=&quot;&quot;;&quot;&quot;;IF([.D934]=[.D933];&quot;&quot;;IF([.H933]&lt;=7;&quot;AUMENTAR&quot;;IF([.H933]=8;&quot;MANTER&quot;;IF([.H933]=9;&quot;MANTER&quot;;IF([.H93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34]=&quot;&quot;;&quot;&quot;;IF([.D935]=[.D934];&quot;&quot;;IF([.H934]&lt;=7;&quot;AUMENTAR&quot;;IF([.H934]=8;&quot;MANTER&quot;;IF([.H934]=9;&quot;MANTER&quot;;IF([.H93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35]=&quot;&quot;;&quot;&quot;;IF([.D936]=[.D935];&quot;&quot;;IF([.H935]&lt;=7;&quot;AUMENTAR&quot;;IF([.H935]=8;&quot;MANTER&quot;;IF([.H935]=9;&quot;MANTER&quot;;IF([.H93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36]=&quot;&quot;;&quot;&quot;;IF([.D937]=[.D936];&quot;&quot;;IF([.H936]&lt;=7;&quot;AUMENTAR&quot;;IF([.H936]=8;&quot;MANTER&quot;;IF([.H936]=9;&quot;MANTER&quot;;IF([.H93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37]=&quot;&quot;;&quot;&quot;;IF([.D938]=[.D937];&quot;&quot;;IF([.H937]&lt;=7;&quot;AUMENTAR&quot;;IF([.H937]=8;&quot;MANTER&quot;;IF([.H937]=9;&quot;MANTER&quot;;IF([.H93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38]=&quot;&quot;;&quot;&quot;;IF([.D939]=[.D938];&quot;&quot;;IF([.H938]&lt;=7;&quot;AUMENTAR&quot;;IF([.H938]=8;&quot;MANTER&quot;;IF([.H938]=9;&quot;MANTER&quot;;IF([.H93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39]=&quot;&quot;;&quot;&quot;;IF([.D940]=[.D939];&quot;&quot;;IF([.H939]&lt;=7;&quot;AUMENTAR&quot;;IF([.H939]=8;&quot;MANTER&quot;;IF([.H939]=9;&quot;MANTER&quot;;IF([.H93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40]=&quot;&quot;;&quot;&quot;;IF([.D941]=[.D940];&quot;&quot;;IF([.H940]&lt;=7;&quot;AUMENTAR&quot;;IF([.H940]=8;&quot;MANTER&quot;;IF([.H940]=9;&quot;MANTER&quot;;IF([.H94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41]=&quot;&quot;;&quot;&quot;;IF([.D942]=[.D941];&quot;&quot;;IF([.H941]&lt;=7;&quot;AUMENTAR&quot;;IF([.H941]=8;&quot;MANTER&quot;;IF([.H941]=9;&quot;MANTER&quot;;IF([.H94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42]=&quot;&quot;;&quot;&quot;;IF([.D943]=[.D942];&quot;&quot;;IF([.H942]&lt;=7;&quot;AUMENTAR&quot;;IF([.H942]=8;&quot;MANTER&quot;;IF([.H942]=9;&quot;MANTER&quot;;IF([.H94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43]=&quot;&quot;;&quot;&quot;;IF([.D944]=[.D943];&quot;&quot;;IF([.H943]&lt;=7;&quot;AUMENTAR&quot;;IF([.H943]=8;&quot;MANTER&quot;;IF([.H943]=9;&quot;MANTER&quot;;IF([.H94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44]=&quot;&quot;;&quot;&quot;;IF([.D945]=[.D944];&quot;&quot;;IF([.H944]&lt;=7;&quot;AUMENTAR&quot;;IF([.H944]=8;&quot;MANTER&quot;;IF([.H944]=9;&quot;MANTER&quot;;IF([.H94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45]=&quot;&quot;;&quot;&quot;;IF([.D946]=[.D945];&quot;&quot;;IF([.H945]&lt;=7;&quot;AUMENTAR&quot;;IF([.H945]=8;&quot;MANTER&quot;;IF([.H945]=9;&quot;MANTER&quot;;IF([.H94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46]=&quot;&quot;;&quot;&quot;;IF([.D947]=[.D946];&quot;&quot;;IF([.H946]&lt;=7;&quot;AUMENTAR&quot;;IF([.H946]=8;&quot;MANTER&quot;;IF([.H946]=9;&quot;MANTER&quot;;IF([.H94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47]=&quot;&quot;;&quot;&quot;;IF([.D948]=[.D947];&quot;&quot;;IF([.H947]&lt;=7;&quot;AUMENTAR&quot;;IF([.H947]=8;&quot;MANTER&quot;;IF([.H947]=9;&quot;MANTER&quot;;IF([.H94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48]=&quot;&quot;;&quot;&quot;;IF([.D949]=[.D948];&quot;&quot;;IF([.H948]&lt;=7;&quot;AUMENTAR&quot;;IF([.H948]=8;&quot;MANTER&quot;;IF([.H948]=9;&quot;MANTER&quot;;IF([.H94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49]=&quot;&quot;;&quot;&quot;;IF([.D950]=[.D949];&quot;&quot;;IF([.H949]&lt;=7;&quot;AUMENTAR&quot;;IF([.H949]=8;&quot;MANTER&quot;;IF([.H949]=9;&quot;MANTER&quot;;IF([.H94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50]=&quot;&quot;;&quot;&quot;;IF([.D951]=[.D950];&quot;&quot;;IF([.H950]&lt;=7;&quot;AUMENTAR&quot;;IF([.H950]=8;&quot;MANTER&quot;;IF([.H950]=9;&quot;MANTER&quot;;IF([.H95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51]=&quot;&quot;;&quot;&quot;;IF([.D952]=[.D951];&quot;&quot;;IF([.H951]&lt;=7;&quot;AUMENTAR&quot;;IF([.H951]=8;&quot;MANTER&quot;;IF([.H951]=9;&quot;MANTER&quot;;IF([.H95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52]=&quot;&quot;;&quot;&quot;;IF([.D953]=[.D952];&quot;&quot;;IF([.H952]&lt;=7;&quot;AUMENTAR&quot;;IF([.H952]=8;&quot;MANTER&quot;;IF([.H952]=9;&quot;MANTER&quot;;IF([.H95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53]=&quot;&quot;;&quot;&quot;;IF([.D954]=[.D953];&quot;&quot;;IF([.H953]&lt;=7;&quot;AUMENTAR&quot;;IF([.H953]=8;&quot;MANTER&quot;;IF([.H953]=9;&quot;MANTER&quot;;IF([.H95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54]=&quot;&quot;;&quot;&quot;;IF([.D955]=[.D954];&quot;&quot;;IF([.H954]&lt;=7;&quot;AUMENTAR&quot;;IF([.H954]=8;&quot;MANTER&quot;;IF([.H954]=9;&quot;MANTER&quot;;IF([.H95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55]=&quot;&quot;;&quot;&quot;;IF([.D956]=[.D955];&quot;&quot;;IF([.H955]&lt;=7;&quot;AUMENTAR&quot;;IF([.H955]=8;&quot;MANTER&quot;;IF([.H955]=9;&quot;MANTER&quot;;IF([.H95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56]=&quot;&quot;;&quot;&quot;;IF([.D957]=[.D956];&quot;&quot;;IF([.H956]&lt;=7;&quot;AUMENTAR&quot;;IF([.H956]=8;&quot;MANTER&quot;;IF([.H956]=9;&quot;MANTER&quot;;IF([.H95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57]=&quot;&quot;;&quot;&quot;;IF([.D958]=[.D957];&quot;&quot;;IF([.H957]&lt;=7;&quot;AUMENTAR&quot;;IF([.H957]=8;&quot;MANTER&quot;;IF([.H957]=9;&quot;MANTER&quot;;IF([.H95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58]=&quot;&quot;;&quot;&quot;;IF([.D959]=[.D958];&quot;&quot;;IF([.H958]&lt;=7;&quot;AUMENTAR&quot;;IF([.H958]=8;&quot;MANTER&quot;;IF([.H958]=9;&quot;MANTER&quot;;IF([.H95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59]=&quot;&quot;;&quot;&quot;;IF([.D960]=[.D959];&quot;&quot;;IF([.H959]&lt;=7;&quot;AUMENTAR&quot;;IF([.H959]=8;&quot;MANTER&quot;;IF([.H959]=9;&quot;MANTER&quot;;IF([.H95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60]=&quot;&quot;;&quot;&quot;;IF([.D961]=[.D960];&quot;&quot;;IF([.H960]&lt;=7;&quot;AUMENTAR&quot;;IF([.H960]=8;&quot;MANTER&quot;;IF([.H960]=9;&quot;MANTER&quot;;IF([.H96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61]=&quot;&quot;;&quot;&quot;;IF([.D962]=[.D961];&quot;&quot;;IF([.H961]&lt;=7;&quot;AUMENTAR&quot;;IF([.H961]=8;&quot;MANTER&quot;;IF([.H961]=9;&quot;MANTER&quot;;IF([.H96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62]=&quot;&quot;;&quot;&quot;;IF([.D963]=[.D962];&quot;&quot;;IF([.H962]&lt;=7;&quot;AUMENTAR&quot;;IF([.H962]=8;&quot;MANTER&quot;;IF([.H962]=9;&quot;MANTER&quot;;IF([.H96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63]=&quot;&quot;;&quot;&quot;;IF([.D964]=[.D963];&quot;&quot;;IF([.H963]&lt;=7;&quot;AUMENTAR&quot;;IF([.H963]=8;&quot;MANTER&quot;;IF([.H963]=9;&quot;MANTER&quot;;IF([.H96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64]=&quot;&quot;;&quot;&quot;;IF([.D965]=[.D964];&quot;&quot;;IF([.H964]&lt;=7;&quot;AUMENTAR&quot;;IF([.H964]=8;&quot;MANTER&quot;;IF([.H964]=9;&quot;MANTER&quot;;IF([.H96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65]=&quot;&quot;;&quot;&quot;;IF([.D966]=[.D965];&quot;&quot;;IF([.H965]&lt;=7;&quot;AUMENTAR&quot;;IF([.H965]=8;&quot;MANTER&quot;;IF([.H965]=9;&quot;MANTER&quot;;IF([.H96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66]=&quot;&quot;;&quot;&quot;;IF([.D967]=[.D966];&quot;&quot;;IF([.H966]&lt;=7;&quot;AUMENTAR&quot;;IF([.H966]=8;&quot;MANTER&quot;;IF([.H966]=9;&quot;MANTER&quot;;IF([.H96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67]=&quot;&quot;;&quot;&quot;;IF([.D968]=[.D967];&quot;&quot;;IF([.H967]&lt;=7;&quot;AUMENTAR&quot;;IF([.H967]=8;&quot;MANTER&quot;;IF([.H967]=9;&quot;MANTER&quot;;IF([.H96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68]=&quot;&quot;;&quot;&quot;;IF([.D969]=[.D968];&quot;&quot;;IF([.H968]&lt;=7;&quot;AUMENTAR&quot;;IF([.H968]=8;&quot;MANTER&quot;;IF([.H968]=9;&quot;MANTER&quot;;IF([.H96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69]=&quot;&quot;;&quot;&quot;;IF([.D970]=[.D969];&quot;&quot;;IF([.H969]&lt;=7;&quot;AUMENTAR&quot;;IF([.H969]=8;&quot;MANTER&quot;;IF([.H969]=9;&quot;MANTER&quot;;IF([.H96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70]=&quot;&quot;;&quot;&quot;;IF([.D971]=[.D970];&quot;&quot;;IF([.H970]&lt;=7;&quot;AUMENTAR&quot;;IF([.H970]=8;&quot;MANTER&quot;;IF([.H970]=9;&quot;MANTER&quot;;IF([.H97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71]=&quot;&quot;;&quot;&quot;;IF([.D972]=[.D971];&quot;&quot;;IF([.H971]&lt;=7;&quot;AUMENTAR&quot;;IF([.H971]=8;&quot;MANTER&quot;;IF([.H971]=9;&quot;MANTER&quot;;IF([.H97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72]=&quot;&quot;;&quot;&quot;;IF([.D973]=[.D972];&quot;&quot;;IF([.H972]&lt;=7;&quot;AUMENTAR&quot;;IF([.H972]=8;&quot;MANTER&quot;;IF([.H972]=9;&quot;MANTER&quot;;IF([.H97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73]=&quot;&quot;;&quot;&quot;;IF([.D974]=[.D973];&quot;&quot;;IF([.H973]&lt;=7;&quot;AUMENTAR&quot;;IF([.H973]=8;&quot;MANTER&quot;;IF([.H973]=9;&quot;MANTER&quot;;IF([.H97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74]=&quot;&quot;;&quot;&quot;;IF([.D975]=[.D974];&quot;&quot;;IF([.H974]&lt;=7;&quot;AUMENTAR&quot;;IF([.H974]=8;&quot;MANTER&quot;;IF([.H974]=9;&quot;MANTER&quot;;IF([.H97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75]=&quot;&quot;;&quot;&quot;;IF([.D976]=[.D975];&quot;&quot;;IF([.H975]&lt;=7;&quot;AUMENTAR&quot;;IF([.H975]=8;&quot;MANTER&quot;;IF([.H975]=9;&quot;MANTER&quot;;IF([.H97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76]=&quot;&quot;;&quot;&quot;;IF([.D977]=[.D976];&quot;&quot;;IF([.H976]&lt;=7;&quot;AUMENTAR&quot;;IF([.H976]=8;&quot;MANTER&quot;;IF([.H976]=9;&quot;MANTER&quot;;IF([.H97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77]=&quot;&quot;;&quot;&quot;;IF([.D978]=[.D977];&quot;&quot;;IF([.H977]&lt;=7;&quot;AUMENTAR&quot;;IF([.H977]=8;&quot;MANTER&quot;;IF([.H977]=9;&quot;MANTER&quot;;IF([.H97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78]=&quot;&quot;;&quot;&quot;;IF([.D979]=[.D978];&quot;&quot;;IF([.H978]&lt;=7;&quot;AUMENTAR&quot;;IF([.H978]=8;&quot;MANTER&quot;;IF([.H978]=9;&quot;MANTER&quot;;IF([.H97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79]=&quot;&quot;;&quot;&quot;;IF([.D980]=[.D979];&quot;&quot;;IF([.H979]&lt;=7;&quot;AUMENTAR&quot;;IF([.H979]=8;&quot;MANTER&quot;;IF([.H979]=9;&quot;MANTER&quot;;IF([.H97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80]=&quot;&quot;;&quot;&quot;;IF([.D981]=[.D980];&quot;&quot;;IF([.H980]&lt;=7;&quot;AUMENTAR&quot;;IF([.H980]=8;&quot;MANTER&quot;;IF([.H980]=9;&quot;MANTER&quot;;IF([.H98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81]=&quot;&quot;;&quot;&quot;;IF([.D982]=[.D981];&quot;&quot;;IF([.H981]&lt;=7;&quot;AUMENTAR&quot;;IF([.H981]=8;&quot;MANTER&quot;;IF([.H981]=9;&quot;MANTER&quot;;IF([.H98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82]=&quot;&quot;;&quot;&quot;;IF([.D983]=[.D982];&quot;&quot;;IF([.H982]&lt;=7;&quot;AUMENTAR&quot;;IF([.H982]=8;&quot;MANTER&quot;;IF([.H982]=9;&quot;MANTER&quot;;IF([.H98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83]=&quot;&quot;;&quot;&quot;;IF([.D984]=[.D983];&quot;&quot;;IF([.H983]&lt;=7;&quot;AUMENTAR&quot;;IF([.H983]=8;&quot;MANTER&quot;;IF([.H983]=9;&quot;MANTER&quot;;IF([.H98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84]=&quot;&quot;;&quot;&quot;;IF([.D985]=[.D984];&quot;&quot;;IF([.H984]&lt;=7;&quot;AUMENTAR&quot;;IF([.H984]=8;&quot;MANTER&quot;;IF([.H984]=9;&quot;MANTER&quot;;IF([.H98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85]=&quot;&quot;;&quot;&quot;;IF([.D986]=[.D985];&quot;&quot;;IF([.H985]&lt;=7;&quot;AUMENTAR&quot;;IF([.H985]=8;&quot;MANTER&quot;;IF([.H985]=9;&quot;MANTER&quot;;IF([.H98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86]=&quot;&quot;;&quot;&quot;;IF([.D987]=[.D986];&quot;&quot;;IF([.H986]&lt;=7;&quot;AUMENTAR&quot;;IF([.H986]=8;&quot;MANTER&quot;;IF([.H986]=9;&quot;MANTER&quot;;IF([.H98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87]=&quot;&quot;;&quot;&quot;;IF([.D988]=[.D987];&quot;&quot;;IF([.H987]&lt;=7;&quot;AUMENTAR&quot;;IF([.H987]=8;&quot;MANTER&quot;;IF([.H987]=9;&quot;MANTER&quot;;IF([.H98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88]=&quot;&quot;;&quot;&quot;;IF([.D989]=[.D988];&quot;&quot;;IF([.H988]&lt;=7;&quot;AUMENTAR&quot;;IF([.H988]=8;&quot;MANTER&quot;;IF([.H988]=9;&quot;MANTER&quot;;IF([.H98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89]=&quot;&quot;;&quot;&quot;;IF([.D990]=[.D989];&quot;&quot;;IF([.H989]&lt;=7;&quot;AUMENTAR&quot;;IF([.H989]=8;&quot;MANTER&quot;;IF([.H989]=9;&quot;MANTER&quot;;IF([.H98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90]=&quot;&quot;;&quot;&quot;;IF([.D991]=[.D990];&quot;&quot;;IF([.H990]&lt;=7;&quot;AUMENTAR&quot;;IF([.H990]=8;&quot;MANTER&quot;;IF([.H990]=9;&quot;MANTER&quot;;IF([.H99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91]=&quot;&quot;;&quot;&quot;;IF([.D992]=[.D991];&quot;&quot;;IF([.H991]&lt;=7;&quot;AUMENTAR&quot;;IF([.H991]=8;&quot;MANTER&quot;;IF([.H991]=9;&quot;MANTER&quot;;IF([.H991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92]=&quot;&quot;;&quot;&quot;;IF([.D993]=[.D992];&quot;&quot;;IF([.H992]&lt;=7;&quot;AUMENTAR&quot;;IF([.H992]=8;&quot;MANTER&quot;;IF([.H992]=9;&quot;MANTER&quot;;IF([.H992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93]=&quot;&quot;;&quot;&quot;;IF([.D994]=[.D993];&quot;&quot;;IF([.H993]&lt;=7;&quot;AUMENTAR&quot;;IF([.H993]=8;&quot;MANTER&quot;;IF([.H993]=9;&quot;MANTER&quot;;IF([.H993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94]=&quot;&quot;;&quot;&quot;;IF([.D995]=[.D994];&quot;&quot;;IF([.H994]&lt;=7;&quot;AUMENTAR&quot;;IF([.H994]=8;&quot;MANTER&quot;;IF([.H994]=9;&quot;MANTER&quot;;IF([.H994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95]=&quot;&quot;;&quot;&quot;;IF([.D996]=[.D995];&quot;&quot;;IF([.H995]&lt;=7;&quot;AUMENTAR&quot;;IF([.H995]=8;&quot;MANTER&quot;;IF([.H995]=9;&quot;MANTER&quot;;IF([.H995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96]=&quot;&quot;;&quot;&quot;;IF([.D997]=[.D996];&quot;&quot;;IF([.H996]&lt;=7;&quot;AUMENTAR&quot;;IF([.H996]=8;&quot;MANTER&quot;;IF([.H996]=9;&quot;MANTER&quot;;IF([.H996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97]=&quot;&quot;;&quot;&quot;;IF([.D998]=[.D997];&quot;&quot;;IF([.H997]&lt;=7;&quot;AUMENTAR&quot;;IF([.H997]=8;&quot;MANTER&quot;;IF([.H997]=9;&quot;MANTER&quot;;IF([.H997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98]=&quot;&quot;;&quot;&quot;;IF([.D999]=[.D998];&quot;&quot;;IF([.H998]&lt;=7;&quot;AUMENTAR&quot;;IF([.H998]=8;&quot;MANTER&quot;;IF([.H998]=9;&quot;MANTER&quot;;IF([.H998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999]=&quot;&quot;;&quot;&quot;;IF([.D1000]=[.D999];&quot;&quot;;IF([.H999]&lt;=7;&quot;AUMENTAR&quot;;IF([.H999]=8;&quot;MANTER&quot;;IF([.H999]=9;&quot;MANTER&quot;;IF([.H999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7" table:number-columns-repeated="2"/>
          <table:table-cell table:style-name="ce6"/>
          <table:table-cell table:style-name="ce5" table:content-validation-name="val4"/>
          <table:table-cell table:style-name="ce7" table:number-columns-repeated="2"/>
          <table:table-cell table:style-name="ce9" table:formula="of:=IF([.D1000]=&quot;&quot;;&quot;&quot;;IF([.D1001]=[.D1000];&quot;&quot;;IF([.H1000]&lt;=7;&quot;AUMENTAR&quot;;IF([.H1000]=8;&quot;MANTER&quot;;IF([.H1000]=9;&quot;MANTER&quot;;IF([.H1000]&gt;=10;&quot;REDUZIR&quot;;&quot;&quot;))))))">
            <text:p/>
          </table:table-cell>
          <table:table-cell table:style-name="ce6" table:number-columns-repeated="1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LOG_BRUTO.$A$1" table:cell-range-address="$LOG_BRUTO.$A$1:.$K$1000"/>
        </table:named-expressions>
        <calcext:conditional-formats>
          <calcext:conditional-format calcext:target-range-address="LOG_BRUTO.K1:LOG_BRUTO.K1000">
            <calcext:condition calcext:apply-style-name="ConditionalStyle_1" calcext:value="=&quot;AUMENTAR&quot;" calcext:base-cell-address="LOG_BRUTO.K1"/>
          </calcext:conditional-format>
          <calcext:conditional-format calcext:target-range-address="LOG_BRUTO.K1:LOG_BRUTO.K1000">
            <calcext:condition calcext:apply-style-name="ConditionalStyle_2" calcext:value="=&quot;MANTER&quot;" calcext:base-cell-address="LOG_BRUTO.K1"/>
          </calcext:conditional-format>
          <calcext:conditional-format calcext:target-range-address="LOG_BRUTO.K1:LOG_BRUTO.K1000">
            <calcext:condition calcext:apply-style-name="ConditionalStyle_3" calcext:value="=&quot;REDUZIR&quot;" calcext:base-cell-address="LOG_BRUTO.K1"/>
          </calcext:conditional-format>
        </calcext:conditional-formats>
      </table:table>
      <table:table table:name="DICIONARIO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1020" table:default-cell-style-name="Default"/>
        <table:table-row table:style-name="ro1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gachamento no Smith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Supino reto (pegada aberta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Puxada alta (triangular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Remada baixa (triangular)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Desenvolvimento na polia ou Smith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Rosca na polia barra reta (pegada supinada)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ríceps na polia barra ret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tiff no Smith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upino inclinado com barra livre (fora do Smith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Puxada alta (pegada fechada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gacho búlgaro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Elevação lateral na poli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Rosca na polia com cord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ríceps na polia com cord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Hack no Smith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upino reto (pegada fechada)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Remada baixa (barra reta)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Puxada alta (pegada aberta)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Elevação lateral inclinada na poli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Rosca na polia unilatera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Tríceps na polia pegada inversa (supinada)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table:style-name="ce13" table:number-columns-repeated="22"/>
          <table:table-cell table:number-columns-repeated="998"/>
        </table:table-row>
        <table:table-row table:style-name="ro1" table:number-rows-repeated="979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CIONARIO RPE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number-columns-repeated="22" table:default-cell-style-name="Default"/>
        <table:table-column table:style-name="co11" table:number-columns-repeated="998" table:default-cell-style-name="Default"/>
        <table:table-row table:style-name="ro1">
          <table:table-cell table:style-name="ce14" office:value-type="string" calcext:value-type="string">
            <text:p>RPE</text:p>
          </table:table-cell>
          <table:table-cell table:style-name="ce14" office:value-type="string" calcext:value-type="string">
            <text:p>Sensação</text:p>
          </table:table-cell>
          <table:table-cell table:style-name="ce14" office:value-type="string" calcext:value-type="string">
            <text:p>RIR_(Reps_em_Reserva)</text:p>
          </table:table-cell>
          <table:table-cell table:style-name="ce14" office:value-type="string" calcext:value-type="string">
            <text:p>Interpretação_Prática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eve</text:p>
          </table:table-cell>
          <table:table-cell table:style-name="ce15" office:value-type="string" calcext:value-type="string">
            <text:p>4+</text:p>
          </table:table-cell>
          <table:table-cell table:style-name="ce14" office:value-type="string" calcext:value-type="string">
            <text:p>Série muito confortável, poderia fazer várias a mais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Moderado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inda daria mais 3 repetições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esado controlado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inda daria mais 2 repetições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Muito pesad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ó conseguiria mais 1 repetição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Falh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Não conseguiria mais nenhuma repetição</text:p>
          </table:table-cell>
          <table:table-cell table:style-name="ce13" table:number-columns-repeated="22"/>
          <table:table-cell table:number-columns-repeated="998"/>
        </table:table-row>
        <table:table-row table:style-name="ro1" table:number-rows-repeated="994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ESSAO" table:style-name="ta4">
        <table:table-column table:style-name="co11" table:number-columns-repeated="1024" table:default-cell-style-name="Default"/>
        <table:table-row table:style-name="ro1" table:number-rows-repeated="1000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SHBOARD" table:style-name="ta5">
        <table:table-column table:style-name="co11" table:number-columns-repeated="1024" table:default-cell-style-name="Default"/>
        <table:table-row table:style-name="ro1" table:number-rows-repeated="1000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LISTA_A" table:base-cell-address="$LOG_BRUTO.$A$1" table:expression="#REF!"/>
        <table:named-expression table:name="LISTA_B" table:base-cell-address="$LOG_BRUTO.$A$1" table:expression="#REF!"/>
        <table:named-expression table:name="LISTA_C" table:base-cell-address="$LOG_BRUTO.$A$1" table:expression="#REF!"/>
      </table:named-expressions>
      <table:database-ranges>
        <table:database-range table:name="__Anonymous_Sheet_DB__0" table:target-range-address="LOG_BRUTO.A1:LOG_BRUTO.K10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fe2f3"/>
    </style:style>
    <style:style style:name="ConditionalStyle_5f_2" style:display-name="ConditionalStyle_2" style:family="table-cell" style:parent-style-name="Default">
      <style:table-cell-properties fo:background-color="#d9ead3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f4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G_5f_BRUTO" style:display-name="PageStyle_LOG_BRU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IONARIO" style:display-name="PageStyle_DICIO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IONARIO_20_RPE" style:display-name="PageStyle_DICIONARIO R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GRESSAO" style:display-name="PageStyle_PROGR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569" meta:object-count="0"/>
    <meta:generator>LibreOfficeDev/6.0.5.2$Linux_X86_64 LibreOffice_project/</meta:generator>
  </office:meta>
</office:document-meta>
</file>